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23370539" calcext:value-type="float">
            <text:p>0.7052337054</text:p>
          </table:table-cell>
          <table:table-cell office:value-type="float" office:value="-0.00499024973294" calcext:value-type="float">
            <text:p>-0.004990249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269498785" calcext:value-type="float">
            <text:p>0.7052694988</text:p>
          </table:table-cell>
          <table:table-cell office:value-type="float" office:value="-0.0048910310145" calcext:value-type="float">
            <text:p>-0.0048910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174011507" calcext:value-type="float">
            <text:p>0.7051740115</text:p>
          </table:table-cell>
          <table:table-cell office:value-type="float" office:value="-0.00491257425776" calcext:value-type="float">
            <text:p>-0.004912574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154268527" calcext:value-type="float">
            <text:p>0.7051542685</text:p>
          </table:table-cell>
          <table:table-cell office:value-type="float" office:value="-0.00496886527599" calcext:value-type="float">
            <text:p>-0.00496886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146385793" calcext:value-type="float">
            <text:p>0.7051463858</text:p>
          </table:table-cell>
          <table:table-cell office:value-type="float" office:value="-0.00499611541852" calcext:value-type="float">
            <text:p>-0.004996115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058153831" calcext:value-type="float">
            <text:p>0.7050581538</text:p>
          </table:table-cell>
          <table:table-cell office:value-type="float" office:value="-0.00508268799523" calcext:value-type="float">
            <text:p>-0.0050826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017410039" calcext:value-type="float">
            <text:p>0.70501741</text:p>
          </table:table-cell>
          <table:table-cell office:value-type="float" office:value="-0.00510795531495" calcext:value-type="float">
            <text:p>-0.005107955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00587412" calcext:value-type="float">
            <text:p>0.7050058741</text:p>
          </table:table-cell>
          <table:table-cell office:value-type="float" office:value="-0.00519665196952" calcext:value-type="float">
            <text:p>-0.0051966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4931204085" calcext:value-type="float">
            <text:p>0.7049312041</text:p>
          </table:table-cell>
          <table:table-cell office:value-type="float" office:value="-0.00517078495146" calcext:value-type="float">
            <text:p>-0.005170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4932331305" calcext:value-type="float">
            <text:p>0.7049323313</text:p>
          </table:table-cell>
          <table:table-cell office:value-type="float" office:value="-0.00529183769617" calcext:value-type="float">
            <text:p>-0.00529183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032966886" calcext:value-type="float">
            <text:p>0.7050329669</text:p>
          </table:table-cell>
          <table:table-cell office:value-type="float" office:value="-0.0053121143095" calcext:value-type="float">
            <text:p>-0.005312114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6880982" calcext:value-type="float">
            <text:p>0.7056880982</text:p>
          </table:table-cell>
          <table:table-cell office:value-type="float" office:value="-0.00487848347214" calcext:value-type="float">
            <text:p>-0.004878483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139265659" calcext:value-type="float">
            <text:p>0.7071392657</text:p>
          </table:table-cell>
          <table:table-cell office:value-type="float" office:value="-0.00432596798987" calcext:value-type="float">
            <text:p>-0.0043259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8707459033" calcext:value-type="float">
            <text:p>0.708707459</text:p>
          </table:table-cell>
          <table:table-cell office:value-type="float" office:value="-0.00361388002603" calcext:value-type="float">
            <text:p>-0.0036138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710119086545" calcext:value-type="float">
            <text:p>0.7101190865</text:p>
          </table:table-cell>
          <table:table-cell office:value-type="float" office:value="-0.00302607210575" calcext:value-type="float">
            <text:p>-0.003026072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12527175398" calcext:value-type="float">
            <text:p>0.7125271754</text:p>
          </table:table-cell>
          <table:table-cell office:value-type="float" office:value="-0.00263346628491" calcext:value-type="float">
            <text:p>-0.002633466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715222567979" calcext:value-type="float">
            <text:p>0.715222568</text:p>
          </table:table-cell>
          <table:table-cell office:value-type="float" office:value="-0.00221472878313" calcext:value-type="float">
            <text:p>-0.00221472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717798384669" calcext:value-type="float">
            <text:p>0.7177983847</text:p>
          </table:table-cell>
          <table:table-cell office:value-type="float" office:value="-0.00195849853543" calcext:value-type="float">
            <text:p>-0.001958498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721014460705" calcext:value-type="float">
            <text:p>0.7210144607</text:p>
          </table:table-cell>
          <table:table-cell office:value-type="float" office:value="-0.00164826086124" calcext:value-type="float">
            <text:p>-0.0016482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723690520504" calcext:value-type="float">
            <text:p>0.7236905205</text:p>
          </table:table-cell>
          <table:table-cell office:value-type="float" office:value="-0.00133435643628" calcext:value-type="float">
            <text:p>-0.001334356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728345590812" calcext:value-type="float">
            <text:p>0.7283455908</text:p>
          </table:table-cell>
          <table:table-cell office:value-type="float" office:value="-0.00114465160435" calcext:value-type="float">
            <text:p>-0.001144651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734863983652" calcext:value-type="float">
            <text:p>0.7348639837</text:p>
          </table:table-cell>
          <table:table-cell office:value-type="float" office:value="-0.00075655863976" calcext:value-type="float">
            <text:p>-0.000756558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742483035181" calcext:value-type="float">
            <text:p>0.7424830352</text:p>
          </table:table-cell>
          <table:table-cell office:value-type="float" office:value="0.000730253965659" calcext:value-type="float">
            <text:p>0.00073025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749074357653" calcext:value-type="float">
            <text:p>0.7490743577</text:p>
          </table:table-cell>
          <table:table-cell office:value-type="float" office:value="0.00102136628138" calcext:value-type="float">
            <text:p>0.00102136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758347524915" calcext:value-type="float">
            <text:p>0.7583475249</text:p>
          </table:table-cell>
          <table:table-cell office:value-type="float" office:value="0.00105407278321" calcext:value-type="float">
            <text:p>0.001054072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77006274644" calcext:value-type="float">
            <text:p>0.7700627464</text:p>
          </table:table-cell>
          <table:table-cell office:value-type="float" office:value="0.000777486948629" calcext:value-type="float">
            <text:p>0.000777486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777337290613" calcext:value-type="float">
            <text:p>0.7773372906</text:p>
          </table:table-cell>
          <table:table-cell office:value-type="float" office:value="-0.000111085274986" calcext:value-type="float">
            <text:p>-0.000111085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790919006693" calcext:value-type="float">
            <text:p>0.7909190067</text:p>
          </table:table-cell>
          <table:table-cell office:value-type="float" office:value="-0.000808737848067" calcext:value-type="float">
            <text:p>-0.000808737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3099649995" calcext:value-type="float">
            <text:p>0.80309965</text:p>
          </table:table-cell>
          <table:table-cell office:value-type="float" office:value="-0.00249673719417" calcext:value-type="float">
            <text:p>-0.0024967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4616000149" calcext:value-type="float">
            <text:p>0.8146160001</text:p>
          </table:table-cell>
          <table:table-cell office:value-type="float" office:value="-0.00439221396" calcext:value-type="float">
            <text:p>-0.00439221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758228411" calcext:value-type="float">
            <text:p>0.8275822841</text:p>
          </table:table-cell>
          <table:table-cell office:value-type="float" office:value="-0.00630259044083" calcext:value-type="float">
            <text:p>-0.006302590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5425225726" calcext:value-type="float">
            <text:p>0.8354252257</text:p>
          </table:table-cell>
          <table:table-cell office:value-type="float" office:value="-0.00808007680684" calcext:value-type="float">
            <text:p>-0.008080076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4502438632" calcext:value-type="float">
            <text:p>0.8445024386</text:p>
          </table:table-cell>
          <table:table-cell office:value-type="float" office:value="-0.0095460829966" calcext:value-type="float">
            <text:p>-0.00954608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6910766755" calcext:value-type="float">
            <text:p>0.8569107668</text:p>
          </table:table-cell>
          <table:table-cell office:value-type="float" office:value="-0.0107119165646" calcext:value-type="float">
            <text:p>-0.010711916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0653020589" calcext:value-type="float">
            <text:p>0.8706530206</text:p>
          </table:table-cell>
          <table:table-cell office:value-type="float" office:value="-0.0122591834173" calcext:value-type="float">
            <text:p>-0.012259183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5410438022" calcext:value-type="float">
            <text:p>0.885410438</text:p>
          </table:table-cell>
          <table:table-cell office:value-type="float" office:value="-0.013958343364" calcext:value-type="float">
            <text:p>-0.013958343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899606513293" calcext:value-type="float">
            <text:p>0.8996065133</text:p>
          </table:table-cell>
          <table:table-cell office:value-type="float" office:value="-0.0153049700904" calcext:value-type="float">
            <text:p>-0.015304970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0203647187" calcext:value-type="float">
            <text:p>0.9102036472</text:p>
          </table:table-cell>
          <table:table-cell office:value-type="float" office:value="-0.0154434405187" calcext:value-type="float">
            <text:p>-0.015443440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208261973" calcext:value-type="float">
            <text:p>0.9220826197</text:p>
          </table:table-cell>
          <table:table-cell office:value-type="float" office:value="-0.0136760628629" calcext:value-type="float">
            <text:p>-0.013676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1521149244" calcext:value-type="float">
            <text:p>0.9315211492</text:p>
          </table:table-cell>
          <table:table-cell office:value-type="float" office:value="-0.0123793130974" calcext:value-type="float">
            <text:p>-0.012379313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1980748719" calcext:value-type="float">
            <text:p>0.9419807487</text:p>
          </table:table-cell>
          <table:table-cell office:value-type="float" office:value="-0.0105812648383" calcext:value-type="float">
            <text:p>-0.01058126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3974111067" calcext:value-type="float">
            <text:p>0.9539741111</text:p>
          </table:table-cell>
          <table:table-cell office:value-type="float" office:value="-0.00787065129167" calcext:value-type="float">
            <text:p>-0.007870651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21" calcext:value-type="float">
            <text:p>0.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4022287801" calcext:value-type="float">
            <text:p>0.9640222878</text:p>
          </table:table-cell>
          <table:table-cell office:value-type="float" office:value="-0.00435656093262" calcext:value-type="float">
            <text:p>-0.004356560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5189599921" calcext:value-type="float">
            <text:p>0.9751895999</text:p>
          </table:table-cell>
          <table:table-cell office:value-type="float" office:value="-0.00101032673568" calcext:value-type="float">
            <text:p>-0.00101032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7538585562" calcext:value-type="float">
            <text:p>0.9875385856</text:p>
          </table:table-cell>
          <table:table-cell office:value-type="float" office:value="0.0023796359683" calcext:value-type="float">
            <text:p>0.00237963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528629292" calcext:value-type="float">
            <text:p>0.9995286293</text:p>
          </table:table-cell>
          <table:table-cell office:value-type="float" office:value="0.00636770398599" calcext:value-type="float">
            <text:p>0.0063677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221149558" calcext:value-type="float">
            <text:p>1.0122114956</text:p>
          </table:table-cell>
          <table:table-cell office:value-type="float" office:value="0.0110015463556" calcext:value-type="float">
            <text:p>0.011001546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281" calcext:value-type="float">
            <text:p>0.28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2449172247" calcext:value-type="float">
            <text:p>1.0244917225</text:p>
          </table:table-cell>
          <table:table-cell office:value-type="float" office:value="0.015270818692" calcext:value-type="float">
            <text:p>0.015270818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3563448019" calcext:value-type="float">
            <text:p>1.0356344802</text:p>
          </table:table-cell>
          <table:table-cell office:value-type="float" office:value="0.0181569838906" calcext:value-type="float">
            <text:p>0.0181569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03" calcext:value-type="float">
            <text:p>0.003</text:p>
          </table:table-cell>
          <table:table-cell office:value-type="float" office:value="1.04430529185" calcext:value-type="float">
            <text:p>1.0443052919</text:p>
          </table:table-cell>
          <table:table-cell office:value-type="float" office:value="0.0211138723529" calcext:value-type="float">
            <text:p>0.021113872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33" calcext:value-type="float">
            <text:p>0.33</text:p>
          </table:table-cell>
          <table:table-cell office:value-type="float" office:value="0.004" calcext:value-type="float">
            <text:p>0.004</text:p>
          </table:table-cell>
          <table:table-cell office:value-type="float" office:value="1.05421448488" calcext:value-type="float">
            <text:p>1.0542144849</text:p>
          </table:table-cell>
          <table:table-cell office:value-type="float" office:value="0.0243066920301" calcext:value-type="float">
            <text:p>0.02430669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05" calcext:value-type="float">
            <text:p>0.005</text:p>
          </table:table-cell>
          <table:table-cell office:value-type="float" office:value="1.065034607" calcext:value-type="float">
            <text:p>1.065034607</text:p>
          </table:table-cell>
          <table:table-cell office:value-type="float" office:value="0.0273027090228" calcext:value-type="float">
            <text:p>0.02730270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6" calcext:value-type="float">
            <text:p>0.006</text:p>
          </table:table-cell>
          <table:table-cell office:value-type="float" office:value="1.07654363026" calcext:value-type="float">
            <text:p>1.0765436303</text:p>
          </table:table-cell>
          <table:table-cell office:value-type="float" office:value="0.0306968521088" calcext:value-type="float">
            <text:p>0.030696852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07" calcext:value-type="float">
            <text:p>0.007</text:p>
          </table:table-cell>
          <table:table-cell office:value-type="float" office:value="1.08816918888" calcext:value-type="float">
            <text:p>1.0881691889</text:p>
          </table:table-cell>
          <table:table-cell office:value-type="float" office:value="0.0344047447281" calcext:value-type="float">
            <text:p>0.034404744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397" calcext:value-type="float">
            <text:p>0.397</text:p>
          </table:table-cell>
          <table:table-cell office:value-type="float" office:value="0.008" calcext:value-type="float">
            <text:p>0.008</text:p>
          </table:table-cell>
          <table:table-cell office:value-type="float" office:value="1.0875288373" calcext:value-type="float">
            <text:p>1.0875288373</text:p>
          </table:table-cell>
          <table:table-cell office:value-type="float" office:value="0.0378008990271" calcext:value-type="float">
            <text:p>0.03780089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14" calcext:value-type="float">
            <text:p>0.414</text:p>
          </table:table-cell>
          <table:table-cell office:value-type="float" office:value="0.009" calcext:value-type="float">
            <text:p>0.009</text:p>
          </table:table-cell>
          <table:table-cell office:value-type="float" office:value="1.09707409509" calcext:value-type="float">
            <text:p>1.0970740951</text:p>
          </table:table-cell>
          <table:table-cell office:value-type="float" office:value="0.039956605109" calcext:value-type="float">
            <text:p>0.039956605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32" calcext:value-type="float">
            <text:p>0.432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186309341" calcext:value-type="float">
            <text:p>1.1018630934</text:p>
          </table:table-cell>
          <table:table-cell office:value-type="float" office:value="0.0431956363623" calcext:value-type="float">
            <text:p>0.043195636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51" calcext:value-type="float">
            <text:p>0.451</text:p>
          </table:table-cell>
          <table:table-cell office:value-type="float" office:value="0.012" calcext:value-type="float">
            <text:p>0.012</text:p>
          </table:table-cell>
          <table:table-cell office:value-type="float" office:value="1.10818519599" calcext:value-type="float">
            <text:p>1.108185196</text:p>
          </table:table-cell>
          <table:table-cell office:value-type="float" office:value="0.0457474748099" calcext:value-type="float">
            <text:p>0.045747474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69" calcext:value-type="float">
            <text:p>0.469</text:p>
          </table:table-cell>
          <table:table-cell office:value-type="float" office:value="0.014" calcext:value-type="float">
            <text:p>0.014</text:p>
          </table:table-cell>
          <table:table-cell office:value-type="float" office:value="1.11095140116" calcext:value-type="float">
            <text:p>1.1109514012</text:p>
          </table:table-cell>
          <table:table-cell office:value-type="float" office:value="0.0493866207972" calcext:value-type="float">
            <text:p>0.0493866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89" calcext:value-type="float">
            <text:p>0.489</text:p>
          </table:table-cell>
          <table:table-cell office:value-type="float" office:value="0.015" calcext:value-type="float">
            <text:p>0.015</text:p>
          </table:table-cell>
          <table:table-cell office:value-type="float" office:value="1.1181890504" calcext:value-type="float">
            <text:p>1.1181890504</text:p>
          </table:table-cell>
          <table:table-cell office:value-type="float" office:value="0.052580916812" calcext:value-type="float">
            <text:p>0.052580916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509" calcext:value-type="float">
            <text:p>0.509</text:p>
          </table:table-cell>
          <table:table-cell office:value-type="float" office:value="0.017" calcext:value-type="float">
            <text:p>0.017</text:p>
          </table:table-cell>
          <table:table-cell office:value-type="float" office:value="1.1311844831" calcext:value-type="float">
            <text:p>1.1311844831</text:p>
          </table:table-cell>
          <table:table-cell office:value-type="float" office:value="0.0550107100294" calcext:value-type="float">
            <text:p>0.0550107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3" calcext:value-type="float">
            <text:p>0.53</text:p>
          </table:table-cell>
          <table:table-cell office:value-type="float" office:value="0.019" calcext:value-type="float">
            <text:p>0.019</text:p>
          </table:table-cell>
          <table:table-cell office:value-type="float" office:value="1.14450818086" calcext:value-type="float">
            <text:p>1.1445081809</text:p>
          </table:table-cell>
          <table:table-cell office:value-type="float" office:value="0.056735730362" calcext:value-type="float">
            <text:p>0.056735730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553" calcext:value-type="float">
            <text:p>0.553</text:p>
          </table:table-cell>
          <table:table-cell office:value-type="float" office:value="0.021" calcext:value-type="float">
            <text:p>0.021</text:p>
          </table:table-cell>
          <table:table-cell office:value-type="float" office:value="1.15735069564" calcext:value-type="float">
            <text:p>1.1573506956</text:p>
          </table:table-cell>
          <table:table-cell office:value-type="float" office:value="0.0591528779063" calcext:value-type="float">
            <text:p>0.059152877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578" calcext:value-type="float">
            <text:p>0.578</text:p>
          </table:table-cell>
          <table:table-cell office:value-type="float" office:value="0.024" calcext:value-type="float">
            <text:p>0.024</text:p>
          </table:table-cell>
          <table:table-cell office:value-type="float" office:value="1.17053278089" calcext:value-type="float">
            <text:p>1.1705327809</text:p>
          </table:table-cell>
          <table:table-cell office:value-type="float" office:value="0.0619329363421" calcext:value-type="float">
            <text:p>0.061932936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603" calcext:value-type="float">
            <text:p>0.603</text:p>
          </table:table-cell>
          <table:table-cell office:value-type="float" office:value="0.026" calcext:value-type="float">
            <text:p>0.026</text:p>
          </table:table-cell>
          <table:table-cell office:value-type="float" office:value="1.177047462" calcext:value-type="float">
            <text:p>1.177047462</text:p>
          </table:table-cell>
          <table:table-cell office:value-type="float" office:value="0.0638971949952" calcext:value-type="float">
            <text:p>0.0638971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629" calcext:value-type="float">
            <text:p>0.629</text:p>
          </table:table-cell>
          <table:table-cell office:value-type="float" office:value="0.029" calcext:value-type="float">
            <text:p>0.029</text:p>
          </table:table-cell>
          <table:table-cell office:value-type="float" office:value="1.1812579346" calcext:value-type="float">
            <text:p>1.1812579346</text:p>
          </table:table-cell>
          <table:table-cell office:value-type="float" office:value="0.0660652737919" calcext:value-type="float">
            <text:p>0.066065273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2" calcext:value-type="float">
            <text:p>0.032</text:p>
          </table:table-cell>
          <table:table-cell office:value-type="float" office:value="1.18534587343" calcext:value-type="float">
            <text:p>1.1853458734</text:p>
          </table:table-cell>
          <table:table-cell office:value-type="float" office:value="0.0676957332485" calcext:value-type="float">
            <text:p>0.067695733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683" calcext:value-type="float">
            <text:p>0.683</text:p>
          </table:table-cell>
          <table:table-cell office:value-type="float" office:value="0.034" calcext:value-type="float">
            <text:p>0.034</text:p>
          </table:table-cell>
          <table:table-cell office:value-type="float" office:value="1.19664556596" calcext:value-type="float">
            <text:p>1.196645566</text:p>
          </table:table-cell>
          <table:table-cell office:value-type="float" office:value="0.0679139559232" calcext:value-type="float">
            <text:p>0.067913955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71" calcext:value-type="float">
            <text:p>0.71</text:p>
          </table:table-cell>
          <table:table-cell office:value-type="float" office:value="0.037" calcext:value-type="float">
            <text:p>0.037</text:p>
          </table:table-cell>
          <table:table-cell office:value-type="float" office:value="1.20915235606" calcext:value-type="float">
            <text:p>1.2091523561</text:p>
          </table:table-cell>
          <table:table-cell office:value-type="float" office:value="0.0688561619375" calcext:value-type="float">
            <text:p>0.06885616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8" calcext:value-type="float">
            <text:p>0.738</text:p>
          </table:table-cell>
          <table:table-cell office:value-type="float" office:value="0.04" calcext:value-type="float">
            <text:p>0.04</text:p>
          </table:table-cell>
          <table:table-cell office:value-type="float" office:value="1.21920504941" calcext:value-type="float">
            <text:p>1.2192050494</text:p>
          </table:table-cell>
          <table:table-cell office:value-type="float" office:value="0.0711610824325" calcext:value-type="float">
            <text:p>0.071161082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3" calcext:value-type="float">
            <text:p>0.043</text:p>
          </table:table-cell>
          <table:table-cell office:value-type="float" office:value="1.22586474615" calcext:value-type="float">
            <text:p>1.2258647462</text:p>
          </table:table-cell>
          <table:table-cell office:value-type="float" office:value="0.0722985236699" calcext:value-type="float">
            <text:p>0.072298523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793" calcext:value-type="float">
            <text:p>0.793</text:p>
          </table:table-cell>
          <table:table-cell office:value-type="float" office:value="0.046" calcext:value-type="float">
            <text:p>0.046</text:p>
          </table:table-cell>
          <table:table-cell office:value-type="float" office:value="1.23849855823" calcext:value-type="float">
            <text:p>1.2384985582</text:p>
          </table:table-cell>
          <table:table-cell office:value-type="float" office:value="0.0720863908229" calcext:value-type="float">
            <text:p>0.072086390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821" calcext:value-type="float">
            <text:p>0.821</text:p>
          </table:table-cell>
          <table:table-cell office:value-type="float" office:value="0.049" calcext:value-type="float">
            <text:p>0.049</text:p>
          </table:table-cell>
          <table:table-cell office:value-type="float" office:value="1.25172609887" calcext:value-type="float">
            <text:p>1.2517260989</text:p>
          </table:table-cell>
          <table:table-cell office:value-type="float" office:value="0.0716354652255" calcext:value-type="float">
            <text:p>0.071635465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85" calcext:value-type="float">
            <text:p>0.85</text:p>
          </table:table-cell>
          <table:table-cell office:value-type="float" office:value="0.052" calcext:value-type="float">
            <text:p>0.052</text:p>
          </table:table-cell>
          <table:table-cell office:value-type="float" office:value="1.26563238679" calcext:value-type="float">
            <text:p>1.2656323868</text:p>
          </table:table-cell>
          <table:table-cell office:value-type="float" office:value="0.0708204895218" calcext:value-type="float">
            <text:p>0.070820489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879" calcext:value-type="float">
            <text:p>0.879</text:p>
          </table:table-cell>
          <table:table-cell office:value-type="float" office:value="0.055" calcext:value-type="float">
            <text:p>0.055</text:p>
          </table:table-cell>
          <table:table-cell office:value-type="float" office:value="1.27982277598" calcext:value-type="float">
            <text:p>1.279822776</text:p>
          </table:table-cell>
          <table:table-cell office:value-type="float" office:value="0.069965941875" calcext:value-type="float">
            <text:p>0.069965941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09" calcext:value-type="float">
            <text:p>0.909</text:p>
          </table:table-cell>
          <table:table-cell office:value-type="float" office:value="0.057" calcext:value-type="float">
            <text:p>0.057</text:p>
          </table:table-cell>
          <table:table-cell office:value-type="float" office:value="1.29476657531" calcext:value-type="float">
            <text:p>1.2947665753</text:p>
          </table:table-cell>
          <table:table-cell office:value-type="float" office:value="0.0700412400672" calcext:value-type="float">
            <text:p>0.070041240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1.30189848846" calcext:value-type="float">
            <text:p>1.3018984885</text:p>
          </table:table-cell>
          <table:table-cell office:value-type="float" office:value="0.0714031298379" calcext:value-type="float">
            <text:p>0.071403129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971" calcext:value-type="float">
            <text:p>0.971</text:p>
          </table:table-cell>
          <table:table-cell office:value-type="float" office:value="0.063" calcext:value-type="float">
            <text:p>0.063</text:p>
          </table:table-cell>
          <table:table-cell office:value-type="float" office:value="1.31365346771" calcext:value-type="float">
            <text:p>1.3136534677</text:p>
          </table:table-cell>
          <table:table-cell office:value-type="float" office:value="0.0708831376133" calcext:value-type="float">
            <text:p>0.070883137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03" calcext:value-type="float">
            <text:p>1.003</text:p>
          </table:table-cell>
          <table:table-cell office:value-type="float" office:value="0.066" calcext:value-type="float">
            <text:p>0.066</text:p>
          </table:table-cell>
          <table:table-cell office:value-type="float" office:value="1.32534871575" calcext:value-type="float">
            <text:p>1.3253487158</text:p>
          </table:table-cell>
          <table:table-cell office:value-type="float" office:value="0.0705530763828" calcext:value-type="float">
            <text:p>0.0705530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35" calcext:value-type="float">
            <text:p>1.035</text:p>
          </table:table-cell>
          <table:table-cell office:value-type="float" office:value="0.069" calcext:value-type="float">
            <text:p>0.069</text:p>
          </table:table-cell>
          <table:table-cell office:value-type="float" office:value="1.33322460653" calcext:value-type="float">
            <text:p>1.3332246065</text:p>
          </table:table-cell>
          <table:table-cell office:value-type="float" office:value="0.0717413226302" calcext:value-type="float">
            <text:p>0.071741322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67" calcext:value-type="float">
            <text:p>1.067</text:p>
          </table:table-cell>
          <table:table-cell office:value-type="float" office:value="0.072" calcext:value-type="float">
            <text:p>0.072</text:p>
          </table:table-cell>
          <table:table-cell office:value-type="float" office:value="1.33627811955" calcext:value-type="float">
            <text:p>1.3362781196</text:p>
          </table:table-cell>
          <table:table-cell office:value-type="float" office:value="0.0728764050033" calcext:value-type="float">
            <text:p>0.07287640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98" calcext:value-type="float">
            <text:p>1.098</text:p>
          </table:table-cell>
          <table:table-cell office:value-type="float" office:value="0.074" calcext:value-type="float">
            <text:p>0.074</text:p>
          </table:table-cell>
          <table:table-cell office:value-type="float" office:value="1.34405971834" calcext:value-type="float">
            <text:p>1.3440597183</text:p>
          </table:table-cell>
          <table:table-cell office:value-type="float" office:value="0.0733158814238" calcext:value-type="float">
            <text:p>0.073315881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129" calcext:value-type="float">
            <text:p>1.129</text:p>
          </table:table-cell>
          <table:table-cell office:value-type="float" office:value="0.077" calcext:value-type="float">
            <text:p>0.077</text:p>
          </table:table-cell>
          <table:table-cell office:value-type="float" office:value="1.35643533172" calcext:value-type="float">
            <text:p>1.3564353317</text:p>
          </table:table-cell>
          <table:table-cell office:value-type="float" office:value="0.07353746871" calcext:value-type="float">
            <text:p>0.073537468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16" calcext:value-type="float">
            <text:p>1.16</text:p>
          </table:table-cell>
          <table:table-cell office:value-type="float" office:value="0.079" calcext:value-type="float">
            <text:p>0.079</text:p>
          </table:table-cell>
          <table:table-cell office:value-type="float" office:value="1.36525191225" calcext:value-type="float">
            <text:p>1.3652519123</text:p>
          </table:table-cell>
          <table:table-cell office:value-type="float" office:value="0.0748901913252" calcext:value-type="float">
            <text:p>0.074890191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191" calcext:value-type="float">
            <text:p>1.191</text:p>
          </table:table-cell>
          <table:table-cell office:value-type="float" office:value="0.081" calcext:value-type="float">
            <text:p>0.081</text:p>
          </table:table-cell>
          <table:table-cell office:value-type="float" office:value="1.3872314994" calcext:value-type="float">
            <text:p>1.3872314994</text:p>
          </table:table-cell>
          <table:table-cell office:value-type="float" office:value="0.074806011859" calcext:value-type="float">
            <text:p>0.074806011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222" calcext:value-type="float">
            <text:p>1.222</text:p>
          </table:table-cell>
          <table:table-cell office:value-type="float" office:value="0.083" calcext:value-type="float">
            <text:p>0.083</text:p>
          </table:table-cell>
          <table:table-cell office:value-type="float" office:value="1.40830997316" calcext:value-type="float">
            <text:p>1.4083099732</text:p>
          </table:table-cell>
          <table:table-cell office:value-type="float" office:value="0.0742234302606" calcext:value-type="float">
            <text:p>0.074223430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254" calcext:value-type="float">
            <text:p>1.254</text:p>
          </table:table-cell>
          <table:table-cell office:value-type="float" office:value="0.085" calcext:value-type="float">
            <text:p>0.085</text:p>
          </table:table-cell>
          <table:table-cell office:value-type="float" office:value="1.43299037901" calcext:value-type="float">
            <text:p>1.432990379</text:p>
          </table:table-cell>
          <table:table-cell office:value-type="float" office:value="0.0747243396644" calcext:value-type="float">
            <text:p>0.074724339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285" calcext:value-type="float">
            <text:p>1.285</text:p>
          </table:table-cell>
          <table:table-cell office:value-type="float" office:value="0.087" calcext:value-type="float">
            <text:p>0.087</text:p>
          </table:table-cell>
          <table:table-cell office:value-type="float" office:value="1.45456297504" calcext:value-type="float">
            <text:p>1.454562975</text:p>
          </table:table-cell>
          <table:table-cell office:value-type="float" office:value="0.0745059550625" calcext:value-type="float">
            <text:p>0.074505955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317" calcext:value-type="float">
            <text:p>1.317</text:p>
          </table:table-cell>
          <table:table-cell office:value-type="float" office:value="0.088" calcext:value-type="float">
            <text:p>0.088</text:p>
          </table:table-cell>
          <table:table-cell office:value-type="float" office:value="1.4678147018" calcext:value-type="float">
            <text:p>1.4678147018</text:p>
          </table:table-cell>
          <table:table-cell office:value-type="float" office:value="0.0743581903488" calcext:value-type="float">
            <text:p>0.0743581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" calcext:value-type="float">
            <text:p>0.09</text:p>
          </table:table-cell>
          <table:table-cell office:value-type="float" office:value="1.48014241259" calcext:value-type="float">
            <text:p>1.4801424126</text:p>
          </table:table-cell>
          <table:table-cell office:value-type="float" office:value="0.0755737397976" calcext:value-type="float">
            <text:p>0.075573739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382" calcext:value-type="float">
            <text:p>1.382</text:p>
          </table:table-cell>
          <table:table-cell office:value-type="float" office:value="0.092" calcext:value-type="float">
            <text:p>0.092</text:p>
          </table:table-cell>
          <table:table-cell office:value-type="float" office:value="1.48650669548" calcext:value-type="float">
            <text:p>1.4865066955</text:p>
          </table:table-cell>
          <table:table-cell office:value-type="float" office:value="0.0769953010781" calcext:value-type="float">
            <text:p>0.076995301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093" calcext:value-type="float">
            <text:p>0.093</text:p>
          </table:table-cell>
          <table:table-cell office:value-type="float" office:value="1.49340177652" calcext:value-type="float">
            <text:p>1.4934017765</text:p>
          </table:table-cell>
          <table:table-cell office:value-type="float" office:value="0.0781913453394" calcext:value-type="float">
            <text:p>0.078191345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447" calcext:value-type="float">
            <text:p>1.447</text:p>
          </table:table-cell>
          <table:table-cell office:value-type="float" office:value="0.095" calcext:value-type="float">
            <text:p>0.095</text:p>
          </table:table-cell>
          <table:table-cell office:value-type="float" office:value="1.50589080372" calcext:value-type="float">
            <text:p>1.5058908037</text:p>
          </table:table-cell>
          <table:table-cell office:value-type="float" office:value="0.0784979496687" calcext:value-type="float">
            <text:p>0.078497949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479" calcext:value-type="float">
            <text:p>1.479</text:p>
          </table:table-cell>
          <table:table-cell office:value-type="float" office:value="0.097" calcext:value-type="float">
            <text:p>0.097</text:p>
          </table:table-cell>
          <table:table-cell office:value-type="float" office:value="1.51845596289" calcext:value-type="float">
            <text:p>1.5184559629</text:p>
          </table:table-cell>
          <table:table-cell office:value-type="float" office:value="0.0789950491523" calcext:value-type="float">
            <text:p>0.078995049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512" calcext:value-type="float">
            <text:p>1.512</text:p>
          </table:table-cell>
          <table:table-cell office:value-type="float" office:value="0.098" calcext:value-type="float">
            <text:p>0.098</text:p>
          </table:table-cell>
          <table:table-cell office:value-type="float" office:value="1.53171045061" calcext:value-type="float">
            <text:p>1.5317104506</text:p>
          </table:table-cell>
          <table:table-cell office:value-type="float" office:value="0.0794334992546" calcext:value-type="float">
            <text:p>0.079433499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544" calcext:value-type="float">
            <text:p>1.544</text:p>
          </table:table-cell>
          <table:table-cell office:value-type="float" office:value="0.1" calcext:value-type="float">
            <text:p>0.1</text:p>
          </table:table-cell>
          <table:table-cell office:value-type="float" office:value="1.54516705062" calcext:value-type="float">
            <text:p>1.5451670506</text:p>
          </table:table-cell>
          <table:table-cell office:value-type="float" office:value="0.0805488251647" calcext:value-type="float">
            <text:p>0.080548825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576" calcext:value-type="float">
            <text:p>1.576</text:p>
          </table:table-cell>
          <table:table-cell office:value-type="float" office:value="0.101" calcext:value-type="float">
            <text:p>0.101</text:p>
          </table:table-cell>
          <table:table-cell office:value-type="float" office:value="1.55291827372" calcext:value-type="float">
            <text:p>1.5529182737</text:p>
          </table:table-cell>
          <table:table-cell office:value-type="float" office:value="0.0831340735715" calcext:value-type="float">
            <text:p>0.083134073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607" calcext:value-type="float">
            <text:p>1.607</text:p>
          </table:table-cell>
          <table:table-cell office:value-type="float" office:value="0.103" calcext:value-type="float">
            <text:p>0.103</text:p>
          </table:table-cell>
          <table:table-cell office:value-type="float" office:value="1.56643439245" calcext:value-type="float">
            <text:p>1.5664343925</text:p>
          </table:table-cell>
          <table:table-cell office:value-type="float" office:value="0.0838233020941" calcext:value-type="float">
            <text:p>0.083823302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64" calcext:value-type="float">
            <text:p>1.64</text:p>
          </table:table-cell>
          <table:table-cell office:value-type="float" office:value="0.104" calcext:value-type="float">
            <text:p>0.104</text:p>
          </table:table-cell>
          <table:table-cell office:value-type="float" office:value="1.57285613738" calcext:value-type="float">
            <text:p>1.5728561374</text:p>
          </table:table-cell>
          <table:table-cell office:value-type="float" office:value="0.0863947445703" calcext:value-type="float">
            <text:p>0.08639474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73" calcext:value-type="float">
            <text:p>1.673</text:p>
          </table:table-cell>
          <table:table-cell office:value-type="float" office:value="0.106" calcext:value-type="float">
            <text:p>0.106</text:p>
          </table:table-cell>
          <table:table-cell office:value-type="float" office:value="1.57884216419" calcext:value-type="float">
            <text:p>1.5788421642</text:p>
          </table:table-cell>
          <table:table-cell office:value-type="float" office:value="0.0879329380831" calcext:value-type="float">
            <text:p>0.087932938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706" calcext:value-type="float">
            <text:p>1.706</text:p>
          </table:table-cell>
          <table:table-cell office:value-type="float" office:value="0.108" calcext:value-type="float">
            <text:p>0.108</text:p>
          </table:table-cell>
          <table:table-cell office:value-type="float" office:value="1.59137932488" calcext:value-type="float">
            <text:p>1.5913793249</text:p>
          </table:table-cell>
          <table:table-cell office:value-type="float" office:value="0.0880984594856" calcext:value-type="float">
            <text:p>0.08809845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74" calcext:value-type="float">
            <text:p>1.74</text:p>
          </table:table-cell>
          <table:table-cell office:value-type="float" office:value="0.11" calcext:value-type="float">
            <text:p>0.11</text:p>
          </table:table-cell>
          <table:table-cell office:value-type="float" office:value="1.60447120358" calcext:value-type="float">
            <text:p>1.6044712036</text:p>
          </table:table-cell>
          <table:table-cell office:value-type="float" office:value="0.0890518904016" calcext:value-type="float">
            <text:p>0.089051890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773" calcext:value-type="float">
            <text:p>1.773</text:p>
          </table:table-cell>
          <table:table-cell office:value-type="float" office:value="0.112" calcext:value-type="float">
            <text:p>0.112</text:p>
          </table:table-cell>
          <table:table-cell office:value-type="float" office:value="1.61124931066" calcext:value-type="float">
            <text:p>1.6112493107</text:p>
          </table:table-cell>
          <table:table-cell office:value-type="float" office:value="0.0919239542611" calcext:value-type="float">
            <text:p>0.091923954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806" calcext:value-type="float">
            <text:p>1.806</text:p>
          </table:table-cell>
          <table:table-cell office:value-type="float" office:value="0.114" calcext:value-type="float">
            <text:p>0.114</text:p>
          </table:table-cell>
          <table:table-cell office:value-type="float" office:value="1.61776060759" calcext:value-type="float">
            <text:p>1.6177606076</text:p>
          </table:table-cell>
          <table:table-cell office:value-type="float" office:value="0.0939250726291" calcext:value-type="float">
            <text:p>0.093925072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839" calcext:value-type="float">
            <text:p>1.839</text:p>
          </table:table-cell>
          <table:table-cell office:value-type="float" office:value="0.116" calcext:value-type="float">
            <text:p>0.116</text:p>
          </table:table-cell>
          <table:table-cell office:value-type="float" office:value="1.63026170807" calcext:value-type="float">
            <text:p>1.6302617081</text:p>
          </table:table-cell>
          <table:table-cell office:value-type="float" office:value="0.0947121318435" calcext:value-type="float">
            <text:p>0.094712131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873" calcext:value-type="float">
            <text:p>1.873</text:p>
          </table:table-cell>
          <table:table-cell office:value-type="float" office:value="0.118" calcext:value-type="float">
            <text:p>0.118</text:p>
          </table:table-cell>
          <table:table-cell office:value-type="float" office:value="1.63698473516" calcext:value-type="float">
            <text:p>1.6369847352</text:p>
          </table:table-cell>
          <table:table-cell office:value-type="float" office:value="0.0972405222974" calcext:value-type="float">
            <text:p>0.0972405223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907" calcext:value-type="float">
            <text:p>1.907</text:p>
          </table:table-cell>
          <table:table-cell office:value-type="float" office:value="0.12" calcext:value-type="float">
            <text:p>0.12</text:p>
          </table:table-cell>
          <table:table-cell office:value-type="float" office:value="1.64278178795" calcext:value-type="float">
            <text:p>1.642781788</text:p>
          </table:table-cell>
          <table:table-cell office:value-type="float" office:value="0.0991065056495" calcext:value-type="float">
            <text:p>0.099106505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941" calcext:value-type="float">
            <text:p>1.941</text:p>
          </table:table-cell>
          <table:table-cell office:value-type="float" office:value="0.121" calcext:value-type="float">
            <text:p>0.121</text:p>
          </table:table-cell>
          <table:table-cell office:value-type="float" office:value="1.65400689217" calcext:value-type="float">
            <text:p>1.6540068922</text:p>
          </table:table-cell>
          <table:table-cell office:value-type="float" office:value="0.0998939189157" calcext:value-type="float">
            <text:p>0.099893918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975" calcext:value-type="float">
            <text:p>1.975</text:p>
          </table:table-cell>
          <table:table-cell office:value-type="float" office:value="0.122" calcext:value-type="float">
            <text:p>0.122</text:p>
          </table:table-cell>
          <table:table-cell office:value-type="float" office:value="1.66004384309" calcext:value-type="float">
            <text:p>1.6600438431</text:p>
          </table:table-cell>
          <table:table-cell office:value-type="float" office:value="0.101758039387" calcext:value-type="float">
            <text:p>0.10175803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09" calcext:value-type="float">
            <text:p>2.009</text:p>
          </table:table-cell>
          <table:table-cell office:value-type="float" office:value="0.124" calcext:value-type="float">
            <text:p>0.124</text:p>
          </table:table-cell>
          <table:table-cell office:value-type="float" office:value="1.67105935407" calcext:value-type="float">
            <text:p>1.6710593541</text:p>
          </table:table-cell>
          <table:table-cell office:value-type="float" office:value="0.102606009247" calcext:value-type="float">
            <text:p>0.102606009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.043" calcext:value-type="float">
            <text:p>2.043</text:p>
          </table:table-cell>
          <table:table-cell office:value-type="float" office:value="0.125" calcext:value-type="float">
            <text:p>0.125</text:p>
          </table:table-cell>
          <table:table-cell office:value-type="float" office:value="1.67763296555" calcext:value-type="float">
            <text:p>1.6776329656</text:p>
          </table:table-cell>
          <table:table-cell office:value-type="float" office:value="0.103775642125" calcext:value-type="float">
            <text:p>0.103775642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077" calcext:value-type="float">
            <text:p>2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1.68482176613" calcext:value-type="float">
            <text:p>1.6848217661</text:p>
          </table:table-cell>
          <table:table-cell office:value-type="float" office:value="0.10498086441" calcext:value-type="float">
            <text:p>0.104980864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.111" calcext:value-type="float">
            <text:p>2.111</text:p>
          </table:table-cell>
          <table:table-cell office:value-type="float" office:value="0.128" calcext:value-type="float">
            <text:p>0.128</text:p>
          </table:table-cell>
          <table:table-cell office:value-type="float" office:value="1.69235451907" calcext:value-type="float">
            <text:p>1.6923545191</text:p>
          </table:table-cell>
          <table:table-cell office:value-type="float" office:value="0.106150485122" calcext:value-type="float">
            <text:p>0.106150485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.144" calcext:value-type="float">
            <text:p>2.144</text:p>
          </table:table-cell>
          <table:table-cell office:value-type="float" office:value="0.13" calcext:value-type="float">
            <text:p>0.13</text:p>
          </table:table-cell>
          <table:table-cell office:value-type="float" office:value="1.70412140043" calcext:value-type="float">
            <text:p>1.7041214004</text:p>
          </table:table-cell>
          <table:table-cell office:value-type="float" office:value="0.106486139301" calcext:value-type="float">
            <text:p>0.106486139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.178" calcext:value-type="float">
            <text:p>2.178</text:p>
          </table:table-cell>
          <table:table-cell office:value-type="float" office:value="0.131" calcext:value-type="float">
            <text:p>0.131</text:p>
          </table:table-cell>
          <table:table-cell office:value-type="float" office:value="1.70741967003" calcext:value-type="float">
            <text:p>1.70741967</text:p>
          </table:table-cell>
          <table:table-cell office:value-type="float" office:value="0.107568852432" calcext:value-type="float">
            <text:p>0.107568852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.211" calcext:value-type="float">
            <text:p>2.211</text:p>
          </table:table-cell>
          <table:table-cell office:value-type="float" office:value="0.132" calcext:value-type="float">
            <text:p>0.132</text:p>
          </table:table-cell>
          <table:table-cell office:value-type="float" office:value="1.71480734885" calcext:value-type="float">
            <text:p>1.7148073489</text:p>
          </table:table-cell>
          <table:table-cell office:value-type="float" office:value="0.108767718897" calcext:value-type="float">
            <text:p>0.108767718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.245" calcext:value-type="float">
            <text:p>2.245</text:p>
          </table:table-cell>
          <table:table-cell office:value-type="float" office:value="0.134" calcext:value-type="float">
            <text:p>0.134</text:p>
          </table:table-cell>
          <table:table-cell office:value-type="float" office:value="1.72239207631" calcext:value-type="float">
            <text:p>1.7223920763</text:p>
          </table:table-cell>
          <table:table-cell office:value-type="float" office:value="0.109226715855" calcext:value-type="float">
            <text:p>0.109226715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.28" calcext:value-type="float">
            <text:p>2.28</text:p>
          </table:table-cell>
          <table:table-cell office:value-type="float" office:value="0.136" calcext:value-type="float">
            <text:p>0.136</text:p>
          </table:table-cell>
          <table:table-cell office:value-type="float" office:value="1.73429473863" calcext:value-type="float">
            <text:p>1.7342947386</text:p>
          </table:table-cell>
          <table:table-cell office:value-type="float" office:value="0.109418883527" calcext:value-type="float">
            <text:p>0.109418883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.313" calcext:value-type="float">
            <text:p>2.313</text:p>
          </table:table-cell>
          <table:table-cell office:value-type="float" office:value="0.138" calcext:value-type="float">
            <text:p>0.138</text:p>
          </table:table-cell>
          <table:table-cell office:value-type="float" office:value="1.74307519771" calcext:value-type="float">
            <text:p>1.7430751977</text:p>
          </table:table-cell>
          <table:table-cell office:value-type="float" office:value="0.110310443386" calcext:value-type="float">
            <text:p>0.1103104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47" calcext:value-type="float">
            <text:p>2.347</text:p>
          </table:table-cell>
          <table:table-cell office:value-type="float" office:value="0.139" calcext:value-type="float">
            <text:p>0.139</text:p>
          </table:table-cell>
          <table:table-cell office:value-type="float" office:value="1.75124635723" calcext:value-type="float">
            <text:p>1.7512463572</text:p>
          </table:table-cell>
          <table:table-cell office:value-type="float" office:value="0.11114798158" calcext:value-type="float">
            <text:p>0.111147981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.381" calcext:value-type="float">
            <text:p>2.381</text:p>
          </table:table-cell>
          <table:table-cell office:value-type="float" office:value="0.141" calcext:value-type="float">
            <text:p>0.141</text:p>
          </table:table-cell>
          <table:table-cell office:value-type="float" office:value="1.75861079534" calcext:value-type="float">
            <text:p>1.7586107953</text:p>
          </table:table-cell>
          <table:table-cell office:value-type="float" office:value="0.1123707751" calcext:value-type="float">
            <text:p>0.112370775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.414" calcext:value-type="float">
            <text:p>2.414</text:p>
          </table:table-cell>
          <table:table-cell office:value-type="float" office:value="0.143" calcext:value-type="float">
            <text:p>0.143</text:p>
          </table:table-cell>
          <table:table-cell office:value-type="float" office:value="1.76585333007" calcext:value-type="float">
            <text:p>1.7658533301</text:p>
          </table:table-cell>
          <table:table-cell office:value-type="float" office:value="0.11337119072" calcext:value-type="float">
            <text:p>0.113371190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.448" calcext:value-type="float">
            <text:p>2.448</text:p>
          </table:table-cell>
          <table:table-cell office:value-type="float" office:value="0.144" calcext:value-type="float">
            <text:p>0.144</text:p>
          </table:table-cell>
          <table:table-cell office:value-type="float" office:value="1.77345738875" calcext:value-type="float">
            <text:p>1.7734573888</text:p>
          </table:table-cell>
          <table:table-cell office:value-type="float" office:value="0.114192762789" calcext:value-type="float">
            <text:p>0.114192762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.482" calcext:value-type="float">
            <text:p>2.482</text:p>
          </table:table-cell>
          <table:table-cell office:value-type="float" office:value="0.146" calcext:value-type="float">
            <text:p>0.146</text:p>
          </table:table-cell>
          <table:table-cell office:value-type="float" office:value="1.78444639847" calcext:value-type="float">
            <text:p>1.7844463985</text:p>
          </table:table-cell>
          <table:table-cell office:value-type="float" office:value="0.11448220752" calcext:value-type="float">
            <text:p>0.114482207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515" calcext:value-type="float">
            <text:p>2.515</text:p>
          </table:table-cell>
          <table:table-cell office:value-type="float" office:value="0.147" calcext:value-type="float">
            <text:p>0.147</text:p>
          </table:table-cell>
          <table:table-cell office:value-type="float" office:value="1.79666085295" calcext:value-type="float">
            <text:p>1.796660853</text:p>
          </table:table-cell>
          <table:table-cell office:value-type="float" office:value="0.114531544472" calcext:value-type="float">
            <text:p>0.114531544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.547" calcext:value-type="float">
            <text:p>2.547</text:p>
          </table:table-cell>
          <table:table-cell office:value-type="float" office:value="0.149" calcext:value-type="float">
            <text:p>0.149</text:p>
          </table:table-cell>
          <table:table-cell office:value-type="float" office:value="1.80643139117" calcext:value-type="float">
            <text:p>1.8064313912</text:p>
          </table:table-cell>
          <table:table-cell office:value-type="float" office:value="0.115122492532" calcext:value-type="float">
            <text:p>0.115122492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.58" calcext:value-type="float">
            <text:p>2.58</text:p>
          </table:table-cell>
          <table:table-cell office:value-type="float" office:value="0.15" calcext:value-type="float">
            <text:p>0.15</text:p>
          </table:table-cell>
          <table:table-cell office:value-type="float" office:value="1.81562263735" calcext:value-type="float">
            <text:p>1.8156226374</text:p>
          </table:table-cell>
          <table:table-cell office:value-type="float" office:value="0.115876311143" calcext:value-type="float">
            <text:p>0.115876311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613" calcext:value-type="float">
            <text:p>2.613</text:p>
          </table:table-cell>
          <table:table-cell office:value-type="float" office:value="0.152" calcext:value-type="float">
            <text:p>0.152</text:p>
          </table:table-cell>
          <table:table-cell office:value-type="float" office:value="1.82466192986" calcext:value-type="float">
            <text:p>1.8246619299</text:p>
          </table:table-cell>
          <table:table-cell office:value-type="float" office:value="0.116664766369" calcext:value-type="float">
            <text:p>0.116664766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.646" calcext:value-type="float">
            <text:p>2.646</text:p>
          </table:table-cell>
          <table:table-cell office:value-type="float" office:value="0.153" calcext:value-type="float">
            <text:p>0.153</text:p>
          </table:table-cell>
          <table:table-cell office:value-type="float" office:value="1.83319231261" calcext:value-type="float">
            <text:p>1.8331923126</text:p>
          </table:table-cell>
          <table:table-cell office:value-type="float" office:value="0.117007304305" calcext:value-type="float">
            <text:p>0.1170073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79" calcext:value-type="float">
            <text:p>2.679</text:p>
          </table:table-cell>
          <table:table-cell office:value-type="float" office:value="0.154" calcext:value-type="float">
            <text:p>0.154</text:p>
          </table:table-cell>
          <table:table-cell office:value-type="float" office:value="1.8417501204" calcext:value-type="float">
            <text:p>1.8417501204</text:p>
          </table:table-cell>
          <table:table-cell office:value-type="float" office:value="0.117706009951" calcext:value-type="float">
            <text:p>0.1177060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.713" calcext:value-type="float">
            <text:p>2.713</text:p>
          </table:table-cell>
          <table:table-cell office:value-type="float" office:value="0.156" calcext:value-type="float">
            <text:p>0.156</text:p>
          </table:table-cell>
          <table:table-cell office:value-type="float" office:value="1.84979044791" calcext:value-type="float">
            <text:p>1.8497904479</text:p>
          </table:table-cell>
          <table:table-cell office:value-type="float" office:value="0.118578600219" calcext:value-type="float">
            <text:p>0.1185786002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.747" calcext:value-type="float">
            <text:p>2.747</text:p>
          </table:table-cell>
          <table:table-cell office:value-type="float" office:value="0.157" calcext:value-type="float">
            <text:p>0.157</text:p>
          </table:table-cell>
          <table:table-cell office:value-type="float" office:value="1.85733911239" calcext:value-type="float">
            <text:p>1.8573391124</text:p>
          </table:table-cell>
          <table:table-cell office:value-type="float" office:value="0.11843081358" calcext:value-type="float">
            <text:p>0.118430813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.78" calcext:value-type="float">
            <text:p>2.78</text:p>
          </table:table-cell>
          <table:table-cell office:value-type="float" office:value="0.159" calcext:value-type="float">
            <text:p>0.159</text:p>
          </table:table-cell>
          <table:table-cell office:value-type="float" office:value="1.86489757107" calcext:value-type="float">
            <text:p>1.8648975711</text:p>
          </table:table-cell>
          <table:table-cell office:value-type="float" office:value="0.119554709703" calcext:value-type="float">
            <text:p>0.119554709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.814" calcext:value-type="float">
            <text:p>2.814</text:p>
          </table:table-cell>
          <table:table-cell office:value-type="float" office:value="0.16" calcext:value-type="float">
            <text:p>0.16</text:p>
          </table:table-cell>
          <table:table-cell office:value-type="float" office:value="1.87301766643" calcext:value-type="float">
            <text:p>1.8730176664</text:p>
          </table:table-cell>
          <table:table-cell office:value-type="float" office:value="0.12002026084" calcext:value-type="float">
            <text:p>0.120020260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.847" calcext:value-type="float">
            <text:p>2.847</text:p>
          </table:table-cell>
          <table:table-cell office:value-type="float" office:value="0.161" calcext:value-type="float">
            <text:p>0.161</text:p>
          </table:table-cell>
          <table:table-cell office:value-type="float" office:value="1.88100410516" calcext:value-type="float">
            <text:p>1.8810041052</text:p>
          </table:table-cell>
          <table:table-cell office:value-type="float" office:value="0.119890359351" calcext:value-type="float">
            <text:p>0.119890359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88" calcext:value-type="float">
            <text:p>2.88</text:p>
          </table:table-cell>
          <table:table-cell office:value-type="float" office:value="0.162" calcext:value-type="float">
            <text:p>0.162</text:p>
          </table:table-cell>
          <table:table-cell office:value-type="float" office:value="1.88871868404" calcext:value-type="float">
            <text:p>1.888718684</text:p>
          </table:table-cell>
          <table:table-cell office:value-type="float" office:value="0.120274674037" calcext:value-type="float">
            <text:p>0.12027467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.913" calcext:value-type="float">
            <text:p>2.913</text:p>
          </table:table-cell>
          <table:table-cell office:value-type="float" office:value="0.164" calcext:value-type="float">
            <text:p>0.164</text:p>
          </table:table-cell>
          <table:table-cell office:value-type="float" office:value="1.8959843677" calcext:value-type="float">
            <text:p>1.8959843677</text:p>
          </table:table-cell>
          <table:table-cell office:value-type="float" office:value="0.121277051083" calcext:value-type="float">
            <text:p>0.121277051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946" calcext:value-type="float">
            <text:p>2.946</text:p>
          </table:table-cell>
          <table:table-cell office:value-type="float" office:value="0.165" calcext:value-type="float">
            <text:p>0.165</text:p>
          </table:table-cell>
          <table:table-cell office:value-type="float" office:value="1.90319156844" calcext:value-type="float">
            <text:p>1.9031915684</text:p>
          </table:table-cell>
          <table:table-cell office:value-type="float" office:value="0.121811062994" calcext:value-type="float">
            <text:p>0.121811063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.979" calcext:value-type="float">
            <text:p>2.979</text:p>
          </table:table-cell>
          <table:table-cell office:value-type="float" office:value="0.166" calcext:value-type="float">
            <text:p>0.166</text:p>
          </table:table-cell>
          <table:table-cell office:value-type="float" office:value="1.91067819587" calcext:value-type="float">
            <text:p>1.9106781959</text:p>
          </table:table-cell>
          <table:table-cell office:value-type="float" office:value="0.122454515621" calcext:value-type="float">
            <text:p>0.12245451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13" calcext:value-type="float">
            <text:p>3.013</text:p>
          </table:table-cell>
          <table:table-cell office:value-type="float" office:value="0.167" calcext:value-type="float">
            <text:p>0.167</text:p>
          </table:table-cell>
          <table:table-cell office:value-type="float" office:value="1.92160696732" calcext:value-type="float">
            <text:p>1.9216069673</text:p>
          </table:table-cell>
          <table:table-cell office:value-type="float" office:value="0.12262714199" calcext:value-type="float">
            <text:p>0.12262714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3.046" calcext:value-type="float">
            <text:p>3.046</text:p>
          </table:table-cell>
          <table:table-cell office:value-type="float" office:value="0.168" calcext:value-type="float">
            <text:p>0.168</text:p>
          </table:table-cell>
          <table:table-cell office:value-type="float" office:value="1.93269624848" calcext:value-type="float">
            <text:p>1.9326962485</text:p>
          </table:table-cell>
          <table:table-cell office:value-type="float" office:value="0.122325334154" calcext:value-type="float">
            <text:p>0.122325334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.079" calcext:value-type="float">
            <text:p>3.079</text:p>
          </table:table-cell>
          <table:table-cell office:value-type="float" office:value="0.169" calcext:value-type="float">
            <text:p>0.169</text:p>
          </table:table-cell>
          <table:table-cell office:value-type="float" office:value="1.94405021393" calcext:value-type="float">
            <text:p>1.9440502139</text:p>
          </table:table-cell>
          <table:table-cell office:value-type="float" office:value="0.121432746699" calcext:value-type="float">
            <text:p>0.121432746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3.112" calcext:value-type="float">
            <text:p>3.112</text:p>
          </table:table-cell>
          <table:table-cell office:value-type="float" office:value="0.171" calcext:value-type="float">
            <text:p>0.171</text:p>
          </table:table-cell>
          <table:table-cell office:value-type="float" office:value="1.95200350631" calcext:value-type="float">
            <text:p>1.9520035063</text:p>
          </table:table-cell>
          <table:table-cell office:value-type="float" office:value="0.121878601807" calcext:value-type="float">
            <text:p>0.121878601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.145" calcext:value-type="float">
            <text:p>3.145</text:p>
          </table:table-cell>
          <table:table-cell office:value-type="float" office:value="0.171" calcext:value-type="float">
            <text:p>0.171</text:p>
          </table:table-cell>
          <table:table-cell office:value-type="float" office:value="1.95908964832" calcext:value-type="float">
            <text:p>1.9590896483</text:p>
          </table:table-cell>
          <table:table-cell office:value-type="float" office:value="0.121292667713" calcext:value-type="float">
            <text:p>0.121292667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.178" calcext:value-type="float">
            <text:p>3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1.96908531022" calcext:value-type="float">
            <text:p>1.9690853102</text:p>
          </table:table-cell>
          <table:table-cell office:value-type="float" office:value="0.118486475094" calcext:value-type="float">
            <text:p>0.118486475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.21" calcext:value-type="float">
            <text:p>3.21</text:p>
          </table:table-cell>
          <table:table-cell office:value-type="float" office:value="0.173" calcext:value-type="float">
            <text:p>0.173</text:p>
          </table:table-cell>
          <table:table-cell office:value-type="float" office:value="1.97942789256" calcext:value-type="float">
            <text:p>1.9794278926</text:p>
          </table:table-cell>
          <table:table-cell office:value-type="float" office:value="0.115906212573" calcext:value-type="float">
            <text:p>0.115906212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.242" calcext:value-type="float">
            <text:p>3.242</text:p>
          </table:table-cell>
          <table:table-cell office:value-type="float" office:value="0.174" calcext:value-type="float">
            <text:p>0.174</text:p>
          </table:table-cell>
          <table:table-cell office:value-type="float" office:value="1.98936825581" calcext:value-type="float">
            <text:p>1.9893682558</text:p>
          </table:table-cell>
          <table:table-cell office:value-type="float" office:value="0.114767409376" calcext:value-type="float">
            <text:p>0.114767409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.274" calcext:value-type="float">
            <text:p>3.274</text:p>
          </table:table-cell>
          <table:table-cell office:value-type="float" office:value="0.174" calcext:value-type="float">
            <text:p>0.174</text:p>
          </table:table-cell>
          <table:table-cell office:value-type="float" office:value="1.99800046421" calcext:value-type="float">
            <text:p>1.9980004642</text:p>
          </table:table-cell>
          <table:table-cell office:value-type="float" office:value="0.111897430463" calcext:value-type="float">
            <text:p>0.1118974305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3.305" calcext:value-type="float">
            <text:p>3.305</text:p>
          </table:table-cell>
          <table:table-cell office:value-type="float" office:value="0.174" calcext:value-type="float">
            <text:p>0.174</text:p>
          </table:table-cell>
          <table:table-cell office:value-type="float" office:value="2.0079427438" calcext:value-type="float">
            <text:p>2.0079427438</text:p>
          </table:table-cell>
          <table:table-cell office:value-type="float" office:value="0.107574414821" calcext:value-type="float">
            <text:p>0.1075744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336" calcext:value-type="float">
            <text:p>3.336</text:p>
          </table:table-cell>
          <table:table-cell office:value-type="float" office:value="0.174" calcext:value-type="float">
            <text:p>0.174</text:p>
          </table:table-cell>
          <table:table-cell office:value-type="float" office:value="2.01465646768" calcext:value-type="float">
            <text:p>2.0146564677</text:p>
          </table:table-cell>
          <table:table-cell office:value-type="float" office:value="0.104235783888" calcext:value-type="float">
            <text:p>0.104235783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3.367" calcext:value-type="float">
            <text:p>3.367</text:p>
          </table:table-cell>
          <table:table-cell office:value-type="float" office:value="0.174" calcext:value-type="float">
            <text:p>0.174</text:p>
          </table:table-cell>
          <table:table-cell office:value-type="float" office:value="2.02480249637" calcext:value-type="float">
            <text:p>2.0248024964</text:p>
          </table:table-cell>
          <table:table-cell office:value-type="float" office:value="0.100068889523" calcext:value-type="float">
            <text:p>0.100068889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.398" calcext:value-type="float">
            <text:p>3.398</text:p>
          </table:table-cell>
          <table:table-cell office:value-type="float" office:value="0.173" calcext:value-type="float">
            <text:p>0.173</text:p>
          </table:table-cell>
          <table:table-cell office:value-type="float" office:value="2.03435677218" calcext:value-type="float">
            <text:p>2.0343567722</text:p>
          </table:table-cell>
          <table:table-cell office:value-type="float" office:value="0.0951943084798" calcext:value-type="float">
            <text:p>0.095194308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3.428" calcext:value-type="float">
            <text:p>3.428</text:p>
          </table:table-cell>
          <table:table-cell office:value-type="float" office:value="0.173" calcext:value-type="float">
            <text:p>0.173</text:p>
          </table:table-cell>
          <table:table-cell office:value-type="float" office:value="2.04287525509" calcext:value-type="float">
            <text:p>2.0428752551</text:p>
          </table:table-cell>
          <table:table-cell office:value-type="float" office:value="0.0898043605648" calcext:value-type="float">
            <text:p>0.089804360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.458" calcext:value-type="float">
            <text:p>3.458</text:p>
          </table:table-cell>
          <table:table-cell office:value-type="float" office:value="0.172" calcext:value-type="float">
            <text:p>0.172</text:p>
          </table:table-cell>
          <table:table-cell office:value-type="float" office:value="2.05100095065" calcext:value-type="float">
            <text:p>2.0510009507</text:p>
          </table:table-cell>
          <table:table-cell office:value-type="float" office:value="0.083910746479" calcext:value-type="float">
            <text:p>0.083910746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.487" calcext:value-type="float">
            <text:p>3.487</text:p>
          </table:table-cell>
          <table:table-cell office:value-type="float" office:value="0.171" calcext:value-type="float">
            <text:p>0.171</text:p>
          </table:table-cell>
          <table:table-cell office:value-type="float" office:value="2.05493453079" calcext:value-type="float">
            <text:p>2.0549345308</text:p>
          </table:table-cell>
          <table:table-cell office:value-type="float" office:value="0.078573646011" calcext:value-type="float">
            <text:p>0.07857364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.515" calcext:value-type="float">
            <text:p>3.515</text:p>
          </table:table-cell>
          <table:table-cell office:value-type="float" office:value="0.169" calcext:value-type="float">
            <text:p>0.169</text:p>
          </table:table-cell>
          <table:table-cell office:value-type="float" office:value="2.06858153221" calcext:value-type="float">
            <text:p>2.0685815322</text:p>
          </table:table-cell>
          <table:table-cell office:value-type="float" office:value="0.0701983708993" calcext:value-type="float">
            <text:p>0.070198370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.542" calcext:value-type="float">
            <text:p>3.542</text:p>
          </table:table-cell>
          <table:table-cell office:value-type="float" office:value="0.167" calcext:value-type="float">
            <text:p>0.167</text:p>
          </table:table-cell>
          <table:table-cell office:value-type="float" office:value="2.08355642811" calcext:value-type="float">
            <text:p>2.0835564281</text:p>
          </table:table-cell>
          <table:table-cell office:value-type="float" office:value="0.0614746177685" calcext:value-type="float">
            <text:p>0.061474617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.566" calcext:value-type="float">
            <text:p>3.566</text:p>
          </table:table-cell>
          <table:table-cell office:value-type="float" office:value="0.165" calcext:value-type="float">
            <text:p>0.165</text:p>
          </table:table-cell>
          <table:table-cell office:value-type="float" office:value="2.10385395137" calcext:value-type="float">
            <text:p>2.1038539514</text:p>
          </table:table-cell>
          <table:table-cell office:value-type="float" office:value="0.0523454040788" calcext:value-type="float">
            <text:p>0.052345404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.587" calcext:value-type="float">
            <text:p>3.587</text:p>
          </table:table-cell>
          <table:table-cell office:value-type="float" office:value="0.163" calcext:value-type="float">
            <text:p>0.163</text:p>
          </table:table-cell>
          <table:table-cell office:value-type="float" office:value="2.12435815803" calcext:value-type="float">
            <text:p>2.124358158</text:p>
          </table:table-cell>
          <table:table-cell office:value-type="float" office:value="0.0406172370846" calcext:value-type="float">
            <text:p>0.04061723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05" calcext:value-type="float">
            <text:p>3.605</text:p>
          </table:table-cell>
          <table:table-cell office:value-type="float" office:value="0.161" calcext:value-type="float">
            <text:p>0.161</text:p>
          </table:table-cell>
          <table:table-cell office:value-type="float" office:value="2.12850011543" calcext:value-type="float">
            <text:p>2.1285001154</text:p>
          </table:table-cell>
          <table:table-cell office:value-type="float" office:value="0.0305156105965" calcext:value-type="float">
            <text:p>0.030515610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.62" calcext:value-type="float">
            <text:p>3.62</text:p>
          </table:table-cell>
          <table:table-cell office:value-type="float" office:value="0.159" calcext:value-type="float">
            <text:p>0.159</text:p>
          </table:table-cell>
          <table:table-cell office:value-type="float" office:value="2.128320385" calcext:value-type="float">
            <text:p>2.128320385</text:p>
          </table:table-cell>
          <table:table-cell office:value-type="float" office:value="0.0180355797749" calcext:value-type="float">
            <text:p>0.018035579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.633" calcext:value-type="float">
            <text:p>3.633</text:p>
          </table:table-cell>
          <table:table-cell office:value-type="float" office:value="0.158" calcext:value-type="float">
            <text:p>0.158</text:p>
          </table:table-cell>
          <table:table-cell office:value-type="float" office:value="2.1307954277" calcext:value-type="float">
            <text:p>2.1307954277</text:p>
          </table:table-cell>
          <table:table-cell office:value-type="float" office:value="0.00575502669729" calcext:value-type="float">
            <text:p>0.0057550267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.644" calcext:value-type="float">
            <text:p>3.644</text:p>
          </table:table-cell>
          <table:table-cell office:value-type="float" office:value="0.156" calcext:value-type="float">
            <text:p>0.156</text:p>
          </table:table-cell>
          <table:table-cell office:value-type="float" office:value="2.13812065786" calcext:value-type="float">
            <text:p>2.1381206579</text:p>
          </table:table-cell>
          <table:table-cell office:value-type="float" office:value="-0.00210977389684" calcext:value-type="float">
            <text:p>-0.002109773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.655" calcext:value-type="float">
            <text:p>3.655</text:p>
          </table:table-cell>
          <table:table-cell office:value-type="float" office:value="0.153" calcext:value-type="float">
            <text:p>0.153</text:p>
          </table:table-cell>
          <table:table-cell office:value-type="float" office:value="2.14011019088" calcext:value-type="float">
            <text:p>2.1401101909</text:p>
          </table:table-cell>
          <table:table-cell office:value-type="float" office:value="-0.0135746751002" calcext:value-type="float">
            <text:p>-0.013574675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.665" calcext:value-type="float">
            <text:p>3.665</text:p>
          </table:table-cell>
          <table:table-cell office:value-type="float" office:value="0.151" calcext:value-type="float">
            <text:p>0.151</text:p>
          </table:table-cell>
          <table:table-cell office:value-type="float" office:value="2.14094283903" calcext:value-type="float">
            <text:p>2.140942839</text:p>
          </table:table-cell>
          <table:table-cell office:value-type="float" office:value="-0.0252518994441" calcext:value-type="float">
            <text:p>-0.025251899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.676" calcext:value-type="float">
            <text:p>3.676</text:p>
          </table:table-cell>
          <table:table-cell office:value-type="float" office:value="0.148" calcext:value-type="float">
            <text:p>0.148</text:p>
          </table:table-cell>
          <table:table-cell office:value-type="float" office:value="2.14069593625" calcext:value-type="float">
            <text:p>2.1406959363</text:p>
          </table:table-cell>
          <table:table-cell office:value-type="float" office:value="-0.0375039851467" calcext:value-type="float">
            <text:p>-0.0375039851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.687" calcext:value-type="float">
            <text:p>3.687</text:p>
          </table:table-cell>
          <table:table-cell office:value-type="float" office:value="0.145" calcext:value-type="float">
            <text:p>0.145</text:p>
          </table:table-cell>
          <table:table-cell office:value-type="float" office:value="2.14027740035" calcext:value-type="float">
            <text:p>2.1402774004</text:p>
          </table:table-cell>
          <table:table-cell office:value-type="float" office:value="-0.0494241212771" calcext:value-type="float">
            <text:p>-0.049424121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699" calcext:value-type="float">
            <text:p>3.699</text:p>
          </table:table-cell>
          <table:table-cell office:value-type="float" office:value="0.141" calcext:value-type="float">
            <text:p>0.141</text:p>
          </table:table-cell>
          <table:table-cell office:value-type="float" office:value="2.14014741404" calcext:value-type="float">
            <text:p>2.140147414</text:p>
          </table:table-cell>
          <table:table-cell office:value-type="float" office:value="-0.062546482862" calcext:value-type="float">
            <text:p>-0.062546482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.71" calcext:value-type="float">
            <text:p>3.71</text:p>
          </table:table-cell>
          <table:table-cell office:value-type="float" office:value="0.137" calcext:value-type="float">
            <text:p>0.137</text:p>
          </table:table-cell>
          <table:table-cell office:value-type="float" office:value="2.14136034433" calcext:value-type="float">
            <text:p>2.1413603443</text:p>
          </table:table-cell>
          <table:table-cell office:value-type="float" office:value="-0.0749448697072" calcext:value-type="float">
            <text:p>-0.0749448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722" calcext:value-type="float">
            <text:p>3.722</text:p>
          </table:table-cell>
          <table:table-cell office:value-type="float" office:value="0.132" calcext:value-type="float">
            <text:p>0.132</text:p>
          </table:table-cell>
          <table:table-cell office:value-type="float" office:value="2.14438476018" calcext:value-type="float">
            <text:p>2.1443847602</text:p>
          </table:table-cell>
          <table:table-cell office:value-type="float" office:value="-0.0882033744083" calcext:value-type="float">
            <text:p>-0.088203374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.732" calcext:value-type="float">
            <text:p>3.732</text:p>
          </table:table-cell>
          <table:table-cell office:value-type="float" office:value="0.128" calcext:value-type="float">
            <text:p>0.128</text:p>
          </table:table-cell>
          <table:table-cell office:value-type="float" office:value="2.14579191019" calcext:value-type="float">
            <text:p>2.1457919102</text:p>
          </table:table-cell>
          <table:table-cell office:value-type="float" office:value="-0.0992941200486" calcext:value-type="float">
            <text:p>-0.0992941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.742" calcext:value-type="float">
            <text:p>3.742</text:p>
          </table:table-cell>
          <table:table-cell office:value-type="float" office:value="0.123" calcext:value-type="float">
            <text:p>0.123</text:p>
          </table:table-cell>
          <table:table-cell office:value-type="float" office:value="2.14693227016" calcext:value-type="float">
            <text:p>2.1469322702</text:p>
          </table:table-cell>
          <table:table-cell office:value-type="float" office:value="-0.110053709419" calcext:value-type="float">
            <text:p>-0.110053709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.752" calcext:value-type="float">
            <text:p>3.752</text:p>
          </table:table-cell>
          <table:table-cell office:value-type="float" office:value="0.118" calcext:value-type="float">
            <text:p>0.118</text:p>
          </table:table-cell>
          <table:table-cell office:value-type="float" office:value="2.1463907767" calcext:value-type="float">
            <text:p>2.1463907767</text:p>
          </table:table-cell>
          <table:table-cell office:value-type="float" office:value="-0.123107045753" calcext:value-type="float">
            <text:p>-0.1231070458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.763" calcext:value-type="float">
            <text:p>3.763</text:p>
          </table:table-cell>
          <table:table-cell office:value-type="float" office:value="0.113" calcext:value-type="float">
            <text:p>0.113</text:p>
          </table:table-cell>
          <table:table-cell office:value-type="float" office:value="2.14559163312" calcext:value-type="float">
            <text:p>2.1455916331</text:p>
          </table:table-cell>
          <table:table-cell office:value-type="float" office:value="-0.135388437492" calcext:value-type="float">
            <text:p>-0.135388437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.773" calcext:value-type="float">
            <text:p>3.773</text:p>
          </table:table-cell>
          <table:table-cell office:value-type="float" office:value="0.107" calcext:value-type="float">
            <text:p>0.107</text:p>
          </table:table-cell>
          <table:table-cell office:value-type="float" office:value="2.1446822344" calcext:value-type="float">
            <text:p>2.1446822344</text:p>
          </table:table-cell>
          <table:table-cell office:value-type="float" office:value="-0.146776537188" calcext:value-type="float">
            <text:p>-0.146776537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783" calcext:value-type="float">
            <text:p>3.783</text:p>
          </table:table-cell>
          <table:table-cell office:value-type="float" office:value="0.101" calcext:value-type="float">
            <text:p>0.101</text:p>
          </table:table-cell>
          <table:table-cell office:value-type="float" office:value="2.14384887301" calcext:value-type="float">
            <text:p>2.143848873</text:p>
          </table:table-cell>
          <table:table-cell office:value-type="float" office:value="-0.156718127266" calcext:value-type="float">
            <text:p>-0.156718127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.792" calcext:value-type="float">
            <text:p>3.792</text:p>
          </table:table-cell>
          <table:table-cell office:value-type="float" office:value="0.095" calcext:value-type="float">
            <text:p>0.095</text:p>
          </table:table-cell>
          <table:table-cell office:value-type="float" office:value="2.14263695473" calcext:value-type="float">
            <text:p>2.1426369547</text:p>
          </table:table-cell>
          <table:table-cell office:value-type="float" office:value="-0.167292325535" calcext:value-type="float">
            <text:p>-0.167292325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.801" calcext:value-type="float">
            <text:p>3.801</text:p>
          </table:table-cell>
          <table:table-cell office:value-type="float" office:value="0.088" calcext:value-type="float">
            <text:p>0.088</text:p>
          </table:table-cell>
          <table:table-cell office:value-type="float" office:value="2.14015487748" calcext:value-type="float">
            <text:p>2.1401548775</text:p>
          </table:table-cell>
          <table:table-cell office:value-type="float" office:value="-0.178306649834" calcext:value-type="float">
            <text:p>-0.178306649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.81" calcext:value-type="float">
            <text:p>3.81</text:p>
          </table:table-cell>
          <table:table-cell office:value-type="float" office:value="0.082" calcext:value-type="float">
            <text:p>0.082</text:p>
          </table:table-cell>
          <table:table-cell office:value-type="float" office:value="2.13641142732" calcext:value-type="float">
            <text:p>2.1364114273</text:p>
          </table:table-cell>
          <table:table-cell office:value-type="float" office:value="-0.188958603989" calcext:value-type="float">
            <text:p>-0.188958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19" calcext:value-type="float">
            <text:p>3.819</text:p>
          </table:table-cell>
          <table:table-cell office:value-type="float" office:value="0.075" calcext:value-type="float">
            <text:p>0.075</text:p>
          </table:table-cell>
          <table:table-cell office:value-type="float" office:value="2.13120216574" calcext:value-type="float">
            <text:p>2.1312021657</text:p>
          </table:table-cell>
          <table:table-cell office:value-type="float" office:value="-0.198773387727" calcext:value-type="float">
            <text:p>-0.198773387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3.828" calcext:value-type="float">
            <text:p>3.828</text:p>
          </table:table-cell>
          <table:table-cell office:value-type="float" office:value="0.067" calcext:value-type="float">
            <text:p>0.067</text:p>
          </table:table-cell>
          <table:table-cell office:value-type="float" office:value="2.12675767195" calcext:value-type="float">
            <text:p>2.126757672</text:p>
          </table:table-cell>
          <table:table-cell office:value-type="float" office:value="-0.208688805269" calcext:value-type="float">
            <text:p>-0.208688805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.836" calcext:value-type="float">
            <text:p>3.836</text:p>
          </table:table-cell>
          <table:table-cell office:value-type="float" office:value="0.06" calcext:value-type="float">
            <text:p>0.06</text:p>
          </table:table-cell>
          <table:table-cell office:value-type="float" office:value="2.12278150753" calcext:value-type="float">
            <text:p>2.1227815075</text:p>
          </table:table-cell>
          <table:table-cell office:value-type="float" office:value="-0.216405056939" calcext:value-type="float">
            <text:p>-0.216405056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3.844" calcext:value-type="float">
            <text:p>3.844</text:p>
          </table:table-cell>
          <table:table-cell office:value-type="float" office:value="0.052" calcext:value-type="float">
            <text:p>0.052</text:p>
          </table:table-cell>
          <table:table-cell office:value-type="float" office:value="2.11751215957" calcext:value-type="float">
            <text:p>2.1175121596</text:p>
          </table:table-cell>
          <table:table-cell office:value-type="float" office:value="-0.224672883621" calcext:value-type="float">
            <text:p>-0.224672883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.852" calcext:value-type="float">
            <text:p>3.852</text:p>
          </table:table-cell>
          <table:table-cell office:value-type="float" office:value="0.044" calcext:value-type="float">
            <text:p>0.044</text:p>
          </table:table-cell>
          <table:table-cell office:value-type="float" office:value="2.11198900684" calcext:value-type="float">
            <text:p>2.1119890068</text:p>
          </table:table-cell>
          <table:table-cell office:value-type="float" office:value="-0.233187276464" calcext:value-type="float">
            <text:p>-0.233187276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.859" calcext:value-type="float">
            <text:p>3.859</text:p>
          </table:table-cell>
          <table:table-cell office:value-type="float" office:value="0.036" calcext:value-type="float">
            <text:p>0.036</text:p>
          </table:table-cell>
          <table:table-cell office:value-type="float" office:value="2.10620703418" calcext:value-type="float">
            <text:p>2.1062070342</text:p>
          </table:table-cell>
          <table:table-cell office:value-type="float" office:value="-0.242479423929" calcext:value-type="float">
            <text:p>-0.242479423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.867" calcext:value-type="float">
            <text:p>3.867</text:p>
          </table:table-cell>
          <table:table-cell office:value-type="float" office:value="0.028" calcext:value-type="float">
            <text:p>0.028</text:p>
          </table:table-cell>
          <table:table-cell office:value-type="float" office:value="2.09990783551" calcext:value-type="float">
            <text:p>2.0999078355</text:p>
          </table:table-cell>
          <table:table-cell office:value-type="float" office:value="-0.252258874738" calcext:value-type="float">
            <text:p>-0.252258874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3.874" calcext:value-type="float">
            <text:p>3.874</text:p>
          </table:table-cell>
          <table:table-cell office:value-type="float" office:value="0.02" calcext:value-type="float">
            <text:p>0.02</text:p>
          </table:table-cell>
          <table:table-cell office:value-type="float" office:value="2.09433500103" calcext:value-type="float">
            <text:p>2.094335001</text:p>
          </table:table-cell>
          <table:table-cell office:value-type="float" office:value="-0.260446249439" calcext:value-type="float">
            <text:p>-0.260446249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.88" calcext:value-type="float">
            <text:p>3.88</text:p>
          </table:table-cell>
          <table:table-cell office:value-type="float" office:value="0.012" calcext:value-type="float">
            <text:p>0.012</text:p>
          </table:table-cell>
          <table:table-cell office:value-type="float" office:value="2.0876709076" calcext:value-type="float">
            <text:p>2.0876709076</text:p>
          </table:table-cell>
          <table:table-cell office:value-type="float" office:value="-0.268273417602" calcext:value-type="float">
            <text:p>-0.2682734176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3.887" calcext:value-type="float">
            <text:p>3.887</text:p>
          </table:table-cell>
          <table:table-cell office:value-type="float" office:value="0.003" calcext:value-type="float">
            <text:p>0.003</text:p>
          </table:table-cell>
          <table:table-cell office:value-type="float" office:value="2.08087976619" calcext:value-type="float">
            <text:p>2.0808797662</text:p>
          </table:table-cell>
          <table:table-cell office:value-type="float" office:value="-0.276532282064" calcext:value-type="float">
            <text:p>-0.27653228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93" calcext:value-type="float">
            <text:p>3.893</text:p>
          </table:table-cell>
          <table:table-cell office:value-type="float" office:value="-0.006" calcext:value-type="float">
            <text:p>-0.006</text:p>
          </table:table-cell>
          <table:table-cell office:value-type="float" office:value="2.07285060053" calcext:value-type="float">
            <text:p>2.0728506005</text:p>
          </table:table-cell>
          <table:table-cell office:value-type="float" office:value="-0.284776040083" calcext:value-type="float">
            <text:p>-0.284776040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3.899" calcext:value-type="float">
            <text:p>3.899</text:p>
          </table:table-cell>
          <table:table-cell office:value-type="float" office:value="-0.015" calcext:value-type="float">
            <text:p>-0.015</text:p>
          </table:table-cell>
          <table:table-cell office:value-type="float" office:value="2.06539099302" calcext:value-type="float">
            <text:p>2.065390993</text:p>
          </table:table-cell>
          <table:table-cell office:value-type="float" office:value="-0.293368643796" calcext:value-type="float">
            <text:p>-0.293368643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.905" calcext:value-type="float">
            <text:p>3.905</text:p>
          </table:table-cell>
          <table:table-cell office:value-type="float" office:value="-0.024" calcext:value-type="float">
            <text:p>-0.024</text:p>
          </table:table-cell>
          <table:table-cell office:value-type="float" office:value="2.0593147342" calcext:value-type="float">
            <text:p>2.0593147342</text:p>
          </table:table-cell>
          <table:table-cell office:value-type="float" office:value="-0.302067515355" calcext:value-type="float">
            <text:p>-0.302067515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3.91" calcext:value-type="float">
            <text:p>3.91</text:p>
          </table:table-cell>
          <table:table-cell office:value-type="float" office:value="-0.034" calcext:value-type="float">
            <text:p>-0.034</text:p>
          </table:table-cell>
          <table:table-cell office:value-type="float" office:value="2.05471591299" calcext:value-type="float">
            <text:p>2.054715913</text:p>
          </table:table-cell>
          <table:table-cell office:value-type="float" office:value="-0.309721359977" calcext:value-type="float">
            <text:p>-0.3097213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.915" calcext:value-type="float">
            <text:p>3.915</text:p>
          </table:table-cell>
          <table:table-cell office:value-type="float" office:value="-0.044" calcext:value-type="float">
            <text:p>-0.044</text:p>
          </table:table-cell>
          <table:table-cell office:value-type="float" office:value="2.04887107604" calcext:value-type="float">
            <text:p>2.048871076</text:p>
          </table:table-cell>
          <table:table-cell office:value-type="float" office:value="-0.317927060677" calcext:value-type="float">
            <text:p>-0.317927060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3.921" calcext:value-type="float">
            <text:p>3.921</text:p>
          </table:table-cell>
          <table:table-cell office:value-type="float" office:value="-0.054" calcext:value-type="float">
            <text:p>-0.054</text:p>
          </table:table-cell>
          <table:table-cell office:value-type="float" office:value="2.04238990518" calcext:value-type="float">
            <text:p>2.0423899052</text:p>
          </table:table-cell>
          <table:table-cell office:value-type="float" office:value="-0.32652331584" calcext:value-type="float">
            <text:p>-0.326523315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3.926" calcext:value-type="float">
            <text:p>3.926</text:p>
          </table:table-cell>
          <table:table-cell office:value-type="float" office:value="-0.066" calcext:value-type="float">
            <text:p>-0.066</text:p>
          </table:table-cell>
          <table:table-cell office:value-type="float" office:value="2.03682108534" calcext:value-type="float">
            <text:p>2.0368210853</text:p>
          </table:table-cell>
          <table:table-cell office:value-type="float" office:value="-0.338066017403" calcext:value-type="float">
            <text:p>-0.338066017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3.932" calcext:value-type="float">
            <text:p>3.932</text:p>
          </table:table-cell>
          <table:table-cell office:value-type="float" office:value="-0.078" calcext:value-type="float">
            <text:p>-0.078</text:p>
          </table:table-cell>
          <table:table-cell office:value-type="float" office:value="2.03162971517" calcext:value-type="float">
            <text:p>2.0316297152</text:p>
          </table:table-cell>
          <table:table-cell office:value-type="float" office:value="-0.349610391396" calcext:value-type="float">
            <text:p>-0.349610391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.937" calcext:value-type="float">
            <text:p>3.937</text:p>
          </table:table-cell>
          <table:table-cell office:value-type="float" office:value="-0.092" calcext:value-type="float">
            <text:p>-0.092</text:p>
          </table:table-cell>
          <table:table-cell office:value-type="float" office:value="2.02679904631" calcext:value-type="float">
            <text:p>2.0267990463</text:p>
          </table:table-cell>
          <table:table-cell office:value-type="float" office:value="-0.358053734189" calcext:value-type="float">
            <text:p>-0.358053734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3.943" calcext:value-type="float">
            <text:p>3.943</text:p>
          </table:table-cell>
          <table:table-cell office:value-type="float" office:value="-0.107" calcext:value-type="float">
            <text:p>-0.107</text:p>
          </table:table-cell>
          <table:table-cell office:value-type="float" office:value="2.02268843184" calcext:value-type="float">
            <text:p>2.0226884318</text:p>
          </table:table-cell>
          <table:table-cell office:value-type="float" office:value="-0.365875355001" calcext:value-type="float">
            <text:p>-0.365875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48" calcext:value-type="float">
            <text:p>3.948</text:p>
          </table:table-cell>
          <table:table-cell office:value-type="float" office:value="-0.124" calcext:value-type="float">
            <text:p>-0.124</text:p>
          </table:table-cell>
          <table:table-cell office:value-type="float" office:value="2.01855845312" calcext:value-type="float">
            <text:p>2.0185584531</text:p>
          </table:table-cell>
          <table:table-cell office:value-type="float" office:value="-0.374132352968" calcext:value-type="float">
            <text:p>-0.37413235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3.954" calcext:value-type="float">
            <text:p>3.954</text:p>
          </table:table-cell>
          <table:table-cell office:value-type="float" office:value="-0.141" calcext:value-type="float">
            <text:p>-0.141</text:p>
          </table:table-cell>
          <table:table-cell office:value-type="float" office:value="2.01349516442" calcext:value-type="float">
            <text:p>2.0134951644</text:p>
          </table:table-cell>
          <table:table-cell office:value-type="float" office:value="-0.381218198936" calcext:value-type="float">
            <text:p>-0.381218198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.959" calcext:value-type="float">
            <text:p>3.959</text:p>
          </table:table-cell>
          <table:table-cell office:value-type="float" office:value="-0.16" calcext:value-type="float">
            <text:p>-0.16</text:p>
          </table:table-cell>
          <table:table-cell office:value-type="float" office:value="2.00983194088" calcext:value-type="float">
            <text:p>2.0098319409</text:p>
          </table:table-cell>
          <table:table-cell office:value-type="float" office:value="-0.389623692806" calcext:value-type="float">
            <text:p>-0.389623692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3.964" calcext:value-type="float">
            <text:p>3.964</text:p>
          </table:table-cell>
          <table:table-cell office:value-type="float" office:value="-0.179" calcext:value-type="float">
            <text:p>-0.179</text:p>
          </table:table-cell>
          <table:table-cell office:value-type="float" office:value="2.00708219696" calcext:value-type="float">
            <text:p>2.007082197</text:p>
          </table:table-cell>
          <table:table-cell office:value-type="float" office:value="-0.399584035633" calcext:value-type="float">
            <text:p>-0.399584035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.968" calcext:value-type="float">
            <text:p>3.968</text:p>
          </table:table-cell>
          <table:table-cell office:value-type="float" office:value="-0.2" calcext:value-type="float">
            <text:p>-0.2</text:p>
          </table:table-cell>
          <table:table-cell office:value-type="float" office:value="2.00354175335" calcext:value-type="float">
            <text:p>2.0035417534</text:p>
          </table:table-cell>
          <table:table-cell office:value-type="float" office:value="-0.40907523144" calcext:value-type="float">
            <text:p>-0.409075231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.973" calcext:value-type="float">
            <text:p>3.973</text:p>
          </table:table-cell>
          <table:table-cell office:value-type="float" office:value="-0.222" calcext:value-type="float">
            <text:p>-0.222</text:p>
          </table:table-cell>
          <table:table-cell office:value-type="float" office:value="1.9994592672" calcext:value-type="float">
            <text:p>1.9994592672</text:p>
          </table:table-cell>
          <table:table-cell office:value-type="float" office:value="-0.417778642961" calcext:value-type="float">
            <text:p>-0.41777864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.977" calcext:value-type="float">
            <text:p>3.977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99611240126" calcext:value-type="float">
            <text:p>1.9961124013</text:p>
          </table:table-cell>
          <table:table-cell office:value-type="float" office:value="-0.425958123947" calcext:value-type="float">
            <text:p>-0.4259581239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.98" calcext:value-type="float">
            <text:p>3.9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99305429937" calcext:value-type="float">
            <text:p>1.9930542994</text:p>
          </table:table-cell>
          <table:table-cell office:value-type="float" office:value="-0.435132898328" calcext:value-type="float">
            <text:p>-0.435132898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.984" calcext:value-type="float">
            <text:p>3.984</text:p>
          </table:table-cell>
          <table:table-cell office:value-type="float" office:value="-0.294" calcext:value-type="float">
            <text:p>-0.294</text:p>
          </table:table-cell>
          <table:table-cell office:value-type="float" office:value="1.99029174133" calcext:value-type="float">
            <text:p>1.9902917413</text:p>
          </table:table-cell>
          <table:table-cell office:value-type="float" office:value="-0.444265836943" calcext:value-type="float">
            <text:p>-0.4442658369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.987" calcext:value-type="float">
            <text:p>3.987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98653675457" calcext:value-type="float">
            <text:p>1.9865367546</text:p>
          </table:table-cell>
          <table:table-cell office:value-type="float" office:value="-0.454641650242" calcext:value-type="float">
            <text:p>-0.4546416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9" calcext:value-type="float">
            <text:p>3.99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98236444867" calcext:value-type="float">
            <text:p>1.9823644487</text:p>
          </table:table-cell>
          <table:table-cell office:value-type="float" office:value="-0.464029436637" calcext:value-type="float">
            <text:p>-0.4640294366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.992" calcext:value-type="float">
            <text:p>3.992</text:p>
          </table:table-cell>
          <table:table-cell office:value-type="float" office:value="-0.375" calcext:value-type="float">
            <text:p>-0.375</text:p>
          </table:table-cell>
          <table:table-cell office:value-type="float" office:value="1.97968196786" calcext:value-type="float">
            <text:p>1.9796819679</text:p>
          </table:table-cell>
          <table:table-cell office:value-type="float" office:value="-0.471762209622" calcext:value-type="float">
            <text:p>-0.4717622096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.994" calcext:value-type="float">
            <text:p>3.994</text:p>
          </table:table-cell>
          <table:table-cell office:value-type="float" office:value="-0.403" calcext:value-type="float">
            <text:p>-0.403</text:p>
          </table:table-cell>
          <table:table-cell office:value-type="float" office:value="1.97734685735" calcext:value-type="float">
            <text:p>1.9773468574</text:p>
          </table:table-cell>
          <table:table-cell office:value-type="float" office:value="-0.480467922184" calcext:value-type="float">
            <text:p>-0.4804679222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3.995" calcext:value-type="float">
            <text:p>3.995</text:p>
          </table:table-cell>
          <table:table-cell office:value-type="float" office:value="-0.43" calcext:value-type="float">
            <text:p>-0.43</text:p>
          </table:table-cell>
          <table:table-cell office:value-type="float" office:value="1.97533387632" calcext:value-type="float">
            <text:p>1.9753338763</text:p>
          </table:table-cell>
          <table:table-cell office:value-type="float" office:value="-0.488104969292" calcext:value-type="float">
            <text:p>-0.488104969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.996" calcext:value-type="float">
            <text:p>3.996</text:p>
          </table:table-cell>
          <table:table-cell office:value-type="float" office:value="-0.456" calcext:value-type="float">
            <text:p>-0.456</text:p>
          </table:table-cell>
          <table:table-cell office:value-type="float" office:value="1.97218743185" calcext:value-type="float">
            <text:p>1.9721874319</text:p>
          </table:table-cell>
          <table:table-cell office:value-type="float" office:value="-0.497932246074" calcext:value-type="float">
            <text:p>-0.497932246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.997" calcext:value-type="float">
            <text:p>3.997</text:p>
          </table:table-cell>
          <table:table-cell office:value-type="float" office:value="-0.482" calcext:value-type="float">
            <text:p>-0.482</text:p>
          </table:table-cell>
          <table:table-cell office:value-type="float" office:value="1.96895758635" calcext:value-type="float">
            <text:p>1.9689575864</text:p>
          </table:table-cell>
          <table:table-cell office:value-type="float" office:value="-0.508558951428" calcext:value-type="float">
            <text:p>-0.508558951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.997" calcext:value-type="float">
            <text:p>3.997</text:p>
          </table:table-cell>
          <table:table-cell office:value-type="float" office:value="-0.508" calcext:value-type="float">
            <text:p>-0.508</text:p>
          </table:table-cell>
          <table:table-cell office:value-type="float" office:value="1.96701000897" calcext:value-type="float">
            <text:p>1.967010009</text:p>
          </table:table-cell>
          <table:table-cell office:value-type="float" office:value="-0.518238667764" calcext:value-type="float">
            <text:p>-0.518238667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3.996" calcext:value-type="float">
            <text:p>3.996</text:p>
          </table:table-cell>
          <table:table-cell office:value-type="float" office:value="-0.533" calcext:value-type="float">
            <text:p>-0.533</text:p>
          </table:table-cell>
          <table:table-cell office:value-type="float" office:value="1.96628165731" calcext:value-type="float">
            <text:p>1.9662816573</text:p>
          </table:table-cell>
          <table:table-cell office:value-type="float" office:value="-0.528177861564" calcext:value-type="float">
            <text:p>-0.528177861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.996" calcext:value-type="float">
            <text:p>3.996</text:p>
          </table:table-cell>
          <table:table-cell office:value-type="float" office:value="-0.558" calcext:value-type="float">
            <text:p>-0.558</text:p>
          </table:table-cell>
          <table:table-cell office:value-type="float" office:value="1.96552410592" calcext:value-type="float">
            <text:p>1.9655241059</text:p>
          </table:table-cell>
          <table:table-cell office:value-type="float" office:value="-0.537795831987" calcext:value-type="float">
            <text:p>-0.53779583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3.995" calcext:value-type="float">
            <text:p>3.995</text:p>
          </table:table-cell>
          <table:table-cell office:value-type="float" office:value="-0.582" calcext:value-type="float">
            <text:p>-0.582</text:p>
          </table:table-cell>
          <table:table-cell office:value-type="float" office:value="1.96481612232" calcext:value-type="float">
            <text:p>1.9648161223</text:p>
          </table:table-cell>
          <table:table-cell office:value-type="float" office:value="-0.546979066602" calcext:value-type="float">
            <text:p>-0.54697906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994" calcext:value-type="float">
            <text:p>3.994</text:p>
          </table:table-cell>
          <table:table-cell office:value-type="float" office:value="-0.605" calcext:value-type="float">
            <text:p>-0.605</text:p>
          </table:table-cell>
          <table:table-cell office:value-type="float" office:value="1.96504351404" calcext:value-type="float">
            <text:p>1.965043514</text:p>
          </table:table-cell>
          <table:table-cell office:value-type="float" office:value="-0.557223330517" calcext:value-type="float">
            <text:p>-0.557223330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3.993" calcext:value-type="float">
            <text:p>3.993</text:p>
          </table:table-cell>
          <table:table-cell office:value-type="float" office:value="-0.627" calcext:value-type="float">
            <text:p>-0.627</text:p>
          </table:table-cell>
          <table:table-cell office:value-type="float" office:value="1.96500689832" calcext:value-type="float">
            <text:p>1.9650068983</text:p>
          </table:table-cell>
          <table:table-cell office:value-type="float" office:value="-0.566123201179" calcext:value-type="float">
            <text:p>-0.566123201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.992" calcext:value-type="float">
            <text:p>3.992</text:p>
          </table:table-cell>
          <table:table-cell office:value-type="float" office:value="-0.648" calcext:value-type="float">
            <text:p>-0.648</text:p>
          </table:table-cell>
          <table:table-cell office:value-type="float" office:value="1.96496070778" calcext:value-type="float">
            <text:p>1.9649607078</text:p>
          </table:table-cell>
          <table:table-cell office:value-type="float" office:value="-0.574233904206" calcext:value-type="float">
            <text:p>-0.5742339042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3.99" calcext:value-type="float">
            <text:p>3.99</text:p>
          </table:table-cell>
          <table:table-cell office:value-type="float" office:value="-0.669" calcext:value-type="float">
            <text:p>-0.669</text:p>
          </table:table-cell>
          <table:table-cell office:value-type="float" office:value="1.96433151868" calcext:value-type="float">
            <text:p>1.9643315187</text:p>
          </table:table-cell>
          <table:table-cell office:value-type="float" office:value="-0.58481873343" calcext:value-type="float">
            <text:p>-0.584818733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.989" calcext:value-type="float">
            <text:p>3.989</text:p>
          </table:table-cell>
          <table:table-cell office:value-type="float" office:value="-0.69" calcext:value-type="float">
            <text:p>-0.69</text:p>
          </table:table-cell>
          <table:table-cell office:value-type="float" office:value="1.96394902036" calcext:value-type="float">
            <text:p>1.9639490204</text:p>
          </table:table-cell>
          <table:table-cell office:value-type="float" office:value="-0.596069689136" calcext:value-type="float">
            <text:p>-0.596069689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3.988" calcext:value-type="float">
            <text:p>3.988</text:p>
          </table:table-cell>
          <table:table-cell office:value-type="float" office:value="-0.711" calcext:value-type="float">
            <text:p>-0.711</text:p>
          </table:table-cell>
          <table:table-cell office:value-type="float" office:value="1.96331051407" calcext:value-type="float">
            <text:p>1.9633105141</text:p>
          </table:table-cell>
          <table:table-cell office:value-type="float" office:value="-0.607978368497" calcext:value-type="float">
            <text:p>-0.607978368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.986" calcext:value-type="float">
            <text:p>3.986</text:p>
          </table:table-cell>
          <table:table-cell office:value-type="float" office:value="-0.732" calcext:value-type="float">
            <text:p>-0.732</text:p>
          </table:table-cell>
          <table:table-cell office:value-type="float" office:value="1.96208297132" calcext:value-type="float">
            <text:p>1.9620829713</text:p>
          </table:table-cell>
          <table:table-cell office:value-type="float" office:value="-0.621300355587" calcext:value-type="float">
            <text:p>-0.6213003556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.985" calcext:value-type="float">
            <text:p>3.985</text:p>
          </table:table-cell>
          <table:table-cell office:value-type="float" office:value="-0.755" calcext:value-type="float">
            <text:p>-0.755</text:p>
          </table:table-cell>
          <table:table-cell office:value-type="float" office:value="1.96127570227" calcext:value-type="float">
            <text:p>1.9612757023</text:p>
          </table:table-cell>
          <table:table-cell office:value-type="float" office:value="-0.635832261718" calcext:value-type="float">
            <text:p>-0.635832261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.983" calcext:value-type="float">
            <text:p>3.983</text:p>
          </table:table-cell>
          <table:table-cell office:value-type="float" office:value="-0.779" calcext:value-type="float">
            <text:p>-0.779</text:p>
          </table:table-cell>
          <table:table-cell office:value-type="float" office:value="1.96081985096" calcext:value-type="float">
            <text:p>1.960819851</text:p>
          </table:table-cell>
          <table:table-cell office:value-type="float" office:value="-0.648366904872" calcext:value-type="float">
            <text:p>-0.648366904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3.981" calcext:value-type="float">
            <text:p>3.981</text:p>
          </table:table-cell>
          <table:table-cell office:value-type="float" office:value="-0.805" calcext:value-type="float">
            <text:p>-0.805</text:p>
          </table:table-cell>
          <table:table-cell office:value-type="float" office:value="1.95968130314" calcext:value-type="float">
            <text:p>1.9596813031</text:p>
          </table:table-cell>
          <table:table-cell office:value-type="float" office:value="-0.659923623274" calcext:value-type="float">
            <text:p>-0.65992362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79" calcext:value-type="float">
            <text:p>3.9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1.95849089567" calcext:value-type="float">
            <text:p>1.9584908957</text:p>
          </table:table-cell>
          <table:table-cell office:value-type="float" office:value="-0.670133289852" calcext:value-type="float">
            <text:p>-0.670133289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3.977" calcext:value-type="float">
            <text:p>3.977</text:p>
          </table:table-cell>
          <table:table-cell office:value-type="float" office:value="-0.857" calcext:value-type="float">
            <text:p>-0.857</text:p>
          </table:table-cell>
          <table:table-cell office:value-type="float" office:value="1.95788222192" calcext:value-type="float">
            <text:p>1.9578822219</text:p>
          </table:table-cell>
          <table:table-cell office:value-type="float" office:value="-0.680046482015" calcext:value-type="float">
            <text:p>-0.68004648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974" calcext:value-type="float">
            <text:p>3.974</text:p>
          </table:table-cell>
          <table:table-cell office:value-type="float" office:value="-0.882" calcext:value-type="float">
            <text:p>-0.882</text:p>
          </table:table-cell>
          <table:table-cell office:value-type="float" office:value="1.95744129987" calcext:value-type="float">
            <text:p>1.9574412999</text:p>
          </table:table-cell>
          <table:table-cell office:value-type="float" office:value="-0.688726792991" calcext:value-type="float">
            <text:p>-0.68872679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3.972" calcext:value-type="float">
            <text:p>3.972</text:p>
          </table:table-cell>
          <table:table-cell office:value-type="float" office:value="-0.909" calcext:value-type="float">
            <text:p>-0.909</text:p>
          </table:table-cell>
          <table:table-cell office:value-type="float" office:value="1.95658643797" calcext:value-type="float">
            <text:p>1.956586438</text:p>
          </table:table-cell>
          <table:table-cell office:value-type="float" office:value="-0.699656832969" calcext:value-type="float">
            <text:p>-0.69965683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.97" calcext:value-type="float">
            <text:p>3.97</text:p>
          </table:table-cell>
          <table:table-cell office:value-type="float" office:value="-0.935" calcext:value-type="float">
            <text:p>-0.935</text:p>
          </table:table-cell>
          <table:table-cell office:value-type="float" office:value="1.95469316424" calcext:value-type="float">
            <text:p>1.9546931642</text:p>
          </table:table-cell>
          <table:table-cell office:value-type="float" office:value="-0.711356228945" calcext:value-type="float">
            <text:p>-0.711356228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3.967" calcext:value-type="float">
            <text:p>3.967</text:p>
          </table:table-cell>
          <table:table-cell office:value-type="float" office:value="-0.961" calcext:value-type="float">
            <text:p>-0.961</text:p>
          </table:table-cell>
          <table:table-cell office:value-type="float" office:value="1.9534766472" calcext:value-type="float">
            <text:p>1.9534766472</text:p>
          </table:table-cell>
          <table:table-cell office:value-type="float" office:value="-0.717694787917" calcext:value-type="float">
            <text:p>-0.717694787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.964" calcext:value-type="float">
            <text:p>3.964</text:p>
          </table:table-cell>
          <table:table-cell office:value-type="float" office:value="-0.988" calcext:value-type="float">
            <text:p>-0.988</text:p>
          </table:table-cell>
          <table:table-cell office:value-type="float" office:value="1.95348841989" calcext:value-type="float">
            <text:p>1.9534884199</text:p>
          </table:table-cell>
          <table:table-cell office:value-type="float" office:value="-0.725375584455" calcext:value-type="float">
            <text:p>-0.725375584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3.962" calcext:value-type="float">
            <text:p>3.962</text:p>
          </table:table-cell>
          <table:table-cell office:value-type="float" office:value="-1.015" calcext:value-type="float">
            <text:p>-1.015</text:p>
          </table:table-cell>
          <table:table-cell office:value-type="float" office:value="1.95497566534" calcext:value-type="float">
            <text:p>1.9549756653</text:p>
          </table:table-cell>
          <table:table-cell office:value-type="float" office:value="-0.73347140392" calcext:value-type="float">
            <text:p>-0.7334714039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.959" calcext:value-type="float">
            <text:p>3.959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436257207" calcext:value-type="float">
            <text:p>1.9543625721</text:p>
          </table:table-cell>
          <table:table-cell office:value-type="float" office:value="-0.750503541601" calcext:value-type="float">
            <text:p>-0.7505035416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3.956" calcext:value-type="float">
            <text:p>3.956</text:p>
          </table:table-cell>
          <table:table-cell office:value-type="float" office:value="-1.068" calcext:value-type="float">
            <text:p>-1.068</text:p>
          </table:table-cell>
          <table:table-cell office:value-type="float" office:value="1.95269014932" calcext:value-type="float">
            <text:p>1.9526901493</text:p>
          </table:table-cell>
          <table:table-cell office:value-type="float" office:value="-0.764545350754" calcext:value-type="float">
            <text:p>-0.76454535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53" calcext:value-type="float">
            <text:p>3.953</text:p>
          </table:table-cell>
          <table:table-cell office:value-type="float" office:value="-1.093" calcext:value-type="float">
            <text:p>-1.093</text:p>
          </table:table-cell>
          <table:table-cell office:value-type="float" office:value="1.9525881834" calcext:value-type="float">
            <text:p>1.9525881834</text:p>
          </table:table-cell>
          <table:table-cell office:value-type="float" office:value="-0.774284928047" calcext:value-type="float">
            <text:p>-0.774284928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.95" calcext:value-type="float">
            <text:p>3.95</text:p>
          </table:table-cell>
          <table:table-cell office:value-type="float" office:value="-1.118" calcext:value-type="float">
            <text:p>-1.118</text:p>
          </table:table-cell>
          <table:table-cell office:value-type="float" office:value="1.95209585079" calcext:value-type="float">
            <text:p>1.9520958508</text:p>
          </table:table-cell>
          <table:table-cell office:value-type="float" office:value="-0.781044787641" calcext:value-type="float">
            <text:p>-0.7810447876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.947" calcext:value-type="float">
            <text:p>3.947</text:p>
          </table:table-cell>
          <table:table-cell office:value-type="float" office:value="-1.144" calcext:value-type="float">
            <text:p>-1.144</text:p>
          </table:table-cell>
          <table:table-cell office:value-type="float" office:value="1.95116752686" calcext:value-type="float">
            <text:p>1.9511675269</text:p>
          </table:table-cell>
          <table:table-cell office:value-type="float" office:value="-0.787580936426" calcext:value-type="float">
            <text:p>-0.7875809364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3.943" calcext:value-type="float">
            <text:p>3.943</text:p>
          </table:table-cell>
          <table:table-cell office:value-type="float" office:value="-1.17" calcext:value-type="float">
            <text:p>-1.17</text:p>
          </table:table-cell>
          <table:table-cell office:value-type="float" office:value="1.95122277144" calcext:value-type="float">
            <text:p>1.9512227714</text:p>
          </table:table-cell>
          <table:table-cell office:value-type="float" office:value="-0.794817038163" calcext:value-type="float">
            <text:p>-0.794817038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.94" calcext:value-type="float">
            <text:p>3.94</text:p>
          </table:table-cell>
          <table:table-cell office:value-type="float" office:value="-1.196" calcext:value-type="float">
            <text:p>-1.196</text:p>
          </table:table-cell>
          <table:table-cell office:value-type="float" office:value="1.95106240577" calcext:value-type="float">
            <text:p>1.9510624058</text:p>
          </table:table-cell>
          <table:table-cell office:value-type="float" office:value="-0.802562259135" calcext:value-type="float">
            <text:p>-0.8025622591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.937" calcext:value-type="float">
            <text:p>3.937</text:p>
          </table:table-cell>
          <table:table-cell office:value-type="float" office:value="-1.222" calcext:value-type="float">
            <text:p>-1.222</text:p>
          </table:table-cell>
          <table:table-cell office:value-type="float" office:value="1.9501511984" calcext:value-type="float">
            <text:p>1.9501511984</text:p>
          </table:table-cell>
          <table:table-cell office:value-type="float" office:value="-0.809421542243" calcext:value-type="float">
            <text:p>-0.8094215422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3.933" calcext:value-type="float">
            <text:p>3.933</text:p>
          </table:table-cell>
          <table:table-cell office:value-type="float" office:value="-1.248" calcext:value-type="float">
            <text:p>-1.248</text:p>
          </table:table-cell>
          <table:table-cell office:value-type="float" office:value="1.94901735741" calcext:value-type="float">
            <text:p>1.9490173574</text:p>
          </table:table-cell>
          <table:table-cell office:value-type="float" office:value="-0.818639598836" calcext:value-type="float">
            <text:p>-0.8186395988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3.93" calcext:value-type="float">
            <text:p>3.93</text:p>
          </table:table-cell>
          <table:table-cell office:value-type="float" office:value="-1.274" calcext:value-type="float">
            <text:p>-1.274</text:p>
          </table:table-cell>
          <table:table-cell office:value-type="float" office:value="1.94863144186" calcext:value-type="float">
            <text:p>1.9486314419</text:p>
          </table:table-cell>
          <table:table-cell office:value-type="float" office:value="-0.827068775005" calcext:value-type="float">
            <text:p>-0.827068775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926" calcext:value-type="float">
            <text:p>3.926</text:p>
          </table:table-cell>
          <table:table-cell office:value-type="float" office:value="-1.301" calcext:value-type="float">
            <text:p>-1.301</text:p>
          </table:table-cell>
          <table:table-cell office:value-type="float" office:value="1.94782341726" calcext:value-type="float">
            <text:p>1.9478234173</text:p>
          </table:table-cell>
          <table:table-cell office:value-type="float" office:value="-0.834337680095" calcext:value-type="float">
            <text:p>-0.8343376801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3.923" calcext:value-type="float">
            <text:p>3.923</text:p>
          </table:table-cell>
          <table:table-cell office:value-type="float" office:value="-1.327" calcext:value-type="float">
            <text:p>-1.327</text:p>
          </table:table-cell>
          <table:table-cell office:value-type="float" office:value="1.94782629668" calcext:value-type="float">
            <text:p>1.9478262967</text:p>
          </table:table-cell>
          <table:table-cell office:value-type="float" office:value="-0.840623716244" calcext:value-type="float">
            <text:p>-0.84062371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19" calcext:value-type="float">
            <text:p>3.919</text:p>
          </table:table-cell>
          <table:table-cell office:value-type="float" office:value="-1.354" calcext:value-type="float">
            <text:p>-1.354</text:p>
          </table:table-cell>
          <table:table-cell office:value-type="float" office:value="1.94884462718" calcext:value-type="float">
            <text:p>1.9488446272</text:p>
          </table:table-cell>
          <table:table-cell office:value-type="float" office:value="-0.846074026527" calcext:value-type="float">
            <text:p>-0.846074026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3.915" calcext:value-type="float">
            <text:p>3.915</text:p>
          </table:table-cell>
          <table:table-cell office:value-type="float" office:value="-1.381" calcext:value-type="float">
            <text:p>-1.381</text:p>
          </table:table-cell>
          <table:table-cell office:value-type="float" office:value="1.94943377916" calcext:value-type="float">
            <text:p>1.9494337792</text:p>
          </table:table-cell>
          <table:table-cell office:value-type="float" office:value="-0.855514168005" calcext:value-type="float">
            <text:p>-0.85551416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.91" calcext:value-type="float">
            <text:p>3.91</text:p>
          </table:table-cell>
          <table:table-cell office:value-type="float" office:value="-1.406" calcext:value-type="float">
            <text:p>-1.406</text:p>
          </table:table-cell>
          <table:table-cell office:value-type="float" office:value="1.9483049469" calcext:value-type="float">
            <text:p>1.9483049469</text:p>
          </table:table-cell>
          <table:table-cell office:value-type="float" office:value="-0.870316463656" calcext:value-type="float">
            <text:p>-0.870316463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3.906" calcext:value-type="float">
            <text:p>3.906</text:p>
          </table:table-cell>
          <table:table-cell office:value-type="float" office:value="-1.432" calcext:value-type="float">
            <text:p>-1.432</text:p>
          </table:table-cell>
          <table:table-cell office:value-type="float" office:value="1.94632451696" calcext:value-type="float">
            <text:p>1.946324517</text:p>
          </table:table-cell>
          <table:table-cell office:value-type="float" office:value="-0.883127454379" calcext:value-type="float">
            <text:p>-0.8831274544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.902" calcext:value-type="float">
            <text:p>3.902</text:p>
          </table:table-cell>
          <table:table-cell office:value-type="float" office:value="-1.458" calcext:value-type="float">
            <text:p>-1.458</text:p>
          </table:table-cell>
          <table:table-cell office:value-type="float" office:value="1.94570247048" calcext:value-type="float">
            <text:p>1.9457024705</text:p>
          </table:table-cell>
          <table:table-cell office:value-type="float" office:value="-0.894713769287" calcext:value-type="float">
            <text:p>-0.894713769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.898" calcext:value-type="float">
            <text:p>3.898</text:p>
          </table:table-cell>
          <table:table-cell office:value-type="float" office:value="-1.485" calcext:value-type="float">
            <text:p>-1.485</text:p>
          </table:table-cell>
          <table:table-cell office:value-type="float" office:value="1.94604070011" calcext:value-type="float">
            <text:p>1.9460407001</text:p>
          </table:table-cell>
          <table:table-cell office:value-type="float" office:value="-0.907038915231" calcext:value-type="float">
            <text:p>-0.9070389152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893" calcext:value-type="float">
            <text:p>3.893</text:p>
          </table:table-cell>
          <table:table-cell office:value-type="float" office:value="-1.513" calcext:value-type="float">
            <text:p>-1.513</text:p>
          </table:table-cell>
          <table:table-cell office:value-type="float" office:value="1.94567740516" calcext:value-type="float">
            <text:p>1.9456774052</text:p>
          </table:table-cell>
          <table:table-cell office:value-type="float" office:value="-0.918282925927" calcext:value-type="float">
            <text:p>-0.9182829259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.888" calcext:value-type="float">
            <text:p>3.888</text:p>
          </table:table-cell>
          <table:table-cell office:value-type="float" office:value="-1.542" calcext:value-type="float">
            <text:p>-1.542</text:p>
          </table:table-cell>
          <table:table-cell office:value-type="float" office:value="1.94490880759" calcext:value-type="float">
            <text:p>1.9449088076</text:p>
          </table:table-cell>
          <table:table-cell office:value-type="float" office:value="-0.928645306726" calcext:value-type="float">
            <text:p>-0.928645306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.883" calcext:value-type="float">
            <text:p>3.883</text:p>
          </table:table-cell>
          <table:table-cell office:value-type="float" office:value="-1.573" calcext:value-type="float">
            <text:p>-1.573</text:p>
          </table:table-cell>
          <table:table-cell office:value-type="float" office:value="1.9454208286" calcext:value-type="float">
            <text:p>1.9454208286</text:p>
          </table:table-cell>
          <table:table-cell office:value-type="float" office:value="-0.938288015045" calcext:value-type="float">
            <text:p>-0.93828801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3.877" calcext:value-type="float">
            <text:p>3.877</text:p>
          </table:table-cell>
          <table:table-cell office:value-type="float" office:value="-1.606" calcext:value-type="float">
            <text:p>-1.606</text:p>
          </table:table-cell>
          <table:table-cell office:value-type="float" office:value="1.94609503648" calcext:value-type="float">
            <text:p>1.9460950365</text:p>
          </table:table-cell>
          <table:table-cell office:value-type="float" office:value="-0.946377390164" calcext:value-type="float">
            <text:p>-0.94637739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1" calcext:value-type="float">
            <text:p>3.871</text:p>
          </table:table-cell>
          <table:table-cell office:value-type="float" office:value="-1.639" calcext:value-type="float">
            <text:p>-1.639</text:p>
          </table:table-cell>
          <table:table-cell office:value-type="float" office:value="1.94742230554" calcext:value-type="float">
            <text:p>1.9474223055</text:p>
          </table:table-cell>
          <table:table-cell office:value-type="float" office:value="-0.953705361335" calcext:value-type="float">
            <text:p>-0.953705361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3.866" calcext:value-type="float">
            <text:p>3.866</text:p>
          </table:table-cell>
          <table:table-cell office:value-type="float" office:value="-1.672" calcext:value-type="float">
            <text:p>-1.672</text:p>
          </table:table-cell>
          <table:table-cell office:value-type="float" office:value="1.94847449572" calcext:value-type="float">
            <text:p>1.9484744957</text:p>
          </table:table-cell>
          <table:table-cell office:value-type="float" office:value="-0.961702316537" calcext:value-type="float">
            <text:p>-0.961702316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.86" calcext:value-type="float">
            <text:p>3.86</text:p>
          </table:table-cell>
          <table:table-cell office:value-type="float" office:value="-1.705" calcext:value-type="float">
            <text:p>-1.705</text:p>
          </table:table-cell>
          <table:table-cell office:value-type="float" office:value="1.94886221947" calcext:value-type="float">
            <text:p>1.9488622195</text:p>
          </table:table-cell>
          <table:table-cell office:value-type="float" office:value="-0.97017844363" calcext:value-type="float">
            <text:p>-0.970178443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.854" calcext:value-type="float">
            <text:p>3.854</text:p>
          </table:table-cell>
          <table:table-cell office:value-type="float" office:value="-1.737" calcext:value-type="float">
            <text:p>-1.737</text:p>
          </table:table-cell>
          <table:table-cell office:value-type="float" office:value="1.94988274142" calcext:value-type="float">
            <text:p>1.9498827414</text:p>
          </table:table-cell>
          <table:table-cell office:value-type="float" office:value="-0.98015729722" calcext:value-type="float">
            <text:p>-0.980157297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849" calcext:value-type="float">
            <text:p>3.849</text:p>
          </table:table-cell>
          <table:table-cell office:value-type="float" office:value="-1.769" calcext:value-type="float">
            <text:p>-1.769</text:p>
          </table:table-cell>
          <table:table-cell office:value-type="float" office:value="1.95116390242" calcext:value-type="float">
            <text:p>1.9511639024</text:p>
          </table:table-cell>
          <table:table-cell office:value-type="float" office:value="-0.990991415491" calcext:value-type="float">
            <text:p>-0.990991415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.844" calcext:value-type="float">
            <text:p>3.844</text:p>
          </table:table-cell>
          <table:table-cell office:value-type="float" office:value="-1.801" calcext:value-type="float">
            <text:p>-1.801</text:p>
          </table:table-cell>
          <table:table-cell office:value-type="float" office:value="1.95249398774" calcext:value-type="float">
            <text:p>1.9524939877</text:p>
          </table:table-cell>
          <table:table-cell office:value-type="float" office:value="-1.0004741673" calcext:value-type="float">
            <text:p>-1.000474167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.838" calcext:value-type="float">
            <text:p>3.838</text:p>
          </table:table-cell>
          <table:table-cell office:value-type="float" office:value="-1.833" calcext:value-type="float">
            <text:p>-1.833</text:p>
          </table:table-cell>
          <table:table-cell office:value-type="float" office:value="1.95392540326" calcext:value-type="float">
            <text:p>1.9539254033</text:p>
          </table:table-cell>
          <table:table-cell office:value-type="float" office:value="-1.00736356107" calcext:value-type="float">
            <text:p>-1.007363561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3.833" calcext:value-type="float">
            <text:p>3.833</text:p>
          </table:table-cell>
          <table:table-cell office:value-type="float" office:value="-1.864" calcext:value-type="float">
            <text:p>-1.864</text:p>
          </table:table-cell>
          <table:table-cell office:value-type="float" office:value="1.95658259291" calcext:value-type="float">
            <text:p>1.9565825929</text:p>
          </table:table-cell>
          <table:table-cell office:value-type="float" office:value="-1.01589574325" calcext:value-type="float">
            <text:p>-1.015895743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.828" calcext:value-type="float">
            <text:p>3.828</text:p>
          </table:table-cell>
          <table:table-cell office:value-type="float" office:value="-1.896" calcext:value-type="float">
            <text:p>-1.896</text:p>
          </table:table-cell>
          <table:table-cell office:value-type="float" office:value="1.95900821255" calcext:value-type="float">
            <text:p>1.9590082126</text:p>
          </table:table-cell>
          <table:table-cell office:value-type="float" office:value="-1.02438787229" calcext:value-type="float">
            <text:p>-1.0243878723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.823" calcext:value-type="float">
            <text:p>3.823</text:p>
          </table:table-cell>
          <table:table-cell office:value-type="float" office:value="-1.927" calcext:value-type="float">
            <text:p>-1.927</text:p>
          </table:table-cell>
          <table:table-cell office:value-type="float" office:value="1.95977343239" calcext:value-type="float">
            <text:p>1.9597734324</text:p>
          </table:table-cell>
          <table:table-cell office:value-type="float" office:value="-1.04354987302" calcext:value-type="float">
            <text:p>-1.043549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18" calcext:value-type="float">
            <text:p>3.818</text:p>
          </table:table-cell>
          <table:table-cell office:value-type="float" office:value="-1.958" calcext:value-type="float">
            <text:p>-1.958</text:p>
          </table:table-cell>
          <table:table-cell office:value-type="float" office:value="1.96192186123" calcext:value-type="float">
            <text:p>1.9619218612</text:p>
          </table:table-cell>
          <table:table-cell office:value-type="float" office:value="-1.05462352303" calcext:value-type="float">
            <text:p>-1.054623523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3.813" calcext:value-type="float">
            <text:p>3.813</text:p>
          </table:table-cell>
          <table:table-cell office:value-type="float" office:value="-1.988" calcext:value-type="float">
            <text:p>-1.988</text:p>
          </table:table-cell>
          <table:table-cell office:value-type="float" office:value="1.96461373505" calcext:value-type="float">
            <text:p>1.9646137351</text:p>
          </table:table-cell>
          <table:table-cell office:value-type="float" office:value="-1.06270033492" calcext:value-type="float">
            <text:p>-1.062700334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808" calcext:value-type="float">
            <text:p>3.808</text:p>
          </table:table-cell>
          <table:table-cell office:value-type="float" office:value="-2.019" calcext:value-type="float">
            <text:p>-2.019</text:p>
          </table:table-cell>
          <table:table-cell office:value-type="float" office:value="1.9670387493" calcext:value-type="float">
            <text:p>1.9670387493</text:p>
          </table:table-cell>
          <table:table-cell office:value-type="float" office:value="-1.07149734245" calcext:value-type="float">
            <text:p>-1.071497342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804" calcext:value-type="float">
            <text:p>3.804</text:p>
          </table:table-cell>
          <table:table-cell office:value-type="float" office:value="-2.05" calcext:value-type="float">
            <text:p>-2.05</text:p>
          </table:table-cell>
          <table:table-cell office:value-type="float" office:value="1.96970268715" calcext:value-type="float">
            <text:p>1.9697026872</text:p>
          </table:table-cell>
          <table:table-cell office:value-type="float" office:value="-1.0813699371" calcext:value-type="float">
            <text:p>-1.081369937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8" calcext:value-type="float">
            <text:p>3.8</text:p>
          </table:table-cell>
          <table:table-cell office:value-type="float" office:value="-2.08" calcext:value-type="float">
            <text:p>-2.08</text:p>
          </table:table-cell>
          <table:table-cell office:value-type="float" office:value="1.97271668834" calcext:value-type="float">
            <text:p>1.9727166883</text:p>
          </table:table-cell>
          <table:table-cell office:value-type="float" office:value="-1.09064340806" calcext:value-type="float">
            <text:p>-1.090643408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.796" calcext:value-type="float">
            <text:p>3.796</text:p>
          </table:table-cell>
          <table:table-cell office:value-type="float" office:value="-2.112" calcext:value-type="float">
            <text:p>-2.112</text:p>
          </table:table-cell>
          <table:table-cell office:value-type="float" office:value="1.97549367065" calcext:value-type="float">
            <text:p>1.9754936707</text:p>
          </table:table-cell>
          <table:table-cell office:value-type="float" office:value="-1.1005408337" calcext:value-type="float">
            <text:p>-1.1005408337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.792" calcext:value-type="float">
            <text:p>3.792</text:p>
          </table:table-cell>
          <table:table-cell office:value-type="float" office:value="-2.144" calcext:value-type="float">
            <text:p>-2.144</text:p>
          </table:table-cell>
          <table:table-cell office:value-type="float" office:value="1.97787732941" calcext:value-type="float">
            <text:p>1.9778773294</text:p>
          </table:table-cell>
          <table:table-cell office:value-type="float" office:value="-1.10898169334" calcext:value-type="float">
            <text:p>-1.1089816933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3.788" calcext:value-type="float">
            <text:p>3.788</text:p>
          </table:table-cell>
          <table:table-cell office:value-type="float" office:value="-2.175" calcext:value-type="float">
            <text:p>-2.175</text:p>
          </table:table-cell>
          <table:table-cell office:value-type="float" office:value="1.9801820751" calcext:value-type="float">
            <text:p>1.9801820751</text:p>
          </table:table-cell>
          <table:table-cell office:value-type="float" office:value="-1.1180632365" calcext:value-type="float">
            <text:p>-1.118063236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.785" calcext:value-type="float">
            <text:p>3.785</text:p>
          </table:table-cell>
          <table:table-cell office:value-type="float" office:value="-2.207" calcext:value-type="float">
            <text:p>-2.207</text:p>
          </table:table-cell>
          <table:table-cell office:value-type="float" office:value="1.98225437588" calcext:value-type="float">
            <text:p>1.9822543759</text:p>
          </table:table-cell>
          <table:table-cell office:value-type="float" office:value="-1.12883356857" calcext:value-type="float">
            <text:p>-1.1288335686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3.782" calcext:value-type="float">
            <text:p>3.782</text:p>
          </table:table-cell>
          <table:table-cell office:value-type="float" office:value="-2.238" calcext:value-type="float">
            <text:p>-2.238</text:p>
          </table:table-cell>
          <table:table-cell office:value-type="float" office:value="1.98482391161" calcext:value-type="float">
            <text:p>1.9848239116</text:p>
          </table:table-cell>
          <table:table-cell office:value-type="float" office:value="-1.14031488132" calcext:value-type="float">
            <text:p>-1.14031488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79" calcext:value-type="float">
            <text:p>3.779</text:p>
          </table:table-cell>
          <table:table-cell office:value-type="float" office:value="-2.269" calcext:value-type="float">
            <text:p>-2.269</text:p>
          </table:table-cell>
          <table:table-cell office:value-type="float" office:value="1.987847767" calcext:value-type="float">
            <text:p>1.987847767</text:p>
          </table:table-cell>
          <table:table-cell office:value-type="float" office:value="-1.15208246206" calcext:value-type="float">
            <text:p>-1.1520824621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.776" calcext:value-type="float">
            <text:p>3.776</text:p>
          </table:table-cell>
          <table:table-cell office:value-type="float" office:value="-2.301" calcext:value-type="float">
            <text:p>-2.301</text:p>
          </table:table-cell>
          <table:table-cell office:value-type="float" office:value="1.99110826525" calcext:value-type="float">
            <text:p>1.9911082653</text:p>
          </table:table-cell>
          <table:table-cell office:value-type="float" office:value="-1.16433640224" calcext:value-type="float">
            <text:p>-1.164336402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774" calcext:value-type="float">
            <text:p>3.774</text:p>
          </table:table-cell>
          <table:table-cell office:value-type="float" office:value="-2.333" calcext:value-type="float">
            <text:p>-2.333</text:p>
          </table:table-cell>
          <table:table-cell office:value-type="float" office:value="1.9943230557" calcext:value-type="float">
            <text:p>1.9943230557</text:p>
          </table:table-cell>
          <table:table-cell office:value-type="float" office:value="-1.17718101164" calcext:value-type="float">
            <text:p>-1.177181011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3.771" calcext:value-type="float">
            <text:p>3.771</text:p>
          </table:table-cell>
          <table:table-cell office:value-type="float" office:value="-2.366" calcext:value-type="float">
            <text:p>-2.366</text:p>
          </table:table-cell>
          <table:table-cell office:value-type="float" office:value="1.9961625684" calcext:value-type="float">
            <text:p>1.9961625684</text:p>
          </table:table-cell>
          <table:table-cell office:value-type="float" office:value="-1.18819794751" calcext:value-type="float">
            <text:p>-1.188197947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769" calcext:value-type="float">
            <text:p>3.769</text:p>
          </table:table-cell>
          <table:table-cell office:value-type="float" office:value="-2.399" calcext:value-type="float">
            <text:p>-2.399</text:p>
          </table:table-cell>
          <table:table-cell office:value-type="float" office:value="1.99835473692" calcext:value-type="float">
            <text:p>1.9983547369</text:p>
          </table:table-cell>
          <table:table-cell office:value-type="float" office:value="-1.20137382209" calcext:value-type="float">
            <text:p>-1.201373822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.767" calcext:value-type="float">
            <text:p>3.767</text:p>
          </table:table-cell>
          <table:table-cell office:value-type="float" office:value="-2.435" calcext:value-type="float">
            <text:p>-2.435</text:p>
          </table:table-cell>
          <table:table-cell office:value-type="float" office:value="2.00051747465" calcext:value-type="float">
            <text:p>2.0005174747</text:p>
          </table:table-cell>
          <table:table-cell office:value-type="float" office:value="-1.21653866205" calcext:value-type="float">
            <text:p>-1.2165386621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3.765" calcext:value-type="float">
            <text:p>3.765</text:p>
          </table:table-cell>
          <table:table-cell office:value-type="float" office:value="-2.471" calcext:value-type="float">
            <text:p>-2.471</text:p>
          </table:table-cell>
          <table:table-cell office:value-type="float" office:value="2.00189063184" calcext:value-type="float">
            <text:p>2.0018906318</text:p>
          </table:table-cell>
          <table:table-cell office:value-type="float" office:value="-1.22947509225" calcext:value-type="float">
            <text:p>-1.229475092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.764" calcext:value-type="float">
            <text:p>3.764</text:p>
          </table:table-cell>
          <table:table-cell office:value-type="float" office:value="-2.509" calcext:value-type="float">
            <text:p>-2.509</text:p>
          </table:table-cell>
          <table:table-cell office:value-type="float" office:value="2.00324997639" calcext:value-type="float">
            <text:p>2.0032499764</text:p>
          </table:table-cell>
          <table:table-cell office:value-type="float" office:value="-1.24340401849" calcext:value-type="float">
            <text:p>-1.243404018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762" calcext:value-type="float">
            <text:p>3.762</text:p>
          </table:table-cell>
          <table:table-cell office:value-type="float" office:value="-2.546" calcext:value-type="float">
            <text:p>-2.546</text:p>
          </table:table-cell>
          <table:table-cell office:value-type="float" office:value="2.00515897686" calcext:value-type="float">
            <text:p>2.0051589769</text:p>
          </table:table-cell>
          <table:table-cell office:value-type="float" office:value="-1.26416715646" calcext:value-type="float">
            <text:p>-1.2641671565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3.761" calcext:value-type="float">
            <text:p>3.761</text:p>
          </table:table-cell>
          <table:table-cell office:value-type="float" office:value="-2.582" calcext:value-type="float">
            <text:p>-2.582</text:p>
          </table:table-cell>
          <table:table-cell office:value-type="float" office:value="2.00800988078" calcext:value-type="float">
            <text:p>2.0080098808</text:p>
          </table:table-cell>
          <table:table-cell office:value-type="float" office:value="-1.29590286052" calcext:value-type="float">
            <text:p>-1.2959028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6" calcext:value-type="float">
            <text:p>3.76</text:p>
          </table:table-cell>
          <table:table-cell office:value-type="float" office:value="-2.617" calcext:value-type="float">
            <text:p>-2.617</text:p>
          </table:table-cell>
          <table:table-cell office:value-type="float" office:value="2.01126027075" calcext:value-type="float">
            <text:p>2.0112602708</text:p>
          </table:table-cell>
          <table:table-cell office:value-type="float" office:value="-1.32558364445" calcext:value-type="float">
            <text:p>-1.325583644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3.759" calcext:value-type="float">
            <text:p>3.759</text:p>
          </table:table-cell>
          <table:table-cell office:value-type="float" office:value="-2.651" calcext:value-type="float">
            <text:p>-2.651</text:p>
          </table:table-cell>
          <table:table-cell office:value-type="float" office:value="2.01316396091" calcext:value-type="float">
            <text:p>2.0131639609</text:p>
          </table:table-cell>
          <table:table-cell office:value-type="float" office:value="-1.3438496498" calcext:value-type="float">
            <text:p>-1.3438496498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.758" calcext:value-type="float">
            <text:p>3.758</text:p>
          </table:table-cell>
          <table:table-cell office:value-type="float" office:value="-2.686" calcext:value-type="float">
            <text:p>-2.686</text:p>
          </table:table-cell>
          <table:table-cell office:value-type="float" office:value="2.01358129597" calcext:value-type="float">
            <text:p>2.013581296</text:p>
          </table:table-cell>
          <table:table-cell office:value-type="float" office:value="-1.36282497629" calcext:value-type="float">
            <text:p>-1.362824976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.757" calcext:value-type="float">
            <text:p>3.757</text:p>
          </table:table-cell>
          <table:table-cell office:value-type="float" office:value="-2.721" calcext:value-type="float">
            <text:p>-2.721</text:p>
          </table:table-cell>
          <table:table-cell office:value-type="float" office:value="2.01451558015" calcext:value-type="float">
            <text:p>2.0145155802</text:p>
          </table:table-cell>
          <table:table-cell office:value-type="float" office:value="-1.40041904158" calcext:value-type="float">
            <text:p>-1.400419041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.757" calcext:value-type="float">
            <text:p>3.757</text:p>
          </table:table-cell>
          <table:table-cell office:value-type="float" office:value="-2.758" calcext:value-type="float">
            <text:p>-2.758</text:p>
          </table:table-cell>
          <table:table-cell office:value-type="float" office:value="2.01441600911" calcext:value-type="float">
            <text:p>2.0144160091</text:p>
          </table:table-cell>
          <table:table-cell office:value-type="float" office:value="-1.43275375471" calcext:value-type="float">
            <text:p>-1.4327537547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.756" calcext:value-type="float">
            <text:p>3.756</text:p>
          </table:table-cell>
          <table:table-cell office:value-type="float" office:value="-2.797" calcext:value-type="float">
            <text:p>-2.797</text:p>
          </table:table-cell>
          <table:table-cell office:value-type="float" office:value="2.01544094797" calcext:value-type="float">
            <text:p>2.015440948</text:p>
          </table:table-cell>
          <table:table-cell office:value-type="float" office:value="-1.44643053206" calcext:value-type="float">
            <text:p>-1.4464305321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755" calcext:value-type="float">
            <text:p>3.755</text:p>
          </table:table-cell>
          <table:table-cell office:value-type="float" office:value="-2.835" calcext:value-type="float">
            <text:p>-2.835</text:p>
          </table:table-cell>
          <table:table-cell office:value-type="float" office:value="2.01504704689" calcext:value-type="float">
            <text:p>2.0150470469</text:p>
          </table:table-cell>
          <table:table-cell office:value-type="float" office:value="-1.46154705393" calcext:value-type="float">
            <text:p>-1.4615470539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.755" calcext:value-type="float">
            <text:p>3.755</text:p>
          </table:table-cell>
          <table:table-cell office:value-type="float" office:value="-2.869" calcext:value-type="float">
            <text:p>-2.869</text:p>
          </table:table-cell>
          <table:table-cell office:value-type="float" office:value="2.0131040736" calcext:value-type="float">
            <text:p>2.0131040736</text:p>
          </table:table-cell>
          <table:table-cell office:value-type="float" office:value="-1.50587771205" calcext:value-type="float">
            <text:p>-1.5058777121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.754" calcext:value-type="float">
            <text:p>3.754</text:p>
          </table:table-cell>
          <table:table-cell office:value-type="float" office:value="-2.896" calcext:value-type="float">
            <text:p>-2.896</text:p>
          </table:table-cell>
          <table:table-cell office:value-type="float" office:value="2.0100222854" calcext:value-type="float">
            <text:p>2.0100222854</text:p>
          </table:table-cell>
          <table:table-cell office:value-type="float" office:value="-1.54402424502" calcext:value-type="float">
            <text:p>-1.54402424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.754" calcext:value-type="float">
            <text:p>3.754</text:p>
          </table:table-cell>
          <table:table-cell office:value-type="float" office:value="-2.92" calcext:value-type="float">
            <text:p>-2.92</text:p>
          </table:table-cell>
          <table:table-cell office:value-type="float" office:value="2.00446393104" calcext:value-type="float">
            <text:p>2.004463931</text:p>
          </table:table-cell>
          <table:table-cell office:value-type="float" office:value="-1.60602144387" calcext:value-type="float">
            <text:p>-1.60602144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54" calcext:value-type="float">
            <text:p>3.754</text:p>
          </table:table-cell>
          <table:table-cell office:value-type="float" office:value="-2.943" calcext:value-type="float">
            <text:p>-2.943</text:p>
          </table:table-cell>
          <table:table-cell office:value-type="float" office:value="1.99792692523" calcext:value-type="float">
            <text:p>1.9979269252</text:p>
          </table:table-cell>
          <table:table-cell office:value-type="float" office:value="-1.64179605088" calcext:value-type="float">
            <text:p>-1.6417960509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.753" calcext:value-type="float">
            <text:p>3.753</text:p>
          </table:table-cell>
          <table:table-cell office:value-type="float" office:value="-2.967" calcext:value-type="float">
            <text:p>-2.967</text:p>
          </table:table-cell>
          <table:table-cell office:value-type="float" office:value="1.992509582" calcext:value-type="float">
            <text:p>1.992509582</text:p>
          </table:table-cell>
          <table:table-cell office:value-type="float" office:value="-1.67125698054" calcext:value-type="float">
            <text:p>-1.671256980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.752" calcext:value-type="float">
            <text:p>3.752</text:p>
          </table:table-cell>
          <table:table-cell office:value-type="float" office:value="-2.994" calcext:value-type="float">
            <text:p>-2.994</text:p>
          </table:table-cell>
          <table:table-cell office:value-type="float" office:value="1.98681099193" calcext:value-type="float">
            <text:p>1.9868109919</text:p>
          </table:table-cell>
          <table:table-cell office:value-type="float" office:value="-1.69293137359" calcext:value-type="float">
            <text:p>-1.692931373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.751" calcext:value-type="float">
            <text:p>3.751</text:p>
          </table:table-cell>
          <table:table-cell office:value-type="float" office:value="-3.023" calcext:value-type="float">
            <text:p>-3.023</text:p>
          </table:table-cell>
          <table:table-cell office:value-type="float" office:value="1.98002746192" calcext:value-type="float">
            <text:p>1.9800274619</text:p>
          </table:table-cell>
          <table:table-cell office:value-type="float" office:value="-1.70640491465" calcext:value-type="float">
            <text:p>-1.706404914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749" calcext:value-type="float">
            <text:p>3.749</text:p>
          </table:table-cell>
          <table:table-cell office:value-type="float" office:value="-3.053" calcext:value-type="float">
            <text:p>-3.053</text:p>
          </table:table-cell>
          <table:table-cell office:value-type="float" office:value="1.9709583607" calcext:value-type="float">
            <text:p>1.9709583607</text:p>
          </table:table-cell>
          <table:table-cell office:value-type="float" office:value="-1.72067561453" calcext:value-type="float">
            <text:p>-1.720675614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.748" calcext:value-type="float">
            <text:p>3.748</text:p>
          </table:table-cell>
          <table:table-cell office:value-type="float" office:value="-3.08" calcext:value-type="float">
            <text:p>-3.08</text:p>
          </table:table-cell>
          <table:table-cell office:value-type="float" office:value="1.96092650438" calcext:value-type="float">
            <text:p>1.9609265044</text:p>
          </table:table-cell>
          <table:table-cell office:value-type="float" office:value="-1.73587401511" calcext:value-type="float">
            <text:p>-1.7358740151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.746" calcext:value-type="float">
            <text:p>3.746</text:p>
          </table:table-cell>
          <table:table-cell office:value-type="float" office:value="-3.105" calcext:value-type="float">
            <text:p>-3.105</text:p>
          </table:table-cell>
          <table:table-cell office:value-type="float" office:value="1.94939945562" calcext:value-type="float">
            <text:p>1.9493994556</text:p>
          </table:table-cell>
          <table:table-cell office:value-type="float" office:value="-1.74851728288" calcext:value-type="float">
            <text:p>-1.7485172829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.744" calcext:value-type="float">
            <text:p>3.744</text:p>
          </table:table-cell>
          <table:table-cell office:value-type="float" office:value="-3.127" calcext:value-type="float">
            <text:p>-3.127</text:p>
          </table:table-cell>
          <table:table-cell office:value-type="float" office:value="1.93683922501" calcext:value-type="float">
            <text:p>1.936839225</text:p>
          </table:table-cell>
          <table:table-cell office:value-type="float" office:value="-1.75917037996" calcext:value-type="float">
            <text:p>-1.75917038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.741" calcext:value-type="float">
            <text:p>3.741</text:p>
          </table:table-cell>
          <table:table-cell office:value-type="float" office:value="-3.147" calcext:value-type="float">
            <text:p>-3.147</text:p>
          </table:table-cell>
          <table:table-cell office:value-type="float" office:value="1.92451589984" calcext:value-type="float">
            <text:p>1.9245158998</text:p>
          </table:table-cell>
          <table:table-cell office:value-type="float" office:value="-1.76662795773" calcext:value-type="float">
            <text:p>-1.766627957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.739" calcext:value-type="float">
            <text:p>3.739</text:p>
          </table:table-cell>
          <table:table-cell office:value-type="float" office:value="-3.166" calcext:value-type="float">
            <text:p>-3.166</text:p>
          </table:table-cell>
          <table:table-cell office:value-type="float" office:value="1.91174164444" calcext:value-type="float">
            <text:p>1.9117416444</text:p>
          </table:table-cell>
          <table:table-cell office:value-type="float" office:value="-1.77405999164" calcext:value-type="float">
            <text:p>-1.77405999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736" calcext:value-type="float">
            <text:p>3.736</text:p>
          </table:table-cell>
          <table:table-cell office:value-type="float" office:value="-3.184" calcext:value-type="float">
            <text:p>-3.184</text:p>
          </table:table-cell>
          <table:table-cell office:value-type="float" office:value="1.89957370706" calcext:value-type="float">
            <text:p>1.8995737071</text:p>
          </table:table-cell>
          <table:table-cell office:value-type="float" office:value="-1.78116334928" calcext:value-type="float">
            <text:p>-1.781163349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.732" calcext:value-type="float">
            <text:p>3.732</text:p>
          </table:table-cell>
          <table:table-cell office:value-type="float" office:value="-3.203" calcext:value-type="float">
            <text:p>-3.203</text:p>
          </table:table-cell>
          <table:table-cell office:value-type="float" office:value="1.88695350321" calcext:value-type="float">
            <text:p>1.8869535032</text:p>
          </table:table-cell>
          <table:table-cell office:value-type="float" office:value="-1.78895452807" calcext:value-type="float">
            <text:p>-1.7889545281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728" calcext:value-type="float">
            <text:p>3.728</text:p>
          </table:table-cell>
          <table:table-cell office:value-type="float" office:value="-3.222" calcext:value-type="float">
            <text:p>-3.222</text:p>
          </table:table-cell>
          <table:table-cell office:value-type="float" office:value="1.87321315299" calcext:value-type="float">
            <text:p>1.873213153</text:p>
          </table:table-cell>
          <table:table-cell office:value-type="float" office:value="-1.79689497567" calcext:value-type="float">
            <text:p>-1.796894975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.723" calcext:value-type="float">
            <text:p>3.723</text:p>
          </table:table-cell>
          <table:table-cell office:value-type="float" office:value="-3.241" calcext:value-type="float">
            <text:p>-3.241</text:p>
          </table:table-cell>
          <table:table-cell office:value-type="float" office:value="1.85982595816" calcext:value-type="float">
            <text:p>1.8598259582</text:p>
          </table:table-cell>
          <table:table-cell office:value-type="float" office:value="-1.80395912096" calcext:value-type="float">
            <text:p>-1.80395912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.717" calcext:value-type="float">
            <text:p>3.717</text:p>
          </table:table-cell>
          <table:table-cell office:value-type="float" office:value="-3.262" calcext:value-type="float">
            <text:p>-3.262</text:p>
          </table:table-cell>
          <table:table-cell office:value-type="float" office:value="1.84546840959" calcext:value-type="float">
            <text:p>1.8454684096</text:p>
          </table:table-cell>
          <table:table-cell office:value-type="float" office:value="-1.81093385537" calcext:value-type="float">
            <text:p>-1.810933855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.71" calcext:value-type="float">
            <text:p>3.71</text:p>
          </table:table-cell>
          <table:table-cell office:value-type="float" office:value="-3.282" calcext:value-type="float">
            <text:p>-3.282</text:p>
          </table:table-cell>
          <table:table-cell office:value-type="float" office:value="1.83285041565" calcext:value-type="float">
            <text:p>1.8328504157</text:p>
          </table:table-cell>
          <table:table-cell office:value-type="float" office:value="-1.81694959969" calcext:value-type="float">
            <text:p>-1.816949599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.703" calcext:value-type="float">
            <text:p>3.703</text:p>
          </table:table-cell>
          <table:table-cell office:value-type="float" office:value="-3.302" calcext:value-type="float">
            <text:p>-3.302</text:p>
          </table:table-cell>
          <table:table-cell office:value-type="float" office:value="1.81817825706" calcext:value-type="float">
            <text:p>1.8181782571</text:p>
          </table:table-cell>
          <table:table-cell office:value-type="float" office:value="-1.82405921464" calcext:value-type="float">
            <text:p>-1.824059214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.695" calcext:value-type="float">
            <text:p>3.695</text:p>
          </table:table-cell>
          <table:table-cell office:value-type="float" office:value="-3.323" calcext:value-type="float">
            <text:p>-3.323</text:p>
          </table:table-cell>
          <table:table-cell office:value-type="float" office:value="1.80375147593" calcext:value-type="float">
            <text:p>1.8037514759</text:p>
          </table:table-cell>
          <table:table-cell office:value-type="float" office:value="-1.83080284391" calcext:value-type="float">
            <text:p>-1.8308028439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.686" calcext:value-type="float">
            <text:p>3.686</text:p>
          </table:table-cell>
          <table:table-cell office:value-type="float" office:value="-3.343" calcext:value-type="float">
            <text:p>-3.343</text:p>
          </table:table-cell>
          <table:table-cell office:value-type="float" office:value="1.78878676479" calcext:value-type="float">
            <text:p>1.7887867648</text:p>
          </table:table-cell>
          <table:table-cell office:value-type="float" office:value="-1.83803384933" calcext:value-type="float">
            <text:p>-1.8380338493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.676" calcext:value-type="float">
            <text:p>3.676</text:p>
          </table:table-cell>
          <table:table-cell office:value-type="float" office:value="-3.363" calcext:value-type="float">
            <text:p>-3.363</text:p>
          </table:table-cell>
          <table:table-cell office:value-type="float" office:value="1.77393525072" calcext:value-type="float">
            <text:p>1.7739352507</text:p>
          </table:table-cell>
          <table:table-cell office:value-type="float" office:value="-1.84389109325" calcext:value-type="float">
            <text:p>-1.84389109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66" calcext:value-type="float">
            <text:p>3.666</text:p>
          </table:table-cell>
          <table:table-cell office:value-type="float" office:value="-3.383" calcext:value-type="float">
            <text:p>-3.383</text:p>
          </table:table-cell>
          <table:table-cell office:value-type="float" office:value="1.75897301057" calcext:value-type="float">
            <text:p>1.7589730106</text:p>
          </table:table-cell>
          <table:table-cell office:value-type="float" office:value="-1.84660005455" calcext:value-type="float">
            <text:p>-1.8466000546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.655" calcext:value-type="float">
            <text:p>3.655</text:p>
          </table:table-cell>
          <table:table-cell office:value-type="float" office:value="-3.403" calcext:value-type="float">
            <text:p>-3.403</text:p>
          </table:table-cell>
          <table:table-cell office:value-type="float" office:value="1.74428513084" calcext:value-type="float">
            <text:p>1.7442851308</text:p>
          </table:table-cell>
          <table:table-cell office:value-type="float" office:value="-1.84819772572" calcext:value-type="float">
            <text:p>-1.8481977257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.642" calcext:value-type="float">
            <text:p>3.642</text:p>
          </table:table-cell>
          <table:table-cell office:value-type="float" office:value="-3.424" calcext:value-type="float">
            <text:p>-3.424</text:p>
          </table:table-cell>
          <table:table-cell office:value-type="float" office:value="1.73105968214" calcext:value-type="float">
            <text:p>1.7310596821</text:p>
          </table:table-cell>
          <table:table-cell office:value-type="float" office:value="-1.85177970276" calcext:value-type="float">
            <text:p>-1.8517797028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.628" calcext:value-type="float">
            <text:p>3.628</text:p>
          </table:table-cell>
          <table:table-cell office:value-type="float" office:value="-3.445" calcext:value-type="float">
            <text:p>-3.445</text:p>
          </table:table-cell>
          <table:table-cell office:value-type="float" office:value="1.71995097711" calcext:value-type="float">
            <text:p>1.7199509771</text:p>
          </table:table-cell>
          <table:table-cell office:value-type="float" office:value="-1.85221562002" calcext:value-type="float">
            <text:p>-1.85221562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.614" calcext:value-type="float">
            <text:p>3.614</text:p>
          </table:table-cell>
          <table:table-cell office:value-type="float" office:value="-3.466" calcext:value-type="float">
            <text:p>-3.466</text:p>
          </table:table-cell>
          <table:table-cell office:value-type="float" office:value="1.70757203002" calcext:value-type="float">
            <text:p>1.70757203</text:p>
          </table:table-cell>
          <table:table-cell office:value-type="float" office:value="-1.85257553415" calcext:value-type="float">
            <text:p>-1.852575534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.6" calcext:value-type="float">
            <text:p>3.6</text:p>
          </table:table-cell>
          <table:table-cell office:value-type="float" office:value="-3.486" calcext:value-type="float">
            <text:p>-3.486</text:p>
          </table:table-cell>
          <table:table-cell office:value-type="float" office:value="1.69673242298" calcext:value-type="float">
            <text:p>1.696732423</text:p>
          </table:table-cell>
          <table:table-cell office:value-type="float" office:value="-1.85237325177" calcext:value-type="float">
            <text:p>-1.852373251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.584" calcext:value-type="float">
            <text:p>3.584</text:p>
          </table:table-cell>
          <table:table-cell office:value-type="float" office:value="-3.506" calcext:value-type="float">
            <text:p>-3.506</text:p>
          </table:table-cell>
          <table:table-cell office:value-type="float" office:value="1.68763940854" calcext:value-type="float">
            <text:p>1.6876394085</text:p>
          </table:table-cell>
          <table:table-cell office:value-type="float" office:value="-1.85054331425" calcext:value-type="float">
            <text:p>-1.8505433143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.569" calcext:value-type="float">
            <text:p>3.569</text:p>
          </table:table-cell>
          <table:table-cell office:value-type="float" office:value="-3.525" calcext:value-type="float">
            <text:p>-3.525</text:p>
          </table:table-cell>
          <table:table-cell office:value-type="float" office:value="1.67572986809" calcext:value-type="float">
            <text:p>1.6757298681</text:p>
          </table:table-cell>
          <table:table-cell office:value-type="float" office:value="-1.84899305918" calcext:value-type="float">
            <text:p>-1.8489930592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554" calcext:value-type="float">
            <text:p>3.554</text:p>
          </table:table-cell>
          <table:table-cell office:value-type="float" office:value="-3.543" calcext:value-type="float">
            <text:p>-3.543</text:p>
          </table:table-cell>
          <table:table-cell office:value-type="float" office:value="1.66312623363" calcext:value-type="float">
            <text:p>1.6631262336</text:p>
          </table:table-cell>
          <table:table-cell office:value-type="float" office:value="-1.85022613103" calcext:value-type="float">
            <text:p>-1.85022613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.539" calcext:value-type="float">
            <text:p>3.539</text:p>
          </table:table-cell>
          <table:table-cell office:value-type="float" office:value="-3.559" calcext:value-type="float">
            <text:p>-3.559</text:p>
          </table:table-cell>
          <table:table-cell office:value-type="float" office:value="1.64874359882" calcext:value-type="float">
            <text:p>1.6487435988</text:p>
          </table:table-cell>
          <table:table-cell office:value-type="float" office:value="-1.85164875247" calcext:value-type="float">
            <text:p>-1.85164875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523" calcext:value-type="float">
            <text:p>3.523</text:p>
          </table:table-cell>
          <table:table-cell office:value-type="float" office:value="-3.576" calcext:value-type="float">
            <text:p>-3.576</text:p>
          </table:table-cell>
          <table:table-cell office:value-type="float" office:value="1.63547243039" calcext:value-type="float">
            <text:p>1.6354724304</text:p>
          </table:table-cell>
          <table:table-cell office:value-type="float" office:value="-1.85149619669" calcext:value-type="float">
            <text:p>-1.851496196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.507" calcext:value-type="float">
            <text:p>3.507</text:p>
          </table:table-cell>
          <table:table-cell office:value-type="float" office:value="-3.591" calcext:value-type="float">
            <text:p>-3.591</text:p>
          </table:table-cell>
          <table:table-cell office:value-type="float" office:value="1.62404448654" calcext:value-type="float">
            <text:p>1.6240444865</text:p>
          </table:table-cell>
          <table:table-cell office:value-type="float" office:value="-1.85126369085" calcext:value-type="float">
            <text:p>-1.8512636909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.49" calcext:value-type="float">
            <text:p>3.49</text:p>
          </table:table-cell>
          <table:table-cell office:value-type="float" office:value="-3.607" calcext:value-type="float">
            <text:p>-3.607</text:p>
          </table:table-cell>
          <table:table-cell office:value-type="float" office:value="1.61472703002" calcext:value-type="float">
            <text:p>1.61472703</text:p>
          </table:table-cell>
          <table:table-cell office:value-type="float" office:value="-1.85003443929" calcext:value-type="float">
            <text:p>-1.8500344393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.472" calcext:value-type="float">
            <text:p>3.472</text:p>
          </table:table-cell>
          <table:table-cell office:value-type="float" office:value="-3.623" calcext:value-type="float">
            <text:p>-3.623</text:p>
          </table:table-cell>
          <table:table-cell office:value-type="float" office:value="1.60368134702" calcext:value-type="float">
            <text:p>1.603681347</text:p>
          </table:table-cell>
          <table:table-cell office:value-type="float" office:value="-1.84861811986" calcext:value-type="float">
            <text:p>-1.848618119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.452" calcext:value-type="float">
            <text:p>3.452</text:p>
          </table:table-cell>
          <table:table-cell office:value-type="float" office:value="-3.639" calcext:value-type="float">
            <text:p>-3.639</text:p>
          </table:table-cell>
          <table:table-cell office:value-type="float" office:value="1.58919361678" calcext:value-type="float">
            <text:p>1.5891936168</text:p>
          </table:table-cell>
          <table:table-cell office:value-type="float" office:value="-1.84890357814" calcext:value-type="float">
            <text:p>-1.848903578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.432" calcext:value-type="float">
            <text:p>3.432</text:p>
          </table:table-cell>
          <table:table-cell office:value-type="float" office:value="-3.654" calcext:value-type="float">
            <text:p>-3.654</text:p>
          </table:table-cell>
          <table:table-cell office:value-type="float" office:value="1.57611796266" calcext:value-type="float">
            <text:p>1.5761179627</text:p>
          </table:table-cell>
          <table:table-cell office:value-type="float" office:value="-1.85063810012" calcext:value-type="float">
            <text:p>-1.850638100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412" calcext:value-type="float">
            <text:p>3.412</text:p>
          </table:table-cell>
          <table:table-cell office:value-type="float" office:value="-3.669" calcext:value-type="float">
            <text:p>-3.669</text:p>
          </table:table-cell>
          <table:table-cell office:value-type="float" office:value="1.56664916476" calcext:value-type="float">
            <text:p>1.5666491648</text:p>
          </table:table-cell>
          <table:table-cell office:value-type="float" office:value="-1.84868629894" calcext:value-type="float">
            <text:p>-1.848686298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.392" calcext:value-type="float">
            <text:p>3.392</text:p>
          </table:table-cell>
          <table:table-cell office:value-type="float" office:value="-3.683" calcext:value-type="float">
            <text:p>-3.683</text:p>
          </table:table-cell>
          <table:table-cell office:value-type="float" office:value="1.55753188647" calcext:value-type="float">
            <text:p>1.5575318865</text:p>
          </table:table-cell>
          <table:table-cell office:value-type="float" office:value="-1.84641307935" calcext:value-type="float">
            <text:p>-1.8464130794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.372" calcext:value-type="float">
            <text:p>3.372</text:p>
          </table:table-cell>
          <table:table-cell office:value-type="float" office:value="-3.695" calcext:value-type="float">
            <text:p>-3.695</text:p>
          </table:table-cell>
          <table:table-cell office:value-type="float" office:value="1.54609866218" calcext:value-type="float">
            <text:p>1.5460986622</text:p>
          </table:table-cell>
          <table:table-cell office:value-type="float" office:value="-1.8454938566" calcext:value-type="float">
            <text:p>-1.8454938566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.354" calcext:value-type="float">
            <text:p>3.354</text:p>
          </table:table-cell>
          <table:table-cell office:value-type="float" office:value="-3.707" calcext:value-type="float">
            <text:p>-3.707</text:p>
          </table:table-cell>
          <table:table-cell office:value-type="float" office:value="1.53364952388" calcext:value-type="float">
            <text:p>1.5336495239</text:p>
          </table:table-cell>
          <table:table-cell office:value-type="float" office:value="-1.84320152466" calcext:value-type="float">
            <text:p>-1.84320152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334" calcext:value-type="float">
            <text:p>3.334</text:p>
          </table:table-cell>
          <table:table-cell office:value-type="float" office:value="-3.718" calcext:value-type="float">
            <text:p>-3.718</text:p>
          </table:table-cell>
          <table:table-cell office:value-type="float" office:value="1.52189317757" calcext:value-type="float">
            <text:p>1.5218931776</text:p>
          </table:table-cell>
          <table:table-cell office:value-type="float" office:value="-1.84006135302" calcext:value-type="float">
            <text:p>-1.840061353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.315" calcext:value-type="float">
            <text:p>3.315</text:p>
          </table:table-cell>
          <table:table-cell office:value-type="float" office:value="-3.728" calcext:value-type="float">
            <text:p>-3.728</text:p>
          </table:table-cell>
          <table:table-cell office:value-type="float" office:value="1.51447643296" calcext:value-type="float">
            <text:p>1.514476433</text:p>
          </table:table-cell>
          <table:table-cell office:value-type="float" office:value="-1.83526072545" calcext:value-type="float">
            <text:p>-1.8352607255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.296" calcext:value-type="float">
            <text:p>3.296</text:p>
          </table:table-cell>
          <table:table-cell office:value-type="float" office:value="-3.737" calcext:value-type="float">
            <text:p>-3.737</text:p>
          </table:table-cell>
          <table:table-cell office:value-type="float" office:value="1.5072716264" calcext:value-type="float">
            <text:p>1.5072716264</text:p>
          </table:table-cell>
          <table:table-cell office:value-type="float" office:value="-1.83086053919" calcext:value-type="float">
            <text:p>-1.8308605392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.277" calcext:value-type="float">
            <text:p>3.277</text:p>
          </table:table-cell>
          <table:table-cell office:value-type="float" office:value="-3.747" calcext:value-type="float">
            <text:p>-3.747</text:p>
          </table:table-cell>
          <table:table-cell office:value-type="float" office:value="1.49884190573" calcext:value-type="float">
            <text:p>1.4988419057</text:p>
          </table:table-cell>
          <table:table-cell office:value-type="float" office:value="-1.82546944344" calcext:value-type="float">
            <text:p>-1.825469443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258" calcext:value-type="float">
            <text:p>3.258</text:p>
          </table:table-cell>
          <table:table-cell office:value-type="float" office:value="-3.755" calcext:value-type="float">
            <text:p>-3.755</text:p>
          </table:table-cell>
          <table:table-cell office:value-type="float" office:value="1.49158421251" calcext:value-type="float">
            <text:p>1.4915842125</text:p>
          </table:table-cell>
          <table:table-cell office:value-type="float" office:value="-1.82035365122" calcext:value-type="float">
            <text:p>-1.820353651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.239" calcext:value-type="float">
            <text:p>3.239</text:p>
          </table:table-cell>
          <table:table-cell office:value-type="float" office:value="-3.763" calcext:value-type="float">
            <text:p>-3.763</text:p>
          </table:table-cell>
          <table:table-cell office:value-type="float" office:value="1.48238472173" calcext:value-type="float">
            <text:p>1.4823847217</text:p>
          </table:table-cell>
          <table:table-cell office:value-type="float" office:value="-1.81595783119" calcext:value-type="float">
            <text:p>-1.815957831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.22" calcext:value-type="float">
            <text:p>3.22</text:p>
          </table:table-cell>
          <table:table-cell office:value-type="float" office:value="-3.77" calcext:value-type="float">
            <text:p>-3.77</text:p>
          </table:table-cell>
          <table:table-cell office:value-type="float" office:value="1.47377901009" calcext:value-type="float">
            <text:p>1.4737790101</text:p>
          </table:table-cell>
          <table:table-cell office:value-type="float" office:value="-1.81182297165" calcext:value-type="float">
            <text:p>-1.8118229717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.2" calcext:value-type="float">
            <text:p>3.2</text:p>
          </table:table-cell>
          <table:table-cell office:value-type="float" office:value="-3.776" calcext:value-type="float">
            <text:p>-3.776</text:p>
          </table:table-cell>
          <table:table-cell office:value-type="float" office:value="1.46653021252" calcext:value-type="float">
            <text:p>1.4665302125</text:p>
          </table:table-cell>
          <table:table-cell office:value-type="float" office:value="-1.80784360479" calcext:value-type="float">
            <text:p>-1.807843604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.181" calcext:value-type="float">
            <text:p>3.181</text:p>
          </table:table-cell>
          <table:table-cell office:value-type="float" office:value="-3.782" calcext:value-type="float">
            <text:p>-3.782</text:p>
          </table:table-cell>
          <table:table-cell office:value-type="float" office:value="1.45834170016" calcext:value-type="float">
            <text:p>1.4583417002</text:p>
          </table:table-cell>
          <table:table-cell office:value-type="float" office:value="-1.80382323788" calcext:value-type="float">
            <text:p>-1.803823237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.162" calcext:value-type="float">
            <text:p>3.162</text:p>
          </table:table-cell>
          <table:table-cell office:value-type="float" office:value="-3.787" calcext:value-type="float">
            <text:p>-3.787</text:p>
          </table:table-cell>
          <table:table-cell office:value-type="float" office:value="1.45023128707" calcext:value-type="float">
            <text:p>1.4502312871</text:p>
          </table:table-cell>
          <table:table-cell office:value-type="float" office:value="-1.80023134404" calcext:value-type="float">
            <text:p>-1.800231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141" calcext:value-type="float">
            <text:p>3.141</text:p>
          </table:table-cell>
          <table:table-cell office:value-type="float" office:value="-3.792" calcext:value-type="float">
            <text:p>-3.792</text:p>
          </table:table-cell>
          <table:table-cell office:value-type="float" office:value="1.44174499401" calcext:value-type="float">
            <text:p>1.441744994</text:p>
          </table:table-cell>
          <table:table-cell office:value-type="float" office:value="-1.79652152702" calcext:value-type="float">
            <text:p>-1.79652152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.117" calcext:value-type="float">
            <text:p>3.117</text:p>
          </table:table-cell>
          <table:table-cell office:value-type="float" office:value="-3.797" calcext:value-type="float">
            <text:p>-3.797</text:p>
          </table:table-cell>
          <table:table-cell office:value-type="float" office:value="1.43317690926" calcext:value-type="float">
            <text:p>1.4331769093</text:p>
          </table:table-cell>
          <table:table-cell office:value-type="float" office:value="-1.79374935636" calcext:value-type="float">
            <text:p>-1.7937493564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093" calcext:value-type="float">
            <text:p>3.093</text:p>
          </table:table-cell>
          <table:table-cell office:value-type="float" office:value="-3.801" calcext:value-type="float">
            <text:p>-3.801</text:p>
          </table:table-cell>
          <table:table-cell office:value-type="float" office:value="1.42326736013" calcext:value-type="float">
            <text:p>1.4232673601</text:p>
          </table:table-cell>
          <table:table-cell office:value-type="float" office:value="-1.79202196323" calcext:value-type="float">
            <text:p>-1.7920219632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.07" calcext:value-type="float">
            <text:p>3.07</text:p>
          </table:table-cell>
          <table:table-cell office:value-type="float" office:value="-3.805" calcext:value-type="float">
            <text:p>-3.805</text:p>
          </table:table-cell>
          <table:table-cell office:value-type="float" office:value="1.41069668132" calcext:value-type="float">
            <text:p>1.4106966813</text:p>
          </table:table-cell>
          <table:table-cell office:value-type="float" office:value="-1.79034148436" calcext:value-type="float">
            <text:p>-1.7903414844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.044" calcext:value-type="float">
            <text:p>3.044</text:p>
          </table:table-cell>
          <table:table-cell office:value-type="float" office:value="-3.808" calcext:value-type="float">
            <text:p>-3.808</text:p>
          </table:table-cell>
          <table:table-cell office:value-type="float" office:value="1.39759979548" calcext:value-type="float">
            <text:p>1.3975997955</text:p>
          </table:table-cell>
          <table:table-cell office:value-type="float" office:value="-1.78883979814" calcext:value-type="float">
            <text:p>-1.788839798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.016" calcext:value-type="float">
            <text:p>3.016</text:p>
          </table:table-cell>
          <table:table-cell office:value-type="float" office:value="-3.811" calcext:value-type="float">
            <text:p>-3.811</text:p>
          </table:table-cell>
          <table:table-cell office:value-type="float" office:value="1.38187940271" calcext:value-type="float">
            <text:p>1.3818794027</text:p>
          </table:table-cell>
          <table:table-cell office:value-type="float" office:value="-1.78716403997" calcext:value-type="float">
            <text:p>-1.7871640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.985" calcext:value-type="float">
            <text:p>2.985</text:p>
          </table:table-cell>
          <table:table-cell office:value-type="float" office:value="-3.813" calcext:value-type="float">
            <text:p>-3.813</text:p>
          </table:table-cell>
          <table:table-cell office:value-type="float" office:value="1.36587853931" calcext:value-type="float">
            <text:p>1.3658785393</text:p>
          </table:table-cell>
          <table:table-cell office:value-type="float" office:value="-1.78440111922" calcext:value-type="float">
            <text:p>-1.7844011192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.953" calcext:value-type="float">
            <text:p>2.953</text:p>
          </table:table-cell>
          <table:table-cell office:value-type="float" office:value="-3.815" calcext:value-type="float">
            <text:p>-3.815</text:p>
          </table:table-cell>
          <table:table-cell office:value-type="float" office:value="1.35428245667" calcext:value-type="float">
            <text:p>1.3542824567</text:p>
          </table:table-cell>
          <table:table-cell office:value-type="float" office:value="-1.7812116693" calcext:value-type="float">
            <text:p>-1.7812116693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.921" calcext:value-type="float">
            <text:p>2.921</text:p>
          </table:table-cell>
          <table:table-cell office:value-type="float" office:value="-3.815" calcext:value-type="float">
            <text:p>-3.815</text:p>
          </table:table-cell>
          <table:table-cell office:value-type="float" office:value="1.34175267324" calcext:value-type="float">
            <text:p>1.3417526732</text:p>
          </table:table-cell>
          <table:table-cell office:value-type="float" office:value="-1.77739947689" calcext:value-type="float">
            <text:p>-1.7773994769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.887" calcext:value-type="float">
            <text:p>2.887</text:p>
          </table:table-cell>
          <table:table-cell office:value-type="float" office:value="-3.816" calcext:value-type="float">
            <text:p>-3.816</text:p>
          </table:table-cell>
          <table:table-cell office:value-type="float" office:value="1.33258083216" calcext:value-type="float">
            <text:p>1.3325808322</text:p>
          </table:table-cell>
          <table:table-cell office:value-type="float" office:value="-1.77298077679" calcext:value-type="float">
            <text:p>-1.77298077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851" calcext:value-type="float">
            <text:p>2.851</text:p>
          </table:table-cell>
          <table:table-cell office:value-type="float" office:value="-3.815" calcext:value-type="float">
            <text:p>-3.815</text:p>
          </table:table-cell>
          <table:table-cell office:value-type="float" office:value="1.32448704798" calcext:value-type="float">
            <text:p>1.324487048</text:p>
          </table:table-cell>
          <table:table-cell office:value-type="float" office:value="-1.76816934815" calcext:value-type="float">
            <text:p>-1.7681693482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2.814" calcext:value-type="float">
            <text:p>2.814</text:p>
          </table:table-cell>
          <table:table-cell office:value-type="float" office:value="-3.813" calcext:value-type="float">
            <text:p>-3.813</text:p>
          </table:table-cell>
          <table:table-cell office:value-type="float" office:value="1.31176001035" calcext:value-type="float">
            <text:p>1.3117600104</text:p>
          </table:table-cell>
          <table:table-cell office:value-type="float" office:value="-1.76418626707" calcext:value-type="float">
            <text:p>-1.7641862671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.777" calcext:value-type="float">
            <text:p>2.777</text:p>
          </table:table-cell>
          <table:table-cell office:value-type="float" office:value="-3.811" calcext:value-type="float">
            <text:p>-3.811</text:p>
          </table:table-cell>
          <table:table-cell office:value-type="float" office:value="1.29659017857" calcext:value-type="float">
            <text:p>1.2965901786</text:p>
          </table:table-cell>
          <table:table-cell office:value-type="float" office:value="-1.76023840199" calcext:value-type="float">
            <text:p>-1.76023840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.74" calcext:value-type="float">
            <text:p>2.74</text:p>
          </table:table-cell>
          <table:table-cell office:value-type="float" office:value="-3.808" calcext:value-type="float">
            <text:p>-3.808</text:p>
          </table:table-cell>
          <table:table-cell office:value-type="float" office:value="1.28509262326" calcext:value-type="float">
            <text:p>1.2850926233</text:p>
          </table:table-cell>
          <table:table-cell office:value-type="float" office:value="-1.75630303575" calcext:value-type="float">
            <text:p>-1.756303035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.703" calcext:value-type="float">
            <text:p>2.703</text:p>
          </table:table-cell>
          <table:table-cell office:value-type="float" office:value="-3.804" calcext:value-type="float">
            <text:p>-3.804</text:p>
          </table:table-cell>
          <table:table-cell office:value-type="float" office:value="1.27503508385" calcext:value-type="float">
            <text:p>1.2750350839</text:p>
          </table:table-cell>
          <table:table-cell office:value-type="float" office:value="-1.75344533973" calcext:value-type="float">
            <text:p>-1.753445339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.665" calcext:value-type="float">
            <text:p>2.665</text:p>
          </table:table-cell>
          <table:table-cell office:value-type="float" office:value="-3.799" calcext:value-type="float">
            <text:p>-3.799</text:p>
          </table:table-cell>
          <table:table-cell office:value-type="float" office:value="1.26403596765" calcext:value-type="float">
            <text:p>1.2640359677</text:p>
          </table:table-cell>
          <table:table-cell office:value-type="float" office:value="-1.75195237025" calcext:value-type="float">
            <text:p>-1.7519523703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2.625" calcext:value-type="float">
            <text:p>2.625</text:p>
          </table:table-cell>
          <table:table-cell office:value-type="float" office:value="-3.793" calcext:value-type="float">
            <text:p>-3.793</text:p>
          </table:table-cell>
          <table:table-cell office:value-type="float" office:value="1.25165790321" calcext:value-type="float">
            <text:p>1.2516579032</text:p>
          </table:table-cell>
          <table:table-cell office:value-type="float" office:value="-1.74946697031" calcext:value-type="float">
            <text:p>-1.7494669703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2.585" calcext:value-type="float">
            <text:p>2.585</text:p>
          </table:table-cell>
          <table:table-cell office:value-type="float" office:value="-3.786" calcext:value-type="float">
            <text:p>-3.786</text:p>
          </table:table-cell>
          <table:table-cell office:value-type="float" office:value="1.23976912556" calcext:value-type="float">
            <text:p>1.2397691256</text:p>
          </table:table-cell>
          <table:table-cell office:value-type="float" office:value="-1.74715925565" calcext:value-type="float">
            <text:p>-1.7471592557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.543" calcext:value-type="float">
            <text:p>2.543</text:p>
          </table:table-cell>
          <table:table-cell office:value-type="float" office:value="-3.779" calcext:value-type="float">
            <text:p>-3.779</text:p>
          </table:table-cell>
          <table:table-cell office:value-type="float" office:value="1.22850935362" calcext:value-type="float">
            <text:p>1.2285093536</text:p>
          </table:table-cell>
          <table:table-cell office:value-type="float" office:value="-1.74500728614" calcext:value-type="float">
            <text:p>-1.7450072861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2.499" calcext:value-type="float">
            <text:p>2.499</text:p>
          </table:table-cell>
          <table:table-cell office:value-type="float" office:value="-3.77" calcext:value-type="float">
            <text:p>-3.77</text:p>
          </table:table-cell>
          <table:table-cell office:value-type="float" office:value="1.21666264164" calcext:value-type="float">
            <text:p>1.2166626416</text:p>
          </table:table-cell>
          <table:table-cell office:value-type="float" office:value="-1.7429727881" calcext:value-type="float">
            <text:p>-1.74297278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454" calcext:value-type="float">
            <text:p>2.454</text:p>
          </table:table-cell>
          <table:table-cell office:value-type="float" office:value="-3.76" calcext:value-type="float">
            <text:p>-3.76</text:p>
          </table:table-cell>
          <table:table-cell office:value-type="float" office:value="1.20522282739" calcext:value-type="float">
            <text:p>1.2052228274</text:p>
          </table:table-cell>
          <table:table-cell office:value-type="float" office:value="-1.7401973039" calcext:value-type="float">
            <text:p>-1.7401973039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2.409" calcext:value-type="float">
            <text:p>2.409</text:p>
          </table:table-cell>
          <table:table-cell office:value-type="float" office:value="-3.75" calcext:value-type="float">
            <text:p>-3.75</text:p>
          </table:table-cell>
          <table:table-cell office:value-type="float" office:value="1.19553316969" calcext:value-type="float">
            <text:p>1.1955331697</text:p>
          </table:table-cell>
          <table:table-cell office:value-type="float" office:value="-1.7373362358" calcext:value-type="float">
            <text:p>-1.7373362358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.364" calcext:value-type="float">
            <text:p>2.364</text:p>
          </table:table-cell>
          <table:table-cell office:value-type="float" office:value="-3.74" calcext:value-type="float">
            <text:p>-3.74</text:p>
          </table:table-cell>
          <table:table-cell office:value-type="float" office:value="1.18435171808" calcext:value-type="float">
            <text:p>1.1843517181</text:p>
          </table:table-cell>
          <table:table-cell office:value-type="float" office:value="-1.73393314618" calcext:value-type="float">
            <text:p>-1.7339331462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.316" calcext:value-type="float">
            <text:p>2.316</text:p>
          </table:table-cell>
          <table:table-cell office:value-type="float" office:value="-3.728" calcext:value-type="float">
            <text:p>-3.728</text:p>
          </table:table-cell>
          <table:table-cell office:value-type="float" office:value="1.17167886481" calcext:value-type="float">
            <text:p>1.1716788648</text:p>
          </table:table-cell>
          <table:table-cell office:value-type="float" office:value="-1.72978947865" calcext:value-type="float">
            <text:p>-1.729789478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2.267" calcext:value-type="float">
            <text:p>2.267</text:p>
          </table:table-cell>
          <table:table-cell office:value-type="float" office:value="-3.716" calcext:value-type="float">
            <text:p>-3.716</text:p>
          </table:table-cell>
          <table:table-cell office:value-type="float" office:value="1.15851809031" calcext:value-type="float">
            <text:p>1.1585180903</text:p>
          </table:table-cell>
          <table:table-cell office:value-type="float" office:value="-1.72657411432" calcext:value-type="float">
            <text:p>-1.726574114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.216" calcext:value-type="float">
            <text:p>2.216</text:p>
          </table:table-cell>
          <table:table-cell office:value-type="float" office:value="-3.703" calcext:value-type="float">
            <text:p>-3.703</text:p>
          </table:table-cell>
          <table:table-cell office:value-type="float" office:value="1.14922859901" calcext:value-type="float">
            <text:p>1.149228599</text:p>
          </table:table-cell>
          <table:table-cell office:value-type="float" office:value="-1.72349275378" calcext:value-type="float">
            <text:p>-1.7234927538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.164" calcext:value-type="float">
            <text:p>2.164</text:p>
          </table:table-cell>
          <table:table-cell office:value-type="float" office:value="-3.689" calcext:value-type="float">
            <text:p>-3.689</text:p>
          </table:table-cell>
          <table:table-cell office:value-type="float" office:value="1.13970373636" calcext:value-type="float">
            <text:p>1.1397037364</text:p>
          </table:table-cell>
          <table:table-cell office:value-type="float" office:value="-1.71932199644" calcext:value-type="float">
            <text:p>-1.7193219964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.11" calcext:value-type="float">
            <text:p>2.11</text:p>
          </table:table-cell>
          <table:table-cell office:value-type="float" office:value="-3.674" calcext:value-type="float">
            <text:p>-3.674</text:p>
          </table:table-cell>
          <table:table-cell office:value-type="float" office:value="1.120694321" calcext:value-type="float">
            <text:p>1.120694321</text:p>
          </table:table-cell>
          <table:table-cell office:value-type="float" office:value="-1.71597293766" calcext:value-type="float">
            <text:p>-1.7159729377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.055" calcext:value-type="float">
            <text:p>2.055</text:p>
          </table:table-cell>
          <table:table-cell office:value-type="float" office:value="-3.659" calcext:value-type="float">
            <text:p>-3.659</text:p>
          </table:table-cell>
          <table:table-cell office:value-type="float" office:value="1.09826758858" calcext:value-type="float">
            <text:p>1.0982675886</text:p>
          </table:table-cell>
          <table:table-cell office:value-type="float" office:value="-1.71199106046" calcext:value-type="float">
            <text:p>-1.7119910605</text:p>
          </table:table-cell>
        </table:table-row>
        <table:table-row table:style-name="ro1">
          <table:table-cell/>
          <table:table-cell office:value-type="float" office:value="2.003" calcext:value-type="float">
            <text:p>2.003</text:p>
          </table:table-cell>
          <table:table-cell office:value-type="float" office:value="-3.644" calcext:value-type="float">
            <text:p>-3.644</text:p>
          </table:table-cell>
          <table:table-cell office:value-type="float" office:value="1.07782088704" calcext:value-type="float">
            <text:p>1.077820887</text:p>
          </table:table-cell>
          <table:table-cell office:value-type="float" office:value="-1.70691406067" calcext:value-type="float">
            <text:p>-1.7069140607</text:p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office:value-type="float" office:value="-3.629" calcext:value-type="float">
            <text:p>-3.629</text:p>
          </table:table-cell>
          <table:table-cell office:value-type="float" office:value="1.05735702255" calcext:value-type="float">
            <text:p>1.0573570226</text:p>
          </table:table-cell>
          <table:table-cell office:value-type="float" office:value="-1.70405112483" calcext:value-type="float">
            <text:p>-1.7040511248</text:p>
          </table:table-cell>
        </table:table-row>
        <table:table-row table:style-name="ro1">
          <table:table-cell/>
          <table:table-cell office:value-type="float" office:value="1.897" calcext:value-type="float">
            <text:p>1.897</text:p>
          </table:table-cell>
          <table:table-cell office:value-type="float" office:value="-3.612" calcext:value-type="float">
            <text:p>-3.612</text:p>
          </table:table-cell>
          <table:table-cell office:value-type="float" office:value="1.03711030604" calcext:value-type="float">
            <text:p>1.037110306</text:p>
          </table:table-cell>
          <table:table-cell office:value-type="float" office:value="-1.70148640285" calcext:value-type="float">
            <text:p>-1.7014864029</text:p>
          </table:table-cell>
        </table:table-row>
        <table:table-row table:style-name="ro1">
          <table:table-cell/>
          <table:table-cell office:value-type="float" office:value="1.844" calcext:value-type="float">
            <text:p>1.844</text:p>
          </table:table-cell>
          <table:table-cell office:value-type="float" office:value="-3.595" calcext:value-type="float">
            <text:p>-3.595</text:p>
          </table:table-cell>
          <table:table-cell office:value-type="float" office:value="1.02367257004" calcext:value-type="float">
            <text:p>1.02367257</text:p>
          </table:table-cell>
          <table:table-cell office:value-type="float" office:value="-1.69956291478" calcext:value-type="float">
            <text:p>-1.6995629148</text:p>
          </table:table-cell>
        </table:table-row>
        <table:table-row table:style-name="ro1">
          <table:table-cell/>
          <table:table-cell office:value-type="float" office:value="1.79" calcext:value-type="float">
            <text:p>1.79</text:p>
          </table:table-cell>
          <table:table-cell office:value-type="float" office:value="-3.577" calcext:value-type="float">
            <text:p>-3.577</text:p>
          </table:table-cell>
          <table:table-cell office:value-type="float" office:value="1.01012218206" calcext:value-type="float">
            <text:p>1.0101221821</text:p>
          </table:table-cell>
          <table:table-cell office:value-type="float" office:value="-1.69924029698" calcext:value-type="float">
            <text:p>-1.699240297</text:p>
          </table:table-cell>
        </table:table-row>
        <table:table-row table:style-name="ro1">
          <table:table-cell/>
          <table:table-cell office:value-type="float" office:value="1.736" calcext:value-type="float">
            <text:p>1.736</text:p>
          </table:table-cell>
          <table:table-cell office:value-type="float" office:value="-3.559" calcext:value-type="float">
            <text:p>-3.559</text:p>
          </table:table-cell>
          <table:table-cell office:value-type="float" office:value="0.986669378757" calcext:value-type="float">
            <text:p>0.9866693788</text:p>
          </table:table-cell>
          <table:table-cell office:value-type="float" office:value="-1.69821117949" calcext:value-type="float">
            <text:p>-1.6982111795</text:p>
          </table:table-cell>
        </table:table-row>
        <table:table-row table:style-name="ro1">
          <table:table-cell/>
          <table:table-cell office:value-type="float" office:value="1.682" calcext:value-type="float">
            <text:p>1.682</text:p>
          </table:table-cell>
          <table:table-cell office:value-type="float" office:value="-3.541" calcext:value-type="float">
            <text:p>-3.541</text:p>
          </table:table-cell>
          <table:table-cell office:value-type="float" office:value="0.963526792241" calcext:value-type="float">
            <text:p>0.9635267922</text:p>
          </table:table-cell>
          <table:table-cell office:value-type="float" office:value="-1.69686639649" calcext:value-type="float">
            <text:p>-1.6968663965</text:p>
          </table:table-cell>
        </table:table-row>
        <table:table-row table:style-name="ro1">
          <table:table-cell/>
          <table:table-cell office:value-type="float" office:value="1.629" calcext:value-type="float">
            <text:p>1.629</text:p>
          </table:table-cell>
          <table:table-cell office:value-type="float" office:value="-3.523" calcext:value-type="float">
            <text:p>-3.523</text:p>
          </table:table-cell>
          <table:table-cell office:value-type="float" office:value="0.941693732967" calcext:value-type="float">
            <text:p>0.941693733</text:p>
          </table:table-cell>
          <table:table-cell office:value-type="float" office:value="-1.69590454131" calcext:value-type="float">
            <text:p>-1.6959045413</text:p>
          </table:table-cell>
        </table:table-row>
        <table:table-row table:style-name="ro1">
          <table:table-cell/>
          <table:table-cell office:value-type="float" office:value="1.576" calcext:value-type="float">
            <text:p>1.576</text:p>
          </table:table-cell>
          <table:table-cell office:value-type="float" office:value="-3.505" calcext:value-type="float">
            <text:p>-3.505</text:p>
          </table:table-cell>
          <table:table-cell office:value-type="float" office:value="0.91922795794" calcext:value-type="float">
            <text:p>0.9192279579</text:p>
          </table:table-cell>
          <table:table-cell office:value-type="float" office:value="-1.69666752967" calcext:value-type="float">
            <text:p>-1.6966675297</text:p>
          </table:table-cell>
        </table:table-row>
        <table:table-row table:style-name="ro1">
          <table:table-cell/>
          <table:table-cell office:value-type="float" office:value="1.524" calcext:value-type="float">
            <text:p>1.524</text:p>
          </table:table-cell>
          <table:table-cell office:value-type="float" office:value="-3.488" calcext:value-type="float">
            <text:p>-3.488</text:p>
          </table:table-cell>
          <table:table-cell office:value-type="float" office:value="0.899061530802" calcext:value-type="float">
            <text:p>0.8990615308</text:p>
          </table:table-cell>
          <table:table-cell office:value-type="float" office:value="-1.69621177858" calcext:value-type="float">
            <text:p>-1.6962117786</text:p>
          </table:table-cell>
        </table:table-row>
        <table:table-row table:style-name="ro1">
          <table:table-cell/>
          <table:table-cell office:value-type="float" office:value="1.473" calcext:value-type="float">
            <text:p>1.473</text:p>
          </table:table-cell>
          <table:table-cell office:value-type="float" office:value="-3.472" calcext:value-type="float">
            <text:p>-3.472</text:p>
          </table:table-cell>
          <table:table-cell office:value-type="float" office:value="0.879152724315" calcext:value-type="float">
            <text:p>0.8791527243</text:p>
          </table:table-cell>
          <table:table-cell office:value-type="float" office:value="-1.69336983997" calcext:value-type="float">
            <text:p>-1.69336984</text:p>
          </table:table-cell>
        </table:table-row>
        <table:table-row table:style-name="ro1">
          <table:table-cell/>
          <table:table-cell office:value-type="float" office:value="1.424" calcext:value-type="float">
            <text:p>1.424</text:p>
          </table:table-cell>
          <table:table-cell office:value-type="float" office:value="-3.456" calcext:value-type="float">
            <text:p>-3.456</text:p>
          </table:table-cell>
          <table:table-cell office:value-type="float" office:value="0.85598768258" calcext:value-type="float">
            <text:p>0.8559876826</text:p>
          </table:table-cell>
          <table:table-cell office:value-type="float" office:value="-1.69016369506" calcext:value-type="float">
            <text:p>-1.6901636951</text:p>
          </table:table-cell>
        </table:table-row>
        <table:table-row table:style-name="ro1">
          <table:table-cell/>
          <table:table-cell office:value-type="float" office:value="1.374" calcext:value-type="float">
            <text:p>1.374</text:p>
          </table:table-cell>
          <table:table-cell office:value-type="float" office:value="-3.441" calcext:value-type="float">
            <text:p>-3.441</text:p>
          </table:table-cell>
          <table:table-cell office:value-type="float" office:value="0.825770354185" calcext:value-type="float">
            <text:p>0.8257703542</text:p>
          </table:table-cell>
          <table:table-cell office:value-type="float" office:value="-1.68485229461" calcext:value-type="float">
            <text:p>-1.6848522946</text:p>
          </table:table-cell>
        </table:table-row>
        <table:table-row table:style-name="ro1">
          <table:table-cell/>
          <table:table-cell office:value-type="float" office:value="1.323" calcext:value-type="float">
            <text:p>1.323</text:p>
          </table:table-cell>
          <table:table-cell office:value-type="float" office:value="-3.426" calcext:value-type="float">
            <text:p>-3.426</text:p>
          </table:table-cell>
          <table:table-cell office:value-type="float" office:value="0.787344193035" calcext:value-type="float">
            <text:p>0.787344193</text:p>
          </table:table-cell>
          <table:table-cell office:value-type="float" office:value="-1.67601073359" calcext:value-type="float">
            <text:p>-1.6760107336</text:p>
          </table:table-cell>
        </table:table-row>
        <table:table-row table:style-name="ro1">
          <table:table-cell/>
          <table:table-cell office:value-type="float" office:value="1.272" calcext:value-type="float">
            <text:p>1.272</text:p>
          </table:table-cell>
          <table:table-cell office:value-type="float" office:value="-3.411" calcext:value-type="float">
            <text:p>-3.411</text:p>
          </table:table-cell>
          <table:table-cell office:value-type="float" office:value="0.732659557957" calcext:value-type="float">
            <text:p>0.732659558</text:p>
          </table:table-cell>
          <table:table-cell office:value-type="float" office:value="-1.66635045237" calcext:value-type="float">
            <text:p>-1.6663504524</text:p>
          </table:table-cell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office:value-type="float" office:value="-3.397" calcext:value-type="float">
            <text:p>-3.397</text:p>
          </table:table-cell>
          <table:table-cell office:value-type="float" office:value="0.685666373459" calcext:value-type="float">
            <text:p>0.6856663735</text:p>
          </table:table-cell>
          <table:table-cell office:value-type="float" office:value="-1.65769813617" calcext:value-type="float">
            <text:p>-1.6576981362</text:p>
          </table:table-cell>
        </table:table-row>
        <table:table-row table:style-name="ro1">
          <table:table-cell/>
          <table:table-cell office:value-type="float" office:value="1.166" calcext:value-type="float">
            <text:p>1.166</text:p>
          </table:table-cell>
          <table:table-cell office:value-type="float" office:value="-3.382" calcext:value-type="float">
            <text:p>-3.382</text:p>
          </table:table-cell>
          <table:table-cell office:value-type="float" office:value="0.647694095386" calcext:value-type="float">
            <text:p>0.6476940954</text:p>
          </table:table-cell>
          <table:table-cell office:value-type="float" office:value="-1.64706072049" calcext:value-type="float">
            <text:p>-1.6470607205</text:p>
          </table:table-cell>
        </table:table-row>
        <table:table-row table:style-name="ro1">
          <table:table-cell/>
          <table:table-cell office:value-type="float" office:value="1.111" calcext:value-type="float">
            <text:p>1.111</text:p>
          </table:table-cell>
          <table:table-cell office:value-type="float" office:value="-3.366" calcext:value-type="float">
            <text:p>-3.366</text:p>
          </table:table-cell>
          <table:table-cell office:value-type="float" office:value="0.610796005829" calcext:value-type="float">
            <text:p>0.6107960058</text:p>
          </table:table-cell>
          <table:table-cell office:value-type="float" office:value="-1.63838036684" calcext:value-type="float">
            <text:p>-1.6383803668</text:p>
          </table:table-cell>
        </table:table-row>
        <table:table-row table:style-name="ro1">
          <table:table-cell/>
          <table:table-cell office:value-type="float" office:value="1.057" calcext:value-type="float">
            <text:p>1.057</text:p>
          </table:table-cell>
          <table:table-cell office:value-type="float" office:value="-3.351" calcext:value-type="float">
            <text:p>-3.351</text:p>
          </table:table-cell>
          <table:table-cell office:value-type="float" office:value="0.577893159898" calcext:value-type="float">
            <text:p>0.5778931599</text:p>
          </table:table-cell>
          <table:table-cell office:value-type="float" office:value="-1.63130982141" calcext:value-type="float">
            <text:p>-1.6313098214</text:p>
          </table:table-cell>
        </table:table-row>
        <table:table-row table:style-name="ro1">
          <table:table-cell/>
          <table:table-cell office:value-type="float" office:value="1.002" calcext:value-type="float">
            <text:p>1.002</text:p>
          </table:table-cell>
          <table:table-cell office:value-type="float" office:value="-3.336" calcext:value-type="float">
            <text:p>-3.336</text:p>
          </table:table-cell>
          <table:table-cell office:value-type="float" office:value="0.55123160089" calcext:value-type="float">
            <text:p>0.5512316009</text:p>
          </table:table-cell>
          <table:table-cell office:value-type="float" office:value="-1.62352451897" calcext:value-type="float">
            <text:p>-1.623524519</text:p>
          </table:table-cell>
        </table:table-row>
        <table:table-row table:style-name="ro1">
          <table:table-cell/>
          <table:table-cell office:value-type="float" office:value="0.948" calcext:value-type="float">
            <text:p>0.948</text:p>
          </table:table-cell>
          <table:table-cell office:value-type="float" office:value="-3.32" calcext:value-type="float">
            <text:p>-3.32</text:p>
          </table:table-cell>
          <table:table-cell office:value-type="float" office:value="0.525337454715" calcext:value-type="float">
            <text:p>0.5253374547</text:p>
          </table:table-cell>
          <table:table-cell office:value-type="float" office:value="-1.61641534139" calcext:value-type="float">
            <text:p>-1.6164153414</text:p>
          </table:table-cell>
        </table:table-row>
        <table:table-row table:style-name="ro1">
          <table:table-cell/>
          <table:table-cell office:value-type="float" office:value="0.895" calcext:value-type="float">
            <text:p>0.895</text:p>
          </table:table-cell>
          <table:table-cell office:value-type="float" office:value="-3.304" calcext:value-type="float">
            <text:p>-3.304</text:p>
          </table:table-cell>
          <table:table-cell office:value-type="float" office:value="0.503917771634" calcext:value-type="float">
            <text:p>0.5039177716</text:p>
          </table:table-cell>
          <table:table-cell office:value-type="float" office:value="-1.60924298496" calcext:value-type="float">
            <text:p>-1.609242985</text:p>
          </table:table-cell>
        </table:table-row>
        <table:table-row table:style-name="ro1">
          <table:table-cell/>
          <table:table-cell office:value-type="float" office:value="0.843" calcext:value-type="float">
            <text:p>0.843</text:p>
          </table:table-cell>
          <table:table-cell office:value-type="float" office:value="-3.288" calcext:value-type="float">
            <text:p>-3.288</text:p>
          </table:table-cell>
          <table:table-cell office:value-type="float" office:value="0.496853462393" calcext:value-type="float">
            <text:p>0.4968534624</text:p>
          </table:table-cell>
          <table:table-cell office:value-type="float" office:value="-1.60254537397" calcext:value-type="float">
            <text:p>-1.602545374</text:p>
          </table:table-cell>
        </table:table-row>
        <table:table-row table:style-name="ro1">
          <table:table-cell/>
          <table:table-cell office:value-type="float" office:value="0.791" calcext:value-type="float">
            <text:p>0.791</text:p>
          </table:table-cell>
          <table:table-cell office:value-type="float" office:value="-3.271" calcext:value-type="float">
            <text:p>-3.271</text:p>
          </table:table-cell>
          <table:table-cell office:value-type="float" office:value="0.487250059533" calcext:value-type="float">
            <text:p>0.4872500595</text:p>
          </table:table-cell>
          <table:table-cell office:value-type="float" office:value="-1.59588936565" calcext:value-type="float">
            <text:p>-1.5958893657</text:p>
          </table:table-cell>
        </table:table-row>
        <table:table-row table:style-name="ro1">
          <table:table-cell/>
          <table:table-cell office:value-type="float" office:value="0.738" calcext:value-type="float">
            <text:p>0.738</text:p>
          </table:table-cell>
          <table:table-cell office:value-type="float" office:value="-3.254" calcext:value-type="float">
            <text:p>-3.254</text:p>
          </table:table-cell>
          <table:table-cell office:value-type="float" office:value="0.476145983362" calcext:value-type="float">
            <text:p>0.4761459834</text:p>
          </table:table-cell>
          <table:table-cell office:value-type="float" office:value="-1.5904353973" calcext:value-type="float">
            <text:p>-1.5904353973</text:p>
          </table:table-cell>
        </table:table-row>
        <table:table-row table:style-name="ro1">
          <table:table-cell/>
          <table:table-cell office:value-type="float" office:value="0.686" calcext:value-type="float">
            <text:p>0.686</text:p>
          </table:table-cell>
          <table:table-cell office:value-type="float" office:value="-3.236" calcext:value-type="float">
            <text:p>-3.236</text:p>
          </table:table-cell>
          <table:table-cell office:value-type="float" office:value="0.462897645542" calcext:value-type="float">
            <text:p>0.4628976455</text:p>
          </table:table-cell>
          <table:table-cell office:value-type="float" office:value="-1.58230414299" calcext:value-type="float">
            <text:p>-1.582304143</text:p>
          </table:table-cell>
        </table:table-row>
        <table:table-row table:style-name="ro1">
          <table:table-cell/>
          <table:table-cell office:value-type="float" office:value="0.637" calcext:value-type="float">
            <text:p>0.637</text:p>
          </table:table-cell>
          <table:table-cell office:value-type="float" office:value="-3.219" calcext:value-type="float">
            <text:p>-3.219</text:p>
          </table:table-cell>
          <table:table-cell office:value-type="float" office:value="0.452611282801" calcext:value-type="float">
            <text:p>0.4526112828</text:p>
          </table:table-cell>
          <table:table-cell office:value-type="float" office:value="-1.57232444759" calcext:value-type="float">
            <text:p>-1.5723244476</text:p>
          </table:table-cell>
        </table:table-row>
        <table:table-row table:style-name="ro1">
          <table:table-cell/>
          <table:table-cell office:value-type="float" office:value="0.588" calcext:value-type="float">
            <text:p>0.588</text:p>
          </table:table-cell>
          <table:table-cell office:value-type="float" office:value="-3.201" calcext:value-type="float">
            <text:p>-3.201</text:p>
          </table:table-cell>
          <table:table-cell office:value-type="float" office:value="0.428027343299" calcext:value-type="float">
            <text:p>0.4280273433</text:p>
          </table:table-cell>
          <table:table-cell office:value-type="float" office:value="-1.55884742823" calcext:value-type="float">
            <text:p>-1.5588474282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-3.183" calcext:value-type="float">
            <text:p>-3.183</text:p>
          </table:table-cell>
          <table:table-cell office:value-type="float" office:value="0.371348462273" calcext:value-type="float">
            <text:p>0.3713484623</text:p>
          </table:table-cell>
          <table:table-cell office:value-type="float" office:value="-1.53809453678" calcext:value-type="float">
            <text:p>-1.5380945368</text:p>
          </table:table-cell>
        </table:table-row>
        <table:table-row table:style-name="ro1">
          <table:table-cell/>
          <table:table-cell office:value-type="float" office:value="0.494" calcext:value-type="float">
            <text:p>0.494</text:p>
          </table:table-cell>
          <table:table-cell office:value-type="float" office:value="-3.165" calcext:value-type="float">
            <text:p>-3.165</text:p>
          </table:table-cell>
          <table:table-cell office:value-type="float" office:value="0.313653717147" calcext:value-type="float">
            <text:p>0.3136537171</text:p>
          </table:table-cell>
          <table:table-cell office:value-type="float" office:value="-1.51474063986" calcext:value-type="float">
            <text:p>-1.5147406399</text:p>
          </table:table-cell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-3.149" calcext:value-type="float">
            <text:p>-3.149</text:p>
          </table:table-cell>
          <table:table-cell office:value-type="float" office:value="0.267654444336" calcext:value-type="float">
            <text:p>0.2676544443</text:p>
          </table:table-cell>
          <table:table-cell office:value-type="float" office:value="-1.49340865885" calcext:value-type="float">
            <text:p>-1.4934086589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-3.135" calcext:value-type="float">
            <text:p>-3.135</text:p>
          </table:table-cell>
          <table:table-cell office:value-type="float" office:value="0.244486444061" calcext:value-type="float">
            <text:p>0.2444864441</text:p>
          </table:table-cell>
          <table:table-cell office:value-type="float" office:value="-1.47569509335" calcext:value-type="float">
            <text:p>-1.4756950934</text:p>
          </table:table-cell>
        </table:table-row>
        <table:table-row table:style-name="ro1">
          <table:table-cell/>
          <table:table-cell office:value-type="float" office:value="0.391" calcext:value-type="float">
            <text:p>0.391</text:p>
          </table:table-cell>
          <table:table-cell office:value-type="float" office:value="-3.122" calcext:value-type="float">
            <text:p>-3.122</text:p>
          </table:table-cell>
          <table:table-cell office:value-type="float" office:value="0.215515277089" calcext:value-type="float">
            <text:p>0.2155152771</text:p>
          </table:table-cell>
          <table:table-cell office:value-type="float" office:value="-1.45572116943" calcext:value-type="float">
            <text:p>-1.4557211694</text:p>
          </table:table-cell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float" office:value="-3.11" calcext:value-type="float">
            <text:p>-3.11</text:p>
          </table:table-cell>
          <table:table-cell office:value-type="float" office:value="0.195443462858" calcext:value-type="float">
            <text:p>0.1954434629</text:p>
          </table:table-cell>
          <table:table-cell office:value-type="float" office:value="-1.43596122881" calcext:value-type="float">
            <text:p>-1.4359612288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-3.097" calcext:value-type="float">
            <text:p>-3.097</text:p>
          </table:table-cell>
          <table:table-cell office:value-type="float" office:value="0.159019235046" calcext:value-type="float">
            <text:p>0.159019235</text:p>
          </table:table-cell>
          <table:table-cell office:value-type="float" office:value="-1.410316476" calcext:value-type="float">
            <text:p>-1.410316476</text:p>
          </table:table-cell>
        </table:table-row>
        <table:table-row table:style-name="ro1">
          <table:table-cell/>
          <table:table-cell office:value-type="float" office:value="0.313" calcext:value-type="float">
            <text:p>0.313</text:p>
          </table:table-cell>
          <table:table-cell office:value-type="float" office:value="-3.082" calcext:value-type="float">
            <text:p>-3.082</text:p>
          </table:table-cell>
          <table:table-cell office:value-type="float" office:value="0.134102310389" calcext:value-type="float">
            <text:p>0.1341023104</text:p>
          </table:table-cell>
          <table:table-cell office:value-type="float" office:value="-1.38874829899" calcext:value-type="float">
            <text:p>-1.388748299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-3.066" calcext:value-type="float">
            <text:p>-3.066</text:p>
          </table:table-cell>
          <table:table-cell office:value-type="float" office:value="0.105550283306" calcext:value-type="float">
            <text:p>0.1055502833</text:p>
          </table:table-cell>
          <table:table-cell office:value-type="float" office:value="-1.36228337614" calcext:value-type="float">
            <text:p>-1.3622833761</text:p>
          </table:table-cell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-3.048" calcext:value-type="float">
            <text:p>-3.048</text:p>
          </table:table-cell>
          <table:table-cell office:value-type="float" office:value="0.0799506034098" calcext:value-type="float">
            <text:p>0.0799506034</text:p>
          </table:table-cell>
          <table:table-cell office:value-type="float" office:value="-1.33591626408" calcext:value-type="float">
            <text:p>-1.3359162641</text:p>
          </table:table-cell>
        </table:table-row>
        <table:table-row table:style-name="ro1">
          <table:table-cell/>
          <table:table-cell office:value-type="float" office:value="0.226" calcext:value-type="float">
            <text:p>0.226</text:p>
          </table:table-cell>
          <table:table-cell office:value-type="float" office:value="-3.028" calcext:value-type="float">
            <text:p>-3.028</text:p>
          </table:table-cell>
          <table:table-cell office:value-type="float" office:value="0.0564127052369" calcext:value-type="float">
            <text:p>0.0564127052</text:p>
          </table:table-cell>
          <table:table-cell office:value-type="float" office:value="-1.31097036135" calcext:value-type="float">
            <text:p>-1.3109703614</text:p>
          </table:table-cell>
        </table:table-row>
        <table:table-row table:style-name="ro1">
          <table:table-cell/>
          <table:table-cell office:value-type="float" office:value="0.197" calcext:value-type="float">
            <text:p>0.197</text:p>
          </table:table-cell>
          <table:table-cell office:value-type="float" office:value="-3.008" calcext:value-type="float">
            <text:p>-3.008</text:p>
          </table:table-cell>
          <table:table-cell office:value-type="float" office:value="0.0350079139188" calcext:value-type="float">
            <text:p>0.0350079139</text:p>
          </table:table-cell>
          <table:table-cell office:value-type="float" office:value="-1.28569384147" calcext:value-type="float">
            <text:p>-1.2856938415</text:p>
          </table:table-cell>
        </table:table-row>
        <table:table-row table:style-name="ro1">
          <table:table-cell/>
          <table:table-cell office:value-type="float" office:value="0.168" calcext:value-type="float">
            <text:p>0.168</text:p>
          </table:table-cell>
          <table:table-cell office:value-type="float" office:value="-2.987" calcext:value-type="float">
            <text:p>-2.987</text:p>
          </table:table-cell>
          <table:table-cell office:value-type="float" office:value="0.0226158998227" calcext:value-type="float">
            <text:p>0.0226158998</text:p>
          </table:table-cell>
          <table:table-cell office:value-type="float" office:value="-1.26180949197" calcext:value-type="float">
            <text:p>-1.261809492</text:p>
          </table:table-cell>
        </table:table-row>
        <table:table-row table:style-name="ro1">
          <table:table-cell/>
          <table:table-cell office:value-type="float" office:value="0.139" calcext:value-type="float">
            <text:p>0.139</text:p>
          </table:table-cell>
          <table:table-cell office:value-type="float" office:value="-2.964" calcext:value-type="float">
            <text:p>-2.964</text:p>
          </table:table-cell>
          <table:table-cell office:value-type="float" office:value="0.0115693321967" calcext:value-type="float">
            <text:p>0.0115693322</text:p>
          </table:table-cell>
          <table:table-cell office:value-type="float" office:value="-1.24216267875" calcext:value-type="float">
            <text:p>-1.2421626788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-2.94" calcext:value-type="float">
            <text:p>-2.94</text:p>
          </table:table-cell>
          <table:table-cell office:value-type="float" office:value="0.00316185559021" calcext:value-type="float">
            <text:p>0.0031618556</text:p>
          </table:table-cell>
          <table:table-cell office:value-type="float" office:value="-1.22297743519" calcext:value-type="float">
            <text:p>-1.2229774352</text:p>
          </table:table-cell>
        </table:table-row>
        <table:table-row table:style-name="ro1">
          <table:table-cell/>
          <table:table-cell office:value-type="float" office:value="0.082" calcext:value-type="float">
            <text:p>0.082</text:p>
          </table:table-cell>
          <table:table-cell office:value-type="float" office:value="-2.915" calcext:value-type="float">
            <text:p>-2.915</text:p>
          </table:table-cell>
          <table:table-cell office:value-type="float" office:value="-0.00201522639295" calcext:value-type="float">
            <text:p>-0.0020152264</text:p>
          </table:table-cell>
          <table:table-cell office:value-type="float" office:value="-1.20506857795" calcext:value-type="float">
            <text:p>-1.205068578</text:p>
          </table:table-cell>
        </table:table-row>
        <table:table-row table:style-name="ro1">
          <table:table-cell/>
          <table:table-cell office:value-type="float" office:value="0.054" calcext:value-type="float">
            <text:p>0.054</text:p>
          </table:table-cell>
          <table:table-cell office:value-type="float" office:value="-2.89" calcext:value-type="float">
            <text:p>-2.89</text:p>
          </table:table-cell>
          <table:table-cell office:value-type="float" office:value="-0.00599277504662" calcext:value-type="float">
            <text:p>-0.005992775</text:p>
          </table:table-cell>
          <table:table-cell office:value-type="float" office:value="-1.18838074849" calcext:value-type="float">
            <text:p>-1.1883807485</text:p>
          </table:table-cell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float" office:value="-2.864" calcext:value-type="float">
            <text:p>-2.864</text:p>
          </table:table-cell>
          <table:table-cell office:value-type="float" office:value="-0.00710550635186" calcext:value-type="float">
            <text:p>-0.0071055064</text:p>
          </table:table-cell>
          <table:table-cell office:value-type="float" office:value="-1.17207916985" calcext:value-type="float">
            <text:p>-1.1720791699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float" office:value="-2.839" calcext:value-type="float">
            <text:p>-2.839</text:p>
          </table:table-cell>
          <table:table-cell office:value-type="float" office:value="-0.00912193491594" calcext:value-type="float">
            <text:p>-0.0091219349</text:p>
          </table:table-cell>
          <table:table-cell office:value-type="float" office:value="-1.15566186022" calcext:value-type="float">
            <text:p>-1.1556618602</text:p>
          </table:table-cell>
        </table:table-row>
        <table:table-row table:style-name="ro1">
          <table:table-cell/>
          <table:table-cell office:value-type="float" office:value="-0.021" calcext:value-type="float">
            <text:p>-0.021</text:p>
          </table:table-cell>
          <table:table-cell office:value-type="float" office:value="-2.815" calcext:value-type="float">
            <text:p>-2.815</text:p>
          </table:table-cell>
          <table:table-cell office:value-type="float" office:value="-0.0133725113635" calcext:value-type="float">
            <text:p>-0.0133725114</text:p>
          </table:table-cell>
          <table:table-cell office:value-type="float" office:value="-1.13747974849" calcext:value-type="float">
            <text:p>-1.1374797485</text:p>
          </table:table-cell>
        </table:table-row>
        <table:table-row table:style-name="ro1">
          <table:table-cell/>
          <table:table-cell office:value-type="float" office:value="-0.043" calcext:value-type="float">
            <text:p>-0.043</text:p>
          </table:table-cell>
          <table:table-cell office:value-type="float" office:value="-2.79" calcext:value-type="float">
            <text:p>-2.79</text:p>
          </table:table-cell>
          <table:table-cell office:value-type="float" office:value="-0.013981039184" calcext:value-type="float">
            <text:p>-0.0139810392</text:p>
          </table:table-cell>
          <table:table-cell office:value-type="float" office:value="-1.12239910685" calcext:value-type="float">
            <text:p>-1.1223991069</text:p>
          </table:table-cell>
        </table:table-row>
        <table:table-row table:style-name="ro1">
          <table:table-cell/>
          <table:table-cell office:value-type="float" office:value="-0.065" calcext:value-type="float">
            <text:p>-0.065</text:p>
          </table:table-cell>
          <table:table-cell office:value-type="float" office:value="-2.766" calcext:value-type="float">
            <text:p>-2.766</text:p>
          </table:table-cell>
          <table:table-cell office:value-type="float" office:value="-0.0137119006185" calcext:value-type="float">
            <text:p>-0.0137119006</text:p>
          </table:table-cell>
          <table:table-cell office:value-type="float" office:value="-1.1064526209" calcext:value-type="float">
            <text:p>-1.1064526209</text:p>
          </table:table-cell>
        </table:table-row>
        <table:table-row table:style-name="ro1">
          <table:table-cell/>
          <table:table-cell office:value-type="float" office:value="-0.086" calcext:value-type="float">
            <text:p>-0.086</text:p>
          </table:table-cell>
          <table:table-cell office:value-type="float" office:value="-2.741" calcext:value-type="float">
            <text:p>-2.741</text:p>
          </table:table-cell>
          <table:table-cell office:value-type="float" office:value="-0.0154208430609" calcext:value-type="float">
            <text:p>-0.0154208431</text:p>
          </table:table-cell>
          <table:table-cell office:value-type="float" office:value="-1.08927670891" calcext:value-type="float">
            <text:p>-1.0892767089</text:p>
          </table:table-cell>
        </table:table-row>
        <table:table-row table:style-name="ro1">
          <table:table-cell/>
          <table:table-cell office:value-type="float" office:value="-0.105" calcext:value-type="float">
            <text:p>-0.105</text:p>
          </table:table-cell>
          <table:table-cell office:value-type="float" office:value="-2.716" calcext:value-type="float">
            <text:p>-2.716</text:p>
          </table:table-cell>
          <table:table-cell office:value-type="float" office:value="-0.0153946241326" calcext:value-type="float">
            <text:p>-0.0153946241</text:p>
          </table:table-cell>
          <table:table-cell office:value-type="float" office:value="-1.07149152583" calcext:value-type="float">
            <text:p>-1.0714915258</text:p>
          </table:table-cell>
        </table:table-row>
        <table:table-row table:style-name="ro1">
          <table:table-cell/>
          <table:table-cell office:value-type="float" office:value="-0.125" calcext:value-type="float">
            <text:p>-0.125</text:p>
          </table:table-cell>
          <table:table-cell office:value-type="float" office:value="-2.69" calcext:value-type="float">
            <text:p>-2.69</text:p>
          </table:table-cell>
          <table:table-cell office:value-type="float" office:value="-0.01529980773" calcext:value-type="float">
            <text:p>-0.0152998077</text:p>
          </table:table-cell>
          <table:table-cell office:value-type="float" office:value="-1.05536357841" calcext:value-type="float">
            <text:p>-1.0553635784</text:p>
          </table:table-cell>
        </table:table-row>
        <table:table-row table:style-name="ro1">
          <table:table-cell/>
          <table:table-cell office:value-type="float" office:value="-0.143" calcext:value-type="float">
            <text:p>-0.143</text:p>
          </table:table-cell>
          <table:table-cell office:value-type="float" office:value="-2.664" calcext:value-type="float">
            <text:p>-2.664</text:p>
          </table:table-cell>
          <table:table-cell office:value-type="float" office:value="-0.0172077587526" calcext:value-type="float">
            <text:p>-0.0172077588</text:p>
          </table:table-cell>
          <table:table-cell office:value-type="float" office:value="-1.03773400008" calcext:value-type="float">
            <text:p>-1.0377340001</text:p>
          </table:table-cell>
        </table:table-row>
        <table:table-row table:style-name="ro1">
          <table:table-cell/>
          <table:table-cell office:value-type="float" office:value="-0.161" calcext:value-type="float">
            <text:p>-0.161</text:p>
          </table:table-cell>
          <table:table-cell office:value-type="float" office:value="-2.638" calcext:value-type="float">
            <text:p>-2.638</text:p>
          </table:table-cell>
          <table:table-cell office:value-type="float" office:value="-0.0175988201876" calcext:value-type="float">
            <text:p>-0.0175988202</text:p>
          </table:table-cell>
          <table:table-cell office:value-type="float" office:value="-1.02066425815" calcext:value-type="float">
            <text:p>-1.0206642582</text:p>
          </table:table-cell>
        </table:table-row>
        <table:table-row table:style-name="ro1">
          <table:table-cell/>
          <table:table-cell office:value-type="float" office:value="-0.178" calcext:value-type="float">
            <text:p>-0.178</text:p>
          </table:table-cell>
          <table:table-cell office:value-type="float" office:value="-2.61" calcext:value-type="float">
            <text:p>-2.61</text:p>
          </table:table-cell>
          <table:table-cell office:value-type="float" office:value="-0.0163954774688" calcext:value-type="float">
            <text:p>-0.0163954775</text:p>
          </table:table-cell>
          <table:table-cell office:value-type="float" office:value="-1.0041838297" calcext:value-type="float">
            <text:p>-1.0041838297</text:p>
          </table:table-cell>
        </table:table-row>
        <table:table-row table:style-name="ro1">
          <table:table-cell/>
          <table:table-cell office:value-type="float" office:value="-0.195" calcext:value-type="float">
            <text:p>-0.195</text:p>
          </table:table-cell>
          <table:table-cell office:value-type="float" office:value="-2.581" calcext:value-type="float">
            <text:p>-2.581</text:p>
          </table:table-cell>
          <table:table-cell office:value-type="float" office:value="-0.0146773065282" calcext:value-type="float">
            <text:p>-0.0146773065</text:p>
          </table:table-cell>
          <table:table-cell office:value-type="float" office:value="-0.989990816585" calcext:value-type="float">
            <text:p>-0.9899908166</text:p>
          </table:table-cell>
        </table:table-row>
        <table:table-row table:style-name="ro1">
          <table:table-cell/>
          <table:table-cell office:value-type="float" office:value="-0.212" calcext:value-type="float">
            <text:p>-0.212</text:p>
          </table:table-cell>
          <table:table-cell office:value-type="float" office:value="-2.552" calcext:value-type="float">
            <text:p>-2.552</text:p>
          </table:table-cell>
          <table:table-cell office:value-type="float" office:value="-0.0135181831784" calcext:value-type="float">
            <text:p>-0.0135181832</text:p>
          </table:table-cell>
          <table:table-cell office:value-type="float" office:value="-0.97389722452" calcext:value-type="float">
            <text:p>-0.9738972245</text:p>
          </table:table-cell>
        </table:table-row>
        <table:table-row table:style-name="ro1">
          <table:table-cell/>
          <table:table-cell office:value-type="float" office:value="-0.228" calcext:value-type="float">
            <text:p>-0.228</text:p>
          </table:table-cell>
          <table:table-cell office:value-type="float" office:value="-2.522" calcext:value-type="float">
            <text:p>-2.522</text:p>
          </table:table-cell>
          <table:table-cell office:value-type="float" office:value="-0.0129274925184" calcext:value-type="float">
            <text:p>-0.0129274925</text:p>
          </table:table-cell>
          <table:table-cell office:value-type="float" office:value="-0.957136563695" calcext:value-type="float">
            <text:p>-0.9571365637</text:p>
          </table:table-cell>
        </table:table-row>
        <table:table-row table:style-name="ro1">
          <table:table-cell/>
          <table:table-cell office:value-type="float" office:value="-0.242" calcext:value-type="float">
            <text:p>-0.242</text:p>
          </table:table-cell>
          <table:table-cell office:value-type="float" office:value="-2.492" calcext:value-type="float">
            <text:p>-2.492</text:p>
          </table:table-cell>
          <table:table-cell office:value-type="float" office:value="-0.0108464292254" calcext:value-type="float">
            <text:p>-0.0108464292</text:p>
          </table:table-cell>
          <table:table-cell office:value-type="float" office:value="-0.943126282375" calcext:value-type="float">
            <text:p>-0.9431262824</text:p>
          </table:table-cell>
        </table:table-row>
        <table:table-row table:style-name="ro1">
          <table:table-cell/>
          <table:table-cell office:value-type="float" office:value="-0.256" calcext:value-type="float">
            <text:p>-0.256</text:p>
          </table:table-cell>
          <table:table-cell office:value-type="float" office:value="-2.463" calcext:value-type="float">
            <text:p>-2.463</text:p>
          </table:table-cell>
          <table:table-cell office:value-type="float" office:value="-0.00868680313893" calcext:value-type="float">
            <text:p>-0.0086868031</text:p>
          </table:table-cell>
          <table:table-cell office:value-type="float" office:value="-0.928177212997" calcext:value-type="float">
            <text:p>-0.928177213</text:p>
          </table:table-cell>
        </table:table-row>
        <table:table-row table:style-name="ro1">
          <table:table-cell/>
          <table:table-cell office:value-type="float" office:value="-0.269" calcext:value-type="float">
            <text:p>-0.269</text:p>
          </table:table-cell>
          <table:table-cell office:value-type="float" office:value="-2.433" calcext:value-type="float">
            <text:p>-2.433</text:p>
          </table:table-cell>
          <table:table-cell office:value-type="float" office:value="-0.00486292911758" calcext:value-type="float">
            <text:p>-0.0048629291</text:p>
          </table:table-cell>
          <table:table-cell office:value-type="float" office:value="-0.913955369724" calcext:value-type="float">
            <text:p>-0.9139553697</text:p>
          </table:table-cell>
        </table:table-row>
        <table:table-row table:style-name="ro1">
          <table:table-cell/>
          <table:table-cell office:value-type="float" office:value="-0.282" calcext:value-type="float">
            <text:p>-0.282</text:p>
          </table:table-cell>
          <table:table-cell office:value-type="float" office:value="-2.402" calcext:value-type="float">
            <text:p>-2.402</text:p>
          </table:table-cell>
          <table:table-cell office:value-type="float" office:value="-0.0017768974245" calcext:value-type="float">
            <text:p>-0.0017768974</text:p>
          </table:table-cell>
          <table:table-cell office:value-type="float" office:value="-0.900083142385" calcext:value-type="float">
            <text:p>-0.9000831424</text:p>
          </table:table-cell>
        </table:table-row>
        <table:table-row table:style-name="ro1">
          <table:table-cell/>
          <table:table-cell office:value-type="float" office:value="-0.293" calcext:value-type="float">
            <text:p>-0.293</text:p>
          </table:table-cell>
          <table:table-cell office:value-type="float" office:value="-2.372" calcext:value-type="float">
            <text:p>-2.372</text:p>
          </table:table-cell>
          <table:table-cell office:value-type="float" office:value="0.00143422284878" calcext:value-type="float">
            <text:p>0.0014342228</text:p>
          </table:table-cell>
          <table:table-cell office:value-type="float" office:value="-0.88539211459" calcext:value-type="float">
            <text:p>-0.8853921146</text:p>
          </table:table-cell>
        </table:table-row>
        <table:table-row table:style-name="ro1">
          <table:table-cell/>
          <table:table-cell office:value-type="float" office:value="-0.304" calcext:value-type="float">
            <text:p>-0.304</text:p>
          </table:table-cell>
          <table:table-cell office:value-type="float" office:value="-2.342" calcext:value-type="float">
            <text:p>-2.342</text:p>
          </table:table-cell>
          <table:table-cell office:value-type="float" office:value="0.00592857506158" calcext:value-type="float">
            <text:p>0.0059285751</text:p>
          </table:table-cell>
          <table:table-cell office:value-type="float" office:value="-0.872808034545" calcext:value-type="float">
            <text:p>-0.8728080345</text:p>
          </table:table-cell>
        </table:table-row>
        <table:table-row table:style-name="ro1">
          <table:table-cell/>
          <table:table-cell office:value-type="float" office:value="-0.313" calcext:value-type="float">
            <text:p>-0.313</text:p>
          </table:table-cell>
          <table:table-cell office:value-type="float" office:value="-2.311" calcext:value-type="float">
            <text:p>-2.311</text:p>
          </table:table-cell>
          <table:table-cell office:value-type="float" office:value="0.0097715456172" calcext:value-type="float">
            <text:p>0.0097715456</text:p>
          </table:table-cell>
          <table:table-cell office:value-type="float" office:value="-0.859846395776" calcext:value-type="float">
            <text:p>-0.8598463958</text:p>
          </table:table-cell>
        </table:table-row>
        <table:table-row table:style-name="ro1">
          <table:table-cell/>
          <table:table-cell office:value-type="float" office:value="-0.323" calcext:value-type="float">
            <text:p>-0.323</text:p>
          </table:table-cell>
          <table:table-cell office:value-type="float" office:value="-2.279" calcext:value-type="float">
            <text:p>-2.279</text:p>
          </table:table-cell>
          <table:table-cell office:value-type="float" office:value="0.0125311531637" calcext:value-type="float">
            <text:p>0.0125311532</text:p>
          </table:table-cell>
          <table:table-cell office:value-type="float" office:value="-0.845954794347" calcext:value-type="float">
            <text:p>-0.8459547943</text:p>
          </table:table-cell>
        </table:table-row>
        <table:table-row table:style-name="ro1">
          <table:table-cell/>
          <table:table-cell office:value-type="float" office:value="-0.331" calcext:value-type="float">
            <text:p>-0.331</text:p>
          </table:table-cell>
          <table:table-cell office:value-type="float" office:value="-2.248" calcext:value-type="float">
            <text:p>-2.248</text:p>
          </table:table-cell>
          <table:table-cell office:value-type="float" office:value="0.015966783499" calcext:value-type="float">
            <text:p>0.0159667835</text:p>
          </table:table-cell>
          <table:table-cell office:value-type="float" office:value="-0.832269513341" calcext:value-type="float">
            <text:p>-0.8322695133</text:p>
          </table:table-cell>
        </table:table-row>
        <table:table-row table:style-name="ro1">
          <table:table-cell/>
          <table:table-cell office:value-type="float" office:value="-0.338" calcext:value-type="float">
            <text:p>-0.338</text:p>
          </table:table-cell>
          <table:table-cell office:value-type="float" office:value="-2.217" calcext:value-type="float">
            <text:p>-2.217</text:p>
          </table:table-cell>
          <table:table-cell office:value-type="float" office:value="0.0196904154209" calcext:value-type="float">
            <text:p>0.0196904154</text:p>
          </table:table-cell>
          <table:table-cell office:value-type="float" office:value="-0.818889179869" calcext:value-type="float">
            <text:p>-0.8188891799</text:p>
          </table:table-cell>
        </table:table-row>
        <table:table-row table:style-name="ro1">
          <table:table-cell/>
          <table:table-cell office:value-type="float" office:value="-0.344" calcext:value-type="float">
            <text:p>-0.344</text:p>
          </table:table-cell>
          <table:table-cell office:value-type="float" office:value="-2.186" calcext:value-type="float">
            <text:p>-2.186</text:p>
          </table:table-cell>
          <table:table-cell office:value-type="float" office:value="0.022917847477" calcext:value-type="float">
            <text:p>0.0229178475</text:p>
          </table:table-cell>
          <table:table-cell office:value-type="float" office:value="-0.805594052651" calcext:value-type="float">
            <text:p>-0.8055940527</text:p>
          </table:table-cell>
        </table:table-row>
        <table:table-row table:style-name="ro1">
          <table:table-cell/>
          <table:table-cell office:value-type="float" office:value="-0.35" calcext:value-type="float">
            <text:p>-0.35</text:p>
          </table:table-cell>
          <table:table-cell office:value-type="float" office:value="-2.153" calcext:value-type="float">
            <text:p>-2.153</text:p>
          </table:table-cell>
          <table:table-cell office:value-type="float" office:value="0.0268305210827" calcext:value-type="float">
            <text:p>0.0268305211</text:p>
          </table:table-cell>
          <table:table-cell office:value-type="float" office:value="-0.793205610208" calcext:value-type="float">
            <text:p>-0.7932056102</text:p>
          </table:table-cell>
        </table:table-row>
        <table:table-row table:style-name="ro1">
          <table:table-cell/>
          <table:table-cell office:value-type="float" office:value="-0.355" calcext:value-type="float">
            <text:p>-0.355</text:p>
          </table:table-cell>
          <table:table-cell office:value-type="float" office:value="-2.12" calcext:value-type="float">
            <text:p>-2.12</text:p>
          </table:table-cell>
          <table:table-cell office:value-type="float" office:value="0.030694034172" calcext:value-type="float">
            <text:p>0.0306940342</text:p>
          </table:table-cell>
          <table:table-cell office:value-type="float" office:value="-0.780734527088" calcext:value-type="float">
            <text:p>-0.7807345271</text:p>
          </table:table-cell>
        </table:table-row>
        <table:table-row table:style-name="ro1">
          <table:table-cell/>
          <table:table-cell office:value-type="float" office:value="-0.359" calcext:value-type="float">
            <text:p>-0.359</text:p>
          </table:table-cell>
          <table:table-cell office:value-type="float" office:value="-2.084" calcext:value-type="float">
            <text:p>-2.084</text:p>
          </table:table-cell>
          <table:table-cell office:value-type="float" office:value="0.0344009993134" calcext:value-type="float">
            <text:p>0.0344009993</text:p>
          </table:table-cell>
          <table:table-cell office:value-type="float" office:value="-0.767613614542" calcext:value-type="float">
            <text:p>-0.7676136145</text:p>
          </table:table-cell>
        </table:table-row>
        <table:table-row table:style-name="ro1">
          <table:table-cell/>
          <table:table-cell office:value-type="float" office:value="-0.363" calcext:value-type="float">
            <text:p>-0.363</text:p>
          </table:table-cell>
          <table:table-cell office:value-type="float" office:value="-2.047" calcext:value-type="float">
            <text:p>-2.047</text:p>
          </table:table-cell>
          <table:table-cell office:value-type="float" office:value="0.0379247211932" calcext:value-type="float">
            <text:p>0.0379247212</text:p>
          </table:table-cell>
          <table:table-cell office:value-type="float" office:value="-0.754748641311" calcext:value-type="float">
            <text:p>-0.7547486413</text:p>
          </table:table-cell>
        </table:table-row>
        <table:table-row table:style-name="ro1">
          <table:table-cell/>
          <table:table-cell office:value-type="float" office:value="-0.366" calcext:value-type="float">
            <text:p>-0.366</text:p>
          </table:table-cell>
          <table:table-cell office:value-type="float" office:value="-2.01" calcext:value-type="float">
            <text:p>-2.01</text:p>
          </table:table-cell>
          <table:table-cell office:value-type="float" office:value="0.0414692320488" calcext:value-type="float">
            <text:p>0.041469232</text:p>
          </table:table-cell>
          <table:table-cell office:value-type="float" office:value="-0.742669475391" calcext:value-type="float">
            <text:p>-0.7426694754</text:p>
          </table:table-cell>
        </table:table-row>
        <table:table-row table:style-name="ro1">
          <table:table-cell/>
          <table:table-cell office:value-type="float" office:value="-0.368" calcext:value-type="float">
            <text:p>-0.368</text:p>
          </table:table-cell>
          <table:table-cell office:value-type="float" office:value="-1.972" calcext:value-type="float">
            <text:p>-1.972</text:p>
          </table:table-cell>
          <table:table-cell office:value-type="float" office:value="0.0459495258197" calcext:value-type="float">
            <text:p>0.0459495258</text:p>
          </table:table-cell>
          <table:table-cell office:value-type="float" office:value="-0.730560055637" calcext:value-type="float">
            <text:p>-0.7305600556</text:p>
          </table:table-cell>
        </table:table-row>
        <table:table-row table:style-name="ro1">
          <table:table-cell/>
          <table:table-cell office:value-type="float" office:value="-0.369" calcext:value-type="float">
            <text:p>-0.369</text:p>
          </table:table-cell>
          <table:table-cell office:value-type="float" office:value="-1.934" calcext:value-type="float">
            <text:p>-1.934</text:p>
          </table:table-cell>
          <table:table-cell office:value-type="float" office:value="0.0508649019468" calcext:value-type="float">
            <text:p>0.0508649019</text:p>
          </table:table-cell>
          <table:table-cell office:value-type="float" office:value="-0.71858010215" calcext:value-type="float">
            <text:p>-0.7185801022</text:p>
          </table:table-cell>
        </table:table-row>
        <table:table-row table:style-name="ro1">
          <table:table-cell/>
          <table:table-cell office:value-type="float" office:value="-0.37" calcext:value-type="float">
            <text:p>-0.37</text:p>
          </table:table-cell>
          <table:table-cell office:value-type="float" office:value="-1.894" calcext:value-type="float">
            <text:p>-1.894</text:p>
          </table:table-cell>
          <table:table-cell office:value-type="float" office:value="0.054580622143" calcext:value-type="float">
            <text:p>0.0545806221</text:p>
          </table:table-cell>
          <table:table-cell office:value-type="float" office:value="-0.706324947623" calcext:value-type="float">
            <text:p>-0.7063249476</text:p>
          </table:table-cell>
        </table:table-row>
        <table:table-row table:style-name="ro1">
          <table:table-cell/>
          <table:table-cell office:value-type="float" office:value="-0.369" calcext:value-type="float">
            <text:p>-0.369</text:p>
          </table:table-cell>
          <table:table-cell office:value-type="float" office:value="-1.852" calcext:value-type="float">
            <text:p>-1.852</text:p>
          </table:table-cell>
          <table:table-cell office:value-type="float" office:value="0.056584325675" calcext:value-type="float">
            <text:p>0.0565843257</text:p>
          </table:table-cell>
          <table:table-cell office:value-type="float" office:value="-0.692069731413" calcext:value-type="float">
            <text:p>-0.6920697314</text:p>
          </table:table-cell>
        </table:table-row>
        <table:table-row table:style-name="ro1">
          <table:table-cell/>
          <table:table-cell office:value-type="float" office:value="-0.367" calcext:value-type="float">
            <text:p>-0.367</text:p>
          </table:table-cell>
          <table:table-cell office:value-type="float" office:value="-1.809" calcext:value-type="float">
            <text:p>-1.809</text:p>
          </table:table-cell>
          <table:table-cell office:value-type="float" office:value="0.0596413900562" calcext:value-type="float">
            <text:p>0.0596413901</text:p>
          </table:table-cell>
          <table:table-cell office:value-type="float" office:value="-0.674485065896" calcext:value-type="float">
            <text:p>-0.6744850659</text:p>
          </table:table-cell>
        </table:table-row>
        <table:table-row table:style-name="ro1">
          <table:table-cell/>
          <table:table-cell office:value-type="float" office:value="-0.365" calcext:value-type="float">
            <text:p>-0.365</text:p>
          </table:table-cell>
          <table:table-cell office:value-type="float" office:value="-1.766" calcext:value-type="float">
            <text:p>-1.766</text:p>
          </table:table-cell>
          <table:table-cell office:value-type="float" office:value="0.0642263052656" calcext:value-type="float">
            <text:p>0.0642263053</text:p>
          </table:table-cell>
          <table:table-cell office:value-type="float" office:value="-0.659849804707" calcext:value-type="float">
            <text:p>-0.6598498047</text:p>
          </table:table-cell>
        </table:table-row>
        <table:table-row table:style-name="ro1">
          <table:table-cell/>
          <table:table-cell office:value-type="float" office:value="-0.362" calcext:value-type="float">
            <text:p>-0.362</text:p>
          </table:table-cell>
          <table:table-cell office:value-type="float" office:value="-1.722" calcext:value-type="float">
            <text:p>-1.722</text:p>
          </table:table-cell>
          <table:table-cell office:value-type="float" office:value="0.067930928235" calcext:value-type="float">
            <text:p>0.0679309282</text:p>
          </table:table-cell>
          <table:table-cell office:value-type="float" office:value="-0.647971986558" calcext:value-type="float">
            <text:p>-0.6479719866</text:p>
          </table:table-cell>
        </table:table-row>
        <table:table-row table:style-name="ro1">
          <table:table-cell/>
          <table:table-cell office:value-type="float" office:value="-0.357" calcext:value-type="float">
            <text:p>-0.357</text:p>
          </table:table-cell>
          <table:table-cell office:value-type="float" office:value="-1.677" calcext:value-type="float">
            <text:p>-1.677</text:p>
          </table:table-cell>
          <table:table-cell office:value-type="float" office:value="0.0710184313501" calcext:value-type="float">
            <text:p>0.0710184314</text:p>
          </table:table-cell>
          <table:table-cell office:value-type="float" office:value="-0.63366639836" calcext:value-type="float">
            <text:p>-0.6336663984</text:p>
          </table:table-cell>
        </table:table-row>
        <table:table-row table:style-name="ro1">
          <table:table-cell/>
          <table:table-cell office:value-type="float" office:value="-0.352" calcext:value-type="float">
            <text:p>-0.352</text:p>
          </table:table-cell>
          <table:table-cell office:value-type="float" office:value="-1.632" calcext:value-type="float">
            <text:p>-1.632</text:p>
          </table:table-cell>
          <table:table-cell office:value-type="float" office:value="0.075064608806" calcext:value-type="float">
            <text:p>0.0750646088</text:p>
          </table:table-cell>
          <table:table-cell office:value-type="float" office:value="-0.619479646188" calcext:value-type="float">
            <text:p>-0.6194796462</text:p>
          </table:table-cell>
        </table:table-row>
        <table:table-row table:style-name="ro1">
          <table:table-cell/>
          <table:table-cell office:value-type="float" office:value="-0.346" calcext:value-type="float">
            <text:p>-0.346</text:p>
          </table:table-cell>
          <table:table-cell office:value-type="float" office:value="-1.586" calcext:value-type="float">
            <text:p>-1.586</text:p>
          </table:table-cell>
          <table:table-cell office:value-type="float" office:value="0.0799179223751" calcext:value-type="float">
            <text:p>0.0799179224</text:p>
          </table:table-cell>
          <table:table-cell office:value-type="float" office:value="-0.603212373602" calcext:value-type="float">
            <text:p>-0.6032123736</text:p>
          </table:table-cell>
        </table:table-row>
        <table:table-row table:style-name="ro1">
          <table:table-cell/>
          <table:table-cell office:value-type="float" office:value="-0.339" calcext:value-type="float">
            <text:p>-0.339</text:p>
          </table:table-cell>
          <table:table-cell office:value-type="float" office:value="-1.539" calcext:value-type="float">
            <text:p>-1.539</text:p>
          </table:table-cell>
          <table:table-cell office:value-type="float" office:value="0.0840967714826" calcext:value-type="float">
            <text:p>0.0840967715</text:p>
          </table:table-cell>
          <table:table-cell office:value-type="float" office:value="-0.588233082697" calcext:value-type="float">
            <text:p>-0.5882330827</text:p>
          </table:table-cell>
        </table:table-row>
        <table:table-row table:style-name="ro1">
          <table:table-cell/>
          <table:table-cell office:value-type="float" office:value="-0.331" calcext:value-type="float">
            <text:p>-0.331</text:p>
          </table:table-cell>
          <table:table-cell office:value-type="float" office:value="-1.493" calcext:value-type="float">
            <text:p>-1.493</text:p>
          </table:table-cell>
          <table:table-cell office:value-type="float" office:value="0.0871404127027" calcext:value-type="float">
            <text:p>0.0871404127</text:p>
          </table:table-cell>
          <table:table-cell office:value-type="float" office:value="-0.57167877637" calcext:value-type="float">
            <text:p>-0.5716787764</text:p>
          </table:table-cell>
        </table:table-row>
        <table:table-row table:style-name="ro1">
          <table:table-cell/>
          <table:table-cell office:value-type="float" office:value="-0.322" calcext:value-type="float">
            <text:p>-0.322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0891250188293" calcext:value-type="float">
            <text:p>0.0891250188</text:p>
          </table:table-cell>
          <table:table-cell office:value-type="float" office:value="-0.55658091498" calcext:value-type="float">
            <text:p>-0.556580915</text:p>
          </table:table-cell>
        </table:table-row>
        <table:table-row table:style-name="ro1">
          <table:table-cell/>
          <table:table-cell office:value-type="float" office:value="-0.313" calcext:value-type="float">
            <text:p>-0.313</text:p>
          </table:table-cell>
          <table:table-cell office:value-type="float" office:value="-1.399" calcext:value-type="float">
            <text:p>-1.399</text:p>
          </table:table-cell>
          <table:table-cell office:value-type="float" office:value="0.089944900347" calcext:value-type="float">
            <text:p>0.0899449003</text:p>
          </table:table-cell>
          <table:table-cell office:value-type="float" office:value="-0.54502752333" calcext:value-type="float">
            <text:p>-0.5450275233</text:p>
          </table:table-cell>
        </table:table-row>
        <table:table-row table:style-name="ro1">
          <table:table-cell/>
          <table:table-cell office:value-type="float" office:value="-0.302" calcext:value-type="float">
            <text:p>-0.302</text:p>
          </table:table-cell>
          <table:table-cell office:value-type="float" office:value="-1.35" calcext:value-type="float">
            <text:p>-1.35</text:p>
          </table:table-cell>
          <table:table-cell office:value-type="float" office:value="0.0912607689039" calcext:value-type="float">
            <text:p>0.0912607689</text:p>
          </table:table-cell>
          <table:table-cell office:value-type="float" office:value="-0.531405860222" calcext:value-type="float">
            <text:p>-0.5314058602</text:p>
          </table:table-cell>
        </table:table-row>
        <table:table-row table:style-name="ro1">
          <table:table-cell/>
          <table:table-cell office:value-type="float" office:value="-0.291" calcext:value-type="float">
            <text:p>-0.291</text:p>
          </table:table-cell>
          <table:table-cell office:value-type="float" office:value="-1.3" calcext:value-type="float">
            <text:p>-1.3</text:p>
          </table:table-cell>
          <table:table-cell office:value-type="float" office:value="0.0932621876791" calcext:value-type="float">
            <text:p>0.0932621877</text:p>
          </table:table-cell>
          <table:table-cell office:value-type="float" office:value="-0.516314867009" calcext:value-type="float">
            <text:p>-0.516314867</text:p>
          </table:table-cell>
        </table:table-row>
        <table:table-row table:style-name="ro1">
          <table:table-cell/>
          <table:table-cell office:value-type="float" office:value="-0.279" calcext:value-type="float">
            <text:p>-0.279</text:p>
          </table:table-cell>
          <table:table-cell office:value-type="float" office:value="-1.251" calcext:value-type="float">
            <text:p>-1.251</text:p>
          </table:table-cell>
          <table:table-cell office:value-type="float" office:value="0.0992799221968" calcext:value-type="float">
            <text:p>0.0992799222</text:p>
          </table:table-cell>
          <table:table-cell office:value-type="float" office:value="-0.490951728626" calcext:value-type="float">
            <text:p>-0.4909517286</text:p>
          </table:table-cell>
        </table:table-row>
        <table:table-row table:style-name="ro1">
          <table:table-cell/>
          <table:table-cell office:value-type="float" office:value="-0.267" calcext:value-type="float">
            <text:p>-0.267</text:p>
          </table:table-cell>
          <table:table-cell office:value-type="float" office:value="-1.202" calcext:value-type="float">
            <text:p>-1.202</text:p>
          </table:table-cell>
          <table:table-cell office:value-type="float" office:value="0.100557420397" calcext:value-type="float">
            <text:p>0.1005574204</text:p>
          </table:table-cell>
          <table:table-cell office:value-type="float" office:value="-0.470112295672" calcext:value-type="float">
            <text:p>-0.4701122957</text:p>
          </table:table-cell>
        </table:table-row>
        <table:table-row table:style-name="ro1">
          <table:table-cell/>
          <table:table-cell office:value-type="float" office:value="-0.254" calcext:value-type="float">
            <text:p>-0.254</text:p>
          </table:table-cell>
          <table:table-cell office:value-type="float" office:value="-1.152" calcext:value-type="float">
            <text:p>-1.152</text:p>
          </table:table-cell>
          <table:table-cell office:value-type="float" office:value="0.101914136031" calcext:value-type="float">
            <text:p>0.101914136</text:p>
          </table:table-cell>
          <table:table-cell office:value-type="float" office:value="-0.447975038468" calcext:value-type="float">
            <text:p>-0.4479750385</text:p>
          </table:table-cell>
        </table:table-row>
        <table:table-row table:style-name="ro1">
          <table:table-cell/>
          <table:table-cell office:value-type="float" office:value="-0.24" calcext:value-type="float">
            <text:p>-0.24</text:p>
          </table:table-cell>
          <table:table-cell office:value-type="float" office:value="-1.102" calcext:value-type="float">
            <text:p>-1.102</text:p>
          </table:table-cell>
          <table:table-cell office:value-type="float" office:value="0.104120069068" calcext:value-type="float">
            <text:p>0.1041200691</text:p>
          </table:table-cell>
          <table:table-cell office:value-type="float" office:value="-0.426554928146" calcext:value-type="float">
            <text:p>-0.4265549281</text:p>
          </table:table-cell>
        </table:table-row>
        <table:table-row table:style-name="ro1">
          <table:table-cell/>
          <table:table-cell office:value-type="float" office:value="-0.226" calcext:value-type="float">
            <text:p>-0.226</text:p>
          </table:table-cell>
          <table:table-cell office:value-type="float" office:value="-1.052" calcext:value-type="float">
            <text:p>-1.052</text:p>
          </table:table-cell>
          <table:table-cell office:value-type="float" office:value="0.108183530016" calcext:value-type="float">
            <text:p>0.10818353</text:p>
          </table:table-cell>
          <table:table-cell office:value-type="float" office:value="-0.409266013128" calcext:value-type="float">
            <text:p>-0.4092660131</text:p>
          </table:table-cell>
        </table:table-row>
        <table:table-row table:style-name="ro1">
          <table:table-cell/>
          <table:table-cell office:value-type="float" office:value="-0.211" calcext:value-type="float">
            <text:p>-0.211</text:p>
          </table:table-cell>
          <table:table-cell office:value-type="float" office:value="-1" calcext:value-type="float">
            <text:p>-1</text:p>
          </table:table-cell>
          <table:table-cell office:value-type="float" office:value="0.112525735165" calcext:value-type="float">
            <text:p>0.1125257352</text:p>
          </table:table-cell>
          <table:table-cell office:value-type="float" office:value="-0.388878896457" calcext:value-type="float">
            <text:p>-0.3888788965</text:p>
          </table:table-cell>
        </table:table-row>
        <table:table-row table:style-name="ro1">
          <table:table-cell/>
          <table:table-cell office:value-type="float" office:value="-0.196" calcext:value-type="float">
            <text:p>-0.196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114631220822" calcext:value-type="float">
            <text:p>0.1146312208</text:p>
          </table:table-cell>
          <table:table-cell office:value-type="float" office:value="-0.362868984011" calcext:value-type="float">
            <text:p>-0.362868984</text:p>
          </table:table-cell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-0.896" calcext:value-type="float">
            <text:p>-0.896</text:p>
          </table:table-cell>
          <table:table-cell office:value-type="float" office:value="0.117073597069" calcext:value-type="float">
            <text:p>0.1170735971</text:p>
          </table:table-cell>
          <table:table-cell office:value-type="float" office:value="-0.344671941906" calcext:value-type="float">
            <text:p>-0.3446719419</text:p>
          </table:table-cell>
        </table:table-row>
        <table:table-row table:style-name="ro1">
          <table:table-cell/>
          <table:table-cell office:value-type="float" office:value="-0.164" calcext:value-type="float">
            <text:p>-0.164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121100102126" calcext:value-type="float">
            <text:p>0.1211001021</text:p>
          </table:table-cell>
          <table:table-cell office:value-type="float" office:value="-0.328809320926" calcext:value-type="float">
            <text:p>-0.3288093209</text:p>
          </table:table-cell>
        </table:table-row>
        <table:table-row table:style-name="ro1">
          <table:table-cell/>
          <table:table-cell office:value-type="float" office:value="-0.147" calcext:value-type="float">
            <text:p>-0.147</text:p>
          </table:table-cell>
          <table:table-cell office:value-type="float" office:value="-0.793" calcext:value-type="float">
            <text:p>-0.793</text:p>
          </table:table-cell>
          <table:table-cell office:value-type="float" office:value="0.12378825712" calcext:value-type="float">
            <text:p>0.1237882571</text:p>
          </table:table-cell>
          <table:table-cell office:value-type="float" office:value="-0.314758650576" calcext:value-type="float">
            <text:p>-0.3147586506</text:p>
          </table:table-cell>
        </table:table-row>
        <table:table-row table:style-name="ro1">
          <table:table-cell/>
          <table:table-cell office:value-type="float" office:value="-0.13" calcext:value-type="float">
            <text:p>-0.13</text:p>
          </table:table-cell>
          <table:table-cell office:value-type="float" office:value="-0.742" calcext:value-type="float">
            <text:p>-0.742</text:p>
          </table:table-cell>
          <table:table-cell office:value-type="float" office:value="0.125174957282" calcext:value-type="float">
            <text:p>0.1251749573</text:p>
          </table:table-cell>
          <table:table-cell office:value-type="float" office:value="-0.290636690641" calcext:value-type="float">
            <text:p>-0.2906366906</text:p>
          </table:table-cell>
        </table:table-row>
        <table:table-row table:style-name="ro1">
          <table:table-cell/>
          <table:table-cell office:value-type="float" office:value="-0.113" calcext:value-type="float">
            <text:p>-0.113</text:p>
          </table:table-cell>
          <table:table-cell office:value-type="float" office:value="-0.69" calcext:value-type="float">
            <text:p>-0.69</text:p>
          </table:table-cell>
          <table:table-cell office:value-type="float" office:value="0.128011301875" calcext:value-type="float">
            <text:p>0.1280113019</text:p>
          </table:table-cell>
          <table:table-cell office:value-type="float" office:value="-0.267149133715" calcext:value-type="float">
            <text:p>-0.2671491337</text:p>
          </table:table-cell>
        </table:table-row>
        <table:table-row table:style-name="ro1">
          <table:table-cell/>
          <table:table-cell office:value-type="float" office:value="-0.096" calcext:value-type="float">
            <text:p>-0.096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131288237308" calcext:value-type="float">
            <text:p>0.1312882373</text:p>
          </table:table-cell>
          <table:table-cell office:value-type="float" office:value="-0.241321327544" calcext:value-type="float">
            <text:p>-0.2413213275</text:p>
          </table:table-cell>
        </table:table-row>
        <table:table-row table:style-name="ro1">
          <table:table-cell/>
          <table:table-cell office:value-type="float" office:value="-0.078" calcext:value-type="float">
            <text:p>-0.078</text:p>
          </table:table-cell>
          <table:table-cell office:value-type="float" office:value="-0.589" calcext:value-type="float">
            <text:p>-0.589</text:p>
          </table:table-cell>
          <table:table-cell office:value-type="float" office:value="0.133757795689" calcext:value-type="float">
            <text:p>0.1337577957</text:p>
          </table:table-cell>
          <table:table-cell office:value-type="float" office:value="-0.216861971968" calcext:value-type="float">
            <text:p>-0.216861972</text:p>
          </table:table-cell>
        </table:table-row>
        <table:table-row table:style-name="ro1">
          <table:table-cell/>
          <table:table-cell office:value-type="float" office:value="-0.06" calcext:value-type="float">
            <text:p>-0.06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137696959202" calcext:value-type="float">
            <text:p>0.1376969592</text:p>
          </table:table-cell>
          <table:table-cell office:value-type="float" office:value="-0.198060138448" calcext:value-type="float">
            <text:p>-0.1980601384</text:p>
          </table:table-cell>
        </table:table-row>
        <table:table-row table:style-name="ro1">
          <table:table-cell/>
          <table:table-cell office:value-type="float" office:value="-0.041" calcext:value-type="float">
            <text:p>-0.041</text:p>
          </table:table-cell>
          <table:table-cell office:value-type="float" office:value="-0.485" calcext:value-type="float">
            <text:p>-0.485</text:p>
          </table:table-cell>
          <table:table-cell office:value-type="float" office:value="0.142103238918" calcext:value-type="float">
            <text:p>0.1421032389</text:p>
          </table:table-cell>
          <table:table-cell office:value-type="float" office:value="-0.178343860454" calcext:value-type="float">
            <text:p>-0.1783438605</text:p>
          </table:table-cell>
        </table:table-row>
        <table:table-row table:style-name="ro1">
          <table:table-cell/>
          <table:table-cell office:value-type="float" office:value="-0.022" calcext:value-type="float">
            <text:p>-0.022</text:p>
          </table:table-cell>
          <table:table-cell office:value-type="float" office:value="-0.433" calcext:value-type="float">
            <text:p>-0.433</text:p>
          </table:table-cell>
          <table:table-cell office:value-type="float" office:value="0.145560505824" calcext:value-type="float">
            <text:p>0.1455605058</text:p>
          </table:table-cell>
          <table:table-cell office:value-type="float" office:value="-0.150052902592" calcext:value-type="float">
            <text:p>-0.1500529026</text:p>
          </table:table-cell>
        </table:table-row>
        <table:table-row table:style-name="ro1">
          <table:table-cell/>
          <table:table-cell office:value-type="float" office:value="-0.003" calcext:value-type="float">
            <text:p>-0.003</text:p>
          </table:table-cell>
          <table:table-cell office:value-type="float" office:value="-0.382" calcext:value-type="float">
            <text:p>-0.382</text:p>
          </table:table-cell>
          <table:table-cell office:value-type="float" office:value="0.149034435858" calcext:value-type="float">
            <text:p>0.1490344359</text:p>
          </table:table-cell>
          <table:table-cell office:value-type="float" office:value="-0.124499539394" calcext:value-type="float">
            <text:p>-0.1244995394</text:p>
          </table:table-cell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15097583136" calcext:value-type="float">
            <text:p>0.1509758314</text:p>
          </table:table-cell>
          <table:table-cell office:value-type="float" office:value="-0.106372707657" calcext:value-type="float">
            <text:p>-0.1063727077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15414127988" calcext:value-type="float">
            <text:p>0.1541412799</text:p>
          </table:table-cell>
          <table:table-cell office:value-type="float" office:value="-0.09831794517" calcext:value-type="float">
            <text:p>-0.0983179452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15836186934" calcext:value-type="float">
            <text:p>0.1583618693</text:p>
          </table:table-cell>
          <table:table-cell office:value-type="float" office:value="-0.0817848313145" calcext:value-type="float">
            <text:p>-0.0817848313</text:p>
          </table:table-cell>
        </table:table-row>
        <table:table-row table:style-name="ro1">
          <table:table-cell/>
          <table:table-cell office:value-type="float" office:value="0.076" calcext:value-type="float">
            <text:p>0.076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160743544918" calcext:value-type="float">
            <text:p>0.1607435449</text:p>
          </table:table-cell>
          <table:table-cell office:value-type="float" office:value="-0.0519285929412" calcext:value-type="float">
            <text:p>-0.0519285929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162851975483" calcext:value-type="float">
            <text:p>0.1628519755</text:p>
          </table:table-cell>
          <table:table-cell office:value-type="float" office:value="-0.0335926446218" calcext:value-type="float">
            <text:p>-0.0335926446</text:p>
          </table:table-cell>
        </table:table-row>
        <table:table-row table:style-name="ro1">
          <table:table-cell/>
          <table:table-cell office:value-type="float" office:value="0.117" calcext:value-type="float">
            <text:p>0.117</text:p>
          </table:table-cell>
          <table:table-cell office:value-type="float" office:value="-0.08" calcext:value-type="float">
            <text:p>-0.08</text:p>
          </table:table-cell>
          <table:table-cell office:value-type="float" office:value="0.16850487867" calcext:value-type="float">
            <text:p>0.1685048787</text:p>
          </table:table-cell>
          <table:table-cell office:value-type="float" office:value="-0.0108686526327" calcext:value-type="float">
            <text:p>-0.0108686526</text:p>
          </table:table-cell>
        </table:table-row>
        <table:table-row table:style-name="ro1">
          <table:table-cell/>
          <table:table-cell office:value-type="float" office:value="0.138" calcext:value-type="float">
            <text:p>0.138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175669284975" calcext:value-type="float">
            <text:p>0.175669285</text:p>
          </table:table-cell>
          <table:table-cell office:value-type="float" office:value="0.028424090379" calcext:value-type="float">
            <text:p>0.0284240904</text:p>
          </table:table-cell>
        </table:table-row>
        <table:table-row table:style-name="ro1">
          <table:table-cell/>
          <table:table-cell office:value-type="float" office:value="0.157" calcext:value-type="float">
            <text:p>0.157</text:p>
          </table:table-cell>
          <table:table-cell office:value-type="float" office:value="0.02" calcext:value-type="float">
            <text:p>0.02</text:p>
          </table:table-cell>
          <table:table-cell office:value-type="float" office:value="0.18124571191" calcext:value-type="float">
            <text:p>0.1812457119</text:p>
          </table:table-cell>
          <table:table-cell office:value-type="float" office:value="0.0565264511287" calcext:value-type="float">
            <text:p>0.0565264511</text:p>
          </table:table-cell>
        </table:table-row>
        <table:table-row table:style-name="ro1">
          <table:table-cell/>
          <table:table-cell office:value-type="float" office:value="0.177" calcext:value-type="float">
            <text:p>0.17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88219040508" calcext:value-type="float">
            <text:p>0.1882190405</text:p>
          </table:table-cell>
          <table:table-cell office:value-type="float" office:value="0.0687584989426" calcext:value-type="float">
            <text:p>0.0687584989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96874786679" calcext:value-type="float">
            <text:p>0.1968747867</text:p>
          </table:table-cell>
          <table:table-cell office:value-type="float" office:value="0.0806498579451" calcext:value-type="float">
            <text:p>0.0806498579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206163777191" calcext:value-type="float">
            <text:p>0.2061637772</text:p>
          </table:table-cell>
          <table:table-cell office:value-type="float" office:value="0.100935682643" calcext:value-type="float">
            <text:p>0.1009356826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4611691021" calcext:value-type="float">
            <text:p>0.214611691</text:p>
          </table:table-cell>
          <table:table-cell office:value-type="float" office:value="0.114740282531" calcext:value-type="float">
            <text:p>0.114740282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0.25" calcext:value-type="float">
            <text:p>0.25</text:p>
          </table:table-cell>
          <table:table-cell office:value-type="float" office:value="0.222047064319" calcext:value-type="float">
            <text:p>0.2220470643</text:p>
          </table:table-cell>
          <table:table-cell office:value-type="float" office:value="0.127343410168" calcext:value-type="float">
            <text:p>0.1273434102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29948217531" calcext:value-type="float">
            <text:p>0.2299482175</text:p>
          </table:table-cell>
          <table:table-cell office:value-type="float" office:value="0.133737298915" calcext:value-type="float">
            <text:p>0.1337372989</text:p>
          </table:table-cell>
        </table:table-row>
        <table:table-row table:style-name="ro1">
          <table:table-cell/>
          <table:table-cell office:value-type="float" office:value="0.297" calcext:value-type="float">
            <text:p>0.29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3757059517" calcext:value-type="float">
            <text:p>0.2375705952</text:p>
          </table:table-cell>
          <table:table-cell office:value-type="float" office:value="0.134841879885" calcext:value-type="float">
            <text:p>0.1348418799</text:p>
          </table:table-cell>
        </table:table-row>
        <table:table-row table:style-name="ro1">
          <table:table-cell/>
          <table:table-cell office:value-type="float" office:value="0.318" calcext:value-type="float">
            <text:p>0.318</text:p>
          </table:table-cell>
          <table:table-cell office:value-type="float" office:value="0.386" calcext:value-type="float">
            <text:p>0.386</text:p>
          </table:table-cell>
          <table:table-cell office:value-type="float" office:value="0.247418602478" calcext:value-type="float">
            <text:p>0.2474186025</text:p>
          </table:table-cell>
          <table:table-cell office:value-type="float" office:value="0.136719223825" calcext:value-type="float">
            <text:p>0.1367192238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0.261548981239" calcext:value-type="float">
            <text:p>0.2615489812</text:p>
          </table:table-cell>
          <table:table-cell office:value-type="float" office:value="0.153943554041" calcext:value-type="float">
            <text:p>0.153943554</text:p>
          </table:table-cell>
        </table:table-row>
        <table:table-row table:style-name="ro1">
          <table:table-cell/>
          <table:table-cell office:value-type="float" office:value="0.362" calcext:value-type="float">
            <text:p>0.362</text:p>
          </table:table-cell>
          <table:table-cell office:value-type="float" office:value="0.472" calcext:value-type="float">
            <text:p>0.472</text:p>
          </table:table-cell>
          <table:table-cell office:value-type="float" office:value="0.277903726416" calcext:value-type="float">
            <text:p>0.2779037264</text:p>
          </table:table-cell>
          <table:table-cell office:value-type="float" office:value="0.17200294552" calcext:value-type="float">
            <text:p>0.1720029455</text:p>
          </table:table-cell>
        </table:table-row>
        <table:table-row table:style-name="ro1">
          <table:table-cell/>
          <table:table-cell office:value-type="float" office:value="0.383" calcext:value-type="float">
            <text:p>0.383</text:p>
          </table:table-cell>
          <table:table-cell office:value-type="float" office:value="0.513" calcext:value-type="float">
            <text:p>0.513</text:p>
          </table:table-cell>
          <table:table-cell office:value-type="float" office:value="0.296702129099" calcext:value-type="float">
            <text:p>0.2967021291</text:p>
          </table:table-cell>
          <table:table-cell office:value-type="float" office:value="0.195150214366" calcext:value-type="float">
            <text:p>0.1951502144</text:p>
          </table:table-cell>
        </table:table-row>
        <table:table-row table:style-name="ro1">
          <table:table-cell/>
          <table:table-cell office:value-type="float" office:value="0.403" calcext:value-type="float">
            <text:p>0.403</text:p>
          </table:table-cell>
          <table:table-cell office:value-type="float" office:value="0.55" calcext:value-type="float">
            <text:p>0.55</text:p>
          </table:table-cell>
          <table:table-cell office:value-type="float" office:value="0.316601569855" calcext:value-type="float">
            <text:p>0.3166015699</text:p>
          </table:table-cell>
          <table:table-cell office:value-type="float" office:value="0.211893131592" calcext:value-type="float">
            <text:p>0.2118931316</text:p>
          </table:table-cell>
        </table:table-row>
        <table:table-row table:style-name="ro1">
          <table:table-cell/>
          <table:table-cell office:value-type="float" office:value="0.423" calcext:value-type="float">
            <text:p>0.423</text:p>
          </table:table-cell>
          <table:table-cell office:value-type="float" office:value="0.585" calcext:value-type="float">
            <text:p>0.585</text:p>
          </table:table-cell>
          <table:table-cell office:value-type="float" office:value="0.335591498312" calcext:value-type="float">
            <text:p>0.3355914983</text:p>
          </table:table-cell>
          <table:table-cell office:value-type="float" office:value="0.221230221985" calcext:value-type="float">
            <text:p>0.221230222</text:p>
          </table:table-cell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0.617" calcext:value-type="float">
            <text:p>0.617</text:p>
          </table:table-cell>
          <table:table-cell office:value-type="float" office:value="0.354772740452" calcext:value-type="float">
            <text:p>0.3547727405</text:p>
          </table:table-cell>
          <table:table-cell office:value-type="float" office:value="0.233150518938" calcext:value-type="float">
            <text:p>0.2331505189</text:p>
          </table:table-cell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2671356165" calcext:value-type="float">
            <text:p>0.3726713562</text:p>
          </table:table-cell>
          <table:table-cell office:value-type="float" office:value="0.243749770151" calcext:value-type="float">
            <text:p>0.2437497702</text:p>
          </table:table-cell>
        </table:table-row>
        <table:table-row table:style-name="ro1">
          <table:table-cell/>
          <table:table-cell office:value-type="float" office:value="0.478" calcext:value-type="float">
            <text:p>0.478</text:p>
          </table:table-cell>
          <table:table-cell office:value-type="float" office:value="0.67" calcext:value-type="float">
            <text:p>0.67</text:p>
          </table:table-cell>
          <table:table-cell office:value-type="float" office:value="0.384999894549" calcext:value-type="float">
            <text:p>0.3849998945</text:p>
          </table:table-cell>
          <table:table-cell office:value-type="float" office:value="0.24443053297" calcext:value-type="float">
            <text:p>0.244430533</text:p>
          </table:table-cell>
        </table:table-row>
        <table:table-row table:style-name="ro1">
          <table:table-cell/>
          <table:table-cell office:value-type="float" office:value="0.499" calcext:value-type="float">
            <text:p>0.499</text:p>
          </table:table-cell>
          <table:table-cell office:value-type="float" office:value="0.699" calcext:value-type="float">
            <text:p>0.699</text:p>
          </table:table-cell>
          <table:table-cell office:value-type="float" office:value="0.400376525703" calcext:value-type="float">
            <text:p>0.4003765257</text:p>
          </table:table-cell>
          <table:table-cell office:value-type="float" office:value="0.245958744971" calcext:value-type="float">
            <text:p>0.245958745</text:p>
          </table:table-cell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0.727" calcext:value-type="float">
            <text:p>0.727</text:p>
          </table:table-cell>
          <table:table-cell office:value-type="float" office:value="0.419220576402" calcext:value-type="float">
            <text:p>0.4192205764</text:p>
          </table:table-cell>
          <table:table-cell office:value-type="float" office:value="0.250100498976" calcext:value-type="float">
            <text:p>0.250100499</text:p>
          </table:table-cell>
        </table:table-row>
        <table:table-row table:style-name="ro1">
          <table:table-cell/>
          <table:table-cell office:value-type="float" office:value="0.542" calcext:value-type="float">
            <text:p>0.542</text:p>
          </table:table-cell>
          <table:table-cell office:value-type="float" office:value="0.753" calcext:value-type="float">
            <text:p>0.753</text:p>
          </table:table-cell>
          <table:table-cell office:value-type="float" office:value="0.439191181499" calcext:value-type="float">
            <text:p>0.4391911815</text:p>
          </table:table-cell>
          <table:table-cell office:value-type="float" office:value="0.257179606424" calcext:value-type="float">
            <text:p>0.2571796064</text:p>
          </table:table-cell>
        </table:table-row>
        <table:table-row table:style-name="ro1">
          <table:table-cell/>
          <table:table-cell office:value-type="float" office:value="0.562" calcext:value-type="float">
            <text:p>0.562</text:p>
          </table:table-cell>
          <table:table-cell office:value-type="float" office:value="0.775" calcext:value-type="float">
            <text:p>0.775</text:p>
          </table:table-cell>
          <table:table-cell office:value-type="float" office:value="0.454209084615" calcext:value-type="float">
            <text:p>0.4542090846</text:p>
          </table:table-cell>
          <table:table-cell office:value-type="float" office:value="0.259665549241" calcext:value-type="float">
            <text:p>0.2596655492</text:p>
          </table:table-cell>
        </table:table-row>
        <table:table-row table:style-name="ro1">
          <table:table-cell/>
          <table:table-cell office:value-type="float" office:value="0.579" calcext:value-type="float">
            <text:p>0.579</text:p>
          </table:table-cell>
          <table:table-cell office:value-type="float" office:value="0.793" calcext:value-type="float">
            <text:p>0.793</text:p>
          </table:table-cell>
          <table:table-cell office:value-type="float" office:value="0.465917721663" calcext:value-type="float">
            <text:p>0.4659177217</text:p>
          </table:table-cell>
          <table:table-cell office:value-type="float" office:value="0.259078421368" calcext:value-type="float">
            <text:p>0.2590784214</text:p>
          </table:table-cell>
        </table:table-row>
        <table:table-row table:style-name="ro1">
          <table:table-cell/>
          <table:table-cell office:value-type="float" office:value="0.594" calcext:value-type="float">
            <text:p>0.594</text:p>
          </table:table-cell>
          <table:table-cell office:value-type="float" office:value="0.809" calcext:value-type="float">
            <text:p>0.809</text:p>
          </table:table-cell>
          <table:table-cell office:value-type="float" office:value="0.479243093132" calcext:value-type="float">
            <text:p>0.4792430931</text:p>
          </table:table-cell>
          <table:table-cell office:value-type="float" office:value="0.26012132476" calcext:value-type="float">
            <text:p>0.2601213248</text:p>
          </table:table-cell>
        </table:table-row>
        <table:table-row table:style-name="ro1">
          <table:table-cell/>
          <table:table-cell office:value-type="float" office:value="0.608" calcext:value-type="float">
            <text:p>0.608</text:p>
          </table:table-cell>
          <table:table-cell office:value-type="float" office:value="0.823" calcext:value-type="float">
            <text:p>0.823</text:p>
          </table:table-cell>
          <table:table-cell office:value-type="float" office:value="0.491420046454" calcext:value-type="float">
            <text:p>0.4914200465</text:p>
          </table:table-cell>
          <table:table-cell office:value-type="float" office:value="0.262073846989" calcext:value-type="float">
            <text:p>0.262073847</text:p>
          </table:table-cell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office:value-type="float" office:value="0.836" calcext:value-type="float">
            <text:p>0.836</text:p>
          </table:table-cell>
          <table:table-cell office:value-type="float" office:value="0.501985761338" calcext:value-type="float">
            <text:p>0.5019857613</text:p>
          </table:table-cell>
          <table:table-cell office:value-type="float" office:value="0.264811429938" calcext:value-type="float">
            <text:p>0.2648114299</text:p>
          </table:table-cell>
        </table:table-row>
        <table:table-row table:style-name="ro1">
          <table:table-cell/>
          <table:table-cell office:value-type="float" office:value="0.637" calcext:value-type="float">
            <text:p>0.637</text:p>
          </table:table-cell>
          <table:table-cell office:value-type="float" office:value="0.849" calcext:value-type="float">
            <text:p>0.849</text:p>
          </table:table-cell>
          <table:table-cell office:value-type="float" office:value="0.514391827851" calcext:value-type="float">
            <text:p>0.5143918279</text:p>
          </table:table-cell>
          <table:table-cell office:value-type="float" office:value="0.266897638336" calcext:value-type="float">
            <text:p>0.2668976383</text:p>
          </table:table-cell>
        </table:table-row>
        <table:table-row table:style-name="ro1">
          <table:table-cell/>
          <table:table-cell office:value-type="float" office:value="0.651" calcext:value-type="float">
            <text:p>0.651</text:p>
          </table:table-cell>
          <table:table-cell office:value-type="float" office:value="0.86" calcext:value-type="float">
            <text:p>0.86</text:p>
          </table:table-cell>
          <table:table-cell office:value-type="float" office:value="0.525859925024" calcext:value-type="float">
            <text:p>0.525859925</text:p>
          </table:table-cell>
          <table:table-cell office:value-type="float" office:value="0.267665173394" calcext:value-type="float">
            <text:p>0.2676651734</text:p>
          </table:table-cell>
        </table:table-row>
        <table:table-row table:style-name="ro1">
          <table:table-cell/>
          <table:table-cell office:value-type="float" office:value="0.666" calcext:value-type="float">
            <text:p>0.666</text:p>
          </table:table-cell>
          <table:table-cell office:value-type="float" office:value="0.872" calcext:value-type="float">
            <text:p>0.872</text:p>
          </table:table-cell>
          <table:table-cell office:value-type="float" office:value="0.544070419519" calcext:value-type="float">
            <text:p>0.5440704195</text:p>
          </table:table-cell>
          <table:table-cell office:value-type="float" office:value="0.26987763754" calcext:value-type="float">
            <text:p>0.2698776375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0.882" calcext:value-type="float">
            <text:p>0.882</text:p>
          </table:table-cell>
          <table:table-cell office:value-type="float" office:value="0.552584007844" calcext:value-type="float">
            <text:p>0.5525840078</text:p>
          </table:table-cell>
          <table:table-cell office:value-type="float" office:value="0.270327274965" calcext:value-type="float">
            <text:p>0.270327275</text:p>
          </table:table-cell>
        </table:table-row>
        <table:table-row table:style-name="ro1">
          <table:table-cell/>
          <table:table-cell office:value-type="float" office:value="0.693" calcext:value-type="float">
            <text:p>0.693</text:p>
          </table:table-cell>
          <table:table-cell office:value-type="float" office:value="0.891" calcext:value-type="float">
            <text:p>0.891</text:p>
          </table:table-cell>
          <table:table-cell office:value-type="float" office:value="0.561094028449" calcext:value-type="float">
            <text:p>0.5610940284</text:p>
          </table:table-cell>
          <table:table-cell office:value-type="float" office:value="0.270514773543" calcext:value-type="float">
            <text:p>0.2705147735</text:p>
          </table:table-cell>
        </table:table-row>
        <table:table-row table:style-name="ro1">
          <table:table-cell/>
          <table:table-cell office:value-type="float" office:value="0.705" calcext:value-type="float">
            <text:p>0.705</text:p>
          </table:table-cell>
          <table:table-cell office:value-type="float" office:value="0.898" calcext:value-type="float">
            <text:p>0.898</text:p>
          </table:table-cell>
          <table:table-cell office:value-type="float" office:value="0.569600263825" calcext:value-type="float">
            <text:p>0.5696002638</text:p>
          </table:table-cell>
          <table:table-cell office:value-type="float" office:value="0.270725443998" calcext:value-type="float">
            <text:p>0.270725444</text:p>
          </table:table-cell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581524043923" calcext:value-type="float">
            <text:p>0.5815240439</text:p>
          </table:table-cell>
          <table:table-cell office:value-type="float" office:value="0.270488131937" calcext:value-type="float">
            <text:p>0.2704881319</text:p>
          </table:table-cell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 office:value-type="float" office:value="0.909" calcext:value-type="float">
            <text:p>0.909</text:p>
          </table:table-cell>
          <table:table-cell office:value-type="float" office:value="0.593476162654" calcext:value-type="float">
            <text:p>0.5934761627</text:p>
          </table:table-cell>
          <table:table-cell office:value-type="float" office:value="0.269863066581" calcext:value-type="float">
            <text:p>0.2698630666</text:p>
          </table:table-cell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 office:value-type="float" office:value="0.912" calcext:value-type="float">
            <text:p>0.912</text:p>
          </table:table-cell>
          <table:table-cell office:value-type="float" office:value="0.606057926519" calcext:value-type="float">
            <text:p>0.6060579265</text:p>
          </table:table-cell>
          <table:table-cell office:value-type="float" office:value="0.267695235333" calcext:value-type="float">
            <text:p>0.2676952353</text:p>
          </table:table-cell>
        </table:table-row>
        <table:table-row table:style-name="ro1">
          <table:table-cell/>
          <table:table-cell office:value-type="float" office:value="0.734" calcext:value-type="float">
            <text:p>0.734</text:p>
          </table:table-cell>
          <table:table-cell office:value-type="float" office:value="0.915" calcext:value-type="float">
            <text:p>0.915</text:p>
          </table:table-cell>
          <table:table-cell office:value-type="float" office:value="0.617215648926" calcext:value-type="float">
            <text:p>0.6172156489</text:p>
          </table:table-cell>
          <table:table-cell office:value-type="float" office:value="0.264119223215" calcext:value-type="float">
            <text:p>0.2641192232</text:p>
          </table:table-cell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 office:value-type="float" office:value="0.917" calcext:value-type="float">
            <text:p>0.917</text:p>
          </table:table-cell>
          <table:table-cell office:value-type="float" office:value="0.626619824702" calcext:value-type="float">
            <text:p>0.6266198247</text:p>
          </table:table-cell>
          <table:table-cell office:value-type="float" office:value="0.260053048082" calcext:value-type="float">
            <text:p>0.2600530481</text:p>
          </table:table-cell>
        </table:table-row>
        <table:table-row table:style-name="ro1">
          <table:table-cell/>
          <table:table-cell office:value-type="float" office:value="0.743" calcext:value-type="float">
            <text:p>0.743</text:p>
          </table:table-cell>
          <table:table-cell office:value-type="float" office:value="0.919" calcext:value-type="float">
            <text:p>0.919</text:p>
          </table:table-cell>
          <table:table-cell office:value-type="float" office:value="0.6322008637" calcext:value-type="float">
            <text:p>0.6322008637</text:p>
          </table:table-cell>
          <table:table-cell office:value-type="float" office:value="0.255726956557" calcext:value-type="float">
            <text:p>0.2557269566</text:p>
          </table:table-cell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 office:value-type="float" office:value="0.921" calcext:value-type="float">
            <text:p>0.921</text:p>
          </table:table-cell>
          <table:table-cell office:value-type="float" office:value="0.636757358325" calcext:value-type="float">
            <text:p>0.6367573583</text:p>
          </table:table-cell>
          <table:table-cell office:value-type="float" office:value="0.250234857904" calcext:value-type="float">
            <text:p>0.2502348579</text:p>
          </table:table-cell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64594939904" calcext:value-type="float">
            <text:p>0.645949399</text:p>
          </table:table-cell>
          <table:table-cell office:value-type="float" office:value="0.246943387461" calcext:value-type="float">
            <text:p>0.2469433875</text:p>
          </table:table-cell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 office:value-type="float" office:value="0.924" calcext:value-type="float">
            <text:p>0.924</text:p>
          </table:table-cell>
          <table:table-cell office:value-type="float" office:value="0.648383403178" calcext:value-type="float">
            <text:p>0.6483834032</text:p>
          </table:table-cell>
          <table:table-cell office:value-type="float" office:value="0.238272418068" calcext:value-type="float">
            <text:p>0.2382724181</text:p>
          </table:table-cell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 office:value-type="float" office:value="0.925" calcext:value-type="float">
            <text:p>0.925</text:p>
          </table:table-cell>
          <table:table-cell office:value-type="float" office:value="0.654709077152" calcext:value-type="float">
            <text:p>0.6547090772</text:p>
          </table:table-cell>
          <table:table-cell office:value-type="float" office:value="0.231688890338" calcext:value-type="float">
            <text:p>0.2316888903</text:p>
          </table:table-cell>
        </table:table-row>
        <table:table-row table:style-name="ro1">
          <table:table-cell/>
          <table:table-cell office:value-type="float" office:value="0.765" calcext:value-type="float">
            <text:p>0.765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2970260757" calcext:value-type="float">
            <text:p>0.6629702608</text:p>
          </table:table-cell>
          <table:table-cell office:value-type="float" office:value="0.226619557205" calcext:value-type="float">
            <text:p>0.2266195572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928" calcext:value-type="float">
            <text:p>0.928</text:p>
          </table:table-cell>
          <table:table-cell office:value-type="float" office:value="0.665532560593" calcext:value-type="float">
            <text:p>0.6655325606</text:p>
          </table:table-cell>
          <table:table-cell office:value-type="float" office:value="0.217835808835" calcext:value-type="float">
            <text:p>0.2178358088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office:value-type="float" office:value="0.929" calcext:value-type="float">
            <text:p>0.929</text:p>
          </table:table-cell>
          <table:table-cell office:value-type="float" office:value="0.670155376977" calcext:value-type="float">
            <text:p>0.670155377</text:p>
          </table:table-cell>
          <table:table-cell office:value-type="float" office:value="0.211410762717" calcext:value-type="float">
            <text:p>0.211410762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674783429619" calcext:value-type="float">
            <text:p>0.6747834296</text:p>
          </table:table-cell>
          <table:table-cell office:value-type="float" office:value="0.204256520259" calcext:value-type="float">
            <text:p>0.2042565203</text:p>
          </table:table-cell>
        </table:table-row>
        <table:table-row table:style-name="ro1">
          <table:table-cell/>
          <table:table-cell office:value-type="float" office:value="0.785" calcext:value-type="float">
            <text:p>0.785</text:p>
          </table:table-cell>
          <table:table-cell office:value-type="float" office:value="0.931" calcext:value-type="float">
            <text:p>0.931</text:p>
          </table:table-cell>
          <table:table-cell office:value-type="float" office:value="0.681094198557" calcext:value-type="float">
            <text:p>0.6810941986</text:p>
          </table:table-cell>
          <table:table-cell office:value-type="float" office:value="0.197333361707" calcext:value-type="float">
            <text:p>0.1973333617</text:p>
          </table:table-cell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 office:value-type="float" office:value="0.932" calcext:value-type="float">
            <text:p>0.932</text:p>
          </table:table-cell>
          <table:table-cell office:value-type="float" office:value="0.68636705488" calcext:value-type="float">
            <text:p>0.6863670549</text:p>
          </table:table-cell>
          <table:table-cell office:value-type="float" office:value="0.189220818517" calcext:value-type="float">
            <text:p>0.1892208185</text:p>
          </table:table-cell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 office:value-type="float" office:value="0.932" calcext:value-type="float">
            <text:p>0.932</text:p>
          </table:table-cell>
          <table:table-cell office:value-type="float" office:value="0.692012520946" calcext:value-type="float">
            <text:p>0.6920125209</text:p>
          </table:table-cell>
          <table:table-cell office:value-type="float" office:value="0.182239218268" calcext:value-type="float">
            <text:p>0.1822392183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office:value-type="float" office:value="0.933" calcext:value-type="float">
            <text:p>0.933</text:p>
          </table:table-cell>
          <table:table-cell office:value-type="float" office:value="0.696370119659" calcext:value-type="float">
            <text:p>0.6963701197</text:p>
          </table:table-cell>
          <table:table-cell office:value-type="float" office:value="0.173316872819" calcext:value-type="float">
            <text:p>0.1733168728</text:p>
          </table:table-cell>
        </table:table-row>
        <table:table-row table:style-name="ro1">
          <table:table-cell/>
          <table:table-cell office:value-type="float" office:value="0.804" calcext:value-type="float">
            <text:p>0.804</text:p>
          </table:table-cell>
          <table:table-cell office:value-type="float" office:value="0.933" calcext:value-type="float">
            <text:p>0.933</text:p>
          </table:table-cell>
          <table:table-cell office:value-type="float" office:value="0.701526299869" calcext:value-type="float">
            <text:p>0.7015262999</text:p>
          </table:table-cell>
          <table:table-cell office:value-type="float" office:value="0.166234054776" calcext:value-type="float">
            <text:p>0.1662340548</text:p>
          </table:table-cell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 office:value-type="float" office:value="0.933" calcext:value-type="float">
            <text:p>0.933</text:p>
          </table:table-cell>
          <table:table-cell office:value-type="float" office:value="0.705058190913" calcext:value-type="float">
            <text:p>0.7050581909</text:p>
          </table:table-cell>
          <table:table-cell office:value-type="float" office:value="0.161881478532" calcext:value-type="float">
            <text:p>0.1618814785</text:p>
          </table:table-cell>
        </table:table-row>
        <table:table-row table:style-name="ro1">
          <table:table-cell/>
          <table:table-cell office:value-type="float" office:value="0.813" calcext:value-type="float">
            <text:p>0.813</text:p>
          </table:table-cell>
          <table:table-cell office:value-type="float" office:value="0.933" calcext:value-type="float">
            <text:p>0.933</text:p>
          </table:table-cell>
          <table:table-cell office:value-type="float" office:value="0.708424540644" calcext:value-type="float">
            <text:p>0.7084245406</text:p>
          </table:table-cell>
          <table:table-cell office:value-type="float" office:value="0.159407357144" calcext:value-type="float">
            <text:p>0.1594073571</text:p>
          </table:table-cell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 office:value-type="float" office:value="0.933" calcext:value-type="float">
            <text:p>0.933</text:p>
          </table:table-cell>
          <table:table-cell office:value-type="float" office:value="0.715401146593" calcext:value-type="float">
            <text:p>0.7154011466</text:p>
          </table:table-cell>
          <table:table-cell office:value-type="float" office:value="0.156964355857" calcext:value-type="float">
            <text:p>0.1569643559</text:p>
          </table:table-cell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 office:value-type="float" office:value="0.933" calcext:value-type="float">
            <text:p>0.933</text:p>
          </table:table-cell>
          <table:table-cell office:value-type="float" office:value="0.720120025495" calcext:value-type="float">
            <text:p>0.7201200255</text:p>
          </table:table-cell>
          <table:table-cell office:value-type="float" office:value="0.15814791349" calcext:value-type="float">
            <text:p>0.1581479135</text:p>
          </table:table-cell>
        </table:table-row>
        <table:table-row table:style-name="ro1">
          <table:table-cell/>
          <table:table-cell office:value-type="float" office:value="0.827" calcext:value-type="float">
            <text:p>0.827</text:p>
          </table:table-cell>
          <table:table-cell office:value-type="float" office:value="0.932" calcext:value-type="float">
            <text:p>0.932</text:p>
          </table:table-cell>
          <table:table-cell office:value-type="float" office:value="0.725709058741" calcext:value-type="float">
            <text:p>0.7257090587</text:p>
          </table:table-cell>
          <table:table-cell office:value-type="float" office:value="0.158343965591" calcext:value-type="float">
            <text:p>0.1583439656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932" calcext:value-type="float">
            <text:p>0.932</text:p>
          </table:table-cell>
          <table:table-cell office:value-type="float" office:value="0.752905172701" calcext:value-type="float">
            <text:p>0.7529051727</text:p>
          </table:table-cell>
          <table:table-cell office:value-type="float" office:value="0.142608791803" calcext:value-type="float">
            <text:p>0.1426087918</text:p>
          </table:table-cell>
        </table:table-row>
        <table:table-row table:style-name="ro1">
          <table:table-cell/>
          <table:table-cell office:value-type="float" office:value="0.832" calcext:value-type="float">
            <text:p>0.832</text:p>
          </table:table-cell>
          <table:table-cell office:value-type="float" office:value="0.932" calcext:value-type="float">
            <text:p>0.932</text:p>
          </table:table-cell>
          <table:table-cell office:value-type="float" office:value="0.762084914912" calcext:value-type="float">
            <text:p>0.7620849149</text:p>
          </table:table-cell>
          <table:table-cell office:value-type="float" office:value="0.134584992454" calcext:value-type="float">
            <text:p>0.1345849925</text:p>
          </table:table-cell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 office:value-type="float" office:value="0.932" calcext:value-type="float">
            <text:p>0.932</text:p>
          </table:table-cell>
          <table:table-cell office:value-type="float" office:value="0.764984205843" calcext:value-type="float">
            <text:p>0.7649842058</text:p>
          </table:table-cell>
          <table:table-cell office:value-type="float" office:value="0.13010177446" calcext:value-type="float">
            <text:p>0.1301017745</text:p>
          </table:table-cell>
        </table:table-row>
        <table:table-row table:style-name="ro1">
          <table:table-cell/>
          <table:table-cell office:value-type="float" office:value="0.835" calcext:value-type="float">
            <text:p>0.835</text:p>
          </table:table-cell>
          <table:table-cell office:value-type="float" office:value="0.932" calcext:value-type="float">
            <text:p>0.932</text:p>
          </table:table-cell>
          <table:table-cell office:value-type="float" office:value="0.769425804519" calcext:value-type="float">
            <text:p>0.7694258045</text:p>
          </table:table-cell>
          <table:table-cell office:value-type="float" office:value="0.122928560678" calcext:value-type="float">
            <text:p>0.1229285607</text:p>
          </table:table-cell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 office:value-type="float" office:value="0.931" calcext:value-type="float">
            <text:p>0.931</text:p>
          </table:table-cell>
          <table:table-cell office:value-type="float" office:value="0.773053593979" calcext:value-type="float">
            <text:p>0.773053594</text:p>
          </table:table-cell>
          <table:table-cell office:value-type="float" office:value="0.115631831159" calcext:value-type="float">
            <text:p>0.1156318312</text:p>
          </table:table-cell>
        </table:table-row>
        <table:table-row table:style-name="ro1">
          <table:table-cell/>
          <table:table-cell office:value-type="float" office:value="0.838" calcext:value-type="float">
            <text:p>0.838</text:p>
          </table:table-cell>
          <table:table-cell office:value-type="float" office:value="0.931" calcext:value-type="float">
            <text:p>0.931</text:p>
          </table:table-cell>
          <table:table-cell office:value-type="float" office:value="0.779459442612" calcext:value-type="float">
            <text:p>0.7794594426</text:p>
          </table:table-cell>
          <table:table-cell office:value-type="float" office:value="0.110229198344" calcext:value-type="float">
            <text:p>0.1102291983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931" calcext:value-type="float">
            <text:p>0.931</text:p>
          </table:table-cell>
          <table:table-cell office:value-type="float" office:value="0.785819731372" calcext:value-type="float">
            <text:p>0.7858197314</text:p>
          </table:table-cell>
          <table:table-cell office:value-type="float" office:value="0.103599866478" calcext:value-type="float">
            <text:p>0.1035998665</text:p>
          </table:table-cell>
        </table:table-row>
        <table:table-row table:style-name="ro1">
          <table:table-cell/>
          <table:table-cell office:value-type="float" office:value="0.843" calcext:value-type="float">
            <text:p>0.843</text:p>
          </table:table-cell>
          <table:table-cell office:value-type="float" office:value="0.931" calcext:value-type="float">
            <text:p>0.931</text:p>
          </table:table-cell>
          <table:table-cell office:value-type="float" office:value="0.791029328394" calcext:value-type="float">
            <text:p>0.7910293284</text:p>
          </table:table-cell>
          <table:table-cell office:value-type="float" office:value="0.0984664367485" calcext:value-type="float">
            <text:p>0.0984664367</text:p>
          </table:table-cell>
        </table:table-row>
        <table:table-row table:style-name="ro1">
          <table:table-cell/>
          <table:table-cell office:value-type="float" office:value="0.846" calcext:value-type="float">
            <text:p>0.846</text:p>
          </table:table-cell>
          <table:table-cell office:value-type="float" office:value="0.93" calcext:value-type="float">
            <text:p>0.93</text:p>
          </table:table-cell>
          <table:table-cell office:value-type="float" office:value="0.792599444655" calcext:value-type="float">
            <text:p>0.7925994447</text:p>
          </table:table-cell>
          <table:table-cell office:value-type="float" office:value="0.0942044182832" calcext:value-type="float">
            <text:p>0.0942044183</text:p>
          </table:table-cell>
        </table:table-row>
        <table:table-row table:style-name="ro1">
          <table:table-cell/>
          <table:table-cell office:value-type="float" office:value="0.849" calcext:value-type="float">
            <text:p>0.849</text:p>
          </table:table-cell>
          <table:table-cell office:value-type="float" office:value="0.93" calcext:value-type="float">
            <text:p>0.93</text:p>
          </table:table-cell>
          <table:table-cell office:value-type="float" office:value="0.79422199607" calcext:value-type="float">
            <text:p>0.7942219961</text:p>
          </table:table-cell>
          <table:table-cell office:value-type="float" office:value="0.0939105539572" calcext:value-type="float">
            <text:p>0.093910554</text:p>
          </table:table-cell>
        </table:table-row>
        <table:table-row table:style-name="ro1">
          <table:table-cell/>
          <table:table-cell office:value-type="float" office:value="0.852" calcext:value-type="float">
            <text:p>0.852</text:p>
          </table:table-cell>
          <table:table-cell office:value-type="float" office:value="0.929" calcext:value-type="float">
            <text:p>0.929</text:p>
          </table:table-cell>
          <table:table-cell office:value-type="float" office:value="0.793560068328" calcext:value-type="float">
            <text:p>0.7935600683</text:p>
          </table:table-cell>
          <table:table-cell office:value-type="float" office:value="0.0926929914269" calcext:value-type="float">
            <text:p>0.0926929914</text:p>
          </table:table-cell>
        </table:table-row>
        <table:table-row table:style-name="ro1">
          <table:table-cell/>
          <table:table-cell office:value-type="float" office:value="0.854" calcext:value-type="float">
            <text:p>0.854</text:p>
          </table:table-cell>
          <table:table-cell office:value-type="float" office:value="0.929" calcext:value-type="float">
            <text:p>0.929</text:p>
          </table:table-cell>
          <table:table-cell office:value-type="float" office:value="0.793466256204" calcext:value-type="float">
            <text:p>0.7934662562</text:p>
          </table:table-cell>
          <table:table-cell office:value-type="float" office:value="0.0909749866256" calcext:value-type="float">
            <text:p>0.0909749866</text:p>
          </table:table-cell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794305563313" calcext:value-type="float">
            <text:p>0.7943055633</text:p>
          </table:table-cell>
          <table:table-cell office:value-type="float" office:value="0.0886491854222" calcext:value-type="float">
            <text:p>0.0886491854</text:p>
          </table:table-cell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795646103379" calcext:value-type="float">
            <text:p>0.7956461034</text:p>
          </table:table-cell>
          <table:table-cell office:value-type="float" office:value="0.0885853798904" calcext:value-type="float">
            <text:p>0.0885853799</text:p>
          </table:table-cell>
        </table:table-row>
        <table:table-row table:style-name="ro1">
          <table:table-cell/>
          <table:table-cell office:value-type="float" office:value="0.857" calcext:value-type="float">
            <text:p>0.857</text:p>
          </table:table-cell>
          <table:table-cell office:value-type="float" office:value="0.928" calcext:value-type="float">
            <text:p>0.928</text:p>
          </table:table-cell>
          <table:table-cell office:value-type="float" office:value="0.79735842115" calcext:value-type="float">
            <text:p>0.7973584212</text:p>
          </table:table-cell>
          <table:table-cell office:value-type="float" office:value="0.0856626693724" calcext:value-type="float">
            <text:p>0.0856626694</text:p>
          </table:table-cell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 office:value-type="float" office:value="0.928" calcext:value-type="float">
            <text:p>0.928</text:p>
          </table:table-cell>
          <table:table-cell office:value-type="float" office:value="0.800320632326" calcext:value-type="float">
            <text:p>0.8003206323</text:p>
          </table:table-cell>
          <table:table-cell office:value-type="float" office:value="0.0770736722741" calcext:value-type="float">
            <text:p>0.0770736723</text:p>
          </table:table-cell>
        </table:table-row>
        <table:table-row table:style-name="ro1">
          <table:table-cell/>
          <table:table-cell office:value-type="float" office:value="0.859" calcext:value-type="float">
            <text:p>0.859</text:p>
          </table:table-cell>
          <table:table-cell office:value-type="float" office:value="0.928" calcext:value-type="float">
            <text:p>0.928</text:p>
          </table:table-cell>
          <table:table-cell office:value-type="float" office:value="0.802805489832" calcext:value-type="float">
            <text:p>0.8028054898</text:p>
          </table:table-cell>
          <table:table-cell office:value-type="float" office:value="0.0749428277456" calcext:value-type="float">
            <text:p>0.0749428277</text:p>
          </table:table-cell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 office:value-type="float" office:value="0.927" calcext:value-type="float">
            <text:p>0.927</text:p>
          </table:table-cell>
          <table:table-cell office:value-type="float" office:value="0.805652672739" calcext:value-type="float">
            <text:p>0.8056526727</text:p>
          </table:table-cell>
          <table:table-cell office:value-type="float" office:value="0.0689360681286" calcext:value-type="float">
            <text:p>0.0689360681</text:p>
          </table:table-cell>
        </table:table-row>
        <table:table-row table:style-name="ro1">
          <table:table-cell/>
          <table:table-cell office:value-type="float" office:value="0.863" calcext:value-type="float">
            <text:p>0.863</text:p>
          </table:table-cell>
          <table:table-cell office:value-type="float" office:value="0.927" calcext:value-type="float">
            <text:p>0.927</text:p>
          </table:table-cell>
          <table:table-cell office:value-type="float" office:value="0.808293807424" calcext:value-type="float">
            <text:p>0.8082938074</text:p>
          </table:table-cell>
          <table:table-cell office:value-type="float" office:value="0.0599394290229" calcext:value-type="float">
            <text:p>0.059939429</text:p>
          </table:table-cell>
        </table:table-row>
        <table:table-row table:style-name="ro1">
          <table:table-cell/>
          <table:table-cell office:value-type="float" office:value="0.866" calcext:value-type="float">
            <text:p>0.866</text:p>
          </table:table-cell>
          <table:table-cell office:value-type="float" office:value="0.926" calcext:value-type="float">
            <text:p>0.926</text:p>
          </table:table-cell>
          <table:table-cell office:value-type="float" office:value="0.810420553618" calcext:value-type="float">
            <text:p>0.8104205536</text:p>
          </table:table-cell>
          <table:table-cell office:value-type="float" office:value="0.0583852671397" calcext:value-type="float">
            <text:p>0.0583852671</text:p>
          </table:table-cell>
        </table:table-row>
        <table:table-row table:style-name="ro1">
          <table:table-cell/>
          <table:table-cell office:value-type="float" office:value="0.869" calcext:value-type="float">
            <text:p>0.869</text:p>
          </table:table-cell>
          <table:table-cell office:value-type="float" office:value="0.926" calcext:value-type="float">
            <text:p>0.926</text:p>
          </table:table-cell>
          <table:table-cell office:value-type="float" office:value="0.811320139756" calcext:value-type="float">
            <text:p>0.8113201398</text:p>
          </table:table-cell>
          <table:table-cell office:value-type="float" office:value="0.0538816087552" calcext:value-type="float">
            <text:p>0.0538816088</text:p>
          </table:table-cell>
        </table:table-row>
        <table:table-row table:style-name="ro1">
          <table:table-cell/>
          <table:table-cell office:value-type="float" office:value="0.872" calcext:value-type="float">
            <text:p>0.87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12019266585" calcext:value-type="float">
            <text:p>0.8120192666</text:p>
          </table:table-cell>
          <table:table-cell office:value-type="float" office:value="0.0502774664411" calcext:value-type="float">
            <text:p>0.0502774664</text:p>
          </table:table-cell>
        </table:table-row>
        <table:table-row table:style-name="ro1">
          <table:table-cell/>
          <table:table-cell office:value-type="float" office:value="0.874" calcext:value-type="float">
            <text:p>0.874</text:p>
          </table:table-cell>
          <table:table-cell office:value-type="float" office:value="0.924" calcext:value-type="float">
            <text:p>0.924</text:p>
          </table:table-cell>
          <table:table-cell office:value-type="float" office:value="0.812131519697" calcext:value-type="float">
            <text:p>0.8121315197</text:p>
          </table:table-cell>
          <table:table-cell office:value-type="float" office:value="0.0438264412162" calcext:value-type="float">
            <text:p>0.0438264412</text:p>
          </table:table-cell>
        </table:table-row>
        <table:table-row table:style-name="ro1">
          <table:table-cell/>
          <table:table-cell office:value-type="float" office:value="0.877" calcext:value-type="float">
            <text:p>0.877</text:p>
          </table:table-cell>
          <table:table-cell office:value-type="float" office:value="0.924" calcext:value-type="float">
            <text:p>0.924</text:p>
          </table:table-cell>
          <table:table-cell office:value-type="float" office:value="0.812298276969" calcext:value-type="float">
            <text:p>0.812298277</text:p>
          </table:table-cell>
          <table:table-cell office:value-type="float" office:value="0.0378100297185" calcext:value-type="float">
            <text:p>0.0378100297</text:p>
          </table:table-cell>
        </table:table-row>
        <table:table-row table:style-name="ro1">
          <table:table-cell/>
          <table:table-cell office:value-type="float" office:value="0.879" calcext:value-type="float">
            <text:p>0.879</text:p>
          </table:table-cell>
          <table:table-cell office:value-type="float" office:value="0.923" calcext:value-type="float">
            <text:p>0.923</text:p>
          </table:table-cell>
          <table:table-cell office:value-type="float" office:value="0.812086039669" calcext:value-type="float">
            <text:p>0.8120860397</text:p>
          </table:table-cell>
          <table:table-cell office:value-type="float" office:value="0.0327867906133" calcext:value-type="float">
            <text:p>0.0327867906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923" calcext:value-type="float">
            <text:p>0.923</text:p>
          </table:table-cell>
          <table:table-cell office:value-type="float" office:value="0.812198798418" calcext:value-type="float">
            <text:p>0.8121987984</text:p>
          </table:table-cell>
          <table:table-cell office:value-type="float" office:value="0.0294534848956" calcext:value-type="float">
            <text:p>0.0294534849</text:p>
          </table:table-cell>
        </table:table-row>
        <table:table-row table:style-name="ro1">
          <table:table-cell/>
          <table:table-cell office:value-type="float" office:value="0.882" calcext:value-type="float">
            <text:p>0.882</text:p>
          </table:table-cell>
          <table:table-cell office:value-type="float" office:value="0.922" calcext:value-type="float">
            <text:p>0.922</text:p>
          </table:table-cell>
          <table:table-cell office:value-type="float" office:value="0.811824738722" calcext:value-type="float">
            <text:p>0.8118247387</text:p>
          </table:table-cell>
          <table:table-cell office:value-type="float" office:value="0.0249587416788" calcext:value-type="float">
            <text:p>0.0249587417</text:p>
          </table:table-cell>
        </table:table-row>
        <table:table-row table:style-name="ro1">
          <table:table-cell/>
          <table:table-cell office:value-type="float" office:value="0.884" calcext:value-type="float">
            <text:p>0.884</text:p>
          </table:table-cell>
          <table:table-cell office:value-type="float" office:value="0.921" calcext:value-type="float">
            <text:p>0.921</text:p>
          </table:table-cell>
          <table:table-cell office:value-type="float" office:value="0.809128894725" calcext:value-type="float">
            <text:p>0.8091288947</text:p>
          </table:table-cell>
          <table:table-cell office:value-type="float" office:value="0.0205846491555" calcext:value-type="float">
            <text:p>0.0205846492</text:p>
          </table:table-cell>
        </table:table-row>
        <table:table-row table:style-name="ro1">
          <table:table-cell/>
          <table:table-cell office:value-type="float" office:value="0.886" calcext:value-type="float">
            <text:p>0.886</text:p>
          </table:table-cell>
          <table:table-cell office:value-type="float" office:value="0.921" calcext:value-type="float">
            <text:p>0.921</text:p>
          </table:table-cell>
          <table:table-cell office:value-type="float" office:value="0.808248916614" calcext:value-type="float">
            <text:p>0.8082489166</text:p>
          </table:table-cell>
          <table:table-cell office:value-type="float" office:value="0.0183222023471" calcext:value-type="float">
            <text:p>0.0183222023</text:p>
          </table:table-cell>
        </table:table-row>
        <table:table-row table:style-name="ro1">
          <table:table-cell/>
          <table:table-cell office:value-type="float" office:value="0.887" calcext:value-type="float">
            <text:p>0.887</text:p>
          </table:table-cell>
          <table:table-cell office:value-type="float" office:value="0.92" calcext:value-type="float">
            <text:p>0.92</text:p>
          </table:table-cell>
          <table:table-cell office:value-type="float" office:value="0.808112134578" calcext:value-type="float">
            <text:p>0.8081121346</text:p>
          </table:table-cell>
          <table:table-cell office:value-type="float" office:value="0.0172835297416" calcext:value-type="float">
            <text:p>0.0172835297</text:p>
          </table:table-cell>
        </table:table-row>
        <table:table-row table:style-name="ro1">
          <table:table-cell/>
          <table:table-cell office:value-type="float" office:value="0.889" calcext:value-type="float">
            <text:p>0.889</text:p>
          </table:table-cell>
          <table:table-cell office:value-type="float" office:value="0.92" calcext:value-type="float">
            <text:p>0.92</text:p>
          </table:table-cell>
          <table:table-cell office:value-type="float" office:value="0.806739061116" calcext:value-type="float">
            <text:p>0.8067390611</text:p>
          </table:table-cell>
          <table:table-cell office:value-type="float" office:value="0.0175256802634" calcext:value-type="float">
            <text:p>0.0175256803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332134974" calcext:value-type="float">
            <text:p>0.805332135</text:p>
          </table:table-cell>
          <table:table-cell office:value-type="float" office:value="0.0191024034013" calcext:value-type="float">
            <text:p>0.0191024034</text:p>
          </table:table-cell>
        </table:table-row>
        <table:table-row table:style-name="ro1">
          <table:table-cell/>
          <table:table-cell office:value-type="float" office:value="0.891" calcext:value-type="float">
            <text:p>0.891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229815843" calcext:value-type="float">
            <text:p>0.8052298158</text:p>
          </table:table-cell>
          <table:table-cell office:value-type="float" office:value="0.016963883937" calcext:value-type="float">
            <text:p>0.0169638839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7460248761" calcext:value-type="float">
            <text:p>0.8074602488</text:p>
          </table:table-cell>
          <table:table-cell office:value-type="float" office:value="0.0144579894625" calcext:value-type="float">
            <text:p>0.0144579895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6317232007" calcext:value-type="float">
            <text:p>0.806317232</text:p>
          </table:table-cell>
          <table:table-cell office:value-type="float" office:value="0.0139022994075" calcext:value-type="float">
            <text:p>0.0139022994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7406880647" calcext:value-type="float">
            <text:p>0.8074068806</text:p>
          </table:table-cell>
          <table:table-cell office:value-type="float" office:value="0.0112882729165" calcext:value-type="float">
            <text:p>0.0112882729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6535074268" calcext:value-type="float">
            <text:p>0.8065350743</text:p>
          </table:table-cell>
          <table:table-cell office:value-type="float" office:value="0.00692491445299" calcext:value-type="float">
            <text:p>0.0069249145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6641514715" calcext:value-type="float">
            <text:p>0.8066415147</text:p>
          </table:table-cell>
          <table:table-cell office:value-type="float" office:value="0.00662782640731" calcext:value-type="float">
            <text:p>0.0066278264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390826359" calcext:value-type="float">
            <text:p>0.8053908264</text:p>
          </table:table-cell>
          <table:table-cell office:value-type="float" office:value="0.00637933657382" calcext:value-type="float">
            <text:p>0.0063793366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6202613473" calcext:value-type="float">
            <text:p>0.8062026135</text:p>
          </table:table-cell>
          <table:table-cell office:value-type="float" office:value="0.00636786519295" calcext:value-type="float">
            <text:p>0.0063678652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775346431" calcext:value-type="float">
            <text:p>0.8057753464</text:p>
          </table:table-cell>
          <table:table-cell office:value-type="float" office:value="0.00446070260542" calcext:value-type="float">
            <text:p>0.0044607026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756253776" calcext:value-type="float">
            <text:p>0.8057562538</text:p>
          </table:table-cell>
          <table:table-cell office:value-type="float" office:value="0.00212181363351" calcext:value-type="float">
            <text:p>0.0021218136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874385241" calcext:value-type="float">
            <text:p>0.8058743852</text:p>
          </table:table-cell>
          <table:table-cell office:value-type="float" office:value="-0.000269696874837" calcext:value-type="float">
            <text:p>-0.0002696969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668327162" calcext:value-type="float">
            <text:p>0.8056683272</text:p>
          </table:table-cell>
          <table:table-cell office:value-type="float" office:value="-0.00305183214358" calcext:value-type="float">
            <text:p>-0.0030518321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336991579" calcext:value-type="float">
            <text:p>0.8053369916</text:p>
          </table:table-cell>
          <table:table-cell office:value-type="float" office:value="-0.00596970067402" calcext:value-type="float">
            <text:p>-0.0059697007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565168787" calcext:value-type="float">
            <text:p>0.8055651688</text:p>
          </table:table-cell>
          <table:table-cell office:value-type="float" office:value="-0.0082674415556" calcext:value-type="float">
            <text:p>-0.0082674416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250884591" calcext:value-type="float">
            <text:p>0.8052508846</text:p>
          </table:table-cell>
          <table:table-cell office:value-type="float" office:value="-0.0160017655365" calcext:value-type="float">
            <text:p>-0.0160017655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5016448815" calcext:value-type="float">
            <text:p>0.8050164488</text:p>
          </table:table-cell>
          <table:table-cell office:value-type="float" office:value="-0.0191461377677" calcext:value-type="float">
            <text:p>-0.0191461378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4967215947" calcext:value-type="float">
            <text:p>0.8049672159</text:p>
          </table:table-cell>
          <table:table-cell office:value-type="float" office:value="-0.0219505854843" calcext:value-type="float">
            <text:p>-0.021950585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5646916061" calcext:value-type="float">
            <text:p>0.8056469161</text:p>
          </table:table-cell>
          <table:table-cell office:value-type="float" office:value="-0.0262015735419" calcext:value-type="float">
            <text:p>-0.026201573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166462264" calcext:value-type="float">
            <text:p>0.8061664623</text:p>
          </table:table-cell>
          <table:table-cell office:value-type="float" office:value="-0.027571393651" calcext:value-type="float">
            <text:p>-0.0275713937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339451674" calcext:value-type="float">
            <text:p>0.8063394517</text:p>
          </table:table-cell>
          <table:table-cell office:value-type="float" office:value="-0.0266819667249" calcext:value-type="float">
            <text:p>-0.0266819667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14081481" calcext:value-type="float">
            <text:p>0.8061408148</text:p>
          </table:table-cell>
          <table:table-cell office:value-type="float" office:value="-0.0272395017716" calcext:value-type="float">
            <text:p>-0.0272395018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5698013021" calcext:value-type="float">
            <text:p>0.805698013</text:p>
          </table:table-cell>
          <table:table-cell office:value-type="float" office:value="-0.0279580796787" calcext:value-type="float">
            <text:p>-0.0279580797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5886561296" calcext:value-type="float">
            <text:p>0.8058865613</text:p>
          </table:table-cell>
          <table:table-cell office:value-type="float" office:value="-0.0288301856748" calcext:value-type="float">
            <text:p>-0.0288301857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5872523895" calcext:value-type="float">
            <text:p>0.8058725239</text:p>
          </table:table-cell>
          <table:table-cell office:value-type="float" office:value="-0.0295236142244" calcext:value-type="float">
            <text:p>-0.0295236142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755632768" calcext:value-type="float">
            <text:p>0.8067556328</text:p>
          </table:table-cell>
          <table:table-cell office:value-type="float" office:value="-0.0331386026256" calcext:value-type="float">
            <text:p>-0.033138602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7190948883" calcext:value-type="float">
            <text:p>0.8071909489</text:p>
          </table:table-cell>
          <table:table-cell office:value-type="float" office:value="-0.0350686804703" calcext:value-type="float">
            <text:p>-0.035068680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7697901707" calcext:value-type="float">
            <text:p>0.8076979017</text:p>
          </table:table-cell>
          <table:table-cell office:value-type="float" office:value="-0.0379882116248" calcext:value-type="float">
            <text:p>-0.037988211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7945107647" calcext:value-type="float">
            <text:p>0.8079451076</text:p>
          </table:table-cell>
          <table:table-cell office:value-type="float" office:value="-0.0395878793091" calcext:value-type="float">
            <text:p>-0.039587879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23777679" calcext:value-type="float">
            <text:p>0.8082377768</text:p>
          </table:table-cell>
          <table:table-cell office:value-type="float" office:value="-0.040457774193" calcext:value-type="float">
            <text:p>-0.0404577742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196350464" calcext:value-type="float">
            <text:p>0.8081963505</text:p>
          </table:table-cell>
          <table:table-cell office:value-type="float" office:value="-0.0407732168804" calcext:value-type="float">
            <text:p>-0.0407732169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11080826" calcext:value-type="float">
            <text:p>0.8081108083</text:p>
          </table:table-cell>
          <table:table-cell office:value-type="float" office:value="-0.0414439680755" calcext:value-type="float">
            <text:p>-0.0414439681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475413241" calcext:value-type="float">
            <text:p>0.8084754132</text:p>
          </table:table-cell>
          <table:table-cell office:value-type="float" office:value="-0.0434218344584" calcext:value-type="float">
            <text:p>-0.043421834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778507363" calcext:value-type="float">
            <text:p>0.8087785074</text:p>
          </table:table-cell>
          <table:table-cell office:value-type="float" office:value="-0.0453149895355" calcext:value-type="float">
            <text:p>-0.045314989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094083112" calcext:value-type="float">
            <text:p>0.8090940831</text:p>
          </table:table-cell>
          <table:table-cell office:value-type="float" office:value="-0.046829672965" calcext:value-type="float">
            <text:p>-0.04682967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002341452" calcext:value-type="float">
            <text:p>0.8090023415</text:p>
          </table:table-cell>
          <table:table-cell office:value-type="float" office:value="-0.047673837261" calcext:value-type="float">
            <text:p>-0.047673837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237356224" calcext:value-type="float">
            <text:p>0.8092373562</text:p>
          </table:table-cell>
          <table:table-cell office:value-type="float" office:value="-0.0477393878833" calcext:value-type="float">
            <text:p>-0.0477393879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905946303" calcext:value-type="float">
            <text:p>0.8089059463</text:p>
          </table:table-cell>
          <table:table-cell office:value-type="float" office:value="-0.048717639859" calcext:value-type="float">
            <text:p>-0.0487176399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186080274" calcext:value-type="float">
            <text:p>0.8091860803</text:p>
          </table:table-cell>
          <table:table-cell office:value-type="float" office:value="-0.0505454082225" calcext:value-type="float">
            <text:p>-0.0505454082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107327855" calcext:value-type="float">
            <text:p>0.8091073279</text:p>
          </table:table-cell>
          <table:table-cell office:value-type="float" office:value="-0.0525882226708" calcext:value-type="float">
            <text:p>-0.0525882227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140099924" calcext:value-type="float">
            <text:p>0.8091400999</text:p>
          </table:table-cell>
          <table:table-cell office:value-type="float" office:value="-0.0538531986139" calcext:value-type="float">
            <text:p>-0.053853198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945099823" calcext:value-type="float">
            <text:p>0.8089450998</text:p>
          </table:table-cell>
          <table:table-cell office:value-type="float" office:value="-0.0538737271374" calcext:value-type="float">
            <text:p>-0.0538737271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701187329" calcext:value-type="float">
            <text:p>0.8087011873</text:p>
          </table:table-cell>
          <table:table-cell office:value-type="float" office:value="-0.0534452284944" calcext:value-type="float">
            <text:p>-0.053445228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715662937" calcext:value-type="float">
            <text:p>0.8087156629</text:p>
          </table:table-cell>
          <table:table-cell office:value-type="float" office:value="-0.0541289812937" calcext:value-type="float">
            <text:p>-0.054128981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979865196" calcext:value-type="float">
            <text:p>0.8089798652</text:p>
          </table:table-cell>
          <table:table-cell office:value-type="float" office:value="-0.0552363131689" calcext:value-type="float">
            <text:p>-0.0552363132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233732039" calcext:value-type="float">
            <text:p>0.809233732</text:p>
          </table:table-cell>
          <table:table-cell office:value-type="float" office:value="-0.0559453404871" calcext:value-type="float">
            <text:p>-0.055945340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9086742641" calcext:value-type="float">
            <text:p>0.8090867426</text:p>
          </table:table-cell>
          <table:table-cell office:value-type="float" office:value="-0.0569513503001" calcext:value-type="float">
            <text:p>-0.056951350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953777281" calcext:value-type="float">
            <text:p>0.8089537773</text:p>
          </table:table-cell>
          <table:table-cell office:value-type="float" office:value="-0.0575411162635" calcext:value-type="float">
            <text:p>-0.057541116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732859449" calcext:value-type="float">
            <text:p>0.8087328594</text:p>
          </table:table-cell>
          <table:table-cell office:value-type="float" office:value="-0.0572024867601" calcext:value-type="float">
            <text:p>-0.0572024868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17909295" calcext:value-type="float">
            <text:p>0.808179093</text:p>
          </table:table-cell>
          <table:table-cell office:value-type="float" office:value="-0.0577582769672" calcext:value-type="float">
            <text:p>-0.057758277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7969789139" calcext:value-type="float">
            <text:p>0.8079697891</text:p>
          </table:table-cell>
          <table:table-cell office:value-type="float" office:value="-0.0591773674029" calcext:value-type="float">
            <text:p>-0.0591773674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16439244" calcext:value-type="float">
            <text:p>0.8081643924</text:p>
          </table:table-cell>
          <table:table-cell office:value-type="float" office:value="-0.0603994165635" calcext:value-type="float">
            <text:p>-0.060399416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8112532735" calcext:value-type="float">
            <text:p>0.8081125327</text:p>
          </table:table-cell>
          <table:table-cell office:value-type="float" office:value="-0.0612285955239" calcext:value-type="float">
            <text:p>-0.061228595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7927942699" calcext:value-type="float">
            <text:p>0.8079279427</text:p>
          </table:table-cell>
          <table:table-cell office:value-type="float" office:value="-0.0617632790368" calcext:value-type="float">
            <text:p>-0.061763279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7250225199" calcext:value-type="float">
            <text:p>0.8072502252</text:p>
          </table:table-cell>
          <table:table-cell office:value-type="float" office:value="-0.0602713302641" calcext:value-type="float">
            <text:p>-0.060271330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824667903" calcext:value-type="float">
            <text:p>0.8068246679</text:p>
          </table:table-cell>
          <table:table-cell office:value-type="float" office:value="-0.062302266778" calcext:value-type="float">
            <text:p>-0.0623022668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580307772" calcext:value-type="float">
            <text:p>0.8065803078</text:p>
          </table:table-cell>
          <table:table-cell office:value-type="float" office:value="-0.0637296878517" calcext:value-type="float">
            <text:p>-0.0637296879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306625409" calcext:value-type="float">
            <text:p>0.8063066254</text:p>
          </table:table-cell>
          <table:table-cell office:value-type="float" office:value="-0.0648629567075" calcext:value-type="float">
            <text:p>-0.0648629567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6128989019" calcext:value-type="float">
            <text:p>0.806128989</text:p>
          </table:table-cell>
          <table:table-cell office:value-type="float" office:value="-0.0653280844885" calcext:value-type="float">
            <text:p>-0.065328084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5716228491" calcext:value-type="float">
            <text:p>0.8057162285</text:p>
          </table:table-cell>
          <table:table-cell office:value-type="float" office:value="-0.0646477442983" calcext:value-type="float">
            <text:p>-0.064647744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5202770157" calcext:value-type="float">
            <text:p>0.8052027702</text:p>
          </table:table-cell>
          <table:table-cell office:value-type="float" office:value="-0.065817244374" calcext:value-type="float">
            <text:p>-0.0658172444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4952357341" calcext:value-type="float">
            <text:p>0.8049523573</text:p>
          </table:table-cell>
          <table:table-cell office:value-type="float" office:value="-0.0672041951158" calcext:value-type="float">
            <text:p>-0.0672041951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4421785387" calcext:value-type="float">
            <text:p>0.8044217854</text:p>
          </table:table-cell>
          <table:table-cell office:value-type="float" office:value="-0.0692018932887" calcext:value-type="float">
            <text:p>-0.069201893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4109994063" calcext:value-type="float">
            <text:p>0.8041099941</text:p>
          </table:table-cell>
          <table:table-cell office:value-type="float" office:value="-0.0701114616401" calcext:value-type="float">
            <text:p>-0.070111461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377506737" calcext:value-type="float">
            <text:p>0.8037750674</text:p>
          </table:table-cell>
          <table:table-cell office:value-type="float" office:value="-0.0709970553157" calcext:value-type="float">
            <text:p>-0.070997055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3102705481" calcext:value-type="float">
            <text:p>0.8031027055</text:p>
          </table:table-cell>
          <table:table-cell office:value-type="float" office:value="-0.070342903973" calcext:value-type="float">
            <text:p>-0.070342904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2771770689" calcext:value-type="float">
            <text:p>0.8027717707</text:p>
          </table:table-cell>
          <table:table-cell office:value-type="float" office:value="-0.0719317616418" calcext:value-type="float">
            <text:p>-0.071931761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2598427104" calcext:value-type="float">
            <text:p>0.8025984271</text:p>
          </table:table-cell>
          <table:table-cell office:value-type="float" office:value="-0.0730288649815" calcext:value-type="float">
            <text:p>-0.073028865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2059900145" calcext:value-type="float">
            <text:p>0.8020599001</text:p>
          </table:table-cell>
          <table:table-cell office:value-type="float" office:value="-0.0745414392557" calcext:value-type="float">
            <text:p>-0.0745414393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1919297361" calcext:value-type="float">
            <text:p>0.8019192974</text:p>
          </table:table-cell>
          <table:table-cell office:value-type="float" office:value="-0.0757428342486" calcext:value-type="float">
            <text:p>-0.0757428342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1262078612" calcext:value-type="float">
            <text:p>0.8012620786</text:p>
          </table:table-cell>
          <table:table-cell office:value-type="float" office:value="-0.0762479790879" calcext:value-type="float">
            <text:p>-0.0762479791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1062806069" calcext:value-type="float">
            <text:p>0.8010628061</text:p>
          </table:table-cell>
          <table:table-cell office:value-type="float" office:value="-0.0774386398389" calcext:value-type="float">
            <text:p>-0.0774386398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0217727875" calcext:value-type="float">
            <text:p>0.8002177279</text:p>
          </table:table-cell>
          <table:table-cell office:value-type="float" office:value="-0.0783118748928" calcext:value-type="float">
            <text:p>-0.0783118749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799466315513" calcext:value-type="float">
            <text:p>0.7994663155</text:p>
          </table:table-cell>
          <table:table-cell office:value-type="float" office:value="-0.0807572539608" calcext:value-type="float">
            <text:p>-0.080757254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798876201546" calcext:value-type="float">
            <text:p>0.7988762015</text:p>
          </table:table-cell>
          <table:table-cell office:value-type="float" office:value="-0.0825080261807" calcext:value-type="float">
            <text:p>-0.0825080262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798773122456" calcext:value-type="float">
            <text:p>0.7987731225</text:p>
          </table:table-cell>
          <table:table-cell office:value-type="float" office:value="-0.0839943835903" calcext:value-type="float">
            <text:p>-0.083994383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798844538101" calcext:value-type="float">
            <text:p>0.7988445381</text:p>
          </table:table-cell>
          <table:table-cell office:value-type="float" office:value="-0.0859921965985" calcext:value-type="float">
            <text:p>-0.0859921966</text:p>
          </table:table-cell>
        </table:table-row>
        <table:table-row table:style-name="ro1">
          <table:table-cell/>
          <table:table-cell office:value-type="float" office:value="0.893" calcext:value-type="float">
            <text:p>0.8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799662104856" calcext:value-type="float">
            <text:p>0.7996621049</text:p>
          </table:table-cell>
          <table:table-cell office:value-type="float" office:value="-0.0900078329953" calcext:value-type="float">
            <text:p>-0.090007833</text:p>
          </table:table-cell>
        </table:table-row>
        <table:table-row table:style-name="ro1">
          <table:table-cell/>
          <table:table-cell office:value-type="float" office:value="0.894" calcext:value-type="float">
            <text:p>0.894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1614633" calcext:value-type="float">
            <text:p>0.801614633</text:p>
          </table:table-cell>
          <table:table-cell office:value-type="float" office:value="-0.0944285000674" calcext:value-type="float">
            <text:p>-0.0944285001</text:p>
          </table:table-cell>
        </table:table-row>
        <table:table-row table:style-name="ro1">
          <table:table-cell/>
          <table:table-cell office:value-type="float" office:value="0.894" calcext:value-type="float">
            <text:p>0.894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4256486822" calcext:value-type="float">
            <text:p>0.8042564868</text:p>
          </table:table-cell>
          <table:table-cell office:value-type="float" office:value="-0.0989217592959" calcext:value-type="float">
            <text:p>-0.0989217593</text:p>
          </table:table-cell>
        </table:table-row>
        <table:table-row table:style-name="ro1">
          <table:table-cell/>
          <table:table-cell office:value-type="float" office:value="0.895" calcext:value-type="float">
            <text:p>0.895</text:p>
          </table:table-cell>
          <table:table-cell office:value-type="float" office:value="0.917" calcext:value-type="float">
            <text:p>0.917</text:p>
          </table:table-cell>
          <table:table-cell office:value-type="float" office:value="0.808011097668" calcext:value-type="float">
            <text:p>0.8080110977</text:p>
          </table:table-cell>
          <table:table-cell office:value-type="float" office:value="-0.103240123671" calcext:value-type="float">
            <text:p>-0.1032401237</text:p>
          </table:table-cell>
        </table:table-row>
        <table:table-row table:style-name="ro1">
          <table:table-cell/>
          <table:table-cell office:value-type="float" office:value="0.897" calcext:value-type="float">
            <text:p>0.897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8832138598" calcext:value-type="float">
            <text:p>0.8088321386</text:p>
          </table:table-cell>
          <table:table-cell office:value-type="float" office:value="-0.105810852283" calcext:value-type="float">
            <text:p>-0.1058108523</text:p>
          </table:table-cell>
        </table:table-row>
        <table:table-row table:style-name="ro1">
          <table:table-cell/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10237870558" calcext:value-type="float">
            <text:p>0.8102378706</text:p>
          </table:table-cell>
          <table:table-cell office:value-type="float" office:value="-0.107715017169" calcext:value-type="float">
            <text:p>-0.1077150172</text:p>
          </table:table-cell>
        </table:table-row>
        <table:table-row table:style-name="ro1">
          <table:table-cell/>
          <table:table-cell office:value-type="float" office:value="0.905" calcext:value-type="float">
            <text:p>0.905</text:p>
          </table:table-cell>
          <table:table-cell office:value-type="float" office:value="0.913" calcext:value-type="float">
            <text:p>0.913</text:p>
          </table:table-cell>
          <table:table-cell office:value-type="float" office:value="0.812919565772" calcext:value-type="float">
            <text:p>0.8129195658</text:p>
          </table:table-cell>
          <table:table-cell office:value-type="float" office:value="-0.112419810006" calcext:value-type="float">
            <text:p>-0.11241981</text:p>
          </table:table-cell>
        </table:table-row>
        <table:table-row table:style-name="ro1">
          <table:table-cell/>
          <table:table-cell office:value-type="float" office:value="0.909" calcext:value-type="float">
            <text:p>0.909</text:p>
          </table:table-cell>
          <table:table-cell office:value-type="float" office:value="0.911" calcext:value-type="float">
            <text:p>0.911</text:p>
          </table:table-cell>
          <table:table-cell office:value-type="float" office:value="0.817208306244" calcext:value-type="float">
            <text:p>0.8172083062</text:p>
          </table:table-cell>
          <table:table-cell office:value-type="float" office:value="-0.116316080387" calcext:value-type="float">
            <text:p>-0.1163160804</text:p>
          </table:table-cell>
        </table:table-row>
        <table:table-row table:style-name="ro1">
          <table:table-cell/>
          <table:table-cell office:value-type="float" office:value="0.913" calcext:value-type="float">
            <text:p>0.9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822661436753" calcext:value-type="float">
            <text:p>0.8226614368</text:p>
          </table:table-cell>
          <table:table-cell office:value-type="float" office:value="-0.121279650683" calcext:value-type="float">
            <text:p>-0.1212796507</text:p>
          </table:table-cell>
        </table:table-row>
        <table:table-row table:style-name="ro1">
          <table:table-cell/>
          <table:table-cell office:value-type="float" office:value="0.917" calcext:value-type="float">
            <text:p>0.917</text:p>
          </table:table-cell>
          <table:table-cell office:value-type="float" office:value="0.907" calcext:value-type="float">
            <text:p>0.907</text:p>
          </table:table-cell>
          <table:table-cell office:value-type="float" office:value="0.828974273238" calcext:value-type="float">
            <text:p>0.8289742732</text:p>
          </table:table-cell>
          <table:table-cell office:value-type="float" office:value="-0.125329991599" calcext:value-type="float">
            <text:p>-0.1253299916</text:p>
          </table:table-cell>
        </table:table-row>
        <table:table-row table:style-name="ro1">
          <table:table-cell/>
          <table:table-cell office:value-type="float" office:value="0.923" calcext:value-type="float">
            <text:p>0.923</text:p>
          </table:table-cell>
          <table:table-cell office:value-type="float" office:value="0.905" calcext:value-type="float">
            <text:p>0.905</text:p>
          </table:table-cell>
          <table:table-cell office:value-type="float" office:value="0.833217459741" calcext:value-type="float">
            <text:p>0.8332174597</text:p>
          </table:table-cell>
          <table:table-cell office:value-type="float" office:value="-0.127227053755" calcext:value-type="float">
            <text:p>-0.1272270538</text:p>
          </table:table-cell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office:value-type="float" office:value="0.901" calcext:value-type="float">
            <text:p>0.901</text:p>
          </table:table-cell>
          <table:table-cell office:value-type="float" office:value="0.836592496231" calcext:value-type="float">
            <text:p>0.8365924962</text:p>
          </table:table-cell>
          <table:table-cell office:value-type="float" office:value="-0.131574851528" calcext:value-type="float">
            <text:p>-0.1315748515</text:p>
          </table:table-cell>
        </table:table-row>
        <table:table-row table:style-name="ro1">
          <table:table-cell/>
          <table:table-cell office:value-type="float" office:value="0.939" calcext:value-type="float">
            <text:p>0.939</text:p>
          </table:table-cell>
          <table:table-cell office:value-type="float" office:value="0.897" calcext:value-type="float">
            <text:p>0.897</text:p>
          </table:table-cell>
          <table:table-cell office:value-type="float" office:value="0.840066049041" calcext:value-type="float">
            <text:p>0.840066049</text:p>
          </table:table-cell>
          <table:table-cell office:value-type="float" office:value="-0.135160176434" calcext:value-type="float">
            <text:p>-0.1351601764</text:p>
          </table:table-cell>
        </table:table-row>
        <table:table-row table:style-name="ro1">
          <table:table-cell/>
          <table:table-cell office:value-type="float" office:value="0.948" calcext:value-type="float">
            <text:p>0.94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4346673168" calcext:value-type="float">
            <text:p>0.8434667317</text:p>
          </table:table-cell>
          <table:table-cell office:value-type="float" office:value="-0.136901361431" calcext:value-type="float">
            <text:p>-0.1369013614</text:p>
          </table:table-cell>
        </table:table-row>
        <table:table-row table:style-name="ro1">
          <table:table-cell/>
          <table:table-cell office:value-type="float" office:value="0.957" calcext:value-type="float">
            <text:p>0.9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846379783851" calcext:value-type="float">
            <text:p>0.8463797839</text:p>
          </table:table-cell>
          <table:table-cell office:value-type="float" office:value="-0.139182606457" calcext:value-type="float">
            <text:p>-0.1391826065</text:p>
          </table:table-cell>
        </table:table-row>
        <table:table-row table:style-name="ro1">
          <table:table-cell/>
          <table:table-cell office:value-type="float" office:value="0.966" calcext:value-type="float">
            <text:p>0.966</text:p>
          </table:table-cell>
          <table:table-cell office:value-type="float" office:value="0.884" calcext:value-type="float">
            <text:p>0.884</text:p>
          </table:table-cell>
          <table:table-cell office:value-type="float" office:value="0.851097953298" calcext:value-type="float">
            <text:p>0.8510979533</text:p>
          </table:table-cell>
          <table:table-cell office:value-type="float" office:value="-0.140038787075" calcext:value-type="float">
            <text:p>-0.1400387871</text:p>
          </table:table-cell>
        </table:table-row>
        <table:table-row table:style-name="ro1">
          <table:table-cell/>
          <table:table-cell office:value-type="float" office:value="0.973" calcext:value-type="float">
            <text:p>0.97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57557641973" calcext:value-type="float">
            <text:p>0.857557642</text:p>
          </table:table-cell>
          <table:table-cell office:value-type="float" office:value="-0.140539206114" calcext:value-type="float">
            <text:p>-0.1405392061</text:p>
          </table:table-cell>
        </table:table-row>
        <table:table-row table:style-name="ro1">
          <table:table-cell/>
          <table:table-cell office:value-type="float" office:value="0.981" calcext:value-type="float">
            <text:p>0.981</text:p>
          </table:table-cell>
          <table:table-cell office:value-type="float" office:value="0.877" calcext:value-type="float">
            <text:p>0.877</text:p>
          </table:table-cell>
          <table:table-cell office:value-type="float" office:value="0.865423688272" calcext:value-type="float">
            <text:p>0.8654236883</text:p>
          </table:table-cell>
          <table:table-cell office:value-type="float" office:value="-0.142422720024" calcext:value-type="float">
            <text:p>-0.14242272</text:p>
          </table:table-cell>
        </table:table-row>
        <table:table-row table:style-name="ro1">
          <table:table-cell/>
          <table:table-cell office:value-type="float" office:value="0.988" calcext:value-type="float">
            <text:p>0.98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5153197803" calcext:value-type="float">
            <text:p>0.8751531978</text:p>
          </table:table-cell>
          <table:table-cell office:value-type="float" office:value="-0.144231676484" calcext:value-type="float">
            <text:p>-0.1442316765</text:p>
          </table:table-cell>
        </table:table-row>
        <table:table-row table:style-name="ro1">
          <table:table-cell/>
          <table:table-cell office:value-type="float" office:value="0.996" calcext:value-type="float">
            <text:p>0.9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85248580333" calcext:value-type="float">
            <text:p>0.8852485803</text:p>
          </table:table-cell>
          <table:table-cell office:value-type="float" office:value="-0.146706355304" calcext:value-type="float">
            <text:p>-0.1467063553</text:p>
          </table:table-cell>
        </table:table-row>
        <table:table-row table:style-name="ro1">
          <table:table-cell/>
          <table:table-cell office:value-type="float" office:value="1.007" calcext:value-type="float">
            <text:p>1.007</text:p>
          </table:table-cell>
          <table:table-cell office:value-type="float" office:value="0.865" calcext:value-type="float">
            <text:p>0.865</text:p>
          </table:table-cell>
          <table:table-cell office:value-type="float" office:value="0.896536820612" calcext:value-type="float">
            <text:p>0.8965368206</text:p>
          </table:table-cell>
          <table:table-cell office:value-type="float" office:value="-0.148185606125" calcext:value-type="float">
            <text:p>-0.1481856061</text:p>
          </table:table-cell>
        </table:table-row>
        <table:table-row table:style-name="ro1">
          <table:table-cell/>
          <table:table-cell office:value-type="float" office:value="1.019" calcext:value-type="float">
            <text:p>1.019</text:p>
          </table:table-cell>
          <table:table-cell office:value-type="float" office:value="0.859" calcext:value-type="float">
            <text:p>0.859</text:p>
          </table:table-cell>
          <table:table-cell office:value-type="float" office:value="0.90939632638" calcext:value-type="float">
            <text:p>0.9093963264</text:p>
          </table:table-cell>
          <table:table-cell office:value-type="float" office:value="-0.148943245461" calcext:value-type="float">
            <text:p>-0.1489432455</text:p>
          </table:table-cell>
        </table:table-row>
        <table:table-row table:style-name="ro1">
          <table:table-cell/>
          <table:table-cell office:value-type="float" office:value="1.032" calcext:value-type="float">
            <text:p>1.032</text:p>
          </table:table-cell>
          <table:table-cell office:value-type="float" office:value="0.852" calcext:value-type="float">
            <text:p>0.852</text:p>
          </table:table-cell>
          <table:table-cell office:value-type="float" office:value="0.925278051171" calcext:value-type="float">
            <text:p>0.9252780512</text:p>
          </table:table-cell>
          <table:table-cell office:value-type="float" office:value="-0.15019732357" calcext:value-type="float">
            <text:p>-0.1501973236</text:p>
          </table:table-cell>
        </table:table-row>
        <table:table-row table:style-name="ro1">
          <table:table-cell/>
          <table:table-cell office:value-type="float" office:value="1.048" calcext:value-type="float">
            <text:p>1.04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43575025457" calcext:value-type="float">
            <text:p>0.9435750255</text:p>
          </table:table-cell>
          <table:table-cell office:value-type="float" office:value="-0.153694524596" calcext:value-type="float">
            <text:p>-0.1536945246</text:p>
          </table:table-cell>
        </table:table-row>
        <table:table-row table:style-name="ro1">
          <table:table-cell/>
          <table:table-cell office:value-type="float" office:value="1.065" calcext:value-type="float">
            <text:p>1.065</text:p>
          </table:table-cell>
          <table:table-cell office:value-type="float" office:value="0.837" calcext:value-type="float">
            <text:p>0.837</text:p>
          </table:table-cell>
          <table:table-cell office:value-type="float" office:value="0.963141813842" calcext:value-type="float">
            <text:p>0.9631418138</text:p>
          </table:table-cell>
          <table:table-cell office:value-type="float" office:value="-0.156487790447" calcext:value-type="float">
            <text:p>-0.1564877904</text:p>
          </table:table-cell>
        </table:table-row>
        <table:table-row table:style-name="ro1">
          <table:table-cell/>
          <table:table-cell office:value-type="float" office:value="1.084" calcext:value-type="float">
            <text:p>1.084</text:p>
          </table:table-cell>
          <table:table-cell office:value-type="float" office:value="0.829" calcext:value-type="float">
            <text:p>0.829</text:p>
          </table:table-cell>
          <table:table-cell office:value-type="float" office:value="0.983221092465" calcext:value-type="float">
            <text:p>0.9832210925</text:p>
          </table:table-cell>
          <table:table-cell office:value-type="float" office:value="-0.160130319444" calcext:value-type="float">
            <text:p>-0.1601303194</text:p>
          </table:table-cell>
        </table:table-row>
        <table:table-row table:style-name="ro1">
          <table:table-cell/>
          <table:table-cell office:value-type="float" office:value="1.105" calcext:value-type="float">
            <text:p>1.105</text:p>
          </table:table-cell>
          <table:table-cell office:value-type="float" office:value="0.819" calcext:value-type="float">
            <text:p>0.819</text:p>
          </table:table-cell>
          <table:table-cell office:value-type="float" office:value="1.0049712123" calcext:value-type="float">
            <text:p>1.0049712123</text:p>
          </table:table-cell>
          <table:table-cell office:value-type="float" office:value="-0.163164649464" calcext:value-type="float">
            <text:p>-0.1631646495</text:p>
          </table:table-cell>
        </table:table-row>
        <table:table-row table:style-name="ro1">
          <table:table-cell/>
          <table:table-cell office:value-type="float" office:value="1.128" calcext:value-type="float">
            <text:p>1.128</text:p>
          </table:table-cell>
          <table:table-cell office:value-type="float" office:value="0.809" calcext:value-type="float">
            <text:p>0.809</text:p>
          </table:table-cell>
          <table:table-cell office:value-type="float" office:value="1.02253582929" calcext:value-type="float">
            <text:p>1.0225358293</text:p>
          </table:table-cell>
          <table:table-cell office:value-type="float" office:value="-0.163534160109" calcext:value-type="float">
            <text:p>-0.1635341601</text:p>
          </table:table-cell>
        </table:table-row>
        <table:table-row table:style-name="ro1">
          <table:table-cell/>
          <table:table-cell office:value-type="float" office:value="1.152" calcext:value-type="float">
            <text:p>1.152</text:p>
          </table:table-cell>
          <table:table-cell office:value-type="float" office:value="0.798" calcext:value-type="float">
            <text:p>0.798</text:p>
          </table:table-cell>
          <table:table-cell office:value-type="float" office:value="1.04007200754" calcext:value-type="float">
            <text:p>1.0400720075</text:p>
          </table:table-cell>
          <table:table-cell office:value-type="float" office:value="-0.165898954034" calcext:value-type="float">
            <text:p>-0.165898954</text:p>
          </table:table-cell>
        </table:table-row>
        <table:table-row table:style-name="ro1">
          <table:table-cell/>
          <table:table-cell office:value-type="float" office:value="1.179" calcext:value-type="float">
            <text:p>1.179</text:p>
          </table:table-cell>
          <table:table-cell office:value-type="float" office:value="0.786" calcext:value-type="float">
            <text:p>0.786</text:p>
          </table:table-cell>
          <table:table-cell office:value-type="float" office:value="1.05754855721" calcext:value-type="float">
            <text:p>1.0575485572</text:p>
          </table:table-cell>
          <table:table-cell office:value-type="float" office:value="-0.166652038876" calcext:value-type="float">
            <text:p>-0.1666520389</text:p>
          </table:table-cell>
        </table:table-row>
        <table:table-row table:style-name="ro1">
          <table:table-cell/>
          <table:table-cell office:value-type="float" office:value="1.206" calcext:value-type="float">
            <text:p>1.206</text:p>
          </table:table-cell>
          <table:table-cell office:value-type="float" office:value="0.774" calcext:value-type="float">
            <text:p>0.774</text:p>
          </table:table-cell>
          <table:table-cell office:value-type="float" office:value="1.07512739975" calcext:value-type="float">
            <text:p>1.0751273998</text:p>
          </table:table-cell>
          <table:table-cell office:value-type="float" office:value="-0.167101442808" calcext:value-type="float">
            <text:p>-0.1671014428</text:p>
          </table:table-cell>
        </table:table-row>
        <table:table-row table:style-name="ro1">
          <table:table-cell/>
          <table:table-cell office:value-type="float" office:value="1.236" calcext:value-type="float">
            <text:p>1.236</text:p>
          </table:table-cell>
          <table:table-cell office:value-type="float" office:value="0.761" calcext:value-type="float">
            <text:p>0.761</text:p>
          </table:table-cell>
          <table:table-cell office:value-type="float" office:value="1.09109979133" calcext:value-type="float">
            <text:p>1.0910997913</text:p>
          </table:table-cell>
          <table:table-cell office:value-type="float" office:value="-0.168272815019" calcext:value-type="float">
            <text:p>-0.168272815</text:p>
          </table:table-cell>
        </table:table-row>
        <table:table-row table:style-name="ro1">
          <table:table-cell/>
          <table:table-cell office:value-type="float" office:value="1.266" calcext:value-type="float">
            <text:p>1.266</text:p>
          </table:table-cell>
          <table:table-cell office:value-type="float" office:value="0.748" calcext:value-type="float">
            <text:p>0.748</text:p>
          </table:table-cell>
          <table:table-cell office:value-type="float" office:value="1.10647444662" calcext:value-type="float">
            <text:p>1.1064744466</text:p>
          </table:table-cell>
          <table:table-cell office:value-type="float" office:value="-0.167693985739" calcext:value-type="float">
            <text:p>-0.1676939857</text:p>
          </table:table-cell>
        </table:table-row>
        <table:table-row table:style-name="ro1">
          <table:table-cell/>
          <table:table-cell office:value-type="float" office:value="1.298" calcext:value-type="float">
            <text:p>1.298</text:p>
          </table:table-cell>
          <table:table-cell office:value-type="float" office:value="0.734" calcext:value-type="float">
            <text:p>0.734</text:p>
          </table:table-cell>
          <table:table-cell office:value-type="float" office:value="1.1221901689" calcext:value-type="float">
            <text:p>1.1221901689</text:p>
          </table:table-cell>
          <table:table-cell office:value-type="float" office:value="-0.166924373224" calcext:value-type="float">
            <text:p>-0.1669243732</text:p>
          </table:table-cell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office:value-type="float" office:value="0.72" calcext:value-type="float">
            <text:p>0.72</text:p>
          </table:table-cell>
          <table:table-cell office:value-type="float" office:value="1.13643042031" calcext:value-type="float">
            <text:p>1.1364304203</text:p>
          </table:table-cell>
          <table:table-cell office:value-type="float" office:value="-0.167681883098" calcext:value-type="float">
            <text:p>-0.1676818831</text:p>
          </table:table-cell>
        </table:table-row>
        <table:table-row table:style-name="ro1">
          <table:table-cell/>
          <table:table-cell office:value-type="float" office:value="1.363" calcext:value-type="float">
            <text:p>1.363</text:p>
          </table:table-cell>
          <table:table-cell office:value-type="float" office:value="0.706" calcext:value-type="float">
            <text:p>0.706</text:p>
          </table:table-cell>
          <table:table-cell office:value-type="float" office:value="1.15194379683" calcext:value-type="float">
            <text:p>1.1519437968</text:p>
          </table:table-cell>
          <table:table-cell office:value-type="float" office:value="-0.168498575151" calcext:value-type="float">
            <text:p>-0.1684985752</text:p>
          </table:table-cell>
        </table:table-row>
        <table:table-row table:style-name="ro1">
          <table:table-cell/>
          <table:table-cell office:value-type="float" office:value="1.397" calcext:value-type="float">
            <text:p>1.397</text:p>
          </table:table-cell>
          <table:table-cell office:value-type="float" office:value="0.691" calcext:value-type="float">
            <text:p>0.691</text:p>
          </table:table-cell>
          <table:table-cell office:value-type="float" office:value="1.16955639773" calcext:value-type="float">
            <text:p>1.1695563977</text:p>
          </table:table-cell>
          <table:table-cell office:value-type="float" office:value="-0.168638199931" calcext:value-type="float">
            <text:p>-0.1686381999</text:p>
          </table:table-cell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office:value-type="float" office:value="0.676" calcext:value-type="float">
            <text:p>0.676</text:p>
          </table:table-cell>
          <table:table-cell office:value-type="float" office:value="1.18016223343" calcext:value-type="float">
            <text:p>1.1801622334</text:p>
          </table:table-cell>
          <table:table-cell office:value-type="float" office:value="-0.165432097699" calcext:value-type="float">
            <text:p>-0.1654320977</text:p>
          </table:table-cell>
        </table:table-row>
        <table:table-row table:style-name="ro1">
          <table:table-cell/>
          <table:table-cell office:value-type="float" office:value="1.465" calcext:value-type="float">
            <text:p>1.465</text:p>
          </table:table-cell>
          <table:table-cell office:value-type="float" office:value="0.661" calcext:value-type="float">
            <text:p>0.661</text:p>
          </table:table-cell>
          <table:table-cell office:value-type="float" office:value="1.18825396626" calcext:value-type="float">
            <text:p>1.1882539663</text:p>
          </table:table-cell>
          <table:table-cell office:value-type="float" office:value="-0.161557846484" calcext:value-type="float">
            <text:p>-0.161557846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645" calcext:value-type="float">
            <text:p>0.645</text:p>
          </table:table-cell>
          <table:table-cell office:value-type="float" office:value="1.19669054293" calcext:value-type="float">
            <text:p>1.1966905429</text:p>
          </table:table-cell>
          <table:table-cell office:value-type="float" office:value="-0.159450403023" calcext:value-type="float">
            <text:p>-0.159450403</text:p>
          </table:table-cell>
        </table:table-row>
        <table:table-row table:style-name="ro1">
          <table:table-cell/>
          <table:table-cell office:value-type="float" office:value="1.535" calcext:value-type="float">
            <text:p>1.535</text:p>
          </table:table-cell>
          <table:table-cell office:value-type="float" office:value="0.629" calcext:value-type="float">
            <text:p>0.629</text:p>
          </table:table-cell>
          <table:table-cell office:value-type="float" office:value="1.20666246718" calcext:value-type="float">
            <text:p>1.2066624672</text:p>
          </table:table-cell>
          <table:table-cell office:value-type="float" office:value="-0.158837171046" calcext:value-type="float">
            <text:p>-0.158837171</text:p>
          </table:table-cell>
        </table:table-row>
        <table:table-row table:style-name="ro1">
          <table:table-cell/>
          <table:table-cell office:value-type="float" office:value="1.57" calcext:value-type="float">
            <text:p>1.57</text:p>
          </table:table-cell>
          <table:table-cell office:value-type="float" office:value="0.614" calcext:value-type="float">
            <text:p>0.614</text:p>
          </table:table-cell>
          <table:table-cell office:value-type="float" office:value="1.22009804045" calcext:value-type="float">
            <text:p>1.2200980405</text:p>
          </table:table-cell>
          <table:table-cell office:value-type="float" office:value="-0.1583716634" calcext:value-type="float">
            <text:p>-0.1583716634</text:p>
          </table:table-cell>
        </table:table-row>
        <table:table-row table:style-name="ro1">
          <table:table-cell/>
          <table:table-cell office:value-type="float" office:value="1.606" calcext:value-type="float">
            <text:p>1.606</text:p>
          </table:table-cell>
          <table:table-cell office:value-type="float" office:value="0.597" calcext:value-type="float">
            <text:p>0.597</text:p>
          </table:table-cell>
          <table:table-cell office:value-type="float" office:value="1.23339845458" calcext:value-type="float">
            <text:p>1.2333984546</text:p>
          </table:table-cell>
          <table:table-cell office:value-type="float" office:value="-0.159038295005" calcext:value-type="float">
            <text:p>-0.159038295</text:p>
          </table:table-cell>
        </table:table-row>
        <table:table-row table:style-name="ro1">
          <table:table-cell/>
          <table:table-cell office:value-type="float" office:value="1.641" calcext:value-type="float">
            <text:p>1.641</text:p>
          </table:table-cell>
          <table:table-cell office:value-type="float" office:value="0.581" calcext:value-type="float">
            <text:p>0.581</text:p>
          </table:table-cell>
          <table:table-cell office:value-type="float" office:value="1.24760331668" calcext:value-type="float">
            <text:p>1.2476033167</text:p>
          </table:table-cell>
          <table:table-cell office:value-type="float" office:value="-0.159909246041" calcext:value-type="float">
            <text:p>-0.159909246</text:p>
          </table:table-cell>
        </table:table-row>
        <table:table-row table:style-name="ro1">
          <table:table-cell/>
          <table:table-cell office:value-type="float" office:value="1.677" calcext:value-type="float">
            <text:p>1.677</text:p>
          </table:table-cell>
          <table:table-cell office:value-type="float" office:value="0.564" calcext:value-type="float">
            <text:p>0.564</text:p>
          </table:table-cell>
          <table:table-cell office:value-type="float" office:value="1.26090720334" calcext:value-type="float">
            <text:p>1.2609072033</text:p>
          </table:table-cell>
          <table:table-cell office:value-type="float" office:value="-0.159798347073" calcext:value-type="float">
            <text:p>-0.1597983471</text:p>
          </table:table-cell>
        </table:table-row>
        <table:table-row table:style-name="ro1">
          <table:table-cell/>
          <table:table-cell office:value-type="float" office:value="1.714" calcext:value-type="float">
            <text:p>1.714</text:p>
          </table:table-cell>
          <table:table-cell office:value-type="float" office:value="0.547" calcext:value-type="float">
            <text:p>0.547</text:p>
          </table:table-cell>
          <table:table-cell office:value-type="float" office:value="1.27439223436" calcext:value-type="float">
            <text:p>1.2743922344</text:p>
          </table:table-cell>
          <table:table-cell office:value-type="float" office:value="-0.159763794756" calcext:value-type="float">
            <text:p>-0.1597637948</text:p>
          </table:table-cell>
        </table:table-row>
        <table:table-row table:style-name="ro1">
          <table:table-cell/>
          <table:table-cell office:value-type="float" office:value="1.751" calcext:value-type="float">
            <text:p>1.751</text:p>
          </table:table-cell>
          <table:table-cell office:value-type="float" office:value="0.529" calcext:value-type="float">
            <text:p>0.529</text:p>
          </table:table-cell>
          <table:table-cell office:value-type="float" office:value="1.29030682279" calcext:value-type="float">
            <text:p>1.2903068228</text:p>
          </table:table-cell>
          <table:table-cell office:value-type="float" office:value="-0.161953420298" calcext:value-type="float">
            <text:p>-0.1619534203</text:p>
          </table:table-cell>
        </table:table-row>
        <table:table-row table:style-name="ro1">
          <table:table-cell/>
          <table:table-cell office:value-type="float" office:value="1.789" calcext:value-type="float">
            <text:p>1.789</text:p>
          </table:table-cell>
          <table:table-cell office:value-type="float" office:value="0.511" calcext:value-type="float">
            <text:p>0.511</text:p>
          </table:table-cell>
          <table:table-cell office:value-type="float" office:value="1.30947669364" calcext:value-type="float">
            <text:p>1.3094766936</text:p>
          </table:table-cell>
          <table:table-cell office:value-type="float" office:value="-0.164780165032" calcext:value-type="float">
            <text:p>-0.164780165</text:p>
          </table:table-cell>
        </table:table-row>
        <table:table-row table:style-name="ro1">
          <table:table-cell/>
          <table:table-cell office:value-type="float" office:value="1.826" calcext:value-type="float">
            <text:p>1.826</text:p>
          </table:table-cell>
          <table:table-cell office:value-type="float" office:value="0.493" calcext:value-type="float">
            <text:p>0.493</text:p>
          </table:table-cell>
          <table:table-cell office:value-type="float" office:value="1.3280110001" calcext:value-type="float">
            <text:p>1.3280110001</text:p>
          </table:table-cell>
          <table:table-cell office:value-type="float" office:value="-0.168866499996" calcext:value-type="float">
            <text:p>-0.1688665</text:p>
          </table:table-cell>
        </table:table-row>
        <table:table-row table:style-name="ro1">
          <table:table-cell/>
          <table:table-cell office:value-type="float" office:value="1.863" calcext:value-type="float">
            <text:p>1.863</text:p>
          </table:table-cell>
          <table:table-cell office:value-type="float" office:value="0.475" calcext:value-type="float">
            <text:p>0.475</text:p>
          </table:table-cell>
          <table:table-cell office:value-type="float" office:value="1.34409342155" calcext:value-type="float">
            <text:p>1.3440934216</text:p>
          </table:table-cell>
          <table:table-cell office:value-type="float" office:value="-0.170858889461" calcext:value-type="float">
            <text:p>-0.1708588895</text:p>
          </table:table-cell>
        </table:table-row>
        <table:table-row table:style-name="ro1">
          <table:table-cell/>
          <table:table-cell office:value-type="float" office:value="1.901" calcext:value-type="float">
            <text:p>1.901</text:p>
          </table:table-cell>
          <table:table-cell office:value-type="float" office:value="0.457" calcext:value-type="float">
            <text:p>0.457</text:p>
          </table:table-cell>
          <table:table-cell office:value-type="float" office:value="1.36099217372" calcext:value-type="float">
            <text:p>1.3609921737</text:p>
          </table:table-cell>
          <table:table-cell office:value-type="float" office:value="-0.171911215383" calcext:value-type="float">
            <text:p>-0.1719112154</text:p>
          </table:table-cell>
        </table:table-row>
        <table:table-row table:style-name="ro1">
          <table:table-cell/>
          <table:table-cell office:value-type="float" office:value="1.939" calcext:value-type="float">
            <text:p>1.939</text:p>
          </table:table-cell>
          <table:table-cell office:value-type="float" office:value="0.438" calcext:value-type="float">
            <text:p>0.438</text:p>
          </table:table-cell>
          <table:table-cell office:value-type="float" office:value="1.37767014141" calcext:value-type="float">
            <text:p>1.3776701414</text:p>
          </table:table-cell>
          <table:table-cell office:value-type="float" office:value="-0.172079263774" calcext:value-type="float">
            <text:p>-0.1720792638</text:p>
          </table:table-cell>
        </table:table-row>
        <table:table-row table:style-name="ro1">
          <table:table-cell/>
          <table:table-cell office:value-type="float" office:value="1.976" calcext:value-type="float">
            <text:p>1.976</text:p>
          </table:table-cell>
          <table:table-cell office:value-type="float" office:value="0.42" calcext:value-type="float">
            <text:p>0.42</text:p>
          </table:table-cell>
          <table:table-cell office:value-type="float" office:value="1.39307543409" calcext:value-type="float">
            <text:p>1.3930754341</text:p>
          </table:table-cell>
          <table:table-cell office:value-type="float" office:value="-0.170885440326" calcext:value-type="float">
            <text:p>-0.1708854403</text:p>
          </table:table-cell>
        </table:table-row>
        <table:table-row table:style-name="ro1">
          <table:table-cell/>
          <table:table-cell office:value-type="float" office:value="2.015" calcext:value-type="float">
            <text:p>2.015</text:p>
          </table:table-cell>
          <table:table-cell office:value-type="float" office:value="0.401" calcext:value-type="float">
            <text:p>0.401</text:p>
          </table:table-cell>
          <table:table-cell office:value-type="float" office:value="1.40765694783" calcext:value-type="float">
            <text:p>1.4076569478</text:p>
          </table:table-cell>
          <table:table-cell office:value-type="float" office:value="-0.170650779306" calcext:value-type="float">
            <text:p>-0.1706507793</text:p>
          </table:table-cell>
        </table:table-row>
        <table:table-row table:style-name="ro1">
          <table:table-cell/>
          <table:table-cell office:value-type="float" office:value="2.056" calcext:value-type="float">
            <text:p>2.056</text:p>
          </table:table-cell>
          <table:table-cell office:value-type="float" office:value="0.382" calcext:value-type="float">
            <text:p>0.382</text:p>
          </table:table-cell>
          <table:table-cell office:value-type="float" office:value="1.42110757109" calcext:value-type="float">
            <text:p>1.4211075711</text:p>
          </table:table-cell>
          <table:table-cell office:value-type="float" office:value="-0.170613754066" calcext:value-type="float">
            <text:p>-0.1706137541</text:p>
          </table:table-cell>
        </table:table-row>
        <table:table-row table:style-name="ro1">
          <table:table-cell/>
          <table:table-cell office:value-type="float" office:value="2.095" calcext:value-type="float">
            <text:p>2.095</text:p>
          </table:table-cell>
          <table:table-cell office:value-type="float" office:value="0.362" calcext:value-type="float">
            <text:p>0.362</text:p>
          </table:table-cell>
          <table:table-cell office:value-type="float" office:value="1.43483714979" calcext:value-type="float">
            <text:p>1.4348371498</text:p>
          </table:table-cell>
          <table:table-cell office:value-type="float" office:value="-0.170170466842" calcext:value-type="float">
            <text:p>-0.1701704668</text:p>
          </table:table-cell>
        </table:table-row>
        <table:table-row table:style-name="ro1">
          <table:table-cell/>
          <table:table-cell office:value-type="float" office:value="2.136" calcext:value-type="float">
            <text:p>2.136</text:p>
          </table:table-cell>
          <table:table-cell office:value-type="float" office:value="0.343" calcext:value-type="float">
            <text:p>0.343</text:p>
          </table:table-cell>
          <table:table-cell office:value-type="float" office:value="1.44773569311" calcext:value-type="float">
            <text:p>1.4477356931</text:p>
          </table:table-cell>
          <table:table-cell office:value-type="float" office:value="-0.167382400445" calcext:value-type="float">
            <text:p>-0.1673824004</text:p>
          </table:table-cell>
        </table:table-row>
        <table:table-row table:style-name="ro1">
          <table:table-cell/>
          <table:table-cell office:value-type="float" office:value="2.175" calcext:value-type="float">
            <text:p>2.175</text:p>
          </table:table-cell>
          <table:table-cell office:value-type="float" office:value="0.323" calcext:value-type="float">
            <text:p>0.323</text:p>
          </table:table-cell>
          <table:table-cell office:value-type="float" office:value="1.4646155656" calcext:value-type="float">
            <text:p>1.4646155656</text:p>
          </table:table-cell>
          <table:table-cell office:value-type="float" office:value="-0.16818121035" calcext:value-type="float">
            <text:p>-0.1681812104</text:p>
          </table:table-cell>
        </table:table-row>
        <table:table-row table:style-name="ro1">
          <table:table-cell/>
          <table:table-cell office:value-type="float" office:value="2.212" calcext:value-type="float">
            <text:p>2.212</text:p>
          </table:table-cell>
          <table:table-cell office:value-type="float" office:value="0.305" calcext:value-type="float">
            <text:p>0.305</text:p>
          </table:table-cell>
          <table:table-cell office:value-type="float" office:value="1.49429010334" calcext:value-type="float">
            <text:p>1.4942901033</text:p>
          </table:table-cell>
          <table:table-cell office:value-type="float" office:value="-0.175395996039" calcext:value-type="float">
            <text:p>-0.175395996</text:p>
          </table:table-cell>
        </table:table-row>
        <table:table-row table:style-name="ro1">
          <table:table-cell/>
          <table:table-cell office:value-type="float" office:value="2.247" calcext:value-type="float">
            <text:p>2.247</text:p>
          </table:table-cell>
          <table:table-cell office:value-type="float" office:value="0.288" calcext:value-type="float">
            <text:p>0.288</text:p>
          </table:table-cell>
          <table:table-cell office:value-type="float" office:value="1.51213818084" calcext:value-type="float">
            <text:p>1.5121381808</text:p>
          </table:table-cell>
          <table:table-cell office:value-type="float" office:value="-0.17527589932" calcext:value-type="float">
            <text:p>-0.1752758993</text:p>
          </table:table-cell>
        </table:table-row>
        <table:table-row table:style-name="ro1">
          <table:table-cell/>
          <table:table-cell office:value-type="float" office:value="2.282" calcext:value-type="float">
            <text:p>2.282</text:p>
          </table:table-cell>
          <table:table-cell office:value-type="float" office:value="0.271" calcext:value-type="float">
            <text:p>0.271</text:p>
          </table:table-cell>
          <table:table-cell office:value-type="float" office:value="1.53183417982" calcext:value-type="float">
            <text:p>1.5318341798</text:p>
          </table:table-cell>
          <table:table-cell office:value-type="float" office:value="-0.173022218006" calcext:value-type="float">
            <text:p>-0.173022218</text:p>
          </table:table-cell>
        </table:table-row>
        <table:table-row table:style-name="ro1">
          <table:table-cell/>
          <table:table-cell office:value-type="float" office:value="2.317" calcext:value-type="float">
            <text:p>2.317</text:p>
          </table:table-cell>
          <table:table-cell office:value-type="float" office:value="0.254" calcext:value-type="float">
            <text:p>0.254</text:p>
          </table:table-cell>
          <table:table-cell office:value-type="float" office:value="1.55261808537" calcext:value-type="float">
            <text:p>1.5526180854</text:p>
          </table:table-cell>
          <table:table-cell office:value-type="float" office:value="-0.171291752431" calcext:value-type="float">
            <text:p>-0.1712917524</text:p>
          </table:table-cell>
        </table:table-row>
        <table:table-row table:style-name="ro1">
          <table:table-cell/>
          <table:table-cell office:value-type="float" office:value="2.356" calcext:value-type="float">
            <text:p>2.356</text:p>
          </table:table-cell>
          <table:table-cell office:value-type="float" office:value="0.236" calcext:value-type="float">
            <text:p>0.236</text:p>
          </table:table-cell>
          <table:table-cell office:value-type="float" office:value="1.57644097121" calcext:value-type="float">
            <text:p>1.5764409712</text:p>
          </table:table-cell>
          <table:table-cell office:value-type="float" office:value="-0.172443915361" calcext:value-type="float">
            <text:p>-0.1724439154</text:p>
          </table:table-cell>
        </table:table-row>
        <table:table-row table:style-name="ro1">
          <table:table-cell/>
          <table:table-cell office:value-type="float" office:value="2.396" calcext:value-type="float">
            <text:p>2.396</text:p>
          </table:table-cell>
          <table:table-cell office:value-type="float" office:value="0.217" calcext:value-type="float">
            <text:p>0.217</text:p>
          </table:table-cell>
          <table:table-cell office:value-type="float" office:value="1.59853760644" calcext:value-type="float">
            <text:p>1.5985376064</text:p>
          </table:table-cell>
          <table:table-cell office:value-type="float" office:value="-0.170252000408" calcext:value-type="float">
            <text:p>-0.1702520004</text:p>
          </table:table-cell>
        </table:table-row>
        <table:table-row table:style-name="ro1">
          <table:table-cell/>
          <table:table-cell office:value-type="float" office:value="2.438" calcext:value-type="float">
            <text:p>2.438</text:p>
          </table:table-cell>
          <table:table-cell office:value-type="float" office:value="0.198" calcext:value-type="float">
            <text:p>0.198</text:p>
          </table:table-cell>
          <table:table-cell office:value-type="float" office:value="1.62105368059" calcext:value-type="float">
            <text:p>1.6210536806</text:p>
          </table:table-cell>
          <table:table-cell office:value-type="float" office:value="-0.169637071642" calcext:value-type="float">
            <text:p>-0.1696370716</text:p>
          </table:table-cell>
        </table:table-row>
        <table:table-row table:style-name="ro1">
          <table:table-cell/>
          <table:table-cell office:value-type="float" office:value="2.482" calcext:value-type="float">
            <text:p>2.482</text:p>
          </table:table-cell>
          <table:table-cell office:value-type="float" office:value="0.177" calcext:value-type="float">
            <text:p>0.177</text:p>
          </table:table-cell>
          <table:table-cell office:value-type="float" office:value="1.65038989104" calcext:value-type="float">
            <text:p>1.650389891</text:p>
          </table:table-cell>
          <table:table-cell office:value-type="float" office:value="-0.168762409639" calcext:value-type="float">
            <text:p>-0.1687624096</text:p>
          </table:table-cell>
        </table:table-row>
        <table:table-row table:style-name="ro1">
          <table:table-cell/>
          <table:table-cell office:value-type="float" office:value="2.529" calcext:value-type="float">
            <text:p>2.529</text:p>
          </table:table-cell>
          <table:table-cell office:value-type="float" office:value="0.157" calcext:value-type="float">
            <text:p>0.157</text:p>
          </table:table-cell>
          <table:table-cell office:value-type="float" office:value="1.66943763126" calcext:value-type="float">
            <text:p>1.6694376313</text:p>
          </table:table-cell>
          <table:table-cell office:value-type="float" office:value="-0.167218412217" calcext:value-type="float">
            <text:p>-0.1672184122</text:p>
          </table:table-cell>
        </table:table-row>
        <table:table-row table:style-name="ro1">
          <table:table-cell/>
          <table:table-cell office:value-type="float" office:value="2.576" calcext:value-type="float">
            <text:p>2.576</text:p>
          </table:table-cell>
          <table:table-cell office:value-type="float" office:value="0.135" calcext:value-type="float">
            <text:p>0.135</text:p>
          </table:table-cell>
          <table:table-cell office:value-type="float" office:value="1.69315461249" calcext:value-type="float">
            <text:p>1.6931546125</text:p>
          </table:table-cell>
          <table:table-cell office:value-type="float" office:value="-0.163237895543" calcext:value-type="float">
            <text:p>-0.1632378955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 office:value-type="float" office:value="0.114" calcext:value-type="float">
            <text:p>0.114</text:p>
          </table:table-cell>
          <table:table-cell office:value-type="float" office:value="1.7148464824" calcext:value-type="float">
            <text:p>1.7148464824</text:p>
          </table:table-cell>
          <table:table-cell office:value-type="float" office:value="-0.160823130846" calcext:value-type="float">
            <text:p>-0.1608231308</text:p>
          </table:table-cell>
        </table:table-row>
        <table:table-row table:style-name="ro1">
          <table:table-cell/>
          <table:table-cell office:value-type="float" office:value="2.675" calcext:value-type="float">
            <text:p>2.675</text:p>
          </table:table-cell>
          <table:table-cell office:value-type="float" office:value="0.092" calcext:value-type="float">
            <text:p>0.092</text:p>
          </table:table-cell>
          <table:table-cell office:value-type="float" office:value="1.72441922539" calcext:value-type="float">
            <text:p>1.7244192254</text:p>
          </table:table-cell>
          <table:table-cell office:value-type="float" office:value="-0.157836759972" calcext:value-type="float">
            <text:p>-0.15783676</text:p>
          </table:table-cell>
        </table:table-row>
        <table:table-row table:style-name="ro1">
          <table:table-cell/>
          <table:table-cell office:value-type="float" office:value="2.727" calcext:value-type="float">
            <text:p>2.727</text:p>
          </table:table-cell>
          <table:table-cell office:value-type="float" office:value="0.069" calcext:value-type="float">
            <text:p>0.069</text:p>
          </table:table-cell>
          <table:table-cell office:value-type="float" office:value="1.73214963261" calcext:value-type="float">
            <text:p>1.7321496326</text:p>
          </table:table-cell>
          <table:table-cell office:value-type="float" office:value="-0.154332411184" calcext:value-type="float">
            <text:p>-0.1543324112</text:p>
          </table:table-cell>
        </table:table-row>
        <table:table-row table:style-name="ro1">
          <table:table-cell/>
          <table:table-cell office:value-type="float" office:value="2.78" calcext:value-type="float">
            <text:p>2.78</text:p>
          </table:table-cell>
          <table:table-cell office:value-type="float" office:value="0.046" calcext:value-type="float">
            <text:p>0.046</text:p>
          </table:table-cell>
          <table:table-cell office:value-type="float" office:value="1.74859219" calcext:value-type="float">
            <text:p>1.74859219</text:p>
          </table:table-cell>
          <table:table-cell office:value-type="float" office:value="-0.152408709624" calcext:value-type="float">
            <text:p>-0.1524087096</text:p>
          </table:table-cell>
        </table:table-row>
        <table:table-row table:style-name="ro1">
          <table:table-cell/>
          <table:table-cell office:value-type="float" office:value="2.833" calcext:value-type="float">
            <text:p>2.833</text:p>
          </table:table-cell>
          <table:table-cell office:value-type="float" office:value="0.024" calcext:value-type="float">
            <text:p>0.024</text:p>
          </table:table-cell>
          <table:table-cell office:value-type="float" office:value="1.76592368692" calcext:value-type="float">
            <text:p>1.7659236869</text:p>
          </table:table-cell>
          <table:table-cell office:value-type="float" office:value="-0.151222972889" calcext:value-type="float">
            <text:p>-0.1512229729</text:p>
          </table:table-cell>
        </table:table-row>
        <table:table-row table:style-name="ro1">
          <table:table-cell/>
          <table:table-cell office:value-type="float" office:value="2.887" calcext:value-type="float">
            <text:p>2.8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77920021621" calcext:value-type="float">
            <text:p>1.7792002162</text:p>
          </table:table-cell>
          <table:table-cell office:value-type="float" office:value="-0.147496164823" calcext:value-type="float">
            <text:p>-0.1474961648</text:p>
          </table:table-cell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 office:value-type="float" office:value="-0.021" calcext:value-type="float">
            <text:p>-0.021</text:p>
          </table:table-cell>
          <table:table-cell office:value-type="float" office:value="1.78847519125" calcext:value-type="float">
            <text:p>1.7884751913</text:p>
          </table:table-cell>
          <table:table-cell office:value-type="float" office:value="-0.143906926441" calcext:value-type="float">
            <text:p>-0.1439069264</text:p>
          </table:table-cell>
        </table:table-row>
        <table:table-row table:style-name="ro1">
          <table:table-cell/>
          <table:table-cell office:value-type="float" office:value="2.992" calcext:value-type="float">
            <text:p>2.992</text:p>
          </table:table-cell>
          <table:table-cell office:value-type="float" office:value="-0.042" calcext:value-type="float">
            <text:p>-0.042</text:p>
          </table:table-cell>
          <table:table-cell office:value-type="float" office:value="1.80679416743" calcext:value-type="float">
            <text:p>1.8067941674</text:p>
          </table:table-cell>
          <table:table-cell office:value-type="float" office:value="-0.141586205223" calcext:value-type="float">
            <text:p>-0.1415862052</text:p>
          </table:table-cell>
        </table:table-row>
        <table:table-row table:style-name="ro1">
          <table:table-cell/>
          <table:table-cell office:value-type="float" office:value="3.046" calcext:value-type="float">
            <text:p>3.046</text:p>
          </table:table-cell>
          <table:table-cell office:value-type="float" office:value="-0.064" calcext:value-type="float">
            <text:p>-0.064</text:p>
          </table:table-cell>
          <table:table-cell office:value-type="float" office:value="1.83441109168" calcext:value-type="float">
            <text:p>1.8344110917</text:p>
          </table:table-cell>
          <table:table-cell office:value-type="float" office:value="-0.141436500428" calcext:value-type="float">
            <text:p>-0.1414365004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-0.085" calcext:value-type="float">
            <text:p>-0.085</text:p>
          </table:table-cell>
          <table:table-cell office:value-type="float" office:value="1.86242126489" calcext:value-type="float">
            <text:p>1.8624212649</text:p>
          </table:table-cell>
          <table:table-cell office:value-type="float" office:value="-0.140335695638" calcext:value-type="float">
            <text:p>-0.1403356956</text:p>
          </table:table-cell>
        </table:table-row>
        <table:table-row table:style-name="ro1">
          <table:table-cell/>
          <table:table-cell office:value-type="float" office:value="3.154" calcext:value-type="float">
            <text:p>3.154</text:p>
          </table:table-cell>
          <table:table-cell office:value-type="float" office:value="-0.106" calcext:value-type="float">
            <text:p>-0.106</text:p>
          </table:table-cell>
          <table:table-cell office:value-type="float" office:value="1.88779145584" calcext:value-type="float">
            <text:p>1.8877914558</text:p>
          </table:table-cell>
          <table:table-cell office:value-type="float" office:value="-0.139006979752" calcext:value-type="float">
            <text:p>-0.1390069798</text:p>
          </table:table-cell>
        </table:table-row>
        <table:table-row table:style-name="ro1">
          <table:table-cell/>
          <table:table-cell office:value-type="float" office:value="3.207" calcext:value-type="float">
            <text:p>3.207</text:p>
          </table:table-cell>
          <table:table-cell office:value-type="float" office:value="-0.128" calcext:value-type="float">
            <text:p>-0.128</text:p>
          </table:table-cell>
          <table:table-cell office:value-type="float" office:value="1.9139118437" calcext:value-type="float">
            <text:p>1.9139118437</text:p>
          </table:table-cell>
          <table:table-cell office:value-type="float" office:value="-0.140054734511" calcext:value-type="float">
            <text:p>-0.1400547345</text:p>
          </table:table-cell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office:value-type="float" office:value="-0.149" calcext:value-type="float">
            <text:p>-0.149</text:p>
          </table:table-cell>
          <table:table-cell office:value-type="float" office:value="1.94117030843" calcext:value-type="float">
            <text:p>1.9411703084</text:p>
          </table:table-cell>
          <table:table-cell office:value-type="float" office:value="-0.140873603181" calcext:value-type="float">
            <text:p>-0.1408736032</text:p>
          </table:table-cell>
        </table:table-row>
        <table:table-row table:style-name="ro1">
          <table:table-cell/>
          <table:table-cell office:value-type="float" office:value="3.314" calcext:value-type="float">
            <text:p>3.314</text:p>
          </table:table-cell>
          <table:table-cell office:value-type="float" office:value="-0.17" calcext:value-type="float">
            <text:p>-0.17</text:p>
          </table:table-cell>
          <table:table-cell office:value-type="float" office:value="1.96806272387" calcext:value-type="float">
            <text:p>1.9680627239</text:p>
          </table:table-cell>
          <table:table-cell office:value-type="float" office:value="-0.139157278626" calcext:value-type="float">
            <text:p>-0.1391572786</text:p>
          </table:table-cell>
        </table:table-row>
        <table:table-row table:style-name="ro1">
          <table:table-cell/>
          <table:table-cell office:value-type="float" office:value="3.367" calcext:value-type="float">
            <text:p>3.367</text:p>
          </table:table-cell>
          <table:table-cell office:value-type="float" office:value="-0.191" calcext:value-type="float">
            <text:p>-0.191</text:p>
          </table:table-cell>
          <table:table-cell office:value-type="float" office:value="1.98574635604" calcext:value-type="float">
            <text:p>1.985746356</text:p>
          </table:table-cell>
          <table:table-cell office:value-type="float" office:value="-0.136870170377" calcext:value-type="float">
            <text:p>-0.1368701704</text:p>
          </table:table-cell>
        </table:table-row>
        <table:table-row table:style-name="ro1">
          <table:table-cell/>
          <table:table-cell office:value-type="float" office:value="3.42" calcext:value-type="float">
            <text:p>3.42</text:p>
          </table:table-cell>
          <table:table-cell office:value-type="float" office:value="-0.212" calcext:value-type="float">
            <text:p>-0.212</text:p>
          </table:table-cell>
          <table:table-cell office:value-type="float" office:value="1.99516205461" calcext:value-type="float">
            <text:p>1.9951620546</text:p>
          </table:table-cell>
          <table:table-cell office:value-type="float" office:value="-0.134973956796" calcext:value-type="float">
            <text:p>-0.1349739568</text:p>
          </table:table-cell>
        </table:table-row>
        <table:table-row table:style-name="ro1">
          <table:table-cell/>
          <table:table-cell office:value-type="float" office:value="3.473" calcext:value-type="float">
            <text:p>3.473</text:p>
          </table:table-cell>
          <table:table-cell office:value-type="float" office:value="-0.233" calcext:value-type="float">
            <text:p>-0.233</text:p>
          </table:table-cell>
          <table:table-cell office:value-type="float" office:value="2.00446764848" calcext:value-type="float">
            <text:p>2.0044676485</text:p>
          </table:table-cell>
          <table:table-cell office:value-type="float" office:value="-0.131824614787" calcext:value-type="float">
            <text:p>-0.1318246148</text:p>
          </table:table-cell>
        </table:table-row>
        <table:table-row table:style-name="ro1">
          <table:table-cell/>
          <table:table-cell office:value-type="float" office:value="3.526" calcext:value-type="float">
            <text:p>3.526</text:p>
          </table:table-cell>
          <table:table-cell office:value-type="float" office:value="-0.253" calcext:value-type="float">
            <text:p>-0.253</text:p>
          </table:table-cell>
          <table:table-cell office:value-type="float" office:value="2.01552473432" calcext:value-type="float">
            <text:p>2.0155247343</text:p>
          </table:table-cell>
          <table:table-cell office:value-type="float" office:value="-0.129518002955" calcext:value-type="float">
            <text:p>-0.129518003</text:p>
          </table:table-cell>
        </table:table-row>
        <table:table-row table:style-name="ro1">
          <table:table-cell/>
          <table:table-cell office:value-type="float" office:value="3.579" calcext:value-type="float">
            <text:p>3.579</text:p>
          </table:table-cell>
          <table:table-cell office:value-type="float" office:value="-0.274" calcext:value-type="float">
            <text:p>-0.274</text:p>
          </table:table-cell>
          <table:table-cell office:value-type="float" office:value="2.02943334922" calcext:value-type="float">
            <text:p>2.0294333492</text:p>
          </table:table-cell>
          <table:table-cell office:value-type="float" office:value="-0.129512642707" calcext:value-type="float">
            <text:p>-0.1295126427</text:p>
          </table:table-cell>
        </table:table-row>
        <table:table-row table:style-name="ro1">
          <table:table-cell/>
          <table:table-cell office:value-type="float" office:value="3.631" calcext:value-type="float">
            <text:p>3.631</text:p>
          </table:table-cell>
          <table:table-cell office:value-type="float" office:value="-0.294" calcext:value-type="float">
            <text:p>-0.294</text:p>
          </table:table-cell>
          <table:table-cell office:value-type="float" office:value="2.04446783776" calcext:value-type="float">
            <text:p>2.0444678378</text:p>
          </table:table-cell>
          <table:table-cell office:value-type="float" office:value="-0.128701898811" calcext:value-type="float">
            <text:p>-0.1287018988</text:p>
          </table:table-cell>
        </table:table-row>
        <table:table-row table:style-name="ro1">
          <table:table-cell/>
          <table:table-cell office:value-type="float" office:value="3.683" calcext:value-type="float">
            <text:p>3.683</text:p>
          </table:table-cell>
          <table:table-cell office:value-type="float" office:value="-0.315" calcext:value-type="float">
            <text:p>-0.315</text:p>
          </table:table-cell>
          <table:table-cell office:value-type="float" office:value="2.06421930992" calcext:value-type="float">
            <text:p>2.0642193099</text:p>
          </table:table-cell>
          <table:table-cell office:value-type="float" office:value="-0.129143731159" calcext:value-type="float">
            <text:p>-0.1291437312</text:p>
          </table:table-cell>
        </table:table-row>
        <table:table-row table:style-name="ro1">
          <table:table-cell/>
          <table:table-cell office:value-type="float" office:value="3.735" calcext:value-type="float">
            <text:p>3.735</text:p>
          </table:table-cell>
          <table:table-cell office:value-type="float" office:value="-0.336" calcext:value-type="float">
            <text:p>-0.336</text:p>
          </table:table-cell>
          <table:table-cell office:value-type="float" office:value="2.0884563711" calcext:value-type="float">
            <text:p>2.0884563711</text:p>
          </table:table-cell>
          <table:table-cell office:value-type="float" office:value="-0.134089269652" calcext:value-type="float">
            <text:p>-0.1340892697</text:p>
          </table:table-cell>
        </table:table-row>
        <table:table-row table:style-name="ro1">
          <table:table-cell/>
          <table:table-cell office:value-type="float" office:value="3.787" calcext:value-type="float">
            <text:p>3.787</text:p>
          </table:table-cell>
          <table:table-cell office:value-type="float" office:value="-0.357" calcext:value-type="float">
            <text:p>-0.357</text:p>
          </table:table-cell>
          <table:table-cell office:value-type="float" office:value="2.1091670301" calcext:value-type="float">
            <text:p>2.1091670301</text:p>
          </table:table-cell>
          <table:table-cell office:value-type="float" office:value="-0.141871950179" calcext:value-type="float">
            <text:p>-0.1418719502</text:p>
          </table:table-cell>
        </table:table-row>
        <table:table-row table:style-name="ro1">
          <table:table-cell/>
          <table:table-cell office:value-type="float" office:value="3.839" calcext:value-type="float">
            <text:p>3.839</text:p>
          </table:table-cell>
          <table:table-cell office:value-type="float" office:value="-0.379" calcext:value-type="float">
            <text:p>-0.379</text:p>
          </table:table-cell>
          <table:table-cell office:value-type="float" office:value="2.13033605145" calcext:value-type="float">
            <text:p>2.1303360515</text:p>
          </table:table-cell>
          <table:table-cell office:value-type="float" office:value="-0.149655569938" calcext:value-type="float">
            <text:p>-0.1496555699</text:p>
          </table:table-cell>
        </table:table-row>
        <table:table-row table:style-name="ro1">
          <table:table-cell/>
          <table:table-cell office:value-type="float" office:value="3.891" calcext:value-type="float">
            <text:p>3.891</text:p>
          </table:table-cell>
          <table:table-cell office:value-type="float" office:value="-0.401" calcext:value-type="float">
            <text:p>-0.401</text:p>
          </table:table-cell>
          <table:table-cell office:value-type="float" office:value="2.14664561316" calcext:value-type="float">
            <text:p>2.1466456132</text:p>
          </table:table-cell>
          <table:table-cell office:value-type="float" office:value="-0.158828692383" calcext:value-type="float">
            <text:p>-0.1588286924</text:p>
          </table:table-cell>
        </table:table-row>
        <table:table-row table:style-name="ro1">
          <table:table-cell/>
          <table:table-cell office:value-type="float" office:value="3.94" calcext:value-type="float">
            <text:p>3.94</text:p>
          </table:table-cell>
          <table:table-cell office:value-type="float" office:value="-0.422" calcext:value-type="float">
            <text:p>-0.422</text:p>
          </table:table-cell>
          <table:table-cell office:value-type="float" office:value="2.17039695993" calcext:value-type="float">
            <text:p>2.1703969599</text:p>
          </table:table-cell>
          <table:table-cell office:value-type="float" office:value="-0.170272890226" calcext:value-type="float">
            <text:p>-0.1702728902</text:p>
          </table:table-cell>
        </table:table-row>
        <table:table-row table:style-name="ro1">
          <table:table-cell/>
          <table:table-cell office:value-type="float" office:value="3.988" calcext:value-type="float">
            <text:p>3.988</text:p>
          </table:table-cell>
          <table:table-cell office:value-type="float" office:value="-0.444" calcext:value-type="float">
            <text:p>-0.444</text:p>
          </table:table-cell>
          <table:table-cell office:value-type="float" office:value="2.196143628" calcext:value-type="float">
            <text:p>2.196143628</text:p>
          </table:table-cell>
          <table:table-cell office:value-type="float" office:value="-0.180850488464" calcext:value-type="float">
            <text:p>-0.1808504885</text:p>
          </table:table-cell>
        </table:table-row>
        <table:table-row table:style-name="ro1">
          <table:table-cell/>
          <table:table-cell office:value-type="float" office:value="4.035" calcext:value-type="float">
            <text:p>4.035</text:p>
          </table:table-cell>
          <table:table-cell office:value-type="float" office:value="-0.465" calcext:value-type="float">
            <text:p>-0.465</text:p>
          </table:table-cell>
          <table:table-cell office:value-type="float" office:value="2.21870371352" calcext:value-type="float">
            <text:p>2.2187037135</text:p>
          </table:table-cell>
          <table:table-cell office:value-type="float" office:value="-0.191913053406" calcext:value-type="float">
            <text:p>-0.1919130534</text:p>
          </table:table-cell>
        </table:table-row>
        <table:table-row table:style-name="ro1">
          <table:table-cell/>
          <table:table-cell office:value-type="float" office:value="4.08" calcext:value-type="float">
            <text:p>4.08</text:p>
          </table:table-cell>
          <table:table-cell office:value-type="float" office:value="-0.486" calcext:value-type="float">
            <text:p>-0.486</text:p>
          </table:table-cell>
          <table:table-cell office:value-type="float" office:value="2.2455410601" calcext:value-type="float">
            <text:p>2.2455410601</text:p>
          </table:table-cell>
          <table:table-cell office:value-type="float" office:value="-0.20276008729" calcext:value-type="float">
            <text:p>-0.2027600873</text:p>
          </table:table-cell>
        </table:table-row>
        <table:table-row table:style-name="ro1">
          <table:table-cell/>
          <table:table-cell office:value-type="float" office:value="4.124" calcext:value-type="float">
            <text:p>4.124</text:p>
          </table:table-cell>
          <table:table-cell office:value-type="float" office:value="-0.508" calcext:value-type="float">
            <text:p>-0.508</text:p>
          </table:table-cell>
          <table:table-cell office:value-type="float" office:value="2.26572329075" calcext:value-type="float">
            <text:p>2.2657232908</text:p>
          </table:table-cell>
          <table:table-cell office:value-type="float" office:value="-0.214424466659" calcext:value-type="float">
            <text:p>-0.2144244667</text:p>
          </table:table-cell>
        </table:table-row>
        <table:table-row table:style-name="ro1">
          <table:table-cell/>
          <table:table-cell office:value-type="float" office:value="4.166" calcext:value-type="float">
            <text:p>4.166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28466518276" calcext:value-type="float">
            <text:p>2.2846651828</text:p>
          </table:table-cell>
          <table:table-cell office:value-type="float" office:value="-0.225131605502" calcext:value-type="float">
            <text:p>-0.2251316055</text:p>
          </table:table-cell>
        </table:table-row>
        <table:table-row table:style-name="ro1">
          <table:table-cell/>
          <table:table-cell office:value-type="float" office:value="4.206" calcext:value-type="float">
            <text:p>4.206</text:p>
          </table:table-cell>
          <table:table-cell office:value-type="float" office:value="-0.55" calcext:value-type="float">
            <text:p>-0.55</text:p>
          </table:table-cell>
          <table:table-cell office:value-type="float" office:value="2.30161244413" calcext:value-type="float">
            <text:p>2.3016124441</text:p>
          </table:table-cell>
          <table:table-cell office:value-type="float" office:value="-0.23695895607" calcext:value-type="float">
            <text:p>-0.2369589561</text:p>
          </table:table-cell>
        </table:table-row>
        <table:table-row table:style-name="ro1">
          <table:table-cell/>
          <table:table-cell office:value-type="float" office:value="4.245" calcext:value-type="float">
            <text:p>4.245</text:p>
          </table:table-cell>
          <table:table-cell office:value-type="float" office:value="-0.572" calcext:value-type="float">
            <text:p>-0.572</text:p>
          </table:table-cell>
          <table:table-cell office:value-type="float" office:value="2.3166613862" calcext:value-type="float">
            <text:p>2.3166613862</text:p>
          </table:table-cell>
          <table:table-cell office:value-type="float" office:value="-0.24968507464" calcext:value-type="float">
            <text:p>-0.2496850746</text:p>
          </table:table-cell>
        </table:table-row>
        <table:table-row table:style-name="ro1">
          <table:table-cell/>
          <table:table-cell office:value-type="float" office:value="4.283" calcext:value-type="float">
            <text:p>4.283</text:p>
          </table:table-cell>
          <table:table-cell office:value-type="float" office:value="-0.594" calcext:value-type="float">
            <text:p>-0.594</text:p>
          </table:table-cell>
          <table:table-cell office:value-type="float" office:value="2.32515188742" calcext:value-type="float">
            <text:p>2.3251518874</text:p>
          </table:table-cell>
          <table:table-cell office:value-type="float" office:value="-0.261733457557" calcext:value-type="float">
            <text:p>-0.2617334576</text:p>
          </table:table-cell>
        </table:table-row>
        <table:table-row table:style-name="ro1">
          <table:table-cell/>
          <table:table-cell office:value-type="float" office:value="4.318" calcext:value-type="float">
            <text:p>4.318</text:p>
          </table:table-cell>
          <table:table-cell office:value-type="float" office:value="-0.616" calcext:value-type="float">
            <text:p>-0.616</text:p>
          </table:table-cell>
          <table:table-cell office:value-type="float" office:value="2.33716095478" calcext:value-type="float">
            <text:p>2.3371609548</text:p>
          </table:table-cell>
          <table:table-cell office:value-type="float" office:value="-0.276577673891" calcext:value-type="float">
            <text:p>-0.2765776739</text:p>
          </table:table-cell>
        </table:table-row>
        <table:table-row table:style-name="ro1">
          <table:table-cell/>
          <table:table-cell office:value-type="float" office:value="4.351" calcext:value-type="float">
            <text:p>4.351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35636592467" calcext:value-type="float">
            <text:p>2.3563659247</text:p>
          </table:table-cell>
          <table:table-cell office:value-type="float" office:value="-0.294794986131" calcext:value-type="float">
            <text:p>-0.2947949861</text:p>
          </table:table-cell>
        </table:table-row>
        <table:table-row table:style-name="ro1">
          <table:table-cell/>
          <table:table-cell office:value-type="float" office:value="4.379" calcext:value-type="float">
            <text:p>4.379</text:p>
          </table:table-cell>
          <table:table-cell office:value-type="float" office:value="-0.655" calcext:value-type="float">
            <text:p>-0.655</text:p>
          </table:table-cell>
          <table:table-cell office:value-type="float" office:value="2.36976488922" calcext:value-type="float">
            <text:p>2.3697648892</text:p>
          </table:table-cell>
          <table:table-cell office:value-type="float" office:value="-0.313528965659" calcext:value-type="float">
            <text:p>-0.3135289657</text:p>
          </table:table-cell>
        </table:table-row>
        <table:table-row table:style-name="ro1">
          <table:table-cell/>
          <table:table-cell office:value-type="float" office:value="4.406" calcext:value-type="float">
            <text:p>4.406</text:p>
          </table:table-cell>
          <table:table-cell office:value-type="float" office:value="-0.674" calcext:value-type="float">
            <text:p>-0.674</text:p>
          </table:table-cell>
          <table:table-cell office:value-type="float" office:value="2.3772745085" calcext:value-type="float">
            <text:p>2.3772745085</text:p>
          </table:table-cell>
          <table:table-cell office:value-type="float" office:value="-0.32980391521" calcext:value-type="float">
            <text:p>-0.3298039152</text:p>
          </table:table-cell>
        </table:table-row>
        <table:table-row table:style-name="ro1">
          <table:table-cell/>
          <table:table-cell office:value-type="float" office:value="4.429" calcext:value-type="float">
            <text:p>4.429</text:p>
          </table:table-cell>
          <table:table-cell office:value-type="float" office:value="-0.691" calcext:value-type="float">
            <text:p>-0.691</text:p>
          </table:table-cell>
          <table:table-cell office:value-type="float" office:value="2.37779456259" calcext:value-type="float">
            <text:p>2.3777945626</text:p>
          </table:table-cell>
          <table:table-cell office:value-type="float" office:value="-0.340735374348" calcext:value-type="float">
            <text:p>-0.3407353743</text:p>
          </table:table-cell>
        </table:table-row>
        <table:table-row table:style-name="ro1">
          <table:table-cell/>
          <table:table-cell office:value-type="float" office:value="4.449" calcext:value-type="float">
            <text:p>4.449</text:p>
          </table:table-cell>
          <table:table-cell office:value-type="float" office:value="-0.707" calcext:value-type="float">
            <text:p>-0.707</text:p>
          </table:table-cell>
          <table:table-cell office:value-type="float" office:value="2.38228482986" calcext:value-type="float">
            <text:p>2.3822848299</text:p>
          </table:table-cell>
          <table:table-cell office:value-type="float" office:value="-0.356047293521" calcext:value-type="float">
            <text:p>-0.3560472935</text:p>
          </table:table-cell>
        </table:table-row>
        <table:table-row table:style-name="ro1">
          <table:table-cell/>
          <table:table-cell office:value-type="float" office:value="4.465" calcext:value-type="float">
            <text:p>4.465</text:p>
          </table:table-cell>
          <table:table-cell office:value-type="float" office:value="-0.719" calcext:value-type="float">
            <text:p>-0.719</text:p>
          </table:table-cell>
          <table:table-cell office:value-type="float" office:value="2.38747521908" calcext:value-type="float">
            <text:p>2.3874752191</text:p>
          </table:table-cell>
          <table:table-cell office:value-type="float" office:value="-0.374813313258" calcext:value-type="float">
            <text:p>-0.3748133133</text:p>
          </table:table-cell>
        </table:table-row>
        <table:table-row table:style-name="ro1">
          <table:table-cell/>
          <table:table-cell office:value-type="float" office:value="4.481" calcext:value-type="float">
            <text:p>4.481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908743871" calcext:value-type="float">
            <text:p>2.3908743871</text:p>
          </table:table-cell>
          <table:table-cell office:value-type="float" office:value="-0.39484015911" calcext:value-type="float">
            <text:p>-0.3948401591</text:p>
          </table:table-cell>
        </table:table-row>
        <table:table-row table:style-name="ro1">
          <table:table-cell/>
          <table:table-cell office:value-type="float" office:value="4.498" calcext:value-type="float">
            <text:p>4.498</text:p>
          </table:table-cell>
          <table:table-cell office:value-type="float" office:value="-0.748" calcext:value-type="float">
            <text:p>-0.748</text:p>
          </table:table-cell>
          <table:table-cell office:value-type="float" office:value="2.39194146399" calcext:value-type="float">
            <text:p>2.391941464</text:p>
          </table:table-cell>
          <table:table-cell office:value-type="float" office:value="-0.414071607048" calcext:value-type="float">
            <text:p>-0.414071607</text:p>
          </table:table-cell>
        </table:table-row>
        <table:table-row table:style-name="ro1">
          <table:table-cell/>
          <table:table-cell office:value-type="float" office:value="4.51" calcext:value-type="float">
            <text:p>4.51</text:p>
          </table:table-cell>
          <table:table-cell office:value-type="float" office:value="-0.76" calcext:value-type="float">
            <text:p>-0.76</text:p>
          </table:table-cell>
          <table:table-cell office:value-type="float" office:value="2.39468719661" calcext:value-type="float">
            <text:p>2.3946871966</text:p>
          </table:table-cell>
          <table:table-cell office:value-type="float" office:value="-0.42682763989" calcext:value-type="float">
            <text:p>-0.4268276399</text:p>
          </table:table-cell>
        </table:table-row>
        <table:table-row table:style-name="ro1">
          <table:table-cell/>
          <table:table-cell office:value-type="float" office:value="4.521" calcext:value-type="float">
            <text:p>4.521</text:p>
          </table:table-cell>
          <table:table-cell office:value-type="float" office:value="-0.771" calcext:value-type="float">
            <text:p>-0.771</text:p>
          </table:table-cell>
          <table:table-cell office:value-type="float" office:value="2.39616945419" calcext:value-type="float">
            <text:p>2.3961694542</text:p>
          </table:table-cell>
          <table:table-cell office:value-type="float" office:value="-0.438317930195" calcext:value-type="float">
            <text:p>-0.4383179302</text:p>
          </table:table-cell>
        </table:table-row>
        <table:table-row table:style-name="ro1">
          <table:table-cell/>
          <table:table-cell office:value-type="float" office:value="4.529" calcext:value-type="float">
            <text:p>4.529</text:p>
          </table:table-cell>
          <table:table-cell office:value-type="float" office:value="-0.78" calcext:value-type="float">
            <text:p>-0.78</text:p>
          </table:table-cell>
          <table:table-cell office:value-type="float" office:value="2.39724949099" calcext:value-type="float">
            <text:p>2.397249491</text:p>
          </table:table-cell>
          <table:table-cell office:value-type="float" office:value="-0.448662575976" calcext:value-type="float">
            <text:p>-0.448662576</text:p>
          </table:table-cell>
        </table:table-row>
        <table:table-row table:style-name="ro1">
          <table:table-cell/>
          <table:table-cell office:value-type="float" office:value="4.537" calcext:value-type="float">
            <text:p>4.537</text:p>
          </table:table-cell>
          <table:table-cell office:value-type="float" office:value="-0.789" calcext:value-type="float">
            <text:p>-0.789</text:p>
          </table:table-cell>
          <table:table-cell office:value-type="float" office:value="2.39826274487" calcext:value-type="float">
            <text:p>2.3982627449</text:p>
          </table:table-cell>
          <table:table-cell office:value-type="float" office:value="-0.459512898227" calcext:value-type="float">
            <text:p>-0.4595128982</text:p>
          </table:table-cell>
        </table:table-row>
        <table:table-row table:style-name="ro1">
          <table:table-cell/>
          <table:table-cell office:value-type="float" office:value="4.546" calcext:value-type="float">
            <text:p>4.546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39933044053" calcext:value-type="float">
            <text:p>2.3993304405</text:p>
          </table:table-cell>
          <table:table-cell office:value-type="float" office:value="-0.473985398582" calcext:value-type="float">
            <text:p>-0.4739853986</text:p>
          </table:table-cell>
        </table:table-row>
        <table:table-row table:style-name="ro1">
          <table:table-cell/>
          <table:table-cell office:value-type="float" office:value="4.552" calcext:value-type="float">
            <text:p>4.552</text:p>
          </table:table-cell>
          <table:table-cell office:value-type="float" office:value="-0.808" calcext:value-type="float">
            <text:p>-0.808</text:p>
          </table:table-cell>
          <table:table-cell office:value-type="float" office:value="2.40045173562" calcext:value-type="float">
            <text:p>2.4004517356</text:p>
          </table:table-cell>
          <table:table-cell office:value-type="float" office:value="-0.489040987487" calcext:value-type="float">
            <text:p>-0.4890409875</text:p>
          </table:table-cell>
        </table:table-row>
        <table:table-row table:style-name="ro1">
          <table:table-cell/>
          <table:table-cell office:value-type="float" office:value="4.56" calcext:value-type="float">
            <text:p>4.56</text:p>
          </table:table-cell>
          <table:table-cell office:value-type="float" office:value="-0.819" calcext:value-type="float">
            <text:p>-0.819</text:p>
          </table:table-cell>
          <table:table-cell office:value-type="float" office:value="2.40338749101" calcext:value-type="float">
            <text:p>2.403387491</text:p>
          </table:table-cell>
          <table:table-cell office:value-type="float" office:value="-0.505482277713" calcext:value-type="float">
            <text:p>-0.5054822777</text:p>
          </table:table-cell>
        </table:table-row>
        <table:table-row table:style-name="ro1">
          <table:table-cell/>
          <table:table-cell office:value-type="float" office:value="4.568" calcext:value-type="float">
            <text:p>4.568</text:p>
          </table:table-cell>
          <table:table-cell office:value-type="float" office:value="-0.83" calcext:value-type="float">
            <text:p>-0.83</text:p>
          </table:table-cell>
          <table:table-cell office:value-type="float" office:value="2.40442447946" calcext:value-type="float">
            <text:p>2.4044244795</text:p>
          </table:table-cell>
          <table:table-cell office:value-type="float" office:value="-0.51973681293" calcext:value-type="float">
            <text:p>-0.5197368129</text:p>
          </table:table-cell>
        </table:table-row>
        <table:table-row table:style-name="ro1">
          <table:table-cell/>
          <table:table-cell office:value-type="float" office:value="4.576" calcext:value-type="float">
            <text:p>4.576</text:p>
          </table:table-cell>
          <table:table-cell office:value-type="float" office:value="-0.842" calcext:value-type="float">
            <text:p>-0.842</text:p>
          </table:table-cell>
          <table:table-cell office:value-type="float" office:value="2.40523393994" calcext:value-type="float">
            <text:p>2.4052339399</text:p>
          </table:table-cell>
          <table:table-cell office:value-type="float" office:value="-0.533450636658" calcext:value-type="float">
            <text:p>-0.5334506367</text:p>
          </table:table-cell>
        </table:table-row>
        <table:table-row table:style-name="ro1">
          <table:table-cell/>
          <table:table-cell office:value-type="float" office:value="4.583" calcext:value-type="float">
            <text:p>4.583</text:p>
          </table:table-cell>
          <table:table-cell office:value-type="float" office:value="-0.854" calcext:value-type="float">
            <text:p>-0.854</text:p>
          </table:table-cell>
          <table:table-cell office:value-type="float" office:value="2.40628801421" calcext:value-type="float">
            <text:p>2.4062880142</text:p>
          </table:table-cell>
          <table:table-cell office:value-type="float" office:value="-0.550084704823" calcext:value-type="float">
            <text:p>-0.5500847048</text:p>
          </table:table-cell>
        </table:table-row>
        <table:table-row table:style-name="ro1">
          <table:table-cell/>
          <table:table-cell office:value-type="float" office:value="4.59" calcext:value-type="float">
            <text:p>4.59</text:p>
          </table:table-cell>
          <table:table-cell office:value-type="float" office:value="-0.868" calcext:value-type="float">
            <text:p>-0.868</text:p>
          </table:table-cell>
          <table:table-cell office:value-type="float" office:value="2.40607588425" calcext:value-type="float">
            <text:p>2.4060758843</text:p>
          </table:table-cell>
          <table:table-cell office:value-type="float" office:value="-0.566579260955" calcext:value-type="float">
            <text:p>-0.566579261</text:p>
          </table:table-cell>
        </table:table-row>
        <table:table-row table:style-name="ro1">
          <table:table-cell/>
          <table:table-cell office:value-type="float" office:value="4.597" calcext:value-type="float">
            <text:p>4.597</text:p>
          </table:table-cell>
          <table:table-cell office:value-type="float" office:value="-0.882" calcext:value-type="float">
            <text:p>-0.882</text:p>
          </table:table-cell>
          <table:table-cell office:value-type="float" office:value="2.4051504093" calcext:value-type="float">
            <text:p>2.4051504093</text:p>
          </table:table-cell>
          <table:table-cell office:value-type="float" office:value="-0.581524203349" calcext:value-type="float">
            <text:p>-0.5815242033</text:p>
          </table:table-cell>
        </table:table-row>
        <table:table-row table:style-name="ro1">
          <table:table-cell/>
          <table:table-cell office:value-type="float" office:value="4.604" calcext:value-type="float">
            <text:p>4.604</text:p>
          </table:table-cell>
          <table:table-cell office:value-type="float" office:value="-0.896" calcext:value-type="float">
            <text:p>-0.896</text:p>
          </table:table-cell>
          <table:table-cell office:value-type="float" office:value="2.40502679996" calcext:value-type="float">
            <text:p>2.4050268</text:p>
          </table:table-cell>
          <table:table-cell office:value-type="float" office:value="-0.596081766569" calcext:value-type="float">
            <text:p>-0.5960817666</text:p>
          </table:table-cell>
        </table:table-row>
        <table:table-row table:style-name="ro1">
          <table:table-cell/>
          <table:table-cell office:value-type="float" office:value="4.611" calcext:value-type="float">
            <text:p>4.611</text:p>
          </table:table-cell>
          <table:table-cell office:value-type="float" office:value="-0.912" calcext:value-type="float">
            <text:p>-0.912</text:p>
          </table:table-cell>
          <table:table-cell office:value-type="float" office:value="2.40506967968" calcext:value-type="float">
            <text:p>2.4050696797</text:p>
          </table:table-cell>
          <table:table-cell office:value-type="float" office:value="-0.610717393813" calcext:value-type="float">
            <text:p>-0.6107173938</text:p>
          </table:table-cell>
        </table:table-row>
        <table:table-row table:style-name="ro1">
          <table:table-cell/>
          <table:table-cell office:value-type="float" office:value="4.617" calcext:value-type="float">
            <text:p>4.617</text:p>
          </table:table-cell>
          <table:table-cell office:value-type="float" office:value="-0.926" calcext:value-type="float">
            <text:p>-0.926</text:p>
          </table:table-cell>
          <table:table-cell office:value-type="float" office:value="2.40571206779" calcext:value-type="float">
            <text:p>2.4057120678</text:p>
          </table:table-cell>
          <table:table-cell office:value-type="float" office:value="-0.62944994777" calcext:value-type="float">
            <text:p>-0.6294499478</text:p>
          </table:table-cell>
        </table:table-row>
        <table:table-row table:style-name="ro1">
          <table:table-cell/>
          <table:table-cell office:value-type="float" office:value="4.621" calcext:value-type="float">
            <text:p>4.621</text:p>
          </table:table-cell>
          <table:table-cell office:value-type="float" office:value="-0.938" calcext:value-type="float">
            <text:p>-0.938</text:p>
          </table:table-cell>
          <table:table-cell office:value-type="float" office:value="2.40378115004" calcext:value-type="float">
            <text:p>2.40378115</text:p>
          </table:table-cell>
          <table:table-cell office:value-type="float" office:value="-0.64611787376" calcext:value-type="float">
            <text:p>-0.6461178738</text:p>
          </table:table-cell>
        </table:table-row>
        <table:table-row table:style-name="ro1">
          <table:table-cell/>
          <table:table-cell office:value-type="float" office:value="4.625" calcext:value-type="float">
            <text:p>4.625</text:p>
          </table:table-cell>
          <table:table-cell office:value-type="float" office:value="-0.951" calcext:value-type="float">
            <text:p>-0.951</text:p>
          </table:table-cell>
          <table:table-cell office:value-type="float" office:value="2.39894489823" calcext:value-type="float">
            <text:p>2.3989448982</text:p>
          </table:table-cell>
          <table:table-cell office:value-type="float" office:value="-0.657227347981" calcext:value-type="float">
            <text:p>-0.657227348</text:p>
          </table:table-cell>
        </table:table-row>
        <table:table-row table:style-name="ro1">
          <table:table-cell/>
          <table:table-cell office:value-type="float" office:value="4.629" calcext:value-type="float">
            <text:p>4.629</text:p>
          </table:table-cell>
          <table:table-cell office:value-type="float" office:value="-0.964" calcext:value-type="float">
            <text:p>-0.964</text:p>
          </table:table-cell>
          <table:table-cell office:value-type="float" office:value="2.39267226542" calcext:value-type="float">
            <text:p>2.3926722654</text:p>
          </table:table-cell>
          <table:table-cell office:value-type="float" office:value="-0.666280915033" calcext:value-type="float">
            <text:p>-0.666280915</text:p>
          </table:table-cell>
        </table:table-row>
        <table:table-row table:style-name="ro1">
          <table:table-cell/>
          <table:table-cell office:value-type="float" office:value="4.633" calcext:value-type="float">
            <text:p>4.633</text:p>
          </table:table-cell>
          <table:table-cell office:value-type="float" office:value="-0.977" calcext:value-type="float">
            <text:p>-0.977</text:p>
          </table:table-cell>
          <table:table-cell office:value-type="float" office:value="2.38667656163" calcext:value-type="float">
            <text:p>2.3866765616</text:p>
          </table:table-cell>
          <table:table-cell office:value-type="float" office:value="-0.674288827003" calcext:value-type="float">
            <text:p>-0.674288827</text:p>
          </table:table-cell>
        </table:table-row>
        <table:table-row table:style-name="ro1">
          <table:table-cell/>
          <table:table-cell office:value-type="float" office:value="4.636" calcext:value-type="float">
            <text:p>4.636</text:p>
          </table:table-cell>
          <table:table-cell office:value-type="float" office:value="-0.99" calcext:value-type="float">
            <text:p>-0.99</text:p>
          </table:table-cell>
          <table:table-cell office:value-type="float" office:value="2.38122063923" calcext:value-type="float">
            <text:p>2.3812206392</text:p>
          </table:table-cell>
          <table:table-cell office:value-type="float" office:value="-0.681051556312" calcext:value-type="float">
            <text:p>-0.6810515563</text:p>
          </table:table-cell>
        </table:table-row>
        <table:table-row table:style-name="ro1">
          <table:table-cell/>
          <table:table-cell office:value-type="float" office:value="4.639" calcext:value-type="float">
            <text:p>4.639</text:p>
          </table:table-cell>
          <table:table-cell office:value-type="float" office:value="-1.003" calcext:value-type="float">
            <text:p>-1.003</text:p>
          </table:table-cell>
          <table:table-cell office:value-type="float" office:value="2.37670495508" calcext:value-type="float">
            <text:p>2.3767049551</text:p>
          </table:table-cell>
          <table:table-cell office:value-type="float" office:value="-0.690355130736" calcext:value-type="float">
            <text:p>-0.6903551307</text:p>
          </table:table-cell>
        </table:table-row>
        <table:table-row table:style-name="ro1">
          <table:table-cell/>
          <table:table-cell office:value-type="float" office:value="4.641" calcext:value-type="float">
            <text:p>4.641</text:p>
          </table:table-cell>
          <table:table-cell office:value-type="float" office:value="-1.015" calcext:value-type="float">
            <text:p>-1.015</text:p>
          </table:table-cell>
          <table:table-cell office:value-type="float" office:value="2.37046416898" calcext:value-type="float">
            <text:p>2.370464169</text:p>
          </table:table-cell>
          <table:table-cell office:value-type="float" office:value="-0.703216388341" calcext:value-type="float">
            <text:p>-0.7032163883</text:p>
          </table:table-cell>
        </table:table-row>
        <table:table-row table:style-name="ro1">
          <table:table-cell/>
          <table:table-cell office:value-type="float" office:value="4.643" calcext:value-type="float">
            <text:p>4.643</text:p>
          </table:table-cell>
          <table:table-cell office:value-type="float" office:value="-1.026" calcext:value-type="float">
            <text:p>-1.026</text:p>
          </table:table-cell>
          <table:table-cell office:value-type="float" office:value="2.36316526596" calcext:value-type="float">
            <text:p>2.363165266</text:p>
          </table:table-cell>
          <table:table-cell office:value-type="float" office:value="-0.715574145644" calcext:value-type="float">
            <text:p>-0.7155741456</text:p>
          </table:table-cell>
        </table:table-row>
        <table:table-row table:style-name="ro1">
          <table:table-cell/>
          <table:table-cell office:value-type="float" office:value="4.644" calcext:value-type="float">
            <text:p>4.644</text:p>
          </table:table-cell>
          <table:table-cell office:value-type="float" office:value="-1.039" calcext:value-type="float">
            <text:p>-1.039</text:p>
          </table:table-cell>
          <table:table-cell office:value-type="float" office:value="2.35646544253" calcext:value-type="float">
            <text:p>2.3564654425</text:p>
          </table:table-cell>
          <table:table-cell office:value-type="float" office:value="-0.731562581231" calcext:value-type="float">
            <text:p>-0.7315625812</text:p>
          </table:table-cell>
        </table:table-row>
        <table:table-row table:style-name="ro1">
          <table:table-cell/>
          <table:table-cell office:value-type="float" office:value="4.645" calcext:value-type="float">
            <text:p>4.645</text:p>
          </table:table-cell>
          <table:table-cell office:value-type="float" office:value="-1.051" calcext:value-type="float">
            <text:p>-1.051</text:p>
          </table:table-cell>
          <table:table-cell office:value-type="float" office:value="2.34996708798" calcext:value-type="float">
            <text:p>2.349967088</text:p>
          </table:table-cell>
          <table:table-cell office:value-type="float" office:value="-0.746764591333" calcext:value-type="float">
            <text:p>-0.7467645913</text:p>
          </table:table-cell>
        </table:table-row>
        <table:table-row table:style-name="ro1">
          <table:table-cell/>
          <table:table-cell office:value-type="float" office:value="4.646" calcext:value-type="float">
            <text:p>4.646</text:p>
          </table:table-cell>
          <table:table-cell office:value-type="float" office:value="-1.062" calcext:value-type="float">
            <text:p>-1.062</text:p>
          </table:table-cell>
          <table:table-cell office:value-type="float" office:value="2.34207986176" calcext:value-type="float">
            <text:p>2.3420798618</text:p>
          </table:table-cell>
          <table:table-cell office:value-type="float" office:value="-0.762180137255" calcext:value-type="float">
            <text:p>-0.7621801373</text:p>
          </table:table-cell>
        </table:table-row>
        <table:table-row table:style-name="ro1">
          <table:table-cell/>
          <table:table-cell office:value-type="float" office:value="4.646" calcext:value-type="float">
            <text:p>4.646</text:p>
          </table:table-cell>
          <table:table-cell office:value-type="float" office:value="-1.074" calcext:value-type="float">
            <text:p>-1.074</text:p>
          </table:table-cell>
          <table:table-cell office:value-type="float" office:value="2.33417459034" calcext:value-type="float">
            <text:p>2.3341745903</text:p>
          </table:table-cell>
          <table:table-cell office:value-type="float" office:value="-0.775073250216" calcext:value-type="float">
            <text:p>-0.7750732502</text:p>
          </table:table-cell>
        </table:table-row>
        <table:table-row table:style-name="ro1">
          <table:table-cell/>
          <table:table-cell office:value-type="float" office:value="4.646" calcext:value-type="float">
            <text:p>4.646</text:p>
          </table:table-cell>
          <table:table-cell office:value-type="float" office:value="-1.087" calcext:value-type="float">
            <text:p>-1.087</text:p>
          </table:table-cell>
          <table:table-cell office:value-type="float" office:value="2.3269413472" calcext:value-type="float">
            <text:p>2.3269413472</text:p>
          </table:table-cell>
          <table:table-cell office:value-type="float" office:value="-0.784683409885" calcext:value-type="float">
            <text:p>-0.7846834099</text:p>
          </table:table-cell>
        </table:table-row>
        <table:table-row table:style-name="ro1">
          <table:table-cell/>
          <table:table-cell office:value-type="float" office:value="4.646" calcext:value-type="float">
            <text:p>4.646</text:p>
          </table:table-cell>
          <table:table-cell office:value-type="float" office:value="-1.1" calcext:value-type="float">
            <text:p>-1.1</text:p>
          </table:table-cell>
          <table:table-cell office:value-type="float" office:value="2.32034492142" calcext:value-type="float">
            <text:p>2.3203449214</text:p>
          </table:table-cell>
          <table:table-cell office:value-type="float" office:value="-0.793543314991" calcext:value-type="float">
            <text:p>-0.793543315</text:p>
          </table:table-cell>
        </table:table-row>
        <table:table-row table:style-name="ro1">
          <table:table-cell/>
          <table:table-cell office:value-type="float" office:value="4.645" calcext:value-type="float">
            <text:p>4.645</text:p>
          </table:table-cell>
          <table:table-cell office:value-type="float" office:value="-1.115" calcext:value-type="float">
            <text:p>-1.115</text:p>
          </table:table-cell>
          <table:table-cell office:value-type="float" office:value="2.31551055682" calcext:value-type="float">
            <text:p>2.3155105568</text:p>
          </table:table-cell>
          <table:table-cell office:value-type="float" office:value="-0.802476216041" calcext:value-type="float">
            <text:p>-0.802476216</text:p>
          </table:table-cell>
        </table:table-row>
        <table:table-row table:style-name="ro1">
          <table:table-cell/>
          <table:table-cell office:value-type="float" office:value="4.643" calcext:value-type="float">
            <text:p>4.643</text:p>
          </table:table-cell>
          <table:table-cell office:value-type="float" office:value="-1.131" calcext:value-type="float">
            <text:p>-1.131</text:p>
          </table:table-cell>
          <table:table-cell office:value-type="float" office:value="2.31155571708" calcext:value-type="float">
            <text:p>2.3115557171</text:p>
          </table:table-cell>
          <table:table-cell office:value-type="float" office:value="-0.811304434608" calcext:value-type="float">
            <text:p>-0.8113044346</text:p>
          </table:table-cell>
        </table:table-row>
        <table:table-row table:style-name="ro1">
          <table:table-cell/>
          <table:table-cell office:value-type="float" office:value="4.641" calcext:value-type="float">
            <text:p>4.641</text:p>
          </table:table-cell>
          <table:table-cell office:value-type="float" office:value="-1.148" calcext:value-type="float">
            <text:p>-1.148</text:p>
          </table:table-cell>
          <table:table-cell office:value-type="float" office:value="2.30690490592" calcext:value-type="float">
            <text:p>2.3069049059</text:p>
          </table:table-cell>
          <table:table-cell office:value-type="float" office:value="-0.821971601107" calcext:value-type="float">
            <text:p>-0.8219716011</text:p>
          </table:table-cell>
        </table:table-row>
        <table:table-row table:style-name="ro1">
          <table:table-cell/>
          <table:table-cell office:value-type="float" office:value="4.638" calcext:value-type="float">
            <text:p>4.638</text:p>
          </table:table-cell>
          <table:table-cell office:value-type="float" office:value="-1.167" calcext:value-type="float">
            <text:p>-1.167</text:p>
          </table:table-cell>
          <table:table-cell office:value-type="float" office:value="2.30226207083" calcext:value-type="float">
            <text:p>2.3022620708</text:p>
          </table:table-cell>
          <table:table-cell office:value-type="float" office:value="-0.833014117376" calcext:value-type="float">
            <text:p>-0.8330141174</text:p>
          </table:table-cell>
        </table:table-row>
        <table:table-row table:style-name="ro1">
          <table:table-cell/>
          <table:table-cell office:value-type="float" office:value="4.634" calcext:value-type="float">
            <text:p>4.634</text:p>
          </table:table-cell>
          <table:table-cell office:value-type="float" office:value="-1.187" calcext:value-type="float">
            <text:p>-1.187</text:p>
          </table:table-cell>
          <table:table-cell office:value-type="float" office:value="2.29799728297" calcext:value-type="float">
            <text:p>2.297997283</text:p>
          </table:table-cell>
          <table:table-cell office:value-type="float" office:value="-0.843609386525" calcext:value-type="float">
            <text:p>-0.8436093865</text:p>
          </table:table-cell>
        </table:table-row>
        <table:table-row table:style-name="ro1">
          <table:table-cell/>
          <table:table-cell office:value-type="float" office:value="4.629" calcext:value-type="float">
            <text:p>4.629</text:p>
          </table:table-cell>
          <table:table-cell office:value-type="float" office:value="-1.209" calcext:value-type="float">
            <text:p>-1.209</text:p>
          </table:table-cell>
          <table:table-cell office:value-type="float" office:value="2.29423326971" calcext:value-type="float">
            <text:p>2.2942332697</text:p>
          </table:table-cell>
          <table:table-cell office:value-type="float" office:value="-0.855421804279" calcext:value-type="float">
            <text:p>-0.8554218043</text:p>
          </table:table-cell>
        </table:table-row>
        <table:table-row table:style-name="ro1">
          <table:table-cell/>
          <table:table-cell office:value-type="float" office:value="4.624" calcext:value-type="float">
            <text:p>4.624</text:p>
          </table:table-cell>
          <table:table-cell office:value-type="float" office:value="-1.232" calcext:value-type="float">
            <text:p>-1.232</text:p>
          </table:table-cell>
          <table:table-cell office:value-type="float" office:value="2.2907015057" calcext:value-type="float">
            <text:p>2.2907015057</text:p>
          </table:table-cell>
          <table:table-cell office:value-type="float" office:value="-0.867275952636" calcext:value-type="float">
            <text:p>-0.8672759526</text:p>
          </table:table-cell>
        </table:table-row>
        <table:table-row table:style-name="ro1">
          <table:table-cell/>
          <table:table-cell office:value-type="float" office:value="4.617" calcext:value-type="float">
            <text:p>4.617</text:p>
          </table:table-cell>
          <table:table-cell office:value-type="float" office:value="-1.258" calcext:value-type="float">
            <text:p>-1.258</text:p>
          </table:table-cell>
          <table:table-cell office:value-type="float" office:value="2.28730609207" calcext:value-type="float">
            <text:p>2.2873060921</text:p>
          </table:table-cell>
          <table:table-cell office:value-type="float" office:value="-0.87949534941" calcext:value-type="float">
            <text:p>-0.8794953494</text:p>
          </table:table-cell>
        </table:table-row>
        <table:table-row table:style-name="ro1">
          <table:table-cell/>
          <table:table-cell office:value-type="float" office:value="4.609" calcext:value-type="float">
            <text:p>4.609</text:p>
          </table:table-cell>
          <table:table-cell office:value-type="float" office:value="-1.285" calcext:value-type="float">
            <text:p>-1.285</text:p>
          </table:table-cell>
          <table:table-cell office:value-type="float" office:value="2.28370139435" calcext:value-type="float">
            <text:p>2.2837013944</text:p>
          </table:table-cell>
          <table:table-cell office:value-type="float" office:value="-0.895436138572" calcext:value-type="float">
            <text:p>-0.895436138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-1.313" calcext:value-type="float">
            <text:p>-1.313</text:p>
          </table:table-cell>
          <table:table-cell office:value-type="float" office:value="2.28040995932" calcext:value-type="float">
            <text:p>2.2804099593</text:p>
          </table:table-cell>
          <table:table-cell office:value-type="float" office:value="-0.906323478278" calcext:value-type="float">
            <text:p>-0.9063234783</text:p>
          </table:table-cell>
        </table:table-row>
        <table:table-row table:style-name="ro1">
          <table:table-cell/>
          <table:table-cell office:value-type="float" office:value="4.589" calcext:value-type="float">
            <text:p>4.589</text:p>
          </table:table-cell>
          <table:table-cell office:value-type="float" office:value="-1.342" calcext:value-type="float">
            <text:p>-1.342</text:p>
          </table:table-cell>
          <table:table-cell office:value-type="float" office:value="2.27687920562" calcext:value-type="float">
            <text:p>2.2768792056</text:p>
          </table:table-cell>
          <table:table-cell office:value-type="float" office:value="-0.915970772865" calcext:value-type="float">
            <text:p>-0.9159707729</text:p>
          </table:table-cell>
        </table:table-row>
        <table:table-row table:style-name="ro1">
          <table:table-cell/>
          <table:table-cell office:value-type="float" office:value="4.578" calcext:value-type="float">
            <text:p>4.578</text:p>
          </table:table-cell>
          <table:table-cell office:value-type="float" office:value="-1.373" calcext:value-type="float">
            <text:p>-1.373</text:p>
          </table:table-cell>
          <table:table-cell office:value-type="float" office:value="2.2735367308" calcext:value-type="float">
            <text:p>2.2735367308</text:p>
          </table:table-cell>
          <table:table-cell office:value-type="float" office:value="-0.926217738031" calcext:value-type="float">
            <text:p>-0.926217738</text:p>
          </table:table-cell>
        </table:table-row>
        <table:table-row table:style-name="ro1">
          <table:table-cell/>
          <table:table-cell office:value-type="float" office:value="4.565" calcext:value-type="float">
            <text:p>4.565</text:p>
          </table:table-cell>
          <table:table-cell office:value-type="float" office:value="-1.406" calcext:value-type="float">
            <text:p>-1.406</text:p>
          </table:table-cell>
          <table:table-cell office:value-type="float" office:value="2.27047019676" calcext:value-type="float">
            <text:p>2.2704701968</text:p>
          </table:table-cell>
          <table:table-cell office:value-type="float" office:value="-0.9359958184" calcext:value-type="float">
            <text:p>-0.9359958184</text:p>
          </table:table-cell>
        </table:table-row>
        <table:table-row table:style-name="ro1">
          <table:table-cell/>
          <table:table-cell office:value-type="float" office:value="4.552" calcext:value-type="float">
            <text:p>4.552</text:p>
          </table:table-cell>
          <table:table-cell office:value-type="float" office:value="-1.439" calcext:value-type="float">
            <text:p>-1.439</text:p>
          </table:table-cell>
          <table:table-cell office:value-type="float" office:value="2.26719629911" calcext:value-type="float">
            <text:p>2.2671962991</text:p>
          </table:table-cell>
          <table:table-cell office:value-type="float" office:value="-0.945398954443" calcext:value-type="float">
            <text:p>-0.9453989544</text:p>
          </table:table-cell>
        </table:table-row>
        <table:table-row table:style-name="ro1">
          <table:table-cell/>
          <table:table-cell office:value-type="float" office:value="4.537" calcext:value-type="float">
            <text:p>4.537</text:p>
          </table:table-cell>
          <table:table-cell office:value-type="float" office:value="-1.472" calcext:value-type="float">
            <text:p>-1.472</text:p>
          </table:table-cell>
          <table:table-cell office:value-type="float" office:value="2.26345232769" calcext:value-type="float">
            <text:p>2.2634523277</text:p>
          </table:table-cell>
          <table:table-cell office:value-type="float" office:value="-0.954938845619" calcext:value-type="float">
            <text:p>-0.9549388456</text:p>
          </table:table-cell>
        </table:table-row>
        <table:table-row table:style-name="ro1">
          <table:table-cell/>
          <table:table-cell office:value-type="float" office:value="4.521" calcext:value-type="float">
            <text:p>4.521</text:p>
          </table:table-cell>
          <table:table-cell office:value-type="float" office:value="-1.507" calcext:value-type="float">
            <text:p>-1.507</text:p>
          </table:table-cell>
          <table:table-cell office:value-type="float" office:value="2.25977921616" calcext:value-type="float">
            <text:p>2.2597792162</text:p>
          </table:table-cell>
          <table:table-cell office:value-type="float" office:value="-0.966127239698" calcext:value-type="float">
            <text:p>-0.9661272397</text:p>
          </table:table-cell>
        </table:table-row>
        <table:table-row table:style-name="ro1">
          <table:table-cell/>
          <table:table-cell office:value-type="float" office:value="4.504" calcext:value-type="float">
            <text:p>4.504</text:p>
          </table:table-cell>
          <table:table-cell office:value-type="float" office:value="-1.541" calcext:value-type="float">
            <text:p>-1.541</text:p>
          </table:table-cell>
          <table:table-cell office:value-type="float" office:value="2.25531642065" calcext:value-type="float">
            <text:p>2.2553164207</text:p>
          </table:table-cell>
          <table:table-cell office:value-type="float" office:value="-0.978175875685" calcext:value-type="float">
            <text:p>-0.9781758757</text:p>
          </table:table-cell>
        </table:table-row>
        <table:table-row table:style-name="ro1">
          <table:table-cell/>
          <table:table-cell office:value-type="float" office:value="4.485" calcext:value-type="float">
            <text:p>4.485</text:p>
          </table:table-cell>
          <table:table-cell office:value-type="float" office:value="-1.576" calcext:value-type="float">
            <text:p>-1.576</text:p>
          </table:table-cell>
          <table:table-cell office:value-type="float" office:value="2.25060413525" calcext:value-type="float">
            <text:p>2.2506041353</text:p>
          </table:table-cell>
          <table:table-cell office:value-type="float" office:value="-0.990010758621" calcext:value-type="float">
            <text:p>-0.9900107586</text:p>
          </table:table-cell>
        </table:table-row>
        <table:table-row table:style-name="ro1">
          <table:table-cell/>
          <table:table-cell office:value-type="float" office:value="4.466" calcext:value-type="float">
            <text:p>4.466</text:p>
          </table:table-cell>
          <table:table-cell office:value-type="float" office:value="-1.612" calcext:value-type="float">
            <text:p>-1.612</text:p>
          </table:table-cell>
          <table:table-cell office:value-type="float" office:value="2.24612452102" calcext:value-type="float">
            <text:p>2.246124521</text:p>
          </table:table-cell>
          <table:table-cell office:value-type="float" office:value="-0.997436084589" calcext:value-type="float">
            <text:p>-0.9974360846</text:p>
          </table:table-cell>
        </table:table-row>
        <table:table-row table:style-name="ro1">
          <table:table-cell/>
          <table:table-cell office:value-type="float" office:value="4.444" calcext:value-type="float">
            <text:p>4.444</text:p>
          </table:table-cell>
          <table:table-cell office:value-type="float" office:value="-1.649" calcext:value-type="float">
            <text:p>-1.649</text:p>
          </table:table-cell>
          <table:table-cell office:value-type="float" office:value="2.24048031925" calcext:value-type="float">
            <text:p>2.2404803193</text:p>
          </table:table-cell>
          <table:table-cell office:value-type="float" office:value="-1.01620806982" calcext:value-type="float">
            <text:p>-1.0162080698</text:p>
          </table:table-cell>
        </table:table-row>
        <table:table-row table:style-name="ro1">
          <table:table-cell/>
          <table:table-cell office:value-type="float" office:value="4.423" calcext:value-type="float">
            <text:p>4.423</text:p>
          </table:table-cell>
          <table:table-cell office:value-type="float" office:value="-1.686" calcext:value-type="float">
            <text:p>-1.686</text:p>
          </table:table-cell>
          <table:table-cell office:value-type="float" office:value="2.23523567084" calcext:value-type="float">
            <text:p>2.2352356708</text:p>
          </table:table-cell>
          <table:table-cell office:value-type="float" office:value="-1.03856770739" calcext:value-type="float">
            <text:p>-1.0385677074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-1.723" calcext:value-type="float">
            <text:p>-1.723</text:p>
          </table:table-cell>
          <table:table-cell office:value-type="float" office:value="2.23064092724" calcext:value-type="float">
            <text:p>2.2306409272</text:p>
          </table:table-cell>
          <table:table-cell office:value-type="float" office:value="-1.06211092248" calcext:value-type="float">
            <text:p>-1.0621109225</text:p>
          </table:table-cell>
        </table:table-row>
        <table:table-row table:style-name="ro1">
          <table:table-cell/>
          <table:table-cell office:value-type="float" office:value="4.375" calcext:value-type="float">
            <text:p>4.375</text:p>
          </table:table-cell>
          <table:table-cell office:value-type="float" office:value="-1.762" calcext:value-type="float">
            <text:p>-1.762</text:p>
          </table:table-cell>
          <table:table-cell office:value-type="float" office:value="2.22572958191" calcext:value-type="float">
            <text:p>2.2257295819</text:p>
          </table:table-cell>
          <table:table-cell office:value-type="float" office:value="-1.08407137653" calcext:value-type="float">
            <text:p>-1.0840713765</text:p>
          </table:table-cell>
        </table:table-row>
        <table:table-row table:style-name="ro1">
          <table:table-cell/>
          <table:table-cell office:value-type="float" office:value="4.349" calcext:value-type="float">
            <text:p>4.349</text:p>
          </table:table-cell>
          <table:table-cell office:value-type="float" office:value="-1.801" calcext:value-type="float">
            <text:p>-1.801</text:p>
          </table:table-cell>
          <table:table-cell office:value-type="float" office:value="2.22394699086" calcext:value-type="float">
            <text:p>2.2239469909</text:p>
          </table:table-cell>
          <table:table-cell office:value-type="float" office:value="-1.09515515641" calcext:value-type="float">
            <text:p>-1.0951551564</text:p>
          </table:table-cell>
        </table:table-row>
        <table:table-row table:style-name="ro1">
          <table:table-cell/>
          <table:table-cell office:value-type="float" office:value="4.322" calcext:value-type="float">
            <text:p>4.322</text:p>
          </table:table-cell>
          <table:table-cell office:value-type="float" office:value="-1.839" calcext:value-type="float">
            <text:p>-1.839</text:p>
          </table:table-cell>
          <table:table-cell office:value-type="float" office:value="2.22309495044" calcext:value-type="float">
            <text:p>2.2230949504</text:p>
          </table:table-cell>
          <table:table-cell office:value-type="float" office:value="-1.11761415047" calcext:value-type="float">
            <text:p>-1.1176141505</text:p>
          </table:table-cell>
        </table:table-row>
        <table:table-row table:style-name="ro1">
          <table:table-cell/>
          <table:table-cell office:value-type="float" office:value="4.295" calcext:value-type="float">
            <text:p>4.295</text:p>
          </table:table-cell>
          <table:table-cell office:value-type="float" office:value="-1.877" calcext:value-type="float">
            <text:p>-1.877</text:p>
          </table:table-cell>
          <table:table-cell office:value-type="float" office:value="2.22470008004" calcext:value-type="float">
            <text:p>2.22470008</text:p>
          </table:table-cell>
          <table:table-cell office:value-type="float" office:value="-1.14380379725" calcext:value-type="float">
            <text:p>-1.1438037973</text:p>
          </table:table-cell>
        </table:table-row>
        <table:table-row table:style-name="ro1">
          <table:table-cell/>
          <table:table-cell office:value-type="float" office:value="4.266" calcext:value-type="float">
            <text:p>4.266</text:p>
          </table:table-cell>
          <table:table-cell office:value-type="float" office:value="-1.916" calcext:value-type="float">
            <text:p>-1.916</text:p>
          </table:table-cell>
          <table:table-cell office:value-type="float" office:value="2.22545042818" calcext:value-type="float">
            <text:p>2.2254504282</text:p>
          </table:table-cell>
          <table:table-cell office:value-type="float" office:value="-1.1781129452" calcext:value-type="float">
            <text:p>-1.1781129452</text:p>
          </table:table-cell>
        </table:table-row>
        <table:table-row table:style-name="ro1">
          <table:table-cell/>
          <table:table-cell office:value-type="float" office:value="4.236" calcext:value-type="float">
            <text:p>4.236</text:p>
          </table:table-cell>
          <table:table-cell office:value-type="float" office:value="-1.956" calcext:value-type="float">
            <text:p>-1.956</text:p>
          </table:table-cell>
          <table:table-cell office:value-type="float" office:value="2.22651131035" calcext:value-type="float">
            <text:p>2.2265113104</text:p>
          </table:table-cell>
          <table:table-cell office:value-type="float" office:value="-1.21889687717" calcext:value-type="float">
            <text:p>-1.2188968772</text:p>
          </table:table-cell>
        </table:table-row>
        <table:table-row table:style-name="ro1">
          <table:table-cell/>
          <table:table-cell office:value-type="float" office:value="4.205" calcext:value-type="float">
            <text:p>4.205</text:p>
          </table:table-cell>
          <table:table-cell office:value-type="float" office:value="-1.997" calcext:value-type="float">
            <text:p>-1.997</text:p>
          </table:table-cell>
          <table:table-cell office:value-type="float" office:value="2.22903779598" calcext:value-type="float">
            <text:p>2.229037796</text:p>
          </table:table-cell>
          <table:table-cell office:value-type="float" office:value="-1.25609108128" calcext:value-type="float">
            <text:p>-1.2560910813</text:p>
          </table:table-cell>
        </table:table-row>
        <table:table-row table:style-name="ro1">
          <table:table-cell/>
          <table:table-cell office:value-type="float" office:value="4.172" calcext:value-type="float">
            <text:p>4.172</text:p>
          </table:table-cell>
          <table:table-cell office:value-type="float" office:value="-2.039" calcext:value-type="float">
            <text:p>-2.039</text:p>
          </table:table-cell>
          <table:table-cell office:value-type="float" office:value="2.22591272392" calcext:value-type="float">
            <text:p>2.2259127239</text:p>
          </table:table-cell>
          <table:table-cell office:value-type="float" office:value="-1.2878550112" calcext:value-type="float">
            <text:p>-1.2878550112</text:p>
          </table:table-cell>
        </table:table-row>
        <table:table-row table:style-name="ro1">
          <table:table-cell/>
          <table:table-cell office:value-type="float" office:value="4.137" calcext:value-type="float">
            <text:p>4.137</text:p>
          </table:table-cell>
          <table:table-cell office:value-type="float" office:value="-2.084" calcext:value-type="float">
            <text:p>-2.084</text:p>
          </table:table-cell>
          <table:table-cell office:value-type="float" office:value="2.22853124257" calcext:value-type="float">
            <text:p>2.2285312426</text:p>
          </table:table-cell>
          <table:table-cell office:value-type="float" office:value="-1.32408235809" calcext:value-type="float">
            <text:p>-1.3240823581</text:p>
          </table:table-cell>
        </table:table-row>
        <table:table-row table:style-name="ro1">
          <table:table-cell/>
          <table:table-cell office:value-type="float" office:value="4.102" calcext:value-type="float">
            <text:p>4.102</text:p>
          </table:table-cell>
          <table:table-cell office:value-type="float" office:value="-2.13" calcext:value-type="float">
            <text:p>-2.13</text:p>
          </table:table-cell>
          <table:table-cell office:value-type="float" office:value="2.23505802737" calcext:value-type="float">
            <text:p>2.2350580274</text:p>
          </table:table-cell>
          <table:table-cell office:value-type="float" office:value="-1.34898287386" calcext:value-type="float">
            <text:p>-1.3489828739</text:p>
          </table:table-cell>
        </table:table-row>
        <table:table-row table:style-name="ro1">
          <table:table-cell/>
          <table:table-cell office:value-type="float" office:value="4.067" calcext:value-type="float">
            <text:p>4.067</text:p>
          </table:table-cell>
          <table:table-cell office:value-type="float" office:value="-2.177" calcext:value-type="float">
            <text:p>-2.177</text:p>
          </table:table-cell>
          <table:table-cell office:value-type="float" office:value="2.2318204981" calcext:value-type="float">
            <text:p>2.2318204981</text:p>
          </table:table-cell>
          <table:table-cell office:value-type="float" office:value="-1.38134551105" calcext:value-type="float">
            <text:p>-1.3813455111</text:p>
          </table:table-cell>
        </table:table-row>
        <table:table-row table:style-name="ro1">
          <table:table-cell/>
          <table:table-cell office:value-type="float" office:value="4.032" calcext:value-type="float">
            <text:p>4.032</text:p>
          </table:table-cell>
          <table:table-cell office:value-type="float" office:value="-2.223" calcext:value-type="float">
            <text:p>-2.223</text:p>
          </table:table-cell>
          <table:table-cell office:value-type="float" office:value="2.23213810165" calcext:value-type="float">
            <text:p>2.2321381017</text:p>
          </table:table-cell>
          <table:table-cell office:value-type="float" office:value="-1.41206547323" calcext:value-type="float">
            <text:p>-1.4120654732</text:p>
          </table:table-cell>
        </table:table-row>
        <table:table-row table:style-name="ro1">
          <table:table-cell/>
          <table:table-cell office:value-type="float" office:value="3.998" calcext:value-type="float">
            <text:p>3.998</text:p>
          </table:table-cell>
          <table:table-cell office:value-type="float" office:value="-2.269" calcext:value-type="float">
            <text:p>-2.269</text:p>
          </table:table-cell>
          <table:table-cell office:value-type="float" office:value="2.23686596912" calcext:value-type="float">
            <text:p>2.2368659691</text:p>
          </table:table-cell>
          <table:table-cell office:value-type="float" office:value="-1.44440250508" calcext:value-type="float">
            <text:p>-1.4444025051</text:p>
          </table:table-cell>
        </table:table-row>
        <table:table-row table:style-name="ro1">
          <table:table-cell/>
          <table:table-cell office:value-type="float" office:value="3.965" calcext:value-type="float">
            <text:p>3.965</text:p>
          </table:table-cell>
          <table:table-cell office:value-type="float" office:value="-2.315" calcext:value-type="float">
            <text:p>-2.315</text:p>
          </table:table-cell>
          <table:table-cell office:value-type="float" office:value="2.23499481056" calcext:value-type="float">
            <text:p>2.2349948106</text:p>
          </table:table-cell>
          <table:table-cell office:value-type="float" office:value="-1.47435282878" calcext:value-type="float">
            <text:p>-1.4743528288</text:p>
          </table:table-cell>
        </table:table-row>
        <table:table-row table:style-name="ro1">
          <table:table-cell/>
          <table:table-cell office:value-type="float" office:value="3.931" calcext:value-type="float">
            <text:p>3.931</text:p>
          </table:table-cell>
          <table:table-cell office:value-type="float" office:value="-2.361" calcext:value-type="float">
            <text:p>-2.361</text:p>
          </table:table-cell>
          <table:table-cell office:value-type="float" office:value="2.23536614658" calcext:value-type="float">
            <text:p>2.2353661466</text:p>
          </table:table-cell>
          <table:table-cell office:value-type="float" office:value="-1.50584647717" calcext:value-type="float">
            <text:p>-1.5058464772</text:p>
          </table:table-cell>
        </table:table-row>
        <table:table-row table:style-name="ro1">
          <table:table-cell/>
          <table:table-cell office:value-type="float" office:value="3.899" calcext:value-type="float">
            <text:p>3.899</text:p>
          </table:table-cell>
          <table:table-cell office:value-type="float" office:value="-2.407" calcext:value-type="float">
            <text:p>-2.407</text:p>
          </table:table-cell>
          <table:table-cell office:value-type="float" office:value="2.24149484572" calcext:value-type="float">
            <text:p>2.2414948457</text:p>
          </table:table-cell>
          <table:table-cell office:value-type="float" office:value="-1.54262147864" calcext:value-type="float">
            <text:p>-1.5426214786</text:p>
          </table:table-cell>
        </table:table-row>
        <table:table-row table:style-name="ro1">
          <table:table-cell/>
          <table:table-cell office:value-type="float" office:value="3.866" calcext:value-type="float">
            <text:p>3.866</text:p>
          </table:table-cell>
          <table:table-cell office:value-type="float" office:value="-2.453" calcext:value-type="float">
            <text:p>-2.453</text:p>
          </table:table-cell>
          <table:table-cell office:value-type="float" office:value="2.24211453495" calcext:value-type="float">
            <text:p>2.242114535</text:p>
          </table:table-cell>
          <table:table-cell office:value-type="float" office:value="-1.57482585853" calcext:value-type="float">
            <text:p>-1.5748258585</text:p>
          </table:table-cell>
        </table:table-row>
        <table:table-row table:style-name="ro1">
          <table:table-cell/>
          <table:table-cell office:value-type="float" office:value="3.833" calcext:value-type="float">
            <text:p>3.833</text:p>
          </table:table-cell>
          <table:table-cell office:value-type="float" office:value="-2.501" calcext:value-type="float">
            <text:p>-2.501</text:p>
          </table:table-cell>
          <table:table-cell office:value-type="float" office:value="2.24247212317" calcext:value-type="float">
            <text:p>2.2424721232</text:p>
          </table:table-cell>
          <table:table-cell office:value-type="float" office:value="-1.60670080022" calcext:value-type="float">
            <text:p>-1.606700800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-2.548" calcext:value-type="float">
            <text:p>-2.548</text:p>
          </table:table-cell>
          <table:table-cell office:value-type="float" office:value="2.24878585037" calcext:value-type="float">
            <text:p>2.2487858504</text:p>
          </table:table-cell>
          <table:table-cell office:value-type="float" office:value="-1.63715470589" calcext:value-type="float">
            <text:p>-1.6371547059</text:p>
          </table:table-cell>
        </table:table-row>
        <table:table-row table:style-name="ro1">
          <table:table-cell/>
          <table:table-cell office:value-type="float" office:value="3.767" calcext:value-type="float">
            <text:p>3.767</text:p>
          </table:table-cell>
          <table:table-cell office:value-type="float" office:value="-2.596" calcext:value-type="float">
            <text:p>-2.596</text:p>
          </table:table-cell>
          <table:table-cell office:value-type="float" office:value="2.2519989018" calcext:value-type="float">
            <text:p>2.2519989018</text:p>
          </table:table-cell>
          <table:table-cell office:value-type="float" office:value="-1.67291558239" calcext:value-type="float">
            <text:p>-1.6729155824</text:p>
          </table:table-cell>
        </table:table-row>
        <table:table-row table:style-name="ro1">
          <table:table-cell/>
          <table:table-cell office:value-type="float" office:value="3.735" calcext:value-type="float">
            <text:p>3.735</text:p>
          </table:table-cell>
          <table:table-cell office:value-type="float" office:value="-2.644" calcext:value-type="float">
            <text:p>-2.644</text:p>
          </table:table-cell>
          <table:table-cell office:value-type="float" office:value="2.25245510676" calcext:value-type="float">
            <text:p>2.2524551068</text:p>
          </table:table-cell>
          <table:table-cell office:value-type="float" office:value="-1.70867073293" calcext:value-type="float">
            <text:p>-1.7086707329</text:p>
          </table:table-cell>
        </table:table-row>
        <table:table-row table:style-name="ro1">
          <table:table-cell/>
          <table:table-cell office:value-type="float" office:value="3.703" calcext:value-type="float">
            <text:p>3.703</text:p>
          </table:table-cell>
          <table:table-cell office:value-type="float" office:value="-2.691" calcext:value-type="float">
            <text:p>-2.691</text:p>
          </table:table-cell>
          <table:table-cell office:value-type="float" office:value="2.25800797958" calcext:value-type="float">
            <text:p>2.2580079796</text:p>
          </table:table-cell>
          <table:table-cell office:value-type="float" office:value="-1.74271561869" calcext:value-type="float">
            <text:p>-1.7427156187</text:p>
          </table:table-cell>
        </table:table-row>
        <table:table-row table:style-name="ro1">
          <table:table-cell/>
          <table:table-cell office:value-type="float" office:value="3.671" calcext:value-type="float">
            <text:p>3.671</text:p>
          </table:table-cell>
          <table:table-cell office:value-type="float" office:value="-2.739" calcext:value-type="float">
            <text:p>-2.739</text:p>
          </table:table-cell>
          <table:table-cell office:value-type="float" office:value="2.26360102791" calcext:value-type="float">
            <text:p>2.2636010279</text:p>
          </table:table-cell>
          <table:table-cell office:value-type="float" office:value="-1.77534286863" calcext:value-type="float">
            <text:p>-1.7753428686</text:p>
          </table:table-cell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office:value-type="float" office:value="-2.786" calcext:value-type="float">
            <text:p>-2.786</text:p>
          </table:table-cell>
          <table:table-cell office:value-type="float" office:value="2.26472849927" calcext:value-type="float">
            <text:p>2.2647284993</text:p>
          </table:table-cell>
          <table:table-cell office:value-type="float" office:value="-1.80589536608" calcext:value-type="float">
            <text:p>-1.8058953661</text:p>
          </table:table-cell>
        </table:table-row>
        <table:table-row table:style-name="ro1">
          <table:table-cell/>
          <table:table-cell office:value-type="float" office:value="3.61" calcext:value-type="float">
            <text:p>3.61</text:p>
          </table:table-cell>
          <table:table-cell office:value-type="float" office:value="-2.834" calcext:value-type="float">
            <text:p>-2.834</text:p>
          </table:table-cell>
          <table:table-cell office:value-type="float" office:value="2.268311148" calcext:value-type="float">
            <text:p>2.268311148</text:p>
          </table:table-cell>
          <table:table-cell office:value-type="float" office:value="-1.83511832055" calcext:value-type="float">
            <text:p>-1.8351183206</text:p>
          </table:table-cell>
        </table:table-row>
        <table:table-row table:style-name="ro1">
          <table:table-cell/>
          <table:table-cell office:value-type="float" office:value="3.578" calcext:value-type="float">
            <text:p>3.578</text:p>
          </table:table-cell>
          <table:table-cell office:value-type="float" office:value="-2.884" calcext:value-type="float">
            <text:p>-2.884</text:p>
          </table:table-cell>
          <table:table-cell office:value-type="float" office:value="2.27448204841" calcext:value-type="float">
            <text:p>2.2744820484</text:p>
          </table:table-cell>
          <table:table-cell office:value-type="float" office:value="-1.86948080778" calcext:value-type="float">
            <text:p>-1.8694808078</text:p>
          </table:table-cell>
        </table:table-row>
        <table:table-row table:style-name="ro1">
          <table:table-cell/>
          <table:table-cell office:value-type="float" office:value="3.547" calcext:value-type="float">
            <text:p>3.547</text:p>
          </table:table-cell>
          <table:table-cell office:value-type="float" office:value="-2.933" calcext:value-type="float">
            <text:p>-2.933</text:p>
          </table:table-cell>
          <table:table-cell office:value-type="float" office:value="2.27784377266" calcext:value-type="float">
            <text:p>2.2778437727</text:p>
          </table:table-cell>
          <table:table-cell office:value-type="float" office:value="-1.904440318" calcext:value-type="float">
            <text:p>-1.904440318</text:p>
          </table:table-cell>
        </table:table-row>
        <table:table-row table:style-name="ro1">
          <table:table-cell/>
          <table:table-cell office:value-type="float" office:value="3.517" calcext:value-type="float">
            <text:p>3.517</text:p>
          </table:table-cell>
          <table:table-cell office:value-type="float" office:value="-2.982" calcext:value-type="float">
            <text:p>-2.982</text:p>
          </table:table-cell>
          <table:table-cell office:value-type="float" office:value="2.28033708907" calcext:value-type="float">
            <text:p>2.2803370891</text:p>
          </table:table-cell>
          <table:table-cell office:value-type="float" office:value="-1.93588363338" calcext:value-type="float">
            <text:p>-1.9358836334</text:p>
          </table:table-cell>
        </table:table-row>
        <table:table-row table:style-name="ro1">
          <table:table-cell/>
          <table:table-cell office:value-type="float" office:value="3.486" calcext:value-type="float">
            <text:p>3.486</text:p>
          </table:table-cell>
          <table:table-cell office:value-type="float" office:value="-3.031" calcext:value-type="float">
            <text:p>-3.031</text:p>
          </table:table-cell>
          <table:table-cell office:value-type="float" office:value="2.28586540181" calcext:value-type="float">
            <text:p>2.2858654018</text:p>
          </table:table-cell>
          <table:table-cell office:value-type="float" office:value="-1.9687224239" calcext:value-type="float">
            <text:p>-1.9687224239</text:p>
          </table:table-cell>
        </table:table-row>
        <table:table-row table:style-name="ro1">
          <table:table-cell/>
          <table:table-cell office:value-type="float" office:value="3.457" calcext:value-type="float">
            <text:p>3.457</text:p>
          </table:table-cell>
          <table:table-cell office:value-type="float" office:value="-3.079" calcext:value-type="float">
            <text:p>-3.079</text:p>
          </table:table-cell>
          <table:table-cell office:value-type="float" office:value="2.29128351228" calcext:value-type="float">
            <text:p>2.2912835123</text:p>
          </table:table-cell>
          <table:table-cell office:value-type="float" office:value="-1.99886654736" calcext:value-type="float">
            <text:p>-1.9988665474</text:p>
          </table:table-cell>
        </table:table-row>
        <table:table-row table:style-name="ro1">
          <table:table-cell/>
          <table:table-cell office:value-type="float" office:value="3.427" calcext:value-type="float">
            <text:p>3.427</text:p>
          </table:table-cell>
          <table:table-cell office:value-type="float" office:value="-3.128" calcext:value-type="float">
            <text:p>-3.128</text:p>
          </table:table-cell>
          <table:table-cell office:value-type="float" office:value="2.29508045655" calcext:value-type="float">
            <text:p>2.2950804566</text:p>
          </table:table-cell>
          <table:table-cell office:value-type="float" office:value="-2.02664652357" calcext:value-type="float">
            <text:p>-2.0266465236</text:p>
          </table:table-cell>
        </table:table-row>
        <table:table-row table:style-name="ro1">
          <table:table-cell/>
          <table:table-cell office:value-type="float" office:value="3.397" calcext:value-type="float">
            <text:p>3.397</text:p>
          </table:table-cell>
          <table:table-cell office:value-type="float" office:value="-3.176" calcext:value-type="float">
            <text:p>-3.176</text:p>
          </table:table-cell>
          <table:table-cell office:value-type="float" office:value="2.30026410192" calcext:value-type="float">
            <text:p>2.3002641019</text:p>
          </table:table-cell>
          <table:table-cell office:value-type="float" office:value="-2.05212157507" calcext:value-type="float">
            <text:p>-2.0521215751</text:p>
          </table:table-cell>
        </table:table-row>
        <table:table-row table:style-name="ro1">
          <table:table-cell/>
          <table:table-cell office:value-type="float" office:value="3.368" calcext:value-type="float">
            <text:p>3.368</text:p>
          </table:table-cell>
          <table:table-cell office:value-type="float" office:value="-3.226" calcext:value-type="float">
            <text:p>-3.226</text:p>
          </table:table-cell>
          <table:table-cell office:value-type="float" office:value="2.30553115302" calcext:value-type="float">
            <text:p>2.305531153</text:p>
          </table:table-cell>
          <table:table-cell office:value-type="float" office:value="-2.08341937477" calcext:value-type="float">
            <text:p>-2.0834193748</text:p>
          </table:table-cell>
        </table:table-row>
        <table:table-row table:style-name="ro1">
          <table:table-cell/>
          <table:table-cell office:value-type="float" office:value="3.338" calcext:value-type="float">
            <text:p>3.338</text:p>
          </table:table-cell>
          <table:table-cell office:value-type="float" office:value="-3.275" calcext:value-type="float">
            <text:p>-3.275</text:p>
          </table:table-cell>
          <table:table-cell office:value-type="float" office:value="2.30911405854" calcext:value-type="float">
            <text:p>2.3091140585</text:p>
          </table:table-cell>
          <table:table-cell office:value-type="float" office:value="-2.05551263975" calcext:value-type="float">
            <text:p>-2.0555126398</text:p>
          </table:table-cell>
        </table:table-row>
        <table:table-row table:style-name="ro1">
          <table:table-cell/>
          <table:table-cell office:value-type="float" office:value="3.309" calcext:value-type="float">
            <text:p>3.309</text:p>
          </table:table-cell>
          <table:table-cell office:value-type="float" office:value="-3.325" calcext:value-type="float">
            <text:p>-3.325</text:p>
          </table:table-cell>
          <table:table-cell office:value-type="float" office:value="2.31126178096" calcext:value-type="float">
            <text:p>2.311261781</text:p>
          </table:table-cell>
          <table:table-cell office:value-type="float" office:value="-2.0358579974" calcext:value-type="float">
            <text:p>-2.0358579974</text:p>
          </table:table-cell>
        </table:table-row>
        <table:table-row table:style-name="ro1">
          <table:table-cell/>
          <table:table-cell office:value-type="float" office:value="3.281" calcext:value-type="float">
            <text:p>3.281</text:p>
          </table:table-cell>
          <table:table-cell office:value-type="float" office:value="-3.375" calcext:value-type="float">
            <text:p>-3.375</text:p>
          </table:table-cell>
          <table:table-cell office:value-type="float" office:value="2.31412778774" calcext:value-type="float">
            <text:p>2.3141277877</text:p>
          </table:table-cell>
          <table:table-cell office:value-type="float" office:value="-2.02245068381" calcext:value-type="float">
            <text:p>-2.0224506838</text:p>
          </table:table-cell>
        </table:table-row>
        <table:table-row table:style-name="ro1">
          <table:table-cell/>
          <table:table-cell office:value-type="float" office:value="3.252" calcext:value-type="float">
            <text:p>3.252</text:p>
          </table:table-cell>
          <table:table-cell office:value-type="float" office:value="-3.426" calcext:value-type="float">
            <text:p>-3.426</text:p>
          </table:table-cell>
          <table:table-cell office:value-type="float" office:value="2.31812358663" calcext:value-type="float">
            <text:p>2.3181235866</text:p>
          </table:table-cell>
          <table:table-cell office:value-type="float" office:value="-2.02014555399" calcext:value-type="float">
            <text:p>-2.020145554</text:p>
          </table:table-cell>
        </table:table-row>
        <table:table-row table:style-name="ro1">
          <table:table-cell/>
          <table:table-cell office:value-type="float" office:value="3.224" calcext:value-type="float">
            <text:p>3.224</text:p>
          </table:table-cell>
          <table:table-cell office:value-type="float" office:value="-3.475" calcext:value-type="float">
            <text:p>-3.475</text:p>
          </table:table-cell>
          <table:table-cell office:value-type="float" office:value="2.31878205455" calcext:value-type="float">
            <text:p>2.3187820546</text:p>
          </table:table-cell>
          <table:table-cell office:value-type="float" office:value="-2.01973818582" calcext:value-type="float">
            <text:p>-2.0197381858</text:p>
          </table:table-cell>
        </table:table-row>
        <table:table-row table:style-name="ro1">
          <table:table-cell/>
          <table:table-cell office:value-type="float" office:value="3.196" calcext:value-type="float">
            <text:p>3.196</text:p>
          </table:table-cell>
          <table:table-cell office:value-type="float" office:value="-3.525" calcext:value-type="float">
            <text:p>-3.525</text:p>
          </table:table-cell>
          <table:table-cell office:value-type="float" office:value="2.31874261935" calcext:value-type="float">
            <text:p>2.3187426194</text:p>
          </table:table-cell>
          <table:table-cell office:value-type="float" office:value="-2.02060224932" calcext:value-type="float">
            <text:p>-2.0206022493</text:p>
          </table:table-cell>
        </table:table-row>
        <table:table-row table:style-name="ro1">
          <table:table-cell/>
          <table:table-cell office:value-type="float" office:value="3.169" calcext:value-type="float">
            <text:p>3.169</text:p>
          </table:table-cell>
          <table:table-cell office:value-type="float" office:value="-3.575" calcext:value-type="float">
            <text:p>-3.575</text:p>
          </table:table-cell>
          <table:table-cell office:value-type="float" office:value="2.31889910967" calcext:value-type="float">
            <text:p>2.3188991097</text:p>
          </table:table-cell>
          <table:table-cell office:value-type="float" office:value="-2.02739200494" calcext:value-type="float">
            <text:p>-2.0273920049</text:p>
          </table:table-cell>
        </table:table-row>
        <table:table-row table:style-name="ro1">
          <table:table-cell/>
          <table:table-cell office:value-type="float" office:value="3.142" calcext:value-type="float">
            <text:p>3.142</text:p>
          </table:table-cell>
          <table:table-cell office:value-type="float" office:value="-3.625" calcext:value-type="float">
            <text:p>-3.625</text:p>
          </table:table-cell>
          <table:table-cell office:value-type="float" office:value="2.31645017248" calcext:value-type="float">
            <text:p>2.3164501725</text:p>
          </table:table-cell>
          <table:table-cell office:value-type="float" office:value="-2.04546236486" calcext:value-type="float">
            <text:p>-2.0454623649</text:p>
          </table:table-cell>
        </table:table-row>
        <table:table-row table:style-name="ro1">
          <table:table-cell/>
          <table:table-cell office:value-type="float" office:value="3.114" calcext:value-type="float">
            <text:p>3.114</text:p>
          </table:table-cell>
          <table:table-cell office:value-type="float" office:value="-3.676" calcext:value-type="float">
            <text:p>-3.676</text:p>
          </table:table-cell>
          <table:table-cell office:value-type="float" office:value="2.31134307718" calcext:value-type="float">
            <text:p>2.3113430772</text:p>
          </table:table-cell>
          <table:table-cell office:value-type="float" office:value="-2.07610510468" calcext:value-type="float">
            <text:p>-2.0761051047</text:p>
          </table:table-cell>
        </table:table-row>
        <table:table-row table:style-name="ro1">
          <table:table-cell/>
          <table:table-cell office:value-type="float" office:value="3.086" calcext:value-type="float">
            <text:p>3.086</text:p>
          </table:table-cell>
          <table:table-cell office:value-type="float" office:value="-3.727" calcext:value-type="float">
            <text:p>-3.727</text:p>
          </table:table-cell>
          <table:table-cell office:value-type="float" office:value="2.30631752093" calcext:value-type="float">
            <text:p>2.3063175209</text:p>
          </table:table-cell>
          <table:table-cell office:value-type="float" office:value="-2.12657716613" calcext:value-type="float">
            <text:p>-2.1265771661</text:p>
          </table:table-cell>
        </table:table-row>
        <table:table-row table:style-name="ro1">
          <table:table-cell/>
          <table:table-cell office:value-type="float" office:value="3.059" calcext:value-type="float">
            <text:p>3.059</text:p>
          </table:table-cell>
          <table:table-cell office:value-type="float" office:value="-3.775" calcext:value-type="float">
            <text:p>-3.775</text:p>
          </table:table-cell>
          <table:table-cell office:value-type="float" office:value="2.29990664808" calcext:value-type="float">
            <text:p>2.2999066481</text:p>
          </table:table-cell>
          <table:table-cell office:value-type="float" office:value="-2.17697592657" calcext:value-type="float">
            <text:p>-2.1769759266</text:p>
          </table:table-cell>
        </table:table-row>
        <table:table-row table:style-name="ro1">
          <table:table-cell/>
          <table:table-cell office:value-type="float" office:value="3.034" calcext:value-type="float">
            <text:p>3.034</text:p>
          </table:table-cell>
          <table:table-cell office:value-type="float" office:value="-3.82" calcext:value-type="float">
            <text:p>-3.82</text:p>
          </table:table-cell>
          <table:table-cell office:value-type="float" office:value="2.28832165273" calcext:value-type="float">
            <text:p>2.2883216527</text:p>
          </table:table-cell>
          <table:table-cell office:value-type="float" office:value="-2.2152592976" calcext:value-type="float">
            <text:p>-2.2152592976</text:p>
          </table:table-cell>
        </table:table-row>
        <table:table-row table:style-name="ro1">
          <table:table-cell/>
          <table:table-cell office:value-type="float" office:value="3.009" calcext:value-type="float">
            <text:p>3.009</text:p>
          </table:table-cell>
          <table:table-cell office:value-type="float" office:value="-3.863" calcext:value-type="float">
            <text:p>-3.863</text:p>
          </table:table-cell>
          <table:table-cell office:value-type="float" office:value="2.27548291409" calcext:value-type="float">
            <text:p>2.2754829141</text:p>
          </table:table-cell>
          <table:table-cell office:value-type="float" office:value="-2.25722811929" calcext:value-type="float">
            <text:p>-2.2572281193</text:p>
          </table:table-cell>
        </table:table-row>
        <table:table-row table:style-name="ro1">
          <table:table-cell/>
          <table:table-cell office:value-type="float" office:value="2.986" calcext:value-type="float">
            <text:p>2.986</text:p>
          </table:table-cell>
          <table:table-cell office:value-type="float" office:value="-3.902" calcext:value-type="float">
            <text:p>-3.902</text:p>
          </table:table-cell>
          <table:table-cell office:value-type="float" office:value="2.26509186808" calcext:value-type="float">
            <text:p>2.2650918681</text:p>
          </table:table-cell>
          <table:table-cell office:value-type="float" office:value="-2.31004466263" calcext:value-type="float">
            <text:p>-2.3100446626</text:p>
          </table:table-cell>
        </table:table-row>
        <table:table-row table:style-name="ro1">
          <table:table-cell/>
          <table:table-cell office:value-type="float" office:value="2.965" calcext:value-type="float">
            <text:p>2.965</text:p>
          </table:table-cell>
          <table:table-cell office:value-type="float" office:value="-3.936" calcext:value-type="float">
            <text:p>-3.936</text:p>
          </table:table-cell>
          <table:table-cell office:value-type="float" office:value="2.25516356273" calcext:value-type="float">
            <text:p>2.2551635627</text:p>
          </table:table-cell>
          <table:table-cell office:value-type="float" office:value="-2.35967929018" calcext:value-type="float">
            <text:p>-2.3596792902</text:p>
          </table:table-cell>
        </table:table-row>
        <table:table-row table:style-name="ro1">
          <table:table-cell/>
          <table:table-cell office:value-type="float" office:value="2.946" calcext:value-type="float">
            <text:p>2.946</text:p>
          </table:table-cell>
          <table:table-cell office:value-type="float" office:value="-3.965" calcext:value-type="float">
            <text:p>-3.965</text:p>
          </table:table-cell>
          <table:table-cell office:value-type="float" office:value="2.246635382" calcext:value-type="float">
            <text:p>2.246635382</text:p>
          </table:table-cell>
          <table:table-cell office:value-type="float" office:value="-2.40067212523" calcext:value-type="float">
            <text:p>-2.4006721252</text:p>
          </table:table-cell>
        </table:table-row>
        <table:table-row table:style-name="ro1">
          <table:table-cell/>
          <table:table-cell office:value-type="float" office:value="2.93" calcext:value-type="float">
            <text:p>2.93</text:p>
          </table:table-cell>
          <table:table-cell office:value-type="float" office:value="-3.989" calcext:value-type="float">
            <text:p>-3.989</text:p>
          </table:table-cell>
          <table:table-cell office:value-type="float" office:value="2.2371883209" calcext:value-type="float">
            <text:p>2.2371883209</text:p>
          </table:table-cell>
          <table:table-cell office:value-type="float" office:value="-2.43994639686" calcext:value-type="float">
            <text:p>-2.4399463969</text:p>
          </table:table-cell>
        </table:table-row>
        <table:table-row table:style-name="ro1">
          <table:table-cell/>
          <table:table-cell office:value-type="float" office:value="2.917" calcext:value-type="float">
            <text:p>2.917</text:p>
          </table:table-cell>
          <table:table-cell office:value-type="float" office:value="-4.006" calcext:value-type="float">
            <text:p>-4.006</text:p>
          </table:table-cell>
          <table:table-cell office:value-type="float" office:value="2.22296267876" calcext:value-type="float">
            <text:p>2.2229626788</text:p>
          </table:table-cell>
          <table:table-cell office:value-type="float" office:value="-2.474102784" calcext:value-type="float">
            <text:p>-2.474102784</text:p>
          </table:table-cell>
        </table:table-row>
        <table:table-row table:style-name="ro1">
          <table:table-cell/>
          <table:table-cell office:value-type="float" office:value="2.907" calcext:value-type="float">
            <text:p>2.907</text:p>
          </table:table-cell>
          <table:table-cell office:value-type="float" office:value="-4.019" calcext:value-type="float">
            <text:p>-4.019</text:p>
          </table:table-cell>
          <table:table-cell office:value-type="float" office:value="2.20568919232" calcext:value-type="float">
            <text:p>2.2056891923</text:p>
          </table:table-cell>
          <table:table-cell office:value-type="float" office:value="-2.49617043249" calcext:value-type="float">
            <text:p>-2.4961704325</text:p>
          </table:table-cell>
        </table:table-row>
        <table:table-row table:style-name="ro1">
          <table:table-cell/>
          <table:table-cell office:value-type="float" office:value="2.898" calcext:value-type="float">
            <text:p>2.898</text:p>
          </table:table-cell>
          <table:table-cell office:value-type="float" office:value="-4.03" calcext:value-type="float">
            <text:p>-4.03</text:p>
          </table:table-cell>
          <table:table-cell office:value-type="float" office:value="2.18825696855" calcext:value-type="float">
            <text:p>2.1882569686</text:p>
          </table:table-cell>
          <table:table-cell office:value-type="float" office:value="-2.51723162596" calcext:value-type="float">
            <text:p>-2.517231626</text:p>
          </table:table-cell>
        </table:table-row>
        <table:table-row table:style-name="ro1">
          <table:table-cell/>
          <table:table-cell office:value-type="float" office:value="2.888" calcext:value-type="float">
            <text:p>2.888</text:p>
          </table:table-cell>
          <table:table-cell office:value-type="float" office:value="-4.041" calcext:value-type="float">
            <text:p>-4.041</text:p>
          </table:table-cell>
          <table:table-cell office:value-type="float" office:value="2.16986662812" calcext:value-type="float">
            <text:p>2.1698666281</text:p>
          </table:table-cell>
          <table:table-cell office:value-type="float" office:value="-2.54324651355" calcext:value-type="float">
            <text:p>-2.5432465136</text:p>
          </table:table-cell>
        </table:table-row>
        <table:table-row table:style-name="ro1">
          <table:table-cell/>
          <table:table-cell office:value-type="float" office:value="2.877" calcext:value-type="float">
            <text:p>2.877</text:p>
          </table:table-cell>
          <table:table-cell office:value-type="float" office:value="-4.054" calcext:value-type="float">
            <text:p>-4.054</text:p>
          </table:table-cell>
          <table:table-cell office:value-type="float" office:value="2.15109708003" calcext:value-type="float">
            <text:p>2.15109708</text:p>
          </table:table-cell>
          <table:table-cell office:value-type="float" office:value="-2.56865329917" calcext:value-type="float">
            <text:p>-2.5686532992</text:p>
          </table:table-cell>
        </table:table-row>
        <table:table-row table:style-name="ro1">
          <table:table-cell/>
          <table:table-cell office:value-type="float" office:value="2.864" calcext:value-type="float">
            <text:p>2.864</text:p>
          </table:table-cell>
          <table:table-cell office:value-type="float" office:value="-4.066" calcext:value-type="float">
            <text:p>-4.066</text:p>
          </table:table-cell>
          <table:table-cell office:value-type="float" office:value="2.13208076548" calcext:value-type="float">
            <text:p>2.1320807655</text:p>
          </table:table-cell>
          <table:table-cell office:value-type="float" office:value="-2.59426796687" calcext:value-type="float">
            <text:p>-2.5942679669</text:p>
          </table:table-cell>
        </table:table-row>
        <table:table-row table:style-name="ro1">
          <table:table-cell/>
          <table:table-cell office:value-type="float" office:value="2.85" calcext:value-type="float">
            <text:p>2.85</text:p>
          </table:table-cell>
          <table:table-cell office:value-type="float" office:value="-4.079" calcext:value-type="float">
            <text:p>-4.079</text:p>
          </table:table-cell>
          <table:table-cell office:value-type="float" office:value="2.11450870609" calcext:value-type="float">
            <text:p>2.1145087061</text:p>
          </table:table-cell>
          <table:table-cell office:value-type="float" office:value="-2.6144421822" calcext:value-type="float">
            <text:p>-2.6144421822</text:p>
          </table:table-cell>
        </table:table-row>
        <table:table-row table:style-name="ro1">
          <table:table-cell/>
          <table:table-cell office:value-type="float" office:value="2.836" calcext:value-type="float">
            <text:p>2.836</text:p>
          </table:table-cell>
          <table:table-cell office:value-type="float" office:value="-4.092" calcext:value-type="float">
            <text:p>-4.092</text:p>
          </table:table-cell>
          <table:table-cell office:value-type="float" office:value="2.09463850319" calcext:value-type="float">
            <text:p>2.0946385032</text:p>
          </table:table-cell>
          <table:table-cell office:value-type="float" office:value="-2.6360830275" calcext:value-type="float">
            <text:p>-2.6360830275</text:p>
          </table:table-cell>
        </table:table-row>
        <table:table-row table:style-name="ro1">
          <table:table-cell/>
          <table:table-cell office:value-type="float" office:value="2.821" calcext:value-type="float">
            <text:p>2.821</text:p>
          </table:table-cell>
          <table:table-cell office:value-type="float" office:value="-4.105" calcext:value-type="float">
            <text:p>-4.105</text:p>
          </table:table-cell>
          <table:table-cell office:value-type="float" office:value="2.07618495515" calcext:value-type="float">
            <text:p>2.0761849552</text:p>
          </table:table-cell>
          <table:table-cell office:value-type="float" office:value="-2.65121026512" calcext:value-type="float">
            <text:p>-2.6512102651</text:p>
          </table:table-cell>
        </table:table-row>
        <table:table-row table:style-name="ro1">
          <table:table-cell/>
          <table:table-cell office:value-type="float" office:value="2.805" calcext:value-type="float">
            <text:p>2.805</text:p>
          </table:table-cell>
          <table:table-cell office:value-type="float" office:value="-4.117" calcext:value-type="float">
            <text:p>-4.117</text:p>
          </table:table-cell>
          <table:table-cell office:value-type="float" office:value="2.05961255024" calcext:value-type="float">
            <text:p>2.0596125502</text:p>
          </table:table-cell>
          <table:table-cell office:value-type="float" office:value="-2.65891001615" calcext:value-type="float">
            <text:p>-2.6589100162</text:p>
          </table:table-cell>
        </table:table-row>
        <table:table-row table:style-name="ro1">
          <table:table-cell/>
          <table:table-cell office:value-type="float" office:value="2.789" calcext:value-type="float">
            <text:p>2.789</text:p>
          </table:table-cell>
          <table:table-cell office:value-type="float" office:value="-4.129" calcext:value-type="float">
            <text:p>-4.129</text:p>
          </table:table-cell>
          <table:table-cell office:value-type="float" office:value="2.04267373934" calcext:value-type="float">
            <text:p>2.0426737393</text:p>
          </table:table-cell>
          <table:table-cell office:value-type="float" office:value="-2.66430076136" calcext:value-type="float">
            <text:p>-2.6643007614</text:p>
          </table:table-cell>
        </table:table-row>
        <table:table-row table:style-name="ro1">
          <table:table-cell/>
          <table:table-cell office:value-type="float" office:value="2.772" calcext:value-type="float">
            <text:p>2.772</text:p>
          </table:table-cell>
          <table:table-cell office:value-type="float" office:value="-4.141" calcext:value-type="float">
            <text:p>-4.141</text:p>
          </table:table-cell>
          <table:table-cell office:value-type="float" office:value="2.02390451553" calcext:value-type="float">
            <text:p>2.0239045155</text:p>
          </table:table-cell>
          <table:table-cell office:value-type="float" office:value="-2.66839622329" calcext:value-type="float">
            <text:p>-2.6683962233</text:p>
          </table:table-cell>
        </table:table-row>
        <table:table-row table:style-name="ro1">
          <table:table-cell/>
          <table:table-cell office:value-type="float" office:value="2.754" calcext:value-type="float">
            <text:p>2.754</text:p>
          </table:table-cell>
          <table:table-cell office:value-type="float" office:value="-4.152" calcext:value-type="float">
            <text:p>-4.152</text:p>
          </table:table-cell>
          <table:table-cell office:value-type="float" office:value="2.00649136492" calcext:value-type="float">
            <text:p>2.0064913649</text:p>
          </table:table-cell>
          <table:table-cell office:value-type="float" office:value="-2.673195754" calcext:value-type="float">
            <text:p>-2.673195754</text:p>
          </table:table-cell>
        </table:table-row>
        <table:table-row table:style-name="ro1">
          <table:table-cell/>
          <table:table-cell office:value-type="float" office:value="2.735" calcext:value-type="float">
            <text:p>2.735</text:p>
          </table:table-cell>
          <table:table-cell office:value-type="float" office:value="-4.164" calcext:value-type="float">
            <text:p>-4.164</text:p>
          </table:table-cell>
          <table:table-cell office:value-type="float" office:value="1.99009344351" calcext:value-type="float">
            <text:p>1.9900934435</text:p>
          </table:table-cell>
          <table:table-cell office:value-type="float" office:value="-2.67112560299" calcext:value-type="float">
            <text:p>-2.671125603</text:p>
          </table:table-cell>
        </table:table-row>
        <table:table-row table:style-name="ro1">
          <table:table-cell/>
          <table:table-cell office:value-type="float" office:value="2.716" calcext:value-type="float">
            <text:p>2.716</text:p>
          </table:table-cell>
          <table:table-cell office:value-type="float" office:value="-4.175" calcext:value-type="float">
            <text:p>-4.175</text:p>
          </table:table-cell>
          <table:table-cell office:value-type="float" office:value="1.97408481314" calcext:value-type="float">
            <text:p>1.9740848131</text:p>
          </table:table-cell>
          <table:table-cell office:value-type="float" office:value="-2.66754113619" calcext:value-type="float">
            <text:p>-2.6675411362</text:p>
          </table:table-cell>
        </table:table-row>
        <table:table-row table:style-name="ro1">
          <table:table-cell/>
          <table:table-cell office:value-type="float" office:value="2.696" calcext:value-type="float">
            <text:p>2.696</text:p>
          </table:table-cell>
          <table:table-cell office:value-type="float" office:value="-4.185" calcext:value-type="float">
            <text:p>-4.185</text:p>
          </table:table-cell>
          <table:table-cell office:value-type="float" office:value="1.95925487822" calcext:value-type="float">
            <text:p>1.9592548782</text:p>
          </table:table-cell>
          <table:table-cell office:value-type="float" office:value="-2.66349189337" calcext:value-type="float">
            <text:p>-2.6634918934</text:p>
          </table:table-cell>
        </table:table-row>
        <table:table-row table:style-name="ro1">
          <table:table-cell/>
          <table:table-cell office:value-type="float" office:value="2.678" calcext:value-type="float">
            <text:p>2.678</text:p>
          </table:table-cell>
          <table:table-cell office:value-type="float" office:value="-4.194" calcext:value-type="float">
            <text:p>-4.194</text:p>
          </table:table-cell>
          <table:table-cell office:value-type="float" office:value="1.94423323713" calcext:value-type="float">
            <text:p>1.9442332371</text:p>
          </table:table-cell>
          <table:table-cell office:value-type="float" office:value="-2.6593362096" calcext:value-type="float">
            <text:p>-2.6593362096</text:p>
          </table:table-cell>
        </table:table-row>
        <table:table-row table:style-name="ro1">
          <table:table-cell/>
          <table:table-cell office:value-type="float" office:value="2.659" calcext:value-type="float">
            <text:p>2.659</text:p>
          </table:table-cell>
          <table:table-cell office:value-type="float" office:value="-4.203" calcext:value-type="float">
            <text:p>-4.203</text:p>
          </table:table-cell>
          <table:table-cell office:value-type="float" office:value="1.93086817136" calcext:value-type="float">
            <text:p>1.9308681714</text:p>
          </table:table-cell>
          <table:table-cell office:value-type="float" office:value="-2.65262288495" calcext:value-type="float">
            <text:p>-2.652622885</text:p>
          </table:table-cell>
        </table:table-row>
        <table:table-row table:style-name="ro1">
          <table:table-cell/>
          <table:table-cell office:value-type="float" office:value="2.64" calcext:value-type="float">
            <text:p>2.64</text:p>
          </table:table-cell>
          <table:table-cell office:value-type="float" office:value="-4.211" calcext:value-type="float">
            <text:p>-4.211</text:p>
          </table:table-cell>
          <table:table-cell office:value-type="float" office:value="1.91846978443" calcext:value-type="float">
            <text:p>1.9184697844</text:p>
          </table:table-cell>
          <table:table-cell office:value-type="float" office:value="-2.64371644869" calcext:value-type="float">
            <text:p>-2.6437164487</text:p>
          </table:table-cell>
        </table:table-row>
        <table:table-row table:style-name="ro1">
          <table:table-cell/>
          <table:table-cell office:value-type="float" office:value="2.622" calcext:value-type="float">
            <text:p>2.622</text:p>
          </table:table-cell>
          <table:table-cell office:value-type="float" office:value="-4.218" calcext:value-type="float">
            <text:p>-4.218</text:p>
          </table:table-cell>
          <table:table-cell office:value-type="float" office:value="1.9051089204" calcext:value-type="float">
            <text:p>1.9051089204</text:p>
          </table:table-cell>
          <table:table-cell office:value-type="float" office:value="-2.6368895015" calcext:value-type="float">
            <text:p>-2.6368895015</text:p>
          </table:table-cell>
        </table:table-row>
        <table:table-row table:style-name="ro1">
          <table:table-cell/>
          <table:table-cell office:value-type="float" office:value="2.603" calcext:value-type="float">
            <text:p>2.603</text:p>
          </table:table-cell>
          <table:table-cell office:value-type="float" office:value="-4.224" calcext:value-type="float">
            <text:p>-4.224</text:p>
          </table:table-cell>
          <table:table-cell office:value-type="float" office:value="1.8907255958" calcext:value-type="float">
            <text:p>1.8907255958</text:p>
          </table:table-cell>
          <table:table-cell office:value-type="float" office:value="-2.63121530985" calcext:value-type="float">
            <text:p>-2.6312153099</text:p>
          </table:table-cell>
        </table:table-row>
        <table:table-row table:style-name="ro1">
          <table:table-cell/>
          <table:table-cell office:value-type="float" office:value="2.586" calcext:value-type="float">
            <text:p>2.586</text:p>
          </table:table-cell>
          <table:table-cell office:value-type="float" office:value="-4.23" calcext:value-type="float">
            <text:p>-4.23</text:p>
          </table:table-cell>
          <table:table-cell office:value-type="float" office:value="1.87649726982" calcext:value-type="float">
            <text:p>1.8764972698</text:p>
          </table:table-cell>
          <table:table-cell office:value-type="float" office:value="-2.6258006254" calcext:value-type="float">
            <text:p>-2.6258006254</text:p>
          </table:table-cell>
        </table:table-row>
        <table:table-row table:style-name="ro1">
          <table:table-cell/>
          <table:table-cell office:value-type="float" office:value="2.567" calcext:value-type="float">
            <text:p>2.567</text:p>
          </table:table-cell>
          <table:table-cell office:value-type="float" office:value="-4.236" calcext:value-type="float">
            <text:p>-4.236</text:p>
          </table:table-cell>
          <table:table-cell office:value-type="float" office:value="1.8619335833" calcext:value-type="float">
            <text:p>1.8619335833</text:p>
          </table:table-cell>
          <table:table-cell office:value-type="float" office:value="-2.62301842417" calcext:value-type="float">
            <text:p>-2.6230184242</text:p>
          </table:table-cell>
        </table:table-row>
        <table:table-row table:style-name="ro1">
          <table:table-cell/>
          <table:table-cell office:value-type="float" office:value="2.548" calcext:value-type="float">
            <text:p>2.548</text:p>
          </table:table-cell>
          <table:table-cell office:value-type="float" office:value="-4.241" calcext:value-type="float">
            <text:p>-4.241</text:p>
          </table:table-cell>
          <table:table-cell office:value-type="float" office:value="1.8482393102" calcext:value-type="float">
            <text:p>1.8482393102</text:p>
          </table:table-cell>
          <table:table-cell office:value-type="float" office:value="-2.61725733519" calcext:value-type="float">
            <text:p>-2.6172573352</text:p>
          </table:table-cell>
        </table:table-row>
        <table:table-row table:style-name="ro1">
          <table:table-cell/>
          <table:table-cell office:value-type="float" office:value="2.529" calcext:value-type="float">
            <text:p>2.529</text:p>
          </table:table-cell>
          <table:table-cell office:value-type="float" office:value="-4.245" calcext:value-type="float">
            <text:p>-4.245</text:p>
          </table:table-cell>
          <table:table-cell office:value-type="float" office:value="1.83530991182" calcext:value-type="float">
            <text:p>1.8353099118</text:p>
          </table:table-cell>
          <table:table-cell office:value-type="float" office:value="-2.61126157111" calcext:value-type="float">
            <text:p>-2.6112615711</text:p>
          </table:table-cell>
        </table:table-row>
        <table:table-row table:style-name="ro1">
          <table:table-cell/>
          <table:table-cell office:value-type="float" office:value="2.508" calcext:value-type="float">
            <text:p>2.508</text:p>
          </table:table-cell>
          <table:table-cell office:value-type="float" office:value="-4.25" calcext:value-type="float">
            <text:p>-4.25</text:p>
          </table:table-cell>
          <table:table-cell office:value-type="float" office:value="1.8227877236" calcext:value-type="float">
            <text:p>1.8227877236</text:p>
          </table:table-cell>
          <table:table-cell office:value-type="float" office:value="-2.6062723621" calcext:value-type="float">
            <text:p>-2.6062723621</text:p>
          </table:table-cell>
        </table:table-row>
        <table:table-row table:style-name="ro1">
          <table:table-cell/>
          <table:table-cell office:value-type="float" office:value="2.485" calcext:value-type="float">
            <text:p>2.485</text:p>
          </table:table-cell>
          <table:table-cell office:value-type="float" office:value="-4.253" calcext:value-type="float">
            <text:p>-4.253</text:p>
          </table:table-cell>
          <table:table-cell office:value-type="float" office:value="1.81208612911" calcext:value-type="float">
            <text:p>1.8120861291</text:p>
          </table:table-cell>
          <table:table-cell office:value-type="float" office:value="-2.59875199809" calcext:value-type="float">
            <text:p>-2.5987519981</text:p>
          </table:table-cell>
        </table:table-row>
        <table:table-row table:style-name="ro1">
          <table:table-cell/>
          <table:table-cell office:value-type="float" office:value="2.462" calcext:value-type="float">
            <text:p>2.462</text:p>
          </table:table-cell>
          <table:table-cell office:value-type="float" office:value="-4.257" calcext:value-type="float">
            <text:p>-4.257</text:p>
          </table:table-cell>
          <table:table-cell office:value-type="float" office:value="1.79741233243" calcext:value-type="float">
            <text:p>1.7974123324</text:p>
          </table:table-cell>
          <table:table-cell office:value-type="float" office:value="-2.59734895725" calcext:value-type="float">
            <text:p>-2.5973489573</text:p>
          </table:table-cell>
        </table:table-row>
        <table:table-row table:style-name="ro1">
          <table:table-cell/>
          <table:table-cell office:value-type="float" office:value="2.438" calcext:value-type="float">
            <text:p>2.438</text:p>
          </table:table-cell>
          <table:table-cell office:value-type="float" office:value="-4.26" calcext:value-type="float">
            <text:p>-4.26</text:p>
          </table:table-cell>
          <table:table-cell office:value-type="float" office:value="1.7826627105" calcext:value-type="float">
            <text:p>1.7826627105</text:p>
          </table:table-cell>
          <table:table-cell office:value-type="float" office:value="-2.59592277764" calcext:value-type="float">
            <text:p>-2.5959227776</text:p>
          </table:table-cell>
        </table:table-row>
        <table:table-row table:style-name="ro1">
          <table:table-cell/>
          <table:table-cell office:value-type="float" office:value="2.413" calcext:value-type="float">
            <text:p>2.413</text:p>
          </table:table-cell>
          <table:table-cell office:value-type="float" office:value="-4.262" calcext:value-type="float">
            <text:p>-4.262</text:p>
          </table:table-cell>
          <table:table-cell office:value-type="float" office:value="1.7709356073" calcext:value-type="float">
            <text:p>1.7709356073</text:p>
          </table:table-cell>
          <table:table-cell office:value-type="float" office:value="-2.58991020514" calcext:value-type="float">
            <text:p>-2.5899102051</text:p>
          </table:table-cell>
        </table:table-row>
        <table:table-row table:style-name="ro1">
          <table:table-cell/>
          <table:table-cell office:value-type="float" office:value="2.387" calcext:value-type="float">
            <text:p>2.387</text:p>
          </table:table-cell>
          <table:table-cell office:value-type="float" office:value="-4.263" calcext:value-type="float">
            <text:p>-4.263</text:p>
          </table:table-cell>
          <table:table-cell office:value-type="float" office:value="1.75471046975" calcext:value-type="float">
            <text:p>1.7547104698</text:p>
          </table:table-cell>
          <table:table-cell office:value-type="float" office:value="-2.58820362816" calcext:value-type="float">
            <text:p>-2.5882036282</text:p>
          </table:table-cell>
        </table:table-row>
        <table:table-row table:style-name="ro1">
          <table:table-cell/>
          <table:table-cell office:value-type="float" office:value="2.358" calcext:value-type="float">
            <text:p>2.358</text:p>
          </table:table-cell>
          <table:table-cell office:value-type="float" office:value="-4.264" calcext:value-type="float">
            <text:p>-4.264</text:p>
          </table:table-cell>
          <table:table-cell office:value-type="float" office:value="1.74033380856" calcext:value-type="float">
            <text:p>1.7403338086</text:p>
          </table:table-cell>
          <table:table-cell office:value-type="float" office:value="-2.58412122462" calcext:value-type="float">
            <text:p>-2.5841212246</text:p>
          </table:table-cell>
        </table:table-row>
        <table:table-row table:style-name="ro1">
          <table:table-cell/>
          <table:table-cell office:value-type="float" office:value="2.329" calcext:value-type="float">
            <text:p>2.329</text:p>
          </table:table-cell>
          <table:table-cell office:value-type="float" office:value="-4.264" calcext:value-type="float">
            <text:p>-4.264</text:p>
          </table:table-cell>
          <table:table-cell office:value-type="float" office:value="1.72659490389" calcext:value-type="float">
            <text:p>1.7265949039</text:p>
          </table:table-cell>
          <table:table-cell office:value-type="float" office:value="-2.58071102274" calcext:value-type="float">
            <text:p>-2.5807110227</text:p>
          </table:table-cell>
        </table:table-row>
        <table:table-row table:style-name="ro1">
          <table:table-cell/>
          <table:table-cell office:value-type="float" office:value="2.299" calcext:value-type="float">
            <text:p>2.299</text:p>
          </table:table-cell>
          <table:table-cell office:value-type="float" office:value="-4.263" calcext:value-type="float">
            <text:p>-4.263</text:p>
          </table:table-cell>
          <table:table-cell office:value-type="float" office:value="1.71408215979" calcext:value-type="float">
            <text:p>1.7140821598</text:p>
          </table:table-cell>
          <table:table-cell office:value-type="float" office:value="-2.57702327332" calcext:value-type="float">
            <text:p>-2.5770232733</text:p>
          </table:table-cell>
        </table:table-row>
        <table:table-row table:style-name="ro1">
          <table:table-cell/>
          <table:table-cell office:value-type="float" office:value="2.268" calcext:value-type="float">
            <text:p>2.268</text:p>
          </table:table-cell>
          <table:table-cell office:value-type="float" office:value="-4.261" calcext:value-type="float">
            <text:p>-4.261</text:p>
          </table:table-cell>
          <table:table-cell office:value-type="float" office:value="1.7016480475" calcext:value-type="float">
            <text:p>1.7016480475</text:p>
          </table:table-cell>
          <table:table-cell office:value-type="float" office:value="-2.57216281066" calcext:value-type="float">
            <text:p>-2.5721628107</text:p>
          </table:table-cell>
        </table:table-row>
        <table:table-row table:style-name="ro1">
          <table:table-cell/>
          <table:table-cell office:value-type="float" office:value="2.236" calcext:value-type="float">
            <text:p>2.236</text:p>
          </table:table-cell>
          <table:table-cell office:value-type="float" office:value="-4.259" calcext:value-type="float">
            <text:p>-4.259</text:p>
          </table:table-cell>
          <table:table-cell office:value-type="float" office:value="1.69061021837" calcext:value-type="float">
            <text:p>1.6906102184</text:p>
          </table:table-cell>
          <table:table-cell office:value-type="float" office:value="-2.56836332262" calcext:value-type="float">
            <text:p>-2.5683633226</text:p>
          </table:table-cell>
        </table:table-row>
        <table:table-row table:style-name="ro1">
          <table:table-cell/>
          <table:table-cell office:value-type="float" office:value="2.202" calcext:value-type="float">
            <text:p>2.202</text:p>
          </table:table-cell>
          <table:table-cell office:value-type="float" office:value="-4.256" calcext:value-type="float">
            <text:p>-4.256</text:p>
          </table:table-cell>
          <table:table-cell office:value-type="float" office:value="1.67981531394" calcext:value-type="float">
            <text:p>1.6798153139</text:p>
          </table:table-cell>
          <table:table-cell office:value-type="float" office:value="-2.56686404323" calcext:value-type="float">
            <text:p>-2.5668640432</text:p>
          </table:table-cell>
        </table:table-row>
        <table:table-row table:style-name="ro1">
          <table:table-cell/>
          <table:table-cell office:value-type="float" office:value="2.168" calcext:value-type="float">
            <text:p>2.168</text:p>
          </table:table-cell>
          <table:table-cell office:value-type="float" office:value="-4.251" calcext:value-type="float">
            <text:p>-4.251</text:p>
          </table:table-cell>
          <table:table-cell office:value-type="float" office:value="1.66733832963" calcext:value-type="float">
            <text:p>1.6673383296</text:p>
          </table:table-cell>
          <table:table-cell office:value-type="float" office:value="-2.56719353116" calcext:value-type="float">
            <text:p>-2.5671935312</text:p>
          </table:table-cell>
        </table:table-row>
        <table:table-row table:style-name="ro1">
          <table:table-cell/>
          <table:table-cell office:value-type="float" office:value="2.133" calcext:value-type="float">
            <text:p>2.133</text:p>
          </table:table-cell>
          <table:table-cell office:value-type="float" office:value="-4.246" calcext:value-type="float">
            <text:p>-4.246</text:p>
          </table:table-cell>
          <table:table-cell office:value-type="float" office:value="1.65461713083" calcext:value-type="float">
            <text:p>1.6546171308</text:p>
          </table:table-cell>
          <table:table-cell office:value-type="float" office:value="-2.56485728142" calcext:value-type="float">
            <text:p>-2.5648572814</text:p>
          </table:table-cell>
        </table:table-row>
        <table:table-row table:style-name="ro1">
          <table:table-cell/>
          <table:table-cell office:value-type="float" office:value="2.097" calcext:value-type="float">
            <text:p>2.097</text:p>
          </table:table-cell>
          <table:table-cell office:value-type="float" office:value="-4.24" calcext:value-type="float">
            <text:p>-4.24</text:p>
          </table:table-cell>
          <table:table-cell office:value-type="float" office:value="1.64394590899" calcext:value-type="float">
            <text:p>1.643945909</text:p>
          </table:table-cell>
          <table:table-cell office:value-type="float" office:value="-2.56282706563" calcext:value-type="float">
            <text:p>-2.5628270656</text:p>
          </table:table-cell>
        </table:table-row>
        <table:table-row table:style-name="ro1">
          <table:table-cell/>
          <table:table-cell office:value-type="float" office:value="2.061" calcext:value-type="float">
            <text:p>2.061</text:p>
          </table:table-cell>
          <table:table-cell office:value-type="float" office:value="-4.233" calcext:value-type="float">
            <text:p>-4.233</text:p>
          </table:table-cell>
          <table:table-cell office:value-type="float" office:value="1.63484890236" calcext:value-type="float">
            <text:p>1.6348489024</text:p>
          </table:table-cell>
          <table:table-cell office:value-type="float" office:value="-2.56012560242" calcext:value-type="float">
            <text:p>-2.5601256024</text:p>
          </table:table-cell>
        </table:table-row>
        <table:table-row table:style-name="ro1">
          <table:table-cell/>
          <table:table-cell office:value-type="float" office:value="2.023" calcext:value-type="float">
            <text:p>2.023</text:p>
          </table:table-cell>
          <table:table-cell office:value-type="float" office:value="-4.224" calcext:value-type="float">
            <text:p>-4.224</text:p>
          </table:table-cell>
          <table:table-cell office:value-type="float" office:value="1.62249884636" calcext:value-type="float">
            <text:p>1.6224988464</text:p>
          </table:table-cell>
          <table:table-cell office:value-type="float" office:value="-2.5575391259" calcext:value-type="float">
            <text:p>-2.5575391259</text:p>
          </table:table-cell>
        </table:table-row>
        <table:table-row table:style-name="ro1">
          <table:table-cell/>
          <table:table-cell office:value-type="float" office:value="1.985" calcext:value-type="float">
            <text:p>1.985</text:p>
          </table:table-cell>
          <table:table-cell office:value-type="float" office:value="-4.215" calcext:value-type="float">
            <text:p>-4.215</text:p>
          </table:table-cell>
          <table:table-cell office:value-type="float" office:value="1.60640754815" calcext:value-type="float">
            <text:p>1.6064075482</text:p>
          </table:table-cell>
          <table:table-cell office:value-type="float" office:value="-2.5557461163" calcext:value-type="float">
            <text:p>-2.5557461163</text:p>
          </table:table-cell>
        </table:table-row>
        <table:table-row table:style-name="ro1">
          <table:table-cell/>
          <table:table-cell office:value-type="float" office:value="1.945" calcext:value-type="float">
            <text:p>1.945</text:p>
          </table:table-cell>
          <table:table-cell office:value-type="float" office:value="-4.205" calcext:value-type="float">
            <text:p>-4.205</text:p>
          </table:table-cell>
          <table:table-cell office:value-type="float" office:value="1.59267064933" calcext:value-type="float">
            <text:p>1.5926706493</text:p>
          </table:table-cell>
          <table:table-cell office:value-type="float" office:value="-2.55289618976" calcext:value-type="float">
            <text:p>-2.5528961898</text:p>
          </table:table-cell>
        </table:table-row>
        <table:table-row table:style-name="ro1">
          <table:table-cell/>
          <table:table-cell office:value-type="float" office:value="1.905" calcext:value-type="float">
            <text:p>1.905</text:p>
          </table:table-cell>
          <table:table-cell office:value-type="float" office:value="-4.193" calcext:value-type="float">
            <text:p>-4.193</text:p>
          </table:table-cell>
          <table:table-cell office:value-type="float" office:value="1.5809287741" calcext:value-type="float">
            <text:p>1.5809287741</text:p>
          </table:table-cell>
          <table:table-cell office:value-type="float" office:value="-2.54809328991" calcext:value-type="float">
            <text:p>-2.5480932899</text:p>
          </table:table-cell>
        </table:table-row>
        <table:table-row table:style-name="ro1">
          <table:table-cell/>
          <table:table-cell office:value-type="float" office:value="1.865" calcext:value-type="float">
            <text:p>1.865</text:p>
          </table:table-cell>
          <table:table-cell office:value-type="float" office:value="-4.181" calcext:value-type="float">
            <text:p>-4.181</text:p>
          </table:table-cell>
          <table:table-cell office:value-type="float" office:value="1.57058570661" calcext:value-type="float">
            <text:p>1.5705857066</text:p>
          </table:table-cell>
          <table:table-cell office:value-type="float" office:value="-2.54393645893" calcext:value-type="float">
            <text:p>-2.5439364589</text:p>
          </table:table-cell>
        </table:table-row>
        <table:table-row table:style-name="ro1">
          <table:table-cell/>
          <table:table-cell office:value-type="float" office:value="1.825" calcext:value-type="float">
            <text:p>1.825</text:p>
          </table:table-cell>
          <table:table-cell office:value-type="float" office:value="-4.168" calcext:value-type="float">
            <text:p>-4.168</text:p>
          </table:table-cell>
          <table:table-cell office:value-type="float" office:value="1.55878562877" calcext:value-type="float">
            <text:p>1.5587856288</text:p>
          </table:table-cell>
          <table:table-cell office:value-type="float" office:value="-2.53858962512" calcext:value-type="float">
            <text:p>-2.5385896251</text:p>
          </table:table-cell>
        </table:table-row>
        <table:table-row table:style-name="ro1">
          <table:table-cell/>
          <table:table-cell office:value-type="float" office:value="1.786" calcext:value-type="float">
            <text:p>1.786</text:p>
          </table:table-cell>
          <table:table-cell office:value-type="float" office:value="-4.154" calcext:value-type="float">
            <text:p>-4.154</text:p>
          </table:table-cell>
          <table:table-cell office:value-type="float" office:value="1.54733593963" calcext:value-type="float">
            <text:p>1.5473359396</text:p>
          </table:table-cell>
          <table:table-cell office:value-type="float" office:value="-2.53611310919" calcext:value-type="float">
            <text:p>-2.5361131092</text:p>
          </table:table-cell>
        </table:table-row>
        <table:table-row table:style-name="ro1">
          <table:table-cell/>
          <table:table-cell office:value-type="float" office:value="1.747" calcext:value-type="float">
            <text:p>1.747</text:p>
          </table:table-cell>
          <table:table-cell office:value-type="float" office:value="-4.139" calcext:value-type="float">
            <text:p>-4.139</text:p>
          </table:table-cell>
          <table:table-cell office:value-type="float" office:value="1.53336702907" calcext:value-type="float">
            <text:p>1.5333670291</text:p>
          </table:table-cell>
          <table:table-cell office:value-type="float" office:value="-2.53164653558" calcext:value-type="float">
            <text:p>-2.5316465356</text:p>
          </table:table-cell>
        </table:table-row>
        <table:table-row table:style-name="ro1">
          <table:table-cell/>
          <table:table-cell office:value-type="float" office:value="1.708" calcext:value-type="float">
            <text:p>1.708</text:p>
          </table:table-cell>
          <table:table-cell office:value-type="float" office:value="-4.124" calcext:value-type="float">
            <text:p>-4.124</text:p>
          </table:table-cell>
          <table:table-cell office:value-type="float" office:value="1.51810471716" calcext:value-type="float">
            <text:p>1.5181047172</text:p>
          </table:table-cell>
          <table:table-cell office:value-type="float" office:value="-2.52596071125" calcext:value-type="float">
            <text:p>-2.5259607113</text:p>
          </table:table-cell>
        </table:table-row>
        <table:table-row table:style-name="ro1">
          <table:table-cell/>
          <table:table-cell office:value-type="float" office:value="1.671" calcext:value-type="float">
            <text:p>1.671</text:p>
          </table:table-cell>
          <table:table-cell office:value-type="float" office:value="-4.108" calcext:value-type="float">
            <text:p>-4.108</text:p>
          </table:table-cell>
          <table:table-cell office:value-type="float" office:value="1.50465002384" calcext:value-type="float">
            <text:p>1.5046500238</text:p>
          </table:table-cell>
          <table:table-cell office:value-type="float" office:value="-2.52274597066" calcext:value-type="float">
            <text:p>-2.5227459707</text:p>
          </table:table-cell>
        </table:table-row>
        <table:table-row table:style-name="ro1">
          <table:table-cell/>
          <table:table-cell office:value-type="float" office:value="1.633" calcext:value-type="float">
            <text:p>1.633</text:p>
          </table:table-cell>
          <table:table-cell office:value-type="float" office:value="-4.09" calcext:value-type="float">
            <text:p>-4.09</text:p>
          </table:table-cell>
          <table:table-cell office:value-type="float" office:value="1.49318240039" calcext:value-type="float">
            <text:p>1.4931824004</text:p>
          </table:table-cell>
          <table:table-cell office:value-type="float" office:value="-2.51917003924" calcext:value-type="float">
            <text:p>-2.5191700392</text:p>
          </table:table-cell>
        </table:table-row>
        <table:table-row table:style-name="ro1">
          <table:table-cell/>
          <table:table-cell office:value-type="float" office:value="1.595" calcext:value-type="float">
            <text:p>1.595</text:p>
          </table:table-cell>
          <table:table-cell office:value-type="float" office:value="-4.072" calcext:value-type="float">
            <text:p>-4.072</text:p>
          </table:table-cell>
          <table:table-cell office:value-type="float" office:value="1.48239757651" calcext:value-type="float">
            <text:p>1.4823975765</text:p>
          </table:table-cell>
          <table:table-cell office:value-type="float" office:value="-2.51558164465" calcext:value-type="float">
            <text:p>-2.5155816447</text:p>
          </table:table-cell>
        </table:table-row>
        <table:table-row table:style-name="ro1">
          <table:table-cell/>
          <table:table-cell office:value-type="float" office:value="1.557" calcext:value-type="float">
            <text:p>1.557</text:p>
          </table:table-cell>
          <table:table-cell office:value-type="float" office:value="-4.052" calcext:value-type="float">
            <text:p>-4.052</text:p>
          </table:table-cell>
          <table:table-cell office:value-type="float" office:value="1.47189887304" calcext:value-type="float">
            <text:p>1.471898873</text:p>
          </table:table-cell>
          <table:table-cell office:value-type="float" office:value="-2.51408622695" calcext:value-type="float">
            <text:p>-2.514086227</text:p>
          </table:table-cell>
        </table:table-row>
        <table:table-row table:style-name="ro1">
          <table:table-cell/>
          <table:table-cell office:value-type="float" office:value="1.518" calcext:value-type="float">
            <text:p>1.518</text:p>
          </table:table-cell>
          <table:table-cell office:value-type="float" office:value="-4.031" calcext:value-type="float">
            <text:p>-4.031</text:p>
          </table:table-cell>
          <table:table-cell office:value-type="float" office:value="1.45375778173" calcext:value-type="float">
            <text:p>1.4537577817</text:p>
          </table:table-cell>
          <table:table-cell office:value-type="float" office:value="-2.51322469719" calcext:value-type="float">
            <text:p>-2.5132246972</text:p>
          </table:table-cell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-4.009" calcext:value-type="float">
            <text:p>-4.009</text:p>
          </table:table-cell>
          <table:table-cell office:value-type="float" office:value="1.43305100051" calcext:value-type="float">
            <text:p>1.4330510005</text:p>
          </table:table-cell>
          <table:table-cell office:value-type="float" office:value="-2.51151356059" calcext:value-type="float">
            <text:p>-2.5115135606</text:p>
          </table:table-cell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office:value-type="float" office:value="-3.986" calcext:value-type="float">
            <text:p>-3.986</text:p>
          </table:table-cell>
          <table:table-cell office:value-type="float" office:value="1.4120147941" calcext:value-type="float">
            <text:p>1.4120147941</text:p>
          </table:table-cell>
          <table:table-cell office:value-type="float" office:value="-2.51074663008" calcext:value-type="float">
            <text:p>-2.5107466301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-3.962" calcext:value-type="float">
            <text:p>-3.962</text:p>
          </table:table-cell>
          <table:table-cell office:value-type="float" office:value="1.39044444533" calcext:value-type="float">
            <text:p>1.3904444453</text:p>
          </table:table-cell>
          <table:table-cell office:value-type="float" office:value="-2.51143169868" calcext:value-type="float">
            <text:p>-2.5114316987</text:p>
          </table:table-cell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-3.936" calcext:value-type="float">
            <text:p>-3.936</text:p>
          </table:table-cell>
          <table:table-cell office:value-type="float" office:value="1.37437064623" calcext:value-type="float">
            <text:p>1.3743706462</text:p>
          </table:table-cell>
          <table:table-cell office:value-type="float" office:value="-2.51197209029" calcext:value-type="float">
            <text:p>-2.5119720903</text:p>
          </table:table-cell>
        </table:table-row>
        <table:table-row table:style-name="ro1">
          <table:table-cell/>
          <table:table-cell office:value-type="float" office:value="1.318" calcext:value-type="float">
            <text:p>1.318</text:p>
          </table:table-cell>
          <table:table-cell office:value-type="float" office:value="-3.909" calcext:value-type="float">
            <text:p>-3.909</text:p>
          </table:table-cell>
          <table:table-cell office:value-type="float" office:value="1.35684223324" calcext:value-type="float">
            <text:p>1.3568422332</text:p>
          </table:table-cell>
          <table:table-cell office:value-type="float" office:value="-2.51128347387" calcext:value-type="float">
            <text:p>-2.5112834739</text:p>
          </table:table-cell>
        </table:table-row>
        <table:table-row table:style-name="ro1">
          <table:table-cell/>
          <table:table-cell office:value-type="float" office:value="1.276" calcext:value-type="float">
            <text:p>1.276</text:p>
          </table:table-cell>
          <table:table-cell office:value-type="float" office:value="-3.881" calcext:value-type="float">
            <text:p>-3.881</text:p>
          </table:table-cell>
          <table:table-cell office:value-type="float" office:value="1.34139579986" calcext:value-type="float">
            <text:p>1.3413957999</text:p>
          </table:table-cell>
          <table:table-cell office:value-type="float" office:value="-2.50835168076" calcext:value-type="float">
            <text:p>-2.5083516808</text:p>
          </table:table-cell>
        </table:table-row>
        <table:table-row table:style-name="ro1">
          <table:table-cell/>
          <table:table-cell office:value-type="float" office:value="1.233" calcext:value-type="float">
            <text:p>1.233</text:p>
          </table:table-cell>
          <table:table-cell office:value-type="float" office:value="-3.851" calcext:value-type="float">
            <text:p>-3.851</text:p>
          </table:table-cell>
          <table:table-cell office:value-type="float" office:value="1.32641882251" calcext:value-type="float">
            <text:p>1.3264188225</text:p>
          </table:table-cell>
          <table:table-cell office:value-type="float" office:value="-2.50626323411" calcext:value-type="float">
            <text:p>-2.5062632341</text:p>
          </table:table-cell>
        </table:table-row>
        <table:table-row table:style-name="ro1">
          <table:table-cell/>
          <table:table-cell office:value-type="float" office:value="1.188" calcext:value-type="float">
            <text:p>1.188</text:p>
          </table:table-cell>
          <table:table-cell office:value-type="float" office:value="-3.82" calcext:value-type="float">
            <text:p>-3.82</text:p>
          </table:table-cell>
          <table:table-cell office:value-type="float" office:value="1.30706135919" calcext:value-type="float">
            <text:p>1.3070613592</text:p>
          </table:table-cell>
          <table:table-cell office:value-type="float" office:value="-2.50559713339" calcext:value-type="float">
            <text:p>-2.5055971334</text:p>
          </table:table-cell>
        </table:table-row>
        <table:table-row table:style-name="ro1">
          <table:table-cell/>
          <table:table-cell office:value-type="float" office:value="1.143" calcext:value-type="float">
            <text:p>1.143</text:p>
          </table:table-cell>
          <table:table-cell office:value-type="float" office:value="-3.788" calcext:value-type="float">
            <text:p>-3.788</text:p>
          </table:table-cell>
          <table:table-cell office:value-type="float" office:value="1.28766119316" calcext:value-type="float">
            <text:p>1.2876611932</text:p>
          </table:table-cell>
          <table:table-cell office:value-type="float" office:value="-2.50196492008" calcext:value-type="float">
            <text:p>-2.5019649201</text:p>
          </table:table-cell>
        </table:table-row>
        <table:table-row table:style-name="ro1">
          <table:table-cell/>
          <table:table-cell office:value-type="float" office:value="1.101" calcext:value-type="float">
            <text:p>1.101</text:p>
          </table:table-cell>
          <table:table-cell office:value-type="float" office:value="-3.758" calcext:value-type="float">
            <text:p>-3.758</text:p>
          </table:table-cell>
          <table:table-cell office:value-type="float" office:value="1.26601676313" calcext:value-type="float">
            <text:p>1.2660167631</text:p>
          </table:table-cell>
          <table:table-cell office:value-type="float" office:value="-2.49862850123" calcext:value-type="float">
            <text:p>-2.4986285012</text:p>
          </table:table-cell>
        </table:table-row>
        <table:table-row table:style-name="ro1">
          <table:table-cell/>
          <table:table-cell office:value-type="float" office:value="1.058" calcext:value-type="float">
            <text:p>1.058</text:p>
          </table:table-cell>
          <table:table-cell office:value-type="float" office:value="-3.726" calcext:value-type="float">
            <text:p>-3.726</text:p>
          </table:table-cell>
          <table:table-cell office:value-type="float" office:value="1.24334482336" calcext:value-type="float">
            <text:p>1.2433448234</text:p>
          </table:table-cell>
          <table:table-cell office:value-type="float" office:value="-2.49805455019" calcext:value-type="float">
            <text:p>-2.4980545502</text:p>
          </table:table-cell>
        </table:table-row>
        <table:table-row table:style-name="ro1">
          <table:table-cell/>
          <table:table-cell office:value-type="float" office:value="1.016" calcext:value-type="float">
            <text:p>1.016</text:p>
          </table:table-cell>
          <table:table-cell office:value-type="float" office:value="-3.694" calcext:value-type="float">
            <text:p>-3.694</text:p>
          </table:table-cell>
          <table:table-cell office:value-type="float" office:value="1.23399409434" calcext:value-type="float">
            <text:p>1.2339940943</text:p>
          </table:table-cell>
          <table:table-cell office:value-type="float" office:value="-2.49637335173" calcext:value-type="float">
            <text:p>-2.4963733517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-3.662" calcext:value-type="float">
            <text:p>-3.662</text:p>
          </table:table-cell>
          <table:table-cell office:value-type="float" office:value="1.22273723956" calcext:value-type="float">
            <text:p>1.2227372396</text:p>
          </table:table-cell>
          <table:table-cell office:value-type="float" office:value="-2.49538406138" calcext:value-type="float">
            <text:p>-2.4953840614</text:p>
          </table:table-cell>
        </table:table-row>
        <table:table-row table:style-name="ro1">
          <table:table-cell/>
          <table:table-cell office:value-type="float" office:value="0.932" calcext:value-type="float">
            <text:p>0.932</text:p>
          </table:table-cell>
          <table:table-cell office:value-type="float" office:value="-3.628" calcext:value-type="float">
            <text:p>-3.628</text:p>
          </table:table-cell>
          <table:table-cell office:value-type="float" office:value="1.21254866071" calcext:value-type="float">
            <text:p>1.2125486607</text:p>
          </table:table-cell>
          <table:table-cell office:value-type="float" office:value="-2.49303392549" calcext:value-type="float">
            <text:p>-2.4930339255</text:p>
          </table:table-cell>
        </table:table-row>
        <table:table-row table:style-name="ro1">
          <table:table-cell/>
          <table:table-cell office:value-type="float" office:value="0.889" calcext:value-type="float">
            <text:p>0.889</text:p>
          </table:table-cell>
          <table:table-cell office:value-type="float" office:value="-3.594" calcext:value-type="float">
            <text:p>-3.594</text:p>
          </table:table-cell>
          <table:table-cell office:value-type="float" office:value="1.20202783054" calcext:value-type="float">
            <text:p>1.2020278305</text:p>
          </table:table-cell>
          <table:table-cell office:value-type="float" office:value="-2.49056397652" calcext:value-type="float">
            <text:p>-2.4905639765</text:p>
          </table:table-cell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 office:value-type="float" office:value="-3.559" calcext:value-type="float">
            <text:p>-3.559</text:p>
          </table:table-cell>
          <table:table-cell office:value-type="float" office:value="1.1920907185" calcext:value-type="float">
            <text:p>1.1920907185</text:p>
          </table:table-cell>
          <table:table-cell office:value-type="float" office:value="-2.48859523186" calcext:value-type="float">
            <text:p>-2.4885952319</text:p>
          </table:table-cell>
        </table:table-row>
        <table:table-row table:style-name="ro1">
          <table:table-cell/>
          <table:table-cell office:value-type="float" office:value="0.804" calcext:value-type="float">
            <text:p>0.804</text:p>
          </table:table-cell>
          <table:table-cell office:value-type="float" office:value="-3.522" calcext:value-type="float">
            <text:p>-3.522</text:p>
          </table:table-cell>
          <table:table-cell office:value-type="float" office:value="1.18293838764" calcext:value-type="float">
            <text:p>1.1829383876</text:p>
          </table:table-cell>
          <table:table-cell office:value-type="float" office:value="-2.48577890198" calcext:value-type="float">
            <text:p>-2.485778902</text:p>
          </table:table-cell>
        </table:table-row>
        <table:table-row table:style-name="ro1">
          <table:table-cell/>
          <table:table-cell office:value-type="float" office:value="0.762" calcext:value-type="float">
            <text:p>0.762</text:p>
          </table:table-cell>
          <table:table-cell office:value-type="float" office:value="-3.486" calcext:value-type="float">
            <text:p>-3.486</text:p>
          </table:table-cell>
          <table:table-cell office:value-type="float" office:value="1.17279988108" calcext:value-type="float">
            <text:p>1.1727998811</text:p>
          </table:table-cell>
          <table:table-cell office:value-type="float" office:value="-2.4846090536" calcext:value-type="float">
            <text:p>-2.4846090536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-3.45" calcext:value-type="float">
            <text:p>-3.45</text:p>
          </table:table-cell>
          <table:table-cell office:value-type="float" office:value="1.16125405393" calcext:value-type="float">
            <text:p>1.1612540539</text:p>
          </table:table-cell>
          <table:table-cell office:value-type="float" office:value="-2.48357527521" calcext:value-type="float">
            <text:p>-2.4835752752</text:p>
          </table:table-cell>
        </table:table-row>
        <table:table-row table:style-name="ro1">
          <table:table-cell/>
          <table:table-cell office:value-type="float" office:value="0.677" calcext:value-type="float">
            <text:p>0.677</text:p>
          </table:table-cell>
          <table:table-cell office:value-type="float" office:value="-3.412" calcext:value-type="float">
            <text:p>-3.412</text:p>
          </table:table-cell>
          <table:table-cell office:value-type="float" office:value="1.14904524781" calcext:value-type="float">
            <text:p>1.1490452478</text:p>
          </table:table-cell>
          <table:table-cell office:value-type="float" office:value="-2.4807216333" calcext:value-type="float">
            <text:p>-2.4807216333</text:p>
          </table:table-cell>
        </table:table-row>
        <table:table-row table:style-name="ro1">
          <table:table-cell/>
          <table:table-cell office:value-type="float" office:value="0.634" calcext:value-type="float">
            <text:p>0.634</text:p>
          </table:table-cell>
          <table:table-cell office:value-type="float" office:value="-3.374" calcext:value-type="float">
            <text:p>-3.374</text:p>
          </table:table-cell>
          <table:table-cell office:value-type="float" office:value="1.13591375049" calcext:value-type="float">
            <text:p>1.1359137505</text:p>
          </table:table-cell>
          <table:table-cell office:value-type="float" office:value="-2.47806101594" calcext:value-type="float">
            <text:p>-2.4780610159</text:p>
          </table:table-cell>
        </table:table-row>
        <table:table-row table:style-name="ro1">
          <table:table-cell/>
          <table:table-cell office:value-type="float" office:value="0.591" calcext:value-type="float">
            <text:p>0.591</text:p>
          </table:table-cell>
          <table:table-cell office:value-type="float" office:value="-3.337" calcext:value-type="float">
            <text:p>-3.337</text:p>
          </table:table-cell>
          <table:table-cell office:value-type="float" office:value="1.12113525596" calcext:value-type="float">
            <text:p>1.121135256</text:p>
          </table:table-cell>
          <table:table-cell office:value-type="float" office:value="-2.47588520309" calcext:value-type="float">
            <text:p>-2.4758852031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-3.3" calcext:value-type="float">
            <text:p>-3.3</text:p>
          </table:table-cell>
          <table:table-cell office:value-type="float" office:value="1.10756840118" calcext:value-type="float">
            <text:p>1.1075684012</text:p>
          </table:table-cell>
          <table:table-cell office:value-type="float" office:value="-2.4728845372" calcext:value-type="float">
            <text:p>-2.4728845372</text:p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-3.263" calcext:value-type="float">
            <text:p>-3.263</text:p>
          </table:table-cell>
          <table:table-cell office:value-type="float" office:value="1.09557267989" calcext:value-type="float">
            <text:p>1.0955726799</text:p>
          </table:table-cell>
          <table:table-cell office:value-type="float" office:value="-2.47137943722" calcext:value-type="float">
            <text:p>-2.4713794372</text:p>
          </table:table-cell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-3.225" calcext:value-type="float">
            <text:p>-3.225</text:p>
          </table:table-cell>
          <table:table-cell office:value-type="float" office:value="1.08610481561" calcext:value-type="float">
            <text:p>1.0861048156</text:p>
          </table:table-cell>
          <table:table-cell office:value-type="float" office:value="-2.46816170093" calcext:value-type="float">
            <text:p>-2.4681617009</text:p>
          </table:table-cell>
        </table:table-row>
        <table:table-row table:style-name="ro1">
          <table:table-cell/>
          <table:table-cell office:value-type="float" office:value="0.428" calcext:value-type="float">
            <text:p>0.428</text:p>
          </table:table-cell>
          <table:table-cell office:value-type="float" office:value="-3.186" calcext:value-type="float">
            <text:p>-3.186</text:p>
          </table:table-cell>
          <table:table-cell office:value-type="float" office:value="1.0675883884" calcext:value-type="float">
            <text:p>1.0675883884</text:p>
          </table:table-cell>
          <table:table-cell office:value-type="float" office:value="-2.46633414684" calcext:value-type="float">
            <text:p>-2.4663341468</text:p>
          </table:table-cell>
        </table:table-row>
        <table:table-row table:style-name="ro1">
          <table:table-cell/>
          <table:table-cell office:value-type="float" office:value="0.387" calcext:value-type="float">
            <text:p>0.387</text:p>
          </table:table-cell>
          <table:table-cell office:value-type="float" office:value="-3.148" calcext:value-type="float">
            <text:p>-3.148</text:p>
          </table:table-cell>
          <table:table-cell office:value-type="float" office:value="1.04663842416" calcext:value-type="float">
            <text:p>1.0466384242</text:p>
          </table:table-cell>
          <table:table-cell office:value-type="float" office:value="-2.46711710925" calcext:value-type="float">
            <text:p>-2.4671171093</text:p>
          </table:table-cell>
        </table:table-row>
        <table:table-row table:style-name="ro1">
          <table:table-cell/>
          <table:table-cell office:value-type="float" office:value="0.347" calcext:value-type="float">
            <text:p>0.347</text:p>
          </table:table-cell>
          <table:table-cell office:value-type="float" office:value="-3.11" calcext:value-type="float">
            <text:p>-3.11</text:p>
          </table:table-cell>
          <table:table-cell office:value-type="float" office:value="1.02145775202" calcext:value-type="float">
            <text:p>1.021457752</text:p>
          </table:table-cell>
          <table:table-cell office:value-type="float" office:value="-2.46725666764" calcext:value-type="float">
            <text:p>-2.4672566676</text:p>
          </table:table-cell>
        </table:table-row>
        <table:table-row table:style-name="ro1">
          <table:table-cell/>
          <table:table-cell office:value-type="float" office:value="0.306" calcext:value-type="float">
            <text:p>0.306</text:p>
          </table:table-cell>
          <table:table-cell office:value-type="float" office:value="-3.07" calcext:value-type="float">
            <text:p>-3.07</text:p>
          </table:table-cell>
          <table:table-cell office:value-type="float" office:value="0.994154322669" calcext:value-type="float">
            <text:p>0.9941543227</text:p>
          </table:table-cell>
          <table:table-cell office:value-type="float" office:value="-2.46779775749" calcext:value-type="float">
            <text:p>-2.4677977575</text:p>
          </table:table-cell>
        </table:table-row>
        <table:table-row table:style-name="ro1">
          <table:table-cell/>
          <table:table-cell office:value-type="float" office:value="0.266" calcext:value-type="float">
            <text:p>0.266</text:p>
          </table:table-cell>
          <table:table-cell office:value-type="float" office:value="-3.032" calcext:value-type="float">
            <text:p>-3.032</text:p>
          </table:table-cell>
          <table:table-cell office:value-type="float" office:value="0.968990955867" calcext:value-type="float">
            <text:p>0.9689909559</text:p>
          </table:table-cell>
          <table:table-cell office:value-type="float" office:value="-2.47134866615" calcext:value-type="float">
            <text:p>-2.4713486662</text:p>
          </table:table-cell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-2.992" calcext:value-type="float">
            <text:p>-2.992</text:p>
          </table:table-cell>
          <table:table-cell office:value-type="float" office:value="0.941372158242" calcext:value-type="float">
            <text:p>0.9413721582</text:p>
          </table:table-cell>
          <table:table-cell office:value-type="float" office:value="-2.47398938047" calcext:value-type="float">
            <text:p>-2.4739893805</text:p>
          </table:table-cell>
        </table:table-row>
        <table:table-row table:style-name="ro1">
          <table:table-cell/>
          <table:table-cell office:value-type="float" office:value="0.183" calcext:value-type="float">
            <text:p>0.183</text:p>
          </table:table-cell>
          <table:table-cell office:value-type="float" office:value="-2.951" calcext:value-type="float">
            <text:p>-2.951</text:p>
          </table:table-cell>
          <table:table-cell office:value-type="float" office:value="0.90786646976" calcext:value-type="float">
            <text:p>0.9078664698</text:p>
          </table:table-cell>
          <table:table-cell office:value-type="float" office:value="-2.47216154164" calcext:value-type="float">
            <text:p>-2.4721615416</text:p>
          </table:table-cell>
        </table:table-row>
        <table:table-row table:style-name="ro1">
          <table:table-cell/>
          <table:table-cell office:value-type="float" office:value="0.142" calcext:value-type="float">
            <text:p>0.142</text:p>
          </table:table-cell>
          <table:table-cell office:value-type="float" office:value="-2.911" calcext:value-type="float">
            <text:p>-2.911</text:p>
          </table:table-cell>
          <table:table-cell office:value-type="float" office:value="0.883652312499" calcext:value-type="float">
            <text:p>0.8836523125</text:p>
          </table:table-cell>
          <table:table-cell office:value-type="float" office:value="-2.47131962776" calcext:value-type="float">
            <text:p>-2.4713196278</text:p>
          </table:table-cell>
        </table:table-row>
        <table:table-row table:style-name="ro1">
          <table:table-cell/>
          <table:table-cell office:value-type="float" office:value="0.101" calcext:value-type="float">
            <text:p>0.101</text:p>
          </table:table-cell>
          <table:table-cell office:value-type="float" office:value="-2.871" calcext:value-type="float">
            <text:p>-2.871</text:p>
          </table:table-cell>
          <table:table-cell office:value-type="float" office:value="0.857019960912" calcext:value-type="float">
            <text:p>0.8570199609</text:p>
          </table:table-cell>
          <table:table-cell office:value-type="float" office:value="-2.47235762844" calcext:value-type="float">
            <text:p>-2.472357628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2.832" calcext:value-type="float">
            <text:p>-2.832</text:p>
          </table:table-cell>
          <table:table-cell office:value-type="float" office:value="0.835850028956" calcext:value-type="float">
            <text:p>0.835850029</text:p>
          </table:table-cell>
          <table:table-cell office:value-type="float" office:value="-2.46913195834" calcext:value-type="float">
            <text:p>-2.4691319583</text:p>
          </table:table-cell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-2.791" calcext:value-type="float">
            <text:p>-2.791</text:p>
          </table:table-cell>
          <table:table-cell office:value-type="float" office:value="0.810954283881" calcext:value-type="float">
            <text:p>0.8109542839</text:p>
          </table:table-cell>
          <table:table-cell office:value-type="float" office:value="-2.46514393186" calcext:value-type="float">
            <text:p>-2.4651439319</text:p>
          </table:table-cell>
        </table:table-row>
        <table:table-row table:style-name="ro1">
          <table:table-cell/>
          <table:table-cell office:value-type="float" office:value="-0.023" calcext:value-type="float">
            <text:p>-0.023</text:p>
          </table:table-cell>
          <table:table-cell office:value-type="float" office:value="-2.752" calcext:value-type="float">
            <text:p>-2.752</text:p>
          </table:table-cell>
          <table:table-cell office:value-type="float" office:value="0.777268413153" calcext:value-type="float">
            <text:p>0.7772684132</text:p>
          </table:table-cell>
          <table:table-cell office:value-type="float" office:value="-2.46266628792" calcext:value-type="float">
            <text:p>-2.4626662879</text:p>
          </table:table-cell>
        </table:table-row>
        <table:table-row table:style-name="ro1">
          <table:table-cell/>
          <table:table-cell office:value-type="float" office:value="-0.065" calcext:value-type="float">
            <text:p>-0.065</text:p>
          </table:table-cell>
          <table:table-cell office:value-type="float" office:value="-2.713" calcext:value-type="float">
            <text:p>-2.713</text:p>
          </table:table-cell>
          <table:table-cell office:value-type="float" office:value="0.750990287258" calcext:value-type="float">
            <text:p>0.7509902873</text:p>
          </table:table-cell>
          <table:table-cell office:value-type="float" office:value="-2.45733512839" calcext:value-type="float">
            <text:p>-2.4573351284</text:p>
          </table:table-cell>
        </table:table-row>
        <table:table-row table:style-name="ro1">
          <table:table-cell/>
          <table:table-cell office:value-type="float" office:value="-0.106" calcext:value-type="float">
            <text:p>-0.106</text:p>
          </table:table-cell>
          <table:table-cell office:value-type="float" office:value="-2.674" calcext:value-type="float">
            <text:p>-2.674</text:p>
          </table:table-cell>
          <table:table-cell office:value-type="float" office:value="0.724516723829" calcext:value-type="float">
            <text:p>0.7245167238</text:p>
          </table:table-cell>
          <table:table-cell office:value-type="float" office:value="-2.45038145173" calcext:value-type="float">
            <text:p>-2.4503814517</text:p>
          </table:table-cell>
        </table:table-row>
        <table:table-row table:style-name="ro1">
          <table:table-cell/>
          <table:table-cell office:value-type="float" office:value="-0.148" calcext:value-type="float">
            <text:p>-0.148</text:p>
          </table:table-cell>
          <table:table-cell office:value-type="float" office:value="-2.633" calcext:value-type="float">
            <text:p>-2.633</text:p>
          </table:table-cell>
          <table:table-cell office:value-type="float" office:value="0.683391324974" calcext:value-type="float">
            <text:p>0.683391325</text:p>
          </table:table-cell>
          <table:table-cell office:value-type="float" office:value="-2.44563186725" calcext:value-type="float">
            <text:p>-2.4456318673</text:p>
          </table:table-cell>
        </table:table-row>
        <table:table-row table:style-name="ro1">
          <table:table-cell/>
          <table:table-cell office:value-type="float" office:value="-0.188" calcext:value-type="float">
            <text:p>-0.188</text:p>
          </table:table-cell>
          <table:table-cell office:value-type="float" office:value="-2.595" calcext:value-type="float">
            <text:p>-2.595</text:p>
          </table:table-cell>
          <table:table-cell office:value-type="float" office:value="0.649985746209" calcext:value-type="float">
            <text:p>0.6499857462</text:p>
          </table:table-cell>
          <table:table-cell office:value-type="float" office:value="-2.43663145716" calcext:value-type="float">
            <text:p>-2.4366314572</text:p>
          </table:table-cell>
        </table:table-row>
        <table:table-row table:style-name="ro1">
          <table:table-cell/>
          <table:table-cell office:value-type="float" office:value="-0.226" calcext:value-type="float">
            <text:p>-0.226</text:p>
          </table:table-cell>
          <table:table-cell office:value-type="float" office:value="-2.557" calcext:value-type="float">
            <text:p>-2.557</text:p>
          </table:table-cell>
          <table:table-cell office:value-type="float" office:value="0.633603359437" calcext:value-type="float">
            <text:p>0.6336033594</text:p>
          </table:table-cell>
          <table:table-cell office:value-type="float" office:value="-2.42438296334" calcext:value-type="float">
            <text:p>-2.4243829633</text:p>
          </table:table-cell>
        </table:table-row>
        <table:table-row table:style-name="ro1">
          <table:table-cell/>
          <table:table-cell office:value-type="float" office:value="-0.262" calcext:value-type="float">
            <text:p>-0.262</text:p>
          </table:table-cell>
          <table:table-cell office:value-type="float" office:value="-2.522" calcext:value-type="float">
            <text:p>-2.522</text:p>
          </table:table-cell>
          <table:table-cell office:value-type="float" office:value="0.613529893228" calcext:value-type="float">
            <text:p>0.6135298932</text:p>
          </table:table-cell>
          <table:table-cell office:value-type="float" office:value="-2.41424043083" calcext:value-type="float">
            <text:p>-2.4142404308</text:p>
          </table:table-cell>
        </table:table-row>
        <table:table-row table:style-name="ro1">
          <table:table-cell/>
          <table:table-cell office:value-type="float" office:value="-0.295" calcext:value-type="float">
            <text:p>-0.295</text:p>
          </table:table-cell>
          <table:table-cell office:value-type="float" office:value="-2.487" calcext:value-type="float">
            <text:p>-2.487</text:p>
          </table:table-cell>
          <table:table-cell office:value-type="float" office:value="0.591714293809" calcext:value-type="float">
            <text:p>0.5917142938</text:p>
          </table:table-cell>
          <table:table-cell office:value-type="float" office:value="-2.40135657528" calcext:value-type="float">
            <text:p>-2.4013565753</text:p>
          </table:table-cell>
        </table:table-row>
        <table:table-row table:style-name="ro1">
          <table:table-cell/>
          <table:table-cell office:value-type="float" office:value="-0.325" calcext:value-type="float">
            <text:p>-0.325</text:p>
          </table:table-cell>
          <table:table-cell office:value-type="float" office:value="-2.456" calcext:value-type="float">
            <text:p>-2.456</text:p>
          </table:table-cell>
          <table:table-cell office:value-type="float" office:value="0.574659134535" calcext:value-type="float">
            <text:p>0.5746591345</text:p>
          </table:table-cell>
          <table:table-cell office:value-type="float" office:value="-2.38816321632" calcext:value-type="float">
            <text:p>-2.3881632163</text:p>
          </table:table-cell>
        </table:table-row>
        <table:table-row table:style-name="ro1">
          <table:table-cell/>
          <table:table-cell office:value-type="float" office:value="-0.352" calcext:value-type="float">
            <text:p>-0.352</text:p>
          </table:table-cell>
          <table:table-cell office:value-type="float" office:value="-2.425" calcext:value-type="float">
            <text:p>-2.425</text:p>
          </table:table-cell>
          <table:table-cell office:value-type="float" office:value="0.55053217762" calcext:value-type="float">
            <text:p>0.5505321776</text:p>
          </table:table-cell>
          <table:table-cell office:value-type="float" office:value="-2.37369412646" calcext:value-type="float">
            <text:p>-2.3736941265</text:p>
          </table:table-cell>
        </table:table-row>
        <table:table-row table:style-name="ro1">
          <table:table-cell/>
          <table:table-cell office:value-type="float" office:value="-0.376" calcext:value-type="float">
            <text:p>-0.376</text:p>
          </table:table-cell>
          <table:table-cell office:value-type="float" office:value="-2.397" calcext:value-type="float">
            <text:p>-2.397</text:p>
          </table:table-cell>
          <table:table-cell office:value-type="float" office:value="0.522367300691" calcext:value-type="float">
            <text:p>0.5223673007</text:p>
          </table:table-cell>
          <table:table-cell office:value-type="float" office:value="-2.3610686602" calcext:value-type="float">
            <text:p>-2.3610686602</text:p>
          </table:table-cell>
        </table:table-row>
        <table:table-row table:style-name="ro1">
          <table:table-cell/>
          <table:table-cell office:value-type="float" office:value="-0.399" calcext:value-type="float">
            <text:p>-0.399</text:p>
          </table:table-cell>
          <table:table-cell office:value-type="float" office:value="-2.37" calcext:value-type="float">
            <text:p>-2.37</text:p>
          </table:table-cell>
          <table:table-cell office:value-type="float" office:value="0.501089193929" calcext:value-type="float">
            <text:p>0.5010891939</text:p>
          </table:table-cell>
          <table:table-cell office:value-type="float" office:value="-2.350581817" calcext:value-type="float">
            <text:p>-2.350581817</text:p>
          </table:table-cell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-2.342" calcext:value-type="float">
            <text:p>-2.342</text:p>
          </table:table-cell>
          <table:table-cell office:value-type="float" office:value="0.479791562685" calcext:value-type="float">
            <text:p>0.4797915627</text:p>
          </table:table-cell>
          <table:table-cell office:value-type="float" office:value="-2.34167624268" calcext:value-type="float">
            <text:p>-2.3416762427</text:p>
          </table:table-cell>
        </table:table-row>
        <table:table-row table:style-name="ro1">
          <table:table-cell/>
          <table:table-cell office:value-type="float" office:value="-0.441" calcext:value-type="float">
            <text:p>-0.441</text:p>
          </table:table-cell>
          <table:table-cell office:value-type="float" office:value="-2.314" calcext:value-type="float">
            <text:p>-2.314</text:p>
          </table:table-cell>
          <table:table-cell office:value-type="float" office:value="0.446507813147" calcext:value-type="float">
            <text:p>0.4465078131</text:p>
          </table:table-cell>
          <table:table-cell office:value-type="float" office:value="-2.32911926616" calcext:value-type="float">
            <text:p>-2.3291192662</text:p>
          </table:table-cell>
        </table:table-row>
        <table:table-row table:style-name="ro1">
          <table:table-cell/>
          <table:table-cell office:value-type="float" office:value="-0.46" calcext:value-type="float">
            <text:p>-0.46</text:p>
          </table:table-cell>
          <table:table-cell office:value-type="float" office:value="-2.286" calcext:value-type="float">
            <text:p>-2.286</text:p>
          </table:table-cell>
          <table:table-cell office:value-type="float" office:value="0.408830820332" calcext:value-type="float">
            <text:p>0.4088308203</text:p>
          </table:table-cell>
          <table:table-cell office:value-type="float" office:value="-2.31055983296" calcext:value-type="float">
            <text:p>-2.310559833</text:p>
          </table:table-cell>
        </table:table-row>
        <table:table-row table:style-name="ro1">
          <table:table-cell/>
          <table:table-cell office:value-type="float" office:value="-0.48" calcext:value-type="float">
            <text:p>-0.48</text:p>
          </table:table-cell>
          <table:table-cell office:value-type="float" office:value="-2.255" calcext:value-type="float">
            <text:p>-2.255</text:p>
          </table:table-cell>
          <table:table-cell office:value-type="float" office:value="0.357292284583" calcext:value-type="float">
            <text:p>0.3572922846</text:p>
          </table:table-cell>
          <table:table-cell office:value-type="float" office:value="-2.28303056261" calcext:value-type="float">
            <text:p>-2.2830305626</text:p>
          </table:table-cell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2.223" calcext:value-type="float">
            <text:p>-2.223</text:p>
          </table:table-cell>
          <table:table-cell office:value-type="float" office:value="0.310676083076" calcext:value-type="float">
            <text:p>0.3106760831</text:p>
          </table:table-cell>
          <table:table-cell office:value-type="float" office:value="-2.25619701501" calcext:value-type="float">
            <text:p>-2.256197015</text:p>
          </table:table-cell>
        </table:table-row>
        <table:table-row table:style-name="ro1">
          <table:table-cell/>
          <table:table-cell office:value-type="float" office:value="-0.52" calcext:value-type="float">
            <text:p>-0.52</text:p>
          </table:table-cell>
          <table:table-cell office:value-type="float" office:value="-2.19" calcext:value-type="float">
            <text:p>-2.19</text:p>
          </table:table-cell>
          <table:table-cell office:value-type="float" office:value="0.269810068397" calcext:value-type="float">
            <text:p>0.2698100684</text:p>
          </table:table-cell>
          <table:table-cell office:value-type="float" office:value="-2.23245163716" calcext:value-type="float">
            <text:p>-2.2324516372</text:p>
          </table:table-cell>
        </table:table-row>
        <table:table-row table:style-name="ro1">
          <table:table-cell/>
          <table:table-cell office:value-type="float" office:value="-0.539" calcext:value-type="float">
            <text:p>-0.539</text:p>
          </table:table-cell>
          <table:table-cell office:value-type="float" office:value="-2.156" calcext:value-type="float">
            <text:p>-2.156</text:p>
          </table:table-cell>
          <table:table-cell office:value-type="float" office:value="0.24416883078" calcext:value-type="float">
            <text:p>0.2441688308</text:p>
          </table:table-cell>
          <table:table-cell office:value-type="float" office:value="-2.21666246199" calcext:value-type="float">
            <text:p>-2.216662462</text:p>
          </table:table-cell>
        </table:table-row>
        <table:table-row table:style-name="ro1">
          <table:table-cell/>
          <table:table-cell office:value-type="float" office:value="-0.559" calcext:value-type="float">
            <text:p>-0.559</text:p>
          </table:table-cell>
          <table:table-cell office:value-type="float" office:value="-2.119" calcext:value-type="float">
            <text:p>-2.119</text:p>
          </table:table-cell>
          <table:table-cell office:value-type="float" office:value="0.22674915368" calcext:value-type="float">
            <text:p>0.2267491537</text:p>
          </table:table-cell>
          <table:table-cell office:value-type="float" office:value="-2.20292955237" calcext:value-type="float">
            <text:p>-2.2029295524</text:p>
          </table:table-cell>
        </table:table-row>
        <table:table-row table:style-name="ro1">
          <table:table-cell/>
          <table:table-cell office:value-type="float" office:value="-0.579" calcext:value-type="float">
            <text:p>-0.579</text:p>
          </table:table-cell>
          <table:table-cell office:value-type="float" office:value="-2.081" calcext:value-type="float">
            <text:p>-2.081</text:p>
          </table:table-cell>
          <table:table-cell office:value-type="float" office:value="0.214856183676" calcext:value-type="float">
            <text:p>0.2148561837</text:p>
          </table:table-cell>
          <table:table-cell office:value-type="float" office:value="-2.1909526619" calcext:value-type="float">
            <text:p>-2.1909526619</text:p>
          </table:table-cell>
        </table:table-row>
        <table:table-row table:style-name="ro1">
          <table:table-cell/>
          <table:table-cell office:value-type="float" office:value="-0.597" calcext:value-type="float">
            <text:p>-0.597</text:p>
          </table:table-cell>
          <table:table-cell office:value-type="float" office:value="-2.043" calcext:value-type="float">
            <text:p>-2.043</text:p>
          </table:table-cell>
          <table:table-cell office:value-type="float" office:value="0.210644740668" calcext:value-type="float">
            <text:p>0.2106447407</text:p>
          </table:table-cell>
          <table:table-cell office:value-type="float" office:value="-2.18027341118" calcext:value-type="float">
            <text:p>-2.1802734112</text:p>
          </table:table-cell>
        </table:table-row>
        <table:table-row table:style-name="ro1">
          <table:table-cell/>
          <table:table-cell office:value-type="float" office:value="-0.615" calcext:value-type="float">
            <text:p>-0.615</text:p>
          </table:table-cell>
          <table:table-cell office:value-type="float" office:value="-2.005" calcext:value-type="float">
            <text:p>-2.005</text:p>
          </table:table-cell>
          <table:table-cell office:value-type="float" office:value="0.201156216971" calcext:value-type="float">
            <text:p>0.201156217</text:p>
          </table:table-cell>
          <table:table-cell office:value-type="float" office:value="-2.16285309527" calcext:value-type="float">
            <text:p>-2.1628530953</text:p>
          </table:table-cell>
        </table:table-row>
        <table:table-row table:style-name="ro1">
          <table:table-cell/>
          <table:table-cell office:value-type="float" office:value="-0.631" calcext:value-type="float">
            <text:p>-0.631</text:p>
          </table:table-cell>
          <table:table-cell office:value-type="float" office:value="-1.967" calcext:value-type="float">
            <text:p>-1.967</text:p>
          </table:table-cell>
          <table:table-cell office:value-type="float" office:value="0.190988949339" calcext:value-type="float">
            <text:p>0.1909889493</text:p>
          </table:table-cell>
          <table:table-cell office:value-type="float" office:value="-2.14415727301" calcext:value-type="float">
            <text:p>-2.144157273</text:p>
          </table:table-cell>
        </table:table-row>
        <table:table-row table:style-name="ro1">
          <table:table-cell/>
          <table:table-cell office:value-type="float" office:value="-0.647" calcext:value-type="float">
            <text:p>-0.647</text:p>
          </table:table-cell>
          <table:table-cell office:value-type="float" office:value="-1.928" calcext:value-type="float">
            <text:p>-1.928</text:p>
          </table:table-cell>
          <table:table-cell office:value-type="float" office:value="0.168236744659" calcext:value-type="float">
            <text:p>0.1682367447</text:p>
          </table:table-cell>
          <table:table-cell office:value-type="float" office:value="-2.11573517117" calcext:value-type="float">
            <text:p>-2.1157351712</text:p>
          </table:table-cell>
        </table:table-row>
        <table:table-row table:style-name="ro1">
          <table:table-cell/>
          <table:table-cell office:value-type="float" office:value="-0.659" calcext:value-type="float">
            <text:p>-0.659</text:p>
          </table:table-cell>
          <table:table-cell office:value-type="float" office:value="-1.895" calcext:value-type="float">
            <text:p>-1.895</text:p>
          </table:table-cell>
          <table:table-cell office:value-type="float" office:value="0.144243999805" calcext:value-type="float">
            <text:p>0.1442439998</text:p>
          </table:table-cell>
          <table:table-cell office:value-type="float" office:value="-2.08597994423" calcext:value-type="float">
            <text:p>-2.0859799442</text:p>
          </table:table-cell>
        </table:table-row>
        <table:table-row table:style-name="ro1">
          <table:table-cell/>
          <table:table-cell office:value-type="float" office:value="-0.67" calcext:value-type="float">
            <text:p>-0.67</text:p>
          </table:table-cell>
          <table:table-cell office:value-type="float" office:value="-1.866" calcext:value-type="float">
            <text:p>-1.866</text:p>
          </table:table-cell>
          <table:table-cell office:value-type="float" office:value="0.12760963942" calcext:value-type="float">
            <text:p>0.1276096394</text:p>
          </table:table-cell>
          <table:table-cell office:value-type="float" office:value="-2.05888185539" calcext:value-type="float">
            <text:p>-2.0588818554</text:p>
          </table:table-cell>
        </table:table-row>
        <table:table-row table:style-name="ro1">
          <table:table-cell/>
          <table:table-cell office:value-type="float" office:value="-0.679" calcext:value-type="float">
            <text:p>-0.679</text:p>
          </table:table-cell>
          <table:table-cell office:value-type="float" office:value="-1.839" calcext:value-type="float">
            <text:p>-1.839</text:p>
          </table:table-cell>
          <table:table-cell office:value-type="float" office:value="0.111445062196" calcext:value-type="float">
            <text:p>0.1114450622</text:p>
          </table:table-cell>
          <table:table-cell office:value-type="float" office:value="-2.0342192828" calcext:value-type="float">
            <text:p>-2.0342192828</text:p>
          </table:table-cell>
        </table:table-row>
        <table:table-row table:style-name="ro1">
          <table:table-cell/>
          <table:table-cell office:value-type="float" office:value="-0.687" calcext:value-type="float">
            <text:p>-0.687</text:p>
          </table:table-cell>
          <table:table-cell office:value-type="float" office:value="-1.812" calcext:value-type="float">
            <text:p>-1.812</text:p>
          </table:table-cell>
          <table:table-cell office:value-type="float" office:value="0.0938198183395" calcext:value-type="float">
            <text:p>0.0938198183</text:p>
          </table:table-cell>
          <table:table-cell office:value-type="float" office:value="-2.00856553829" calcext:value-type="float">
            <text:p>-2.0085655383</text:p>
          </table:table-cell>
        </table:table-row>
        <table:table-row table:style-name="ro1">
          <table:table-cell/>
          <table:table-cell office:value-type="float" office:value="-0.695" calcext:value-type="float">
            <text:p>-0.695</text:p>
          </table:table-cell>
          <table:table-cell office:value-type="float" office:value="-1.785" calcext:value-type="float">
            <text:p>-1.785</text:p>
          </table:table-cell>
          <table:table-cell office:value-type="float" office:value="0.0818320273878" calcext:value-type="float">
            <text:p>0.0818320274</text:p>
          </table:table-cell>
          <table:table-cell office:value-type="float" office:value="-1.98608500504" calcext:value-type="float">
            <text:p>-1.986085005</text:p>
          </table:table-cell>
        </table:table-row>
        <table:table-row table:style-name="ro1">
          <table:table-cell/>
          <table:table-cell office:value-type="float" office:value="-0.702" calcext:value-type="float">
            <text:p>-0.702</text:p>
          </table:table-cell>
          <table:table-cell office:value-type="float" office:value="-1.756" calcext:value-type="float">
            <text:p>-1.756</text:p>
          </table:table-cell>
          <table:table-cell office:value-type="float" office:value="0.0759124957774" calcext:value-type="float">
            <text:p>0.0759124958</text:p>
          </table:table-cell>
          <table:table-cell office:value-type="float" office:value="-1.96539775082" calcext:value-type="float">
            <text:p>-1.9653977508</text:p>
          </table:table-cell>
        </table:table-row>
        <table:table-row table:style-name="ro1">
          <table:table-cell/>
          <table:table-cell office:value-type="float" office:value="-0.708" calcext:value-type="float">
            <text:p>-0.708</text:p>
          </table:table-cell>
          <table:table-cell office:value-type="float" office:value="-1.725" calcext:value-type="float">
            <text:p>-1.725</text:p>
          </table:table-cell>
          <table:table-cell office:value-type="float" office:value="0.0738010918527" calcext:value-type="float">
            <text:p>0.0738010919</text:p>
          </table:table-cell>
          <table:table-cell office:value-type="float" office:value="-1.94525523746" calcext:value-type="float">
            <text:p>-1.9452552375</text:p>
          </table:table-cell>
        </table:table-row>
        <table:table-row table:style-name="ro1">
          <table:table-cell/>
          <table:table-cell office:value-type="float" office:value="-0.714" calcext:value-type="float">
            <text:p>-0.714</text:p>
          </table:table-cell>
          <table:table-cell office:value-type="float" office:value="-1.694" calcext:value-type="float">
            <text:p>-1.694</text:p>
          </table:table-cell>
          <table:table-cell office:value-type="float" office:value="0.0709450479298" calcext:value-type="float">
            <text:p>0.0709450479</text:p>
          </table:table-cell>
          <table:table-cell office:value-type="float" office:value="-1.92531805226" calcext:value-type="float">
            <text:p>-1.9253180523</text:p>
          </table:table-cell>
        </table:table-row>
        <table:table-row table:style-name="ro1">
          <table:table-cell/>
          <table:table-cell office:value-type="float" office:value="-0.719" calcext:value-type="float">
            <text:p>-0.719</text:p>
          </table:table-cell>
          <table:table-cell office:value-type="float" office:value="-1.663" calcext:value-type="float">
            <text:p>-1.663</text:p>
          </table:table-cell>
          <table:table-cell office:value-type="float" office:value="0.067640982271" calcext:value-type="float">
            <text:p>0.0676409823</text:p>
          </table:table-cell>
          <table:table-cell office:value-type="float" office:value="-1.90563611659" calcext:value-type="float">
            <text:p>-1.9056361166</text:p>
          </table:table-cell>
        </table:table-row>
        <table:table-row table:style-name="ro1">
          <table:table-cell/>
          <table:table-cell office:value-type="float" office:value="-0.724" calcext:value-type="float">
            <text:p>-0.724</text:p>
          </table:table-cell>
          <table:table-cell office:value-type="float" office:value="-1.631" calcext:value-type="float">
            <text:p>-1.631</text:p>
          </table:table-cell>
          <table:table-cell office:value-type="float" office:value="0.065644129178" calcext:value-type="float">
            <text:p>0.0656441292</text:p>
          </table:table-cell>
          <table:table-cell office:value-type="float" office:value="-1.88712979482" calcext:value-type="float">
            <text:p>-1.8871297948</text:p>
          </table:table-cell>
        </table:table-row>
        <table:table-row table:style-name="ro1">
          <table:table-cell/>
          <table:table-cell office:value-type="float" office:value="-0.727" calcext:value-type="float">
            <text:p>-0.727</text:p>
          </table:table-cell>
          <table:table-cell office:value-type="float" office:value="-1.6" calcext:value-type="float">
            <text:p>-1.6</text:p>
          </table:table-cell>
          <table:table-cell office:value-type="float" office:value="0.0648885371842" calcext:value-type="float">
            <text:p>0.0648885372</text:p>
          </table:table-cell>
          <table:table-cell office:value-type="float" office:value="-1.87067241988" calcext:value-type="float">
            <text:p>-1.8706724199</text:p>
          </table:table-cell>
        </table:table-row>
        <table:table-row table:style-name="ro1">
          <table:table-cell/>
          <table:table-cell office:value-type="float" office:value="-0.729" calcext:value-type="float">
            <text:p>-0.729</text:p>
          </table:table-cell>
          <table:table-cell office:value-type="float" office:value="-1.569" calcext:value-type="float">
            <text:p>-1.569</text:p>
          </table:table-cell>
          <table:table-cell office:value-type="float" office:value="0.0642363974133" calcext:value-type="float">
            <text:p>0.0642363974</text:p>
          </table:table-cell>
          <table:table-cell office:value-type="float" office:value="-1.8524266794" calcext:value-type="float">
            <text:p>-1.8524266794</text:p>
          </table:table-cell>
        </table:table-row>
        <table:table-row table:style-name="ro1">
          <table:table-cell/>
          <table:table-cell office:value-type="float" office:value="-0.731" calcext:value-type="float">
            <text:p>-0.731</text:p>
          </table:table-cell>
          <table:table-cell office:value-type="float" office:value="-1.537" calcext:value-type="float">
            <text:p>-1.537</text:p>
          </table:table-cell>
          <table:table-cell office:value-type="float" office:value="0.0642385073258" calcext:value-type="float">
            <text:p>0.0642385073</text:p>
          </table:table-cell>
          <table:table-cell office:value-type="float" office:value="-1.83470076711" calcext:value-type="float">
            <text:p>-1.8347007671</text:p>
          </table:table-cell>
        </table:table-row>
        <table:table-row table:style-name="ro1">
          <table:table-cell/>
          <table:table-cell office:value-type="float" office:value="-0.732" calcext:value-type="float">
            <text:p>-0.732</text:p>
          </table:table-cell>
          <table:table-cell office:value-type="float" office:value="-1.507" calcext:value-type="float">
            <text:p>-1.507</text:p>
          </table:table-cell>
          <table:table-cell office:value-type="float" office:value="0.066575851758" calcext:value-type="float">
            <text:p>0.0665758518</text:p>
          </table:table-cell>
          <table:table-cell office:value-type="float" office:value="-1.81937431256" calcext:value-type="float">
            <text:p>-1.8193743126</text:p>
          </table:table-cell>
        </table:table-row>
        <table:table-row table:style-name="ro1">
          <table:table-cell/>
          <table:table-cell office:value-type="float" office:value="-0.732" calcext:value-type="float">
            <text:p>-0.732</text:p>
          </table:table-cell>
          <table:table-cell office:value-type="float" office:value="-1.477" calcext:value-type="float">
            <text:p>-1.477</text:p>
          </table:table-cell>
          <table:table-cell office:value-type="float" office:value="0.0690320307588" calcext:value-type="float">
            <text:p>0.0690320308</text:p>
          </table:table-cell>
          <table:table-cell office:value-type="float" office:value="-1.8032906979" calcext:value-type="float">
            <text:p>-1.8032906979</text:p>
          </table:table-cell>
        </table:table-row>
        <table:table-row table:style-name="ro1">
          <table:table-cell/>
          <table:table-cell office:value-type="float" office:value="-0.732" calcext:value-type="float">
            <text:p>-0.732</text:p>
          </table:table-cell>
          <table:table-cell office:value-type="float" office:value="-1.448" calcext:value-type="float">
            <text:p>-1.448</text:p>
          </table:table-cell>
          <table:table-cell office:value-type="float" office:value="0.0704844695632" calcext:value-type="float">
            <text:p>0.0704844696</text:p>
          </table:table-cell>
          <table:table-cell office:value-type="float" office:value="-1.78668999395" calcext:value-type="float">
            <text:p>-1.786689994</text:p>
          </table:table-cell>
        </table:table-row>
        <table:table-row table:style-name="ro1">
          <table:table-cell/>
          <table:table-cell office:value-type="float" office:value="-0.73" calcext:value-type="float">
            <text:p>-0.73</text:p>
          </table:table-cell>
          <table:table-cell office:value-type="float" office:value="-1.42" calcext:value-type="float">
            <text:p>-1.42</text:p>
          </table:table-cell>
          <table:table-cell office:value-type="float" office:value="0.0703057473167" calcext:value-type="float">
            <text:p>0.0703057473</text:p>
          </table:table-cell>
          <table:table-cell office:value-type="float" office:value="-1.76674740361" calcext:value-type="float">
            <text:p>-1.7667474036</text:p>
          </table:table-cell>
        </table:table-row>
        <table:table-row table:style-name="ro1">
          <table:table-cell/>
          <table:table-cell office:value-type="float" office:value="-0.728" calcext:value-type="float">
            <text:p>-0.728</text:p>
          </table:table-cell>
          <table:table-cell office:value-type="float" office:value="-1.396" calcext:value-type="float">
            <text:p>-1.396</text:p>
          </table:table-cell>
          <table:table-cell office:value-type="float" office:value="0.0724387764039" calcext:value-type="float">
            <text:p>0.0724387764</text:p>
          </table:table-cell>
          <table:table-cell office:value-type="float" office:value="-1.7496411023" calcext:value-type="float">
            <text:p>-1.7496411023</text:p>
          </table:table-cell>
        </table:table-row>
        <table:table-row table:style-name="ro1">
          <table:table-cell/>
          <table:table-cell office:value-type="float" office:value="-0.726" calcext:value-type="float">
            <text:p>-0.726</text:p>
          </table:table-cell>
          <table:table-cell office:value-type="float" office:value="-1.37" calcext:value-type="float">
            <text:p>-1.37</text:p>
          </table:table-cell>
          <table:table-cell office:value-type="float" office:value="0.0753378740513" calcext:value-type="float">
            <text:p>0.0753378741</text:p>
          </table:table-cell>
          <table:table-cell office:value-type="float" office:value="-1.73351401841" calcext:value-type="float">
            <text:p>-1.7335140184</text:p>
          </table:table-cell>
        </table:table-row>
        <table:table-row table:style-name="ro1">
          <table:table-cell/>
          <table:table-cell office:value-type="float" office:value="-0.722" calcext:value-type="float">
            <text:p>-0.722</text:p>
          </table:table-cell>
          <table:table-cell office:value-type="float" office:value="-1.345" calcext:value-type="float">
            <text:p>-1.345</text:p>
          </table:table-cell>
          <table:table-cell office:value-type="float" office:value="0.0792319511916" calcext:value-type="float">
            <text:p>0.0792319512</text:p>
          </table:table-cell>
          <table:table-cell office:value-type="float" office:value="-1.71725411721" calcext:value-type="float">
            <text:p>-1.7172541172</text:p>
          </table:table-cell>
        </table:table-row>
        <table:table-row table:style-name="ro1">
          <table:table-cell/>
          <table:table-cell office:value-type="float" office:value="-0.718" calcext:value-type="float">
            <text:p>-0.718</text:p>
          </table:table-cell>
          <table:table-cell office:value-type="float" office:value="-1.32" calcext:value-type="float">
            <text:p>-1.32</text:p>
          </table:table-cell>
          <table:table-cell office:value-type="float" office:value="0.0827970601619" calcext:value-type="float">
            <text:p>0.0827970602</text:p>
          </table:table-cell>
          <table:table-cell office:value-type="float" office:value="-1.7023500586" calcext:value-type="float">
            <text:p>-1.7023500586</text:p>
          </table:table-cell>
        </table:table-row>
        <table:table-row table:style-name="ro1">
          <table:table-cell/>
          <table:table-cell office:value-type="float" office:value="-0.714" calcext:value-type="float">
            <text:p>-0.714</text:p>
          </table:table-cell>
          <table:table-cell office:value-type="float" office:value="-1.295" calcext:value-type="float">
            <text:p>-1.295</text:p>
          </table:table-cell>
          <table:table-cell office:value-type="float" office:value="0.0870067214136" calcext:value-type="float">
            <text:p>0.0870067214</text:p>
          </table:table-cell>
          <table:table-cell office:value-type="float" office:value="-1.68851978368" calcext:value-type="float">
            <text:p>-1.6885197837</text:p>
          </table:table-cell>
        </table:table-row>
        <table:table-row table:style-name="ro1">
          <table:table-cell/>
          <table:table-cell office:value-type="float" office:value="-0.708" calcext:value-type="float">
            <text:p>-0.708</text:p>
          </table:table-cell>
          <table:table-cell office:value-type="float" office:value="-1.27" calcext:value-type="float">
            <text:p>-1.27</text:p>
          </table:table-cell>
          <table:table-cell office:value-type="float" office:value="0.0916261088791" calcext:value-type="float">
            <text:p>0.0916261089</text:p>
          </table:table-cell>
          <table:table-cell office:value-type="float" office:value="-1.67464181285" calcext:value-type="float">
            <text:p>-1.6746418129</text:p>
          </table:table-cell>
        </table:table-row>
        <table:table-row table:style-name="ro1">
          <table:table-cell/>
          <table:table-cell office:value-type="float" office:value="-0.702" calcext:value-type="float">
            <text:p>-0.702</text:p>
          </table:table-cell>
          <table:table-cell office:value-type="float" office:value="-1.245" calcext:value-type="float">
            <text:p>-1.245</text:p>
          </table:table-cell>
          <table:table-cell office:value-type="float" office:value="0.0983868493887" calcext:value-type="float">
            <text:p>0.0983868494</text:p>
          </table:table-cell>
          <table:table-cell office:value-type="float" office:value="-1.66332206914" calcext:value-type="float">
            <text:p>-1.6633220691</text:p>
          </table:table-cell>
        </table:table-row>
        <table:table-row table:style-name="ro1">
          <table:table-cell/>
          <table:table-cell office:value-type="float" office:value="-0.695" calcext:value-type="float">
            <text:p>-0.695</text:p>
          </table:table-cell>
          <table:table-cell office:value-type="float" office:value="-1.22" calcext:value-type="float">
            <text:p>-1.22</text:p>
          </table:table-cell>
          <table:table-cell office:value-type="float" office:value="0.103432116107" calcext:value-type="float">
            <text:p>0.1034321161</text:p>
          </table:table-cell>
          <table:table-cell office:value-type="float" office:value="-1.64966429999" calcext:value-type="float">
            <text:p>-1.6496643</text:p>
          </table:table-cell>
        </table:table-row>
        <table:table-row table:style-name="ro1">
          <table:table-cell/>
          <table:table-cell office:value-type="float" office:value="-0.688" calcext:value-type="float">
            <text:p>-0.688</text:p>
          </table:table-cell>
          <table:table-cell office:value-type="float" office:value="-1.196" calcext:value-type="float">
            <text:p>-1.196</text:p>
          </table:table-cell>
          <table:table-cell office:value-type="float" office:value="0.107971646238" calcext:value-type="float">
            <text:p>0.1079716462</text:p>
          </table:table-cell>
          <table:table-cell office:value-type="float" office:value="-1.63716991479" calcext:value-type="float">
            <text:p>-1.6371699148</text:p>
          </table:table-cell>
        </table:table-row>
        <table:table-row table:style-name="ro1">
          <table:table-cell/>
          <table:table-cell office:value-type="float" office:value="-0.68" calcext:value-type="float">
            <text:p>-0.68</text:p>
          </table:table-cell>
          <table:table-cell office:value-type="float" office:value="-1.172" calcext:value-type="float">
            <text:p>-1.172</text:p>
          </table:table-cell>
          <table:table-cell office:value-type="float" office:value="0.112501071091" calcext:value-type="float">
            <text:p>0.1125010711</text:p>
          </table:table-cell>
          <table:table-cell office:value-type="float" office:value="-1.62340177232" calcext:value-type="float">
            <text:p>-1.6234017723</text:p>
          </table:table-cell>
        </table:table-row>
        <table:table-row table:style-name="ro1">
          <table:table-cell/>
          <table:table-cell office:value-type="float" office:value="-0.672" calcext:value-type="float">
            <text:p>-0.672</text:p>
          </table:table-cell>
          <table:table-cell office:value-type="float" office:value="-1.149" calcext:value-type="float">
            <text:p>-1.149</text:p>
          </table:table-cell>
          <table:table-cell office:value-type="float" office:value="0.117864558954" calcext:value-type="float">
            <text:p>0.117864559</text:p>
          </table:table-cell>
          <table:table-cell office:value-type="float" office:value="-1.61046837175" calcext:value-type="float">
            <text:p>-1.6104683718</text:p>
          </table:table-cell>
        </table:table-row>
        <table:table-row table:style-name="ro1">
          <table:table-cell/>
          <table:table-cell office:value-type="float" office:value="-0.662" calcext:value-type="float">
            <text:p>-0.662</text:p>
          </table:table-cell>
          <table:table-cell office:value-type="float" office:value="-1.125" calcext:value-type="float">
            <text:p>-1.125</text:p>
          </table:table-cell>
          <table:table-cell office:value-type="float" office:value="0.12329375822" calcext:value-type="float">
            <text:p>0.1232937582</text:p>
          </table:table-cell>
          <table:table-cell office:value-type="float" office:value="-1.59774351599" calcext:value-type="float">
            <text:p>-1.597743516</text:p>
          </table:table-cell>
        </table:table-row>
        <table:table-row table:style-name="ro1">
          <table:table-cell/>
          <table:table-cell office:value-type="float" office:value="-0.652" calcext:value-type="float">
            <text:p>-0.652</text:p>
          </table:table-cell>
          <table:table-cell office:value-type="float" office:value="-1.101" calcext:value-type="float">
            <text:p>-1.101</text:p>
          </table:table-cell>
          <table:table-cell office:value-type="float" office:value="0.127528315429" calcext:value-type="float">
            <text:p>0.1275283154</text:p>
          </table:table-cell>
          <table:table-cell office:value-type="float" office:value="-1.5861292108" calcext:value-type="float">
            <text:p>-1.5861292108</text:p>
          </table:table-cell>
        </table:table-row>
        <table:table-row table:style-name="ro1">
          <table:table-cell/>
          <table:table-cell office:value-type="float" office:value="-0.64" calcext:value-type="float">
            <text:p>-0.64</text:p>
          </table:table-cell>
          <table:table-cell office:value-type="float" office:value="-1.076" calcext:value-type="float">
            <text:p>-1.076</text:p>
          </table:table-cell>
          <table:table-cell office:value-type="float" office:value="0.131001212265" calcext:value-type="float">
            <text:p>0.1310012123</text:p>
          </table:table-cell>
          <table:table-cell office:value-type="float" office:value="-1.57274483816" calcext:value-type="float">
            <text:p>-1.5727448382</text:p>
          </table:table-cell>
        </table:table-row>
        <table:table-row table:style-name="ro1">
          <table:table-cell/>
          <table:table-cell office:value-type="float" office:value="-0.627" calcext:value-type="float">
            <text:p>-0.627</text:p>
          </table:table-cell>
          <table:table-cell office:value-type="float" office:value="-1.051" calcext:value-type="float">
            <text:p>-1.051</text:p>
          </table:table-cell>
          <table:table-cell office:value-type="float" office:value="0.134152571076" calcext:value-type="float">
            <text:p>0.1341525711</text:p>
          </table:table-cell>
          <table:table-cell office:value-type="float" office:value="-1.55800132178" calcext:value-type="float">
            <text:p>-1.5580013218</text:p>
          </table:table-cell>
        </table:table-row>
        <table:table-row table:style-name="ro1">
          <table:table-cell/>
          <table:table-cell office:value-type="float" office:value="-0.614" calcext:value-type="float">
            <text:p>-0.614</text:p>
          </table:table-cell>
          <table:table-cell office:value-type="float" office:value="-1.026" calcext:value-type="float">
            <text:p>-1.026</text:p>
          </table:table-cell>
          <table:table-cell office:value-type="float" office:value="0.136501723983" calcext:value-type="float">
            <text:p>0.136501724</text:p>
          </table:table-cell>
          <table:table-cell office:value-type="float" office:value="-1.54491557201" calcext:value-type="float">
            <text:p>-1.544915572</text:p>
          </table:table-cell>
        </table:table-row>
        <table:table-row table:style-name="ro1">
          <table:table-cell/>
          <table:table-cell office:value-type="float" office:value="-0.596" calcext:value-type="float">
            <text:p>-0.5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0.139141404628" calcext:value-type="float">
            <text:p>0.1391414046</text:p>
          </table:table-cell>
          <table:table-cell office:value-type="float" office:value="-1.53103515486" calcext:value-type="float">
            <text:p>-1.5310351549</text:p>
          </table:table-cell>
        </table:table-row>
        <table:table-row table:style-name="ro1">
          <table:table-cell/>
          <table:table-cell office:value-type="float" office:value="-0.58" calcext:value-type="float">
            <text:p>-0.58</text:p>
          </table:table-cell>
          <table:table-cell office:value-type="float" office:value="-0.969" calcext:value-type="float">
            <text:p>-0.969</text:p>
          </table:table-cell>
          <table:table-cell office:value-type="float" office:value="0.140301717437" calcext:value-type="float">
            <text:p>0.1403017174</text:p>
          </table:table-cell>
          <table:table-cell office:value-type="float" office:value="-1.51665229109" calcext:value-type="float">
            <text:p>-1.5166522911</text:p>
          </table:table-cell>
        </table:table-row>
        <table:table-row table:style-name="ro1">
          <table:table-cell/>
          <table:table-cell office:value-type="float" office:value="-0.562" calcext:value-type="float">
            <text:p>-0.562</text:p>
          </table:table-cell>
          <table:table-cell office:value-type="float" office:value="-0.942" calcext:value-type="float">
            <text:p>-0.942</text:p>
          </table:table-cell>
          <table:table-cell office:value-type="float" office:value="0.141954082546" calcext:value-type="float">
            <text:p>0.1419540825</text:p>
          </table:table-cell>
          <table:table-cell office:value-type="float" office:value="-1.49889858994" calcext:value-type="float">
            <text:p>-1.4988985899</text:p>
          </table:table-cell>
        </table:table-row>
        <table:table-row table:style-name="ro1">
          <table:table-cell/>
          <table:table-cell office:value-type="float" office:value="-0.543" calcext:value-type="float">
            <text:p>-0.543</text:p>
          </table:table-cell>
          <table:table-cell office:value-type="float" office:value="-0.914" calcext:value-type="float">
            <text:p>-0.914</text:p>
          </table:table-cell>
          <table:table-cell office:value-type="float" office:value="0.145057428859" calcext:value-type="float">
            <text:p>0.1450574289</text:p>
          </table:table-cell>
          <table:table-cell office:value-type="float" office:value="-1.48079498919" calcext:value-type="float">
            <text:p>-1.4807949892</text:p>
          </table:table-cell>
        </table:table-row>
        <table:table-row table:style-name="ro1">
          <table:table-cell/>
          <table:table-cell office:value-type="float" office:value="-0.523" calcext:value-type="float">
            <text:p>-0.523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147659364457" calcext:value-type="float">
            <text:p>0.1476593645</text:p>
          </table:table-cell>
          <table:table-cell office:value-type="float" office:value="-1.46447890448" calcext:value-type="float">
            <text:p>-1.4644789045</text:p>
          </table:table-cell>
        </table:table-row>
        <table:table-row table:style-name="ro1">
          <table:table-cell/>
          <table:table-cell office:value-type="float" office:value="-0.502" calcext:value-type="float">
            <text:p>-0.502</text:p>
          </table:table-cell>
          <table:table-cell office:value-type="float" office:value="-0.857" calcext:value-type="float">
            <text:p>-0.857</text:p>
          </table:table-cell>
          <table:table-cell office:value-type="float" office:value="0.149853461565" calcext:value-type="float">
            <text:p>0.1498534616</text:p>
          </table:table-cell>
          <table:table-cell office:value-type="float" office:value="-1.45002661808" calcext:value-type="float">
            <text:p>-1.4500266181</text:p>
          </table:table-cell>
        </table:table-row>
        <table:table-row table:style-name="ro1">
          <table:table-cell/>
          <table:table-cell office:value-type="float" office:value="-0.479" calcext:value-type="float">
            <text:p>-0.479</text:p>
          </table:table-cell>
          <table:table-cell office:value-type="float" office:value="-0.827" calcext:value-type="float">
            <text:p>-0.827</text:p>
          </table:table-cell>
          <table:table-cell office:value-type="float" office:value="0.15098948601" calcext:value-type="float">
            <text:p>0.150989486</text:p>
          </table:table-cell>
          <table:table-cell office:value-type="float" office:value="-1.43792400902" calcext:value-type="float">
            <text:p>-1.437924009</text:p>
          </table:table-cell>
        </table:table-row>
        <table:table-row table:style-name="ro1">
          <table:table-cell/>
          <table:table-cell office:value-type="float" office:value="-0.454" calcext:value-type="float">
            <text:p>-0.454</text:p>
          </table:table-cell>
          <table:table-cell office:value-type="float" office:value="-0.796" calcext:value-type="float">
            <text:p>-0.796</text:p>
          </table:table-cell>
          <table:table-cell office:value-type="float" office:value="0.15247657533" calcext:value-type="float">
            <text:p>0.1524765753</text:p>
          </table:table-cell>
          <table:table-cell office:value-type="float" office:value="-1.42634157279" calcext:value-type="float">
            <text:p>-1.4263415728</text:p>
          </table:table-cell>
        </table:table-row>
        <table:table-row table:style-name="ro1">
          <table:table-cell/>
          <table:table-cell office:value-type="float" office:value="-0.428" calcext:value-type="float">
            <text:p>-0.428</text:p>
          </table:table-cell>
          <table:table-cell office:value-type="float" office:value="-0.764" calcext:value-type="float">
            <text:p>-0.764</text:p>
          </table:table-cell>
          <table:table-cell office:value-type="float" office:value="0.154134090688" calcext:value-type="float">
            <text:p>0.1541340907</text:p>
          </table:table-cell>
          <table:table-cell office:value-type="float" office:value="-1.41128154736" calcext:value-type="float">
            <text:p>-1.4112815474</text:p>
          </table:table-cell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-0.731" calcext:value-type="float">
            <text:p>-0.731</text:p>
          </table:table-cell>
          <table:table-cell office:value-type="float" office:value="0.155898057678" calcext:value-type="float">
            <text:p>0.1558980577</text:p>
          </table:table-cell>
          <table:table-cell office:value-type="float" office:value="-1.4001849875" calcext:value-type="float">
            <text:p>-1.4001849875</text:p>
          </table:table-cell>
        </table:table-row>
        <table:table-row table:style-name="ro1">
          <table:table-cell/>
          <table:table-cell office:value-type="float" office:value="-0.378" calcext:value-type="float">
            <text:p>-0.378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158378857456" calcext:value-type="float">
            <text:p>0.1583788575</text:p>
          </table:table-cell>
          <table:table-cell office:value-type="float" office:value="-1.38632059027" calcext:value-type="float">
            <text:p>-1.3863205903</text:p>
          </table:table-cell>
        </table:table-row>
        <table:table-row table:style-name="ro1">
          <table:table-cell/>
          <table:table-cell office:value-type="float" office:value="-0.348" calcext:value-type="float">
            <text:p>-0.348</text:p>
          </table:table-cell>
          <table:table-cell office:value-type="float" office:value="-0.672" calcext:value-type="float">
            <text:p>-0.672</text:p>
          </table:table-cell>
          <table:table-cell office:value-type="float" office:value="0.160176656287" calcext:value-type="float">
            <text:p>0.1601766563</text:p>
          </table:table-cell>
          <table:table-cell office:value-type="float" office:value="-1.37060710348" calcext:value-type="float">
            <text:p>-1.3706071035</text:p>
          </table:table-cell>
        </table:table-row>
        <table:table-row table:style-name="ro1">
          <table:table-cell/>
          <table:table-cell office:value-type="float" office:value="-0.317" calcext:value-type="float">
            <text:p>-0.317</text:p>
          </table:table-cell>
          <table:table-cell office:value-type="float" office:value="-0.638" calcext:value-type="float">
            <text:p>-0.638</text:p>
          </table:table-cell>
          <table:table-cell office:value-type="float" office:value="0.160835293566" calcext:value-type="float">
            <text:p>0.1608352936</text:p>
          </table:table-cell>
          <table:table-cell office:value-type="float" office:value="-1.35522266241" calcext:value-type="float">
            <text:p>-1.3552226624</text:p>
          </table:table-cell>
        </table:table-row>
        <table:table-row table:style-name="ro1">
          <table:table-cell/>
          <table:table-cell office:value-type="float" office:value="-0.279" calcext:value-type="float">
            <text:p>-0.279</text:p>
          </table:table-cell>
          <table:table-cell office:value-type="float" office:value="-0.596" calcext:value-type="float">
            <text:p>-0.596</text:p>
          </table:table-cell>
          <table:table-cell office:value-type="float" office:value="0.162403698584" calcext:value-type="float">
            <text:p>0.1624036986</text:p>
          </table:table-cell>
          <table:table-cell office:value-type="float" office:value="-1.33900250897" calcext:value-type="float">
            <text:p>-1.339002509</text:p>
          </table:table-cell>
        </table:table-row>
        <table:table-row table:style-name="ro1">
          <table:table-cell/>
          <table:table-cell office:value-type="float" office:value="-0.246" calcext:value-type="float">
            <text:p>-0.246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16274741424" calcext:value-type="float">
            <text:p>0.1627474142</text:p>
          </table:table-cell>
          <table:table-cell office:value-type="float" office:value="-1.32443975036" calcext:value-type="float">
            <text:p>-1.3244397504</text:p>
          </table:table-cell>
        </table:table-row>
        <table:table-row table:style-name="ro1">
          <table:table-cell/>
          <table:table-cell office:value-type="float" office:value="-0.212" calcext:value-type="float">
            <text:p>-0.212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160796115414" calcext:value-type="float">
            <text:p>0.1607961154</text:p>
          </table:table-cell>
          <table:table-cell office:value-type="float" office:value="-1.30164444954" calcext:value-type="float">
            <text:p>-1.3016444495</text:p>
          </table:table-cell>
        </table:table-row>
        <table:table-row table:style-name="ro1">
          <table:table-cell/>
          <table:table-cell office:value-type="float" office:value="-0.176" calcext:value-type="float">
            <text:p>-0.176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159807061491" calcext:value-type="float">
            <text:p>0.1598070615</text:p>
          </table:table-cell>
          <table:table-cell office:value-type="float" office:value="-1.27807460923" calcext:value-type="float">
            <text:p>-1.2780746092</text:p>
          </table:table-cell>
        </table:table-row>
        <table:table-row table:style-name="ro1">
          <table:table-cell/>
          <table:table-cell office:value-type="float" office:value="-0.139" calcext:value-type="float">
            <text:p>-0.139</text:p>
          </table:table-cell>
          <table:table-cell office:value-type="float" office:value="-0.452" calcext:value-type="float">
            <text:p>-0.452</text:p>
          </table:table-cell>
          <table:table-cell office:value-type="float" office:value="0.160617458539" calcext:value-type="float">
            <text:p>0.1606174585</text:p>
          </table:table-cell>
          <table:table-cell office:value-type="float" office:value="-1.25283633277" calcext:value-type="float">
            <text:p>-1.2528363328</text:p>
          </table:table-cell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160596830869" calcext:value-type="float">
            <text:p>0.1605968309</text:p>
          </table:table-cell>
          <table:table-cell office:value-type="float" office:value="-1.2305536309" calcext:value-type="float">
            <text:p>-1.2305536309</text:p>
          </table:table-cell>
        </table:table-row>
        <table:table-row table:style-name="ro1">
          <table:table-cell/>
          <table:table-cell office:value-type="float" office:value="-0.061" calcext:value-type="float">
            <text:p>-0.06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58384547706" calcext:value-type="float">
            <text:p>0.1583845477</text:p>
          </table:table-cell>
          <table:table-cell office:value-type="float" office:value="-1.20777927967" calcext:value-type="float">
            <text:p>-1.2077792797</text:p>
          </table:table-cell>
        </table:table-row>
        <table:table-row table:style-name="ro1">
          <table:table-cell/>
          <table:table-cell office:value-type="float" office:value="-0.02" calcext:value-type="float">
            <text:p>-0.02</text:p>
          </table:table-cell>
          <table:table-cell office:value-type="float" office:value="-0.334" calcext:value-type="float">
            <text:p>-0.334</text:p>
          </table:table-cell>
          <table:table-cell office:value-type="float" office:value="0.158122332466" calcext:value-type="float">
            <text:p>0.1581223325</text:p>
          </table:table-cell>
          <table:table-cell office:value-type="float" office:value="-1.19034347323" calcext:value-type="float">
            <text:p>-1.1903434732</text:p>
          </table:table-cell>
        </table:table-row>
        <table:table-row table:style-name="ro1">
          <table:table-cell/>
          <table:table-cell office:value-type="float" office:value="0.021" calcext:value-type="float">
            <text:p>0.021</text:p>
          </table:table-cell>
          <table:table-cell office:value-type="float" office:value="-0.294" calcext:value-type="float">
            <text:p>-0.294</text:p>
          </table:table-cell>
          <table:table-cell office:value-type="float" office:value="0.160743836617" calcext:value-type="float">
            <text:p>0.1607438366</text:p>
          </table:table-cell>
          <table:table-cell office:value-type="float" office:value="-1.17673140083" calcext:value-type="float">
            <text:p>-1.1767314008</text:p>
          </table:table-cell>
        </table:table-row>
        <table:table-row table:style-name="ro1">
          <table:table-cell/>
          <table:table-cell office:value-type="float" office:value="0.062" calcext:value-type="float">
            <text:p>0.062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161306483981" calcext:value-type="float">
            <text:p>0.161306484</text:p>
          </table:table-cell>
          <table:table-cell office:value-type="float" office:value="-1.15925366353" calcext:value-type="float">
            <text:p>-1.1592536635</text:p>
          </table:table-cell>
        </table:table-row>
        <table:table-row table:style-name="ro1">
          <table:table-cell/>
          <table:table-cell office:value-type="float" office:value="0.103" calcext:value-type="float">
            <text:p>0.103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160937332527" calcext:value-type="float">
            <text:p>0.1609373325</text:p>
          </table:table-cell>
          <table:table-cell office:value-type="float" office:value="-1.14048755772" calcext:value-type="float">
            <text:p>-1.1404875577</text:p>
          </table:table-cell>
        </table:table-row>
        <table:table-row table:style-name="ro1">
          <table:table-cell/>
          <table:table-cell office:value-type="float" office:value="0.144" calcext:value-type="float">
            <text:p>0.144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63615221832" calcext:value-type="float">
            <text:p>0.1636152218</text:p>
          </table:table-cell>
          <table:table-cell office:value-type="float" office:value="-1.12439274018" calcext:value-type="float">
            <text:p>-1.1243927402</text:p>
          </table:table-cell>
        </table:table-row>
        <table:table-row table:style-name="ro1">
          <table:table-cell/>
          <table:table-cell office:value-type="float" office:value="0.184" calcext:value-type="float">
            <text:p>0.184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62275266878" calcext:value-type="float">
            <text:p>0.1622752669</text:p>
          </table:table-cell>
          <table:table-cell office:value-type="float" office:value="-1.10083202948" calcext:value-type="float">
            <text:p>-1.1008320295</text:p>
          </table:table-cell>
        </table:table-row>
        <table:table-row table:style-name="ro1">
          <table:table-cell/>
          <table:table-cell office:value-type="float" office:value="0.226" calcext:value-type="float">
            <text:p>0.226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161865711776" calcext:value-type="float">
            <text:p>0.1618657118</text:p>
          </table:table-cell>
          <table:table-cell office:value-type="float" office:value="-1.08186559429" calcext:value-type="float">
            <text:p>-1.0818655943</text:p>
          </table:table-cell>
        </table:table-row>
        <table:table-row table:style-name="ro1">
          <table:table-cell/>
          <table:table-cell office:value-type="float" office:value="0.266" calcext:value-type="float">
            <text:p>0.266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62294381917" calcext:value-type="float">
            <text:p>0.1622943819</text:p>
          </table:table-cell>
          <table:table-cell office:value-type="float" office:value="-1.06285146715" calcext:value-type="float">
            <text:p>-1.0628514672</text:p>
          </table:table-cell>
        </table:table-row>
        <table:table-row table:style-name="ro1">
          <table:table-cell/>
          <table:table-cell office:value-type="float" office:value="0.307" calcext:value-type="float">
            <text:p>0.307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162714871719" calcext:value-type="float">
            <text:p>0.1627148717</text:p>
          </table:table-cell>
          <table:table-cell office:value-type="float" office:value="-1.04490038568" calcext:value-type="float">
            <text:p>-1.0449003857</text:p>
          </table:table-cell>
        </table:table-row>
        <table:table-row table:style-name="ro1">
          <table:table-cell/>
          <table:table-cell office:value-type="float" office:value="0.347" calcext:value-type="float">
            <text:p>0.347</text:p>
          </table:table-cell>
          <table:table-cell office:value-type="float" office:value="0.026" calcext:value-type="float">
            <text:p>0.026</text:p>
          </table:table-cell>
          <table:table-cell office:value-type="float" office:value="0.161073834671" calcext:value-type="float">
            <text:p>0.1610738347</text:p>
          </table:table-cell>
          <table:table-cell office:value-type="float" office:value="-1.03312172211" calcext:value-type="float">
            <text:p>-1.0331217221</text:p>
          </table:table-cell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58819016572" calcext:value-type="float">
            <text:p>0.1588190166</text:p>
          </table:table-cell>
          <table:table-cell office:value-type="float" office:value="-1.01763728149" calcext:value-type="float">
            <text:p>-1.0176372815</text:p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8758823103" calcext:value-type="float">
            <text:p>0.1587588231</text:p>
          </table:table-cell>
          <table:table-cell office:value-type="float" office:value="-0.991536942823" calcext:value-type="float">
            <text:p>-0.9915369428</text:p>
          </table:table-cell>
        </table:table-row>
        <table:table-row table:style-name="ro1">
          <table:table-cell/>
          <table:table-cell office:value-type="float" office:value="0.472" calcext:value-type="float">
            <text:p>0.47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8744565797" calcext:value-type="float">
            <text:p>0.1587445658</text:p>
          </table:table-cell>
          <table:table-cell office:value-type="float" office:value="-0.967449917519" calcext:value-type="float">
            <text:p>-0.9674499175</text:p>
          </table:table-cell>
        </table:table-row>
        <table:table-row table:style-name="ro1">
          <table:table-cell/>
          <table:table-cell office:value-type="float" office:value="0.513" calcext:value-type="float">
            <text:p>0.51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7981265205" calcext:value-type="float">
            <text:p>0.1579812652</text:p>
          </table:table-cell>
          <table:table-cell office:value-type="float" office:value="-0.943352544256" calcext:value-type="float">
            <text:p>-0.9433525443</text:p>
          </table:table-cell>
        </table:table-row>
        <table:table-row table:style-name="ro1">
          <table:table-cell/>
          <table:table-cell office:value-type="float" office:value="0.555" calcext:value-type="float">
            <text:p>0.555</text:p>
          </table:table-cell>
          <table:table-cell office:value-type="float" office:value="0.22" calcext:value-type="float">
            <text:p>0.22</text:p>
          </table:table-cell>
          <table:table-cell office:value-type="float" office:value="0.156877717107" calcext:value-type="float">
            <text:p>0.1568777171</text:p>
          </table:table-cell>
          <table:table-cell office:value-type="float" office:value="-0.919053608164" calcext:value-type="float">
            <text:p>-0.9190536082</text:p>
          </table:table-cell>
        </table:table-row>
        <table:table-row table:style-name="ro1">
          <table:table-cell/>
          <table:table-cell office:value-type="float" office:value="0.596" calcext:value-type="float">
            <text:p>0.596</text:p>
          </table:table-cell>
          <table:table-cell office:value-type="float" office:value="0.259" calcext:value-type="float">
            <text:p>0.259</text:p>
          </table:table-cell>
          <table:table-cell office:value-type="float" office:value="0.156245320148" calcext:value-type="float">
            <text:p>0.1562453201</text:p>
          </table:table-cell>
          <table:table-cell office:value-type="float" office:value="-0.896220195482" calcext:value-type="float">
            <text:p>-0.8962201955</text:p>
          </table:table-cell>
        </table:table-row>
        <table:table-row table:style-name="ro1">
          <table:table-cell/>
          <table:table-cell office:value-type="float" office:value="0.637" calcext:value-type="float">
            <text:p>0.637</text:p>
          </table:table-cell>
          <table:table-cell office:value-type="float" office:value="0.297" calcext:value-type="float">
            <text:p>0.297</text:p>
          </table:table-cell>
          <table:table-cell office:value-type="float" office:value="0.155747872688" calcext:value-type="float">
            <text:p>0.1557478727</text:p>
          </table:table-cell>
          <table:table-cell office:value-type="float" office:value="-0.878047873934" calcext:value-type="float">
            <text:p>-0.8780478739</text:p>
          </table:table-cell>
        </table:table-row>
        <table:table-row table:style-name="ro1">
          <table:table-cell/>
          <table:table-cell office:value-type="float" office:value="0.679" calcext:value-type="float">
            <text:p>0.67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4761509606" calcext:value-type="float">
            <text:p>0.1547615096</text:p>
          </table:table-cell>
          <table:table-cell office:value-type="float" office:value="-0.867102246297" calcext:value-type="float">
            <text:p>-0.8671022463</text:p>
          </table:table-cell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 office:value-type="float" office:value="0.376" calcext:value-type="float">
            <text:p>0.376</text:p>
          </table:table-cell>
          <table:table-cell office:value-type="float" office:value="0.156223514869" calcext:value-type="float">
            <text:p>0.1562235149</text:p>
          </table:table-cell>
          <table:table-cell office:value-type="float" office:value="-0.857587339394" calcext:value-type="float">
            <text:p>-0.8575873394</text:p>
          </table:table-cell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9506257571" calcext:value-type="float">
            <text:p>0.1595062576</text:p>
          </table:table-cell>
          <table:table-cell office:value-type="float" office:value="-0.841928172929" calcext:value-type="float">
            <text:p>-0.8419281729</text:p>
          </table:table-cell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 office:value-type="float" office:value="0.453" calcext:value-type="float">
            <text:p>0.453</text:p>
          </table:table-cell>
          <table:table-cell office:value-type="float" office:value="0.15589839031" calcext:value-type="float">
            <text:p>0.1558983903</text:p>
          </table:table-cell>
          <table:table-cell office:value-type="float" office:value="-0.81516156654" calcext:value-type="float">
            <text:p>-0.8151615665</text:p>
          </table:table-cell>
        </table:table-row>
        <table:table-row table:style-name="ro1">
          <table:table-cell/>
          <table:table-cell office:value-type="float" office:value="0.848" calcext:value-type="float">
            <text:p>0.848</text:p>
          </table:table-cell>
          <table:table-cell office:value-type="float" office:value="0.492" calcext:value-type="float">
            <text:p>0.492</text:p>
          </table:table-cell>
          <table:table-cell office:value-type="float" office:value="0.152301462357" calcext:value-type="float">
            <text:p>0.1523014624</text:p>
          </table:table-cell>
          <table:table-cell office:value-type="float" office:value="-0.788909802342" calcext:value-type="float">
            <text:p>-0.7889098023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office:value-type="float" office:value="0.531" calcext:value-type="float">
            <text:p>0.531</text:p>
          </table:table-cell>
          <table:table-cell office:value-type="float" office:value="0.155361327427" calcext:value-type="float">
            <text:p>0.1553613274</text:p>
          </table:table-cell>
          <table:table-cell office:value-type="float" office:value="-0.764504818115" calcext:value-type="float">
            <text:p>-0.7645048181</text:p>
          </table:table-cell>
        </table:table-row>
        <table:table-row table:style-name="ro1">
          <table:table-cell/>
          <table:table-cell office:value-type="float" office:value="0.932" calcext:value-type="float">
            <text:p>0.932</text:p>
          </table:table-cell>
          <table:table-cell office:value-type="float" office:value="0.569" calcext:value-type="float">
            <text:p>0.569</text:p>
          </table:table-cell>
          <table:table-cell office:value-type="float" office:value="0.158767853391" calcext:value-type="float">
            <text:p>0.1587678534</text:p>
          </table:table-cell>
          <table:table-cell office:value-type="float" office:value="-0.735499526224" calcext:value-type="float">
            <text:p>-0.7354995262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608" calcext:value-type="float">
            <text:p>0.608</text:p>
          </table:table-cell>
          <table:table-cell office:value-type="float" office:value="0.156594816334" calcext:value-type="float">
            <text:p>0.1565948163</text:p>
          </table:table-cell>
          <table:table-cell office:value-type="float" office:value="-0.700538331066" calcext:value-type="float">
            <text:p>-0.7005383311</text:p>
          </table:table-cell>
        </table:table-row>
        <table:table-row table:style-name="ro1">
          <table:table-cell/>
          <table:table-cell office:value-type="float" office:value="1.016" calcext:value-type="float">
            <text:p>1.016</text:p>
          </table:table-cell>
          <table:table-cell office:value-type="float" office:value="0.647" calcext:value-type="float">
            <text:p>0.647</text:p>
          </table:table-cell>
          <table:table-cell office:value-type="float" office:value="0.157692778085" calcext:value-type="float">
            <text:p>0.1576927781</text:p>
          </table:table-cell>
          <table:table-cell office:value-type="float" office:value="-0.680137588995" calcext:value-type="float">
            <text:p>-0.680137589</text:p>
          </table:table-cell>
        </table:table-row>
        <table:table-row table:style-name="ro1">
          <table:table-cell/>
          <table:table-cell office:value-type="float" office:value="1.059" calcext:value-type="float">
            <text:p>1.059</text:p>
          </table:table-cell>
          <table:table-cell office:value-type="float" office:value="0.686" calcext:value-type="float">
            <text:p>0.686</text:p>
          </table:table-cell>
          <table:table-cell office:value-type="float" office:value="0.16024868496" calcext:value-type="float">
            <text:p>0.160248685</text:p>
          </table:table-cell>
          <table:table-cell office:value-type="float" office:value="-0.648298329415" calcext:value-type="float">
            <text:p>-0.6482983294</text:p>
          </table:table-cell>
        </table:table-row>
        <table:table-row table:style-name="ro1">
          <table:table-cell/>
          <table:table-cell office:value-type="float" office:value="1.102" calcext:value-type="float">
            <text:p>1.102</text:p>
          </table:table-cell>
          <table:table-cell office:value-type="float" office:value="0.725" calcext:value-type="float">
            <text:p>0.725</text:p>
          </table:table-cell>
          <table:table-cell office:value-type="float" office:value="0.157269285397" calcext:value-type="float">
            <text:p>0.1572692854</text:p>
          </table:table-cell>
          <table:table-cell office:value-type="float" office:value="-0.617785641621" calcext:value-type="float">
            <text:p>-0.6177856416</text:p>
          </table:table-cell>
        </table:table-row>
        <table:table-row table:style-name="ro1">
          <table:table-cell/>
          <table:table-cell office:value-type="float" office:value="1.144" calcext:value-type="float">
            <text:p>1.144</text:p>
          </table:table-cell>
          <table:table-cell office:value-type="float" office:value="0.763" calcext:value-type="float">
            <text:p>0.763</text:p>
          </table:table-cell>
          <table:table-cell office:value-type="float" office:value="0.154397810157" calcext:value-type="float">
            <text:p>0.1543978102</text:p>
          </table:table-cell>
          <table:table-cell office:value-type="float" office:value="-0.587049341952" calcext:value-type="float">
            <text:p>-0.587049342</text:p>
          </table:table-cell>
        </table:table-row>
        <table:table-row table:style-name="ro1">
          <table:table-cell/>
          <table:table-cell office:value-type="float" office:value="1.185" calcext:value-type="float">
            <text:p>1.185</text:p>
          </table:table-cell>
          <table:table-cell office:value-type="float" office:value="0.8" calcext:value-type="float">
            <text:p>0.8</text:p>
          </table:table-cell>
          <table:table-cell office:value-type="float" office:value="0.155782570238" calcext:value-type="float">
            <text:p>0.1557825702</text:p>
          </table:table-cell>
          <table:table-cell office:value-type="float" office:value="-0.55672800773" calcext:value-type="float">
            <text:p>-0.5567280077</text:p>
          </table:table-cell>
        </table:table-row>
        <table:table-row table:style-name="ro1">
          <table:table-cell/>
          <table:table-cell office:value-type="float" office:value="1.227" calcext:value-type="float">
            <text:p>1.227</text:p>
          </table:table-cell>
          <table:table-cell office:value-type="float" office:value="0.838" calcext:value-type="float">
            <text:p>0.838</text:p>
          </table:table-cell>
          <table:table-cell office:value-type="float" office:value="0.156324144224" calcext:value-type="float">
            <text:p>0.1563241442</text:p>
          </table:table-cell>
          <table:table-cell office:value-type="float" office:value="-0.521315680944" calcext:value-type="float">
            <text:p>-0.5213156809</text:p>
          </table:table-cell>
        </table:table-row>
        <table:table-row table:style-name="ro1">
          <table:table-cell/>
          <table:table-cell office:value-type="float" office:value="1.269" calcext:value-type="float">
            <text:p>1.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5004884926" calcext:value-type="float">
            <text:p>0.1550048849</text:p>
          </table:table-cell>
          <table:table-cell office:value-type="float" office:value="-0.482916032247" calcext:value-type="float">
            <text:p>-0.4829160322</text:p>
          </table:table-cell>
        </table:table-row>
        <table:table-row table:style-name="ro1">
          <table:table-cell/>
          <table:table-cell office:value-type="float" office:value="1.311" calcext:value-type="float">
            <text:p>1.311</text:p>
          </table:table-cell>
          <table:table-cell office:value-type="float" office:value="0.912" calcext:value-type="float">
            <text:p>0.912</text:p>
          </table:table-cell>
          <table:table-cell office:value-type="float" office:value="0.156487012334" calcext:value-type="float">
            <text:p>0.1564870123</text:p>
          </table:table-cell>
          <table:table-cell office:value-type="float" office:value="-0.450074870869" calcext:value-type="float">
            <text:p>-0.4500748709</text:p>
          </table:table-cell>
        </table:table-row>
        <table:table-row table:style-name="ro1">
          <table:table-cell/>
          <table:table-cell office:value-type="float" office:value="1.354" calcext:value-type="float">
            <text:p>1.354</text:p>
          </table:table-cell>
          <table:table-cell office:value-type="float" office:value="0.95" calcext:value-type="float">
            <text:p>0.95</text:p>
          </table:table-cell>
          <table:table-cell office:value-type="float" office:value="0.158606736181" calcext:value-type="float">
            <text:p>0.1586067362</text:p>
          </table:table-cell>
          <table:table-cell office:value-type="float" office:value="-0.425002984469" calcext:value-type="float">
            <text:p>-0.4250029845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0.989" calcext:value-type="float">
            <text:p>0.989</text:p>
          </table:table-cell>
          <table:table-cell office:value-type="float" office:value="0.161054046639" calcext:value-type="float">
            <text:p>0.1610540466</text:p>
          </table:table-cell>
          <table:table-cell office:value-type="float" office:value="-0.402406305852" calcext:value-type="float">
            <text:p>-0.4024063059</text:p>
          </table:table-cell>
        </table:table-row>
        <table:table-row table:style-name="ro1">
          <table:table-cell/>
          <table:table-cell office:value-type="float" office:value="1.442" calcext:value-type="float">
            <text:p>1.442</text:p>
          </table:table-cell>
          <table:table-cell office:value-type="float" office:value="1.027" calcext:value-type="float">
            <text:p>1.027</text:p>
          </table:table-cell>
          <table:table-cell office:value-type="float" office:value="0.167533517047" calcext:value-type="float">
            <text:p>0.167533517</text:p>
          </table:table-cell>
          <table:table-cell office:value-type="float" office:value="-0.391878709919" calcext:value-type="float">
            <text:p>-0.3918787099</text:p>
          </table:table-cell>
        </table:table-row>
        <table:table-row table:style-name="ro1">
          <table:table-cell/>
          <table:table-cell office:value-type="float" office:value="1.484" calcext:value-type="float">
            <text:p>1.484</text:p>
          </table:table-cell>
          <table:table-cell office:value-type="float" office:value="1.064" calcext:value-type="float">
            <text:p>1.064</text:p>
          </table:table-cell>
          <table:table-cell office:value-type="float" office:value="0.178226930732" calcext:value-type="float">
            <text:p>0.1782269307</text:p>
          </table:table-cell>
          <table:table-cell office:value-type="float" office:value="-0.372114547791" calcext:value-type="float">
            <text:p>-0.3721145478</text:p>
          </table:table-cell>
        </table:table-row>
        <table:table-row table:style-name="ro1">
          <table:table-cell/>
          <table:table-cell office:value-type="float" office:value="1.525" calcext:value-type="float">
            <text:p>1.525</text:p>
          </table:table-cell>
          <table:table-cell office:value-type="float" office:value="1.1" calcext:value-type="float">
            <text:p>1.1</text:p>
          </table:table-cell>
          <table:table-cell office:value-type="float" office:value="0.190981331439" calcext:value-type="float">
            <text:p>0.1909813314</text:p>
          </table:table-cell>
          <table:table-cell office:value-type="float" office:value="-0.34653310511" calcext:value-type="float">
            <text:p>-0.3465331051</text:p>
          </table:table-cell>
        </table:table-row>
        <table:table-row table:style-name="ro1">
          <table:table-cell/>
          <table:table-cell office:value-type="float" office:value="1.564" calcext:value-type="float">
            <text:p>1.564</text:p>
          </table:table-cell>
          <table:table-cell office:value-type="float" office:value="1.134" calcext:value-type="float">
            <text:p>1.134</text:p>
          </table:table-cell>
          <table:table-cell office:value-type="float" office:value="0.205431215732" calcext:value-type="float">
            <text:p>0.2054312157</text:p>
          </table:table-cell>
          <table:table-cell office:value-type="float" office:value="-0.297723188192" calcext:value-type="float">
            <text:p>-0.2977231882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9593315488" calcext:value-type="float">
            <text:p>0.2195933155</text:p>
          </table:table-cell>
          <table:table-cell office:value-type="float" office:value="-0.253206442997" calcext:value-type="float">
            <text:p>-0.253206443</text:p>
          </table:table-cell>
        </table:table-row>
        <table:table-row table:style-name="ro1">
          <table:table-cell/>
          <table:table-cell office:value-type="float" office:value="1.631" calcext:value-type="float">
            <text:p>1.631</text:p>
          </table:table-cell>
          <table:table-cell office:value-type="float" office:value="1.189" calcext:value-type="float">
            <text:p>1.189</text:p>
          </table:table-cell>
          <table:table-cell office:value-type="float" office:value="0.234515764989" calcext:value-type="float">
            <text:p>0.234515765</text:p>
          </table:table-cell>
          <table:table-cell office:value-type="float" office:value="-0.193679158685" calcext:value-type="float">
            <text:p>-0.1936791587</text:p>
          </table:table-cell>
        </table:table-row>
        <table:table-row table:style-name="ro1">
          <table:table-cell/>
          <table:table-cell office:value-type="float" office:value="1.657" calcext:value-type="float">
            <text:p>1.6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2141774764" calcext:value-type="float">
            <text:p>0.2521417748</text:p>
          </table:table-cell>
          <table:table-cell office:value-type="float" office:value="-0.146075500998" calcext:value-type="float">
            <text:p>-0.146075501</text:p>
          </table:table-cell>
        </table:table-row>
        <table:table-row table:style-name="ro1">
          <table:table-cell/>
          <table:table-cell office:value-type="float" office:value="1.68" calcext:value-type="float">
            <text:p>1.68</text:p>
          </table:table-cell>
          <table:table-cell office:value-type="float" office:value="1.227" calcext:value-type="float">
            <text:p>1.227</text:p>
          </table:table-cell>
          <table:table-cell office:value-type="float" office:value="0.270964349058" calcext:value-type="float">
            <text:p>0.2709643491</text:p>
          </table:table-cell>
          <table:table-cell office:value-type="float" office:value="-0.111471831583" calcext:value-type="float">
            <text:p>-0.1114718316</text:p>
          </table:table-cell>
        </table:table-row>
        <table:table-row table:style-name="ro1">
          <table:table-cell/>
          <table:table-cell office:value-type="float" office:value="1.698" calcext:value-type="float">
            <text:p>1.698</text:p>
          </table:table-cell>
          <table:table-cell office:value-type="float" office:value="1.24" calcext:value-type="float">
            <text:p>1.24</text:p>
          </table:table-cell>
          <table:table-cell office:value-type="float" office:value="0.291296983385" calcext:value-type="float">
            <text:p>0.2912969834</text:p>
          </table:table-cell>
          <table:table-cell office:value-type="float" office:value="-0.0789897074497" calcext:value-type="float">
            <text:p>-0.0789897074</text:p>
          </table:table-cell>
        </table:table-row>
        <table:table-row table:style-name="ro1">
          <table:table-cell/>
          <table:table-cell office:value-type="float" office:value="1.713" calcext:value-type="float">
            <text:p>1.713</text:p>
          </table:table-cell>
          <table:table-cell office:value-type="float" office:value="1.249" calcext:value-type="float">
            <text:p>1.249</text:p>
          </table:table-cell>
          <table:table-cell office:value-type="float" office:value="0.309615368439" calcext:value-type="float">
            <text:p>0.3096153684</text:p>
          </table:table-cell>
          <table:table-cell office:value-type="float" office:value="-0.0631303911769" calcext:value-type="float">
            <text:p>-0.0631303912</text:p>
          </table:table-cell>
        </table:table-row>
        <table:table-row table:style-name="ro1">
          <table:table-cell/>
          <table:table-cell office:value-type="float" office:value="1.727" calcext:value-type="float">
            <text:p>1.727</text:p>
          </table:table-cell>
          <table:table-cell office:value-type="float" office:value="1.258" calcext:value-type="float">
            <text:p>1.258</text:p>
          </table:table-cell>
          <table:table-cell office:value-type="float" office:value="0.328485505782" calcext:value-type="float">
            <text:p>0.3284855058</text:p>
          </table:table-cell>
          <table:table-cell office:value-type="float" office:value="-0.0369259604113" calcext:value-type="float">
            <text:p>-0.0369259604</text:p>
          </table:table-cell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 office:value-type="float" office:value="1.266" calcext:value-type="float">
            <text:p>1.266</text:p>
          </table:table-cell>
          <table:table-cell office:value-type="float" office:value="0.343724467795" calcext:value-type="float">
            <text:p>0.3437244678</text:p>
          </table:table-cell>
          <table:table-cell office:value-type="float" office:value="-0.0269398690443" calcext:value-type="float">
            <text:p>-0.026939869</text:p>
          </table:table-cell>
        </table:table-row>
        <table:table-row table:style-name="ro1">
          <table:table-cell/>
          <table:table-cell office:value-type="float" office:value="1.753" calcext:value-type="float">
            <text:p>1.753</text:p>
          </table:table-cell>
          <table:table-cell office:value-type="float" office:value="1.273" calcext:value-type="float">
            <text:p>1.273</text:p>
          </table:table-cell>
          <table:table-cell office:value-type="float" office:value="0.358330557432" calcext:value-type="float">
            <text:p>0.3583305574</text:p>
          </table:table-cell>
          <table:table-cell office:value-type="float" office:value="-0.0198535364811" calcext:value-type="float">
            <text:p>-0.0198535365</text:p>
          </table:table-cell>
        </table:table-row>
        <table:table-row table:style-name="ro1">
          <table:table-cell/>
          <table:table-cell office:value-type="float" office:value="1.767" calcext:value-type="float">
            <text:p>1.767</text:p>
          </table:table-cell>
          <table:table-cell office:value-type="float" office:value="1.279" calcext:value-type="float">
            <text:p>1.279</text:p>
          </table:table-cell>
          <table:table-cell office:value-type="float" office:value="0.370954524829" calcext:value-type="float">
            <text:p>0.3709545248</text:p>
          </table:table-cell>
          <table:table-cell office:value-type="float" office:value="-0.0166817151785" calcext:value-type="float">
            <text:p>-0.0166817152</text:p>
          </table:table-cell>
        </table:table-row>
        <table:table-row table:style-name="ro1">
          <table:table-cell/>
          <table:table-cell office:value-type="float" office:value="1.78" calcext:value-type="float">
            <text:p>1.78</text:p>
          </table:table-cell>
          <table:table-cell office:value-type="float" office:value="1.285" calcext:value-type="float">
            <text:p>1.285</text:p>
          </table:table-cell>
          <table:table-cell office:value-type="float" office:value="0.385160674709" calcext:value-type="float">
            <text:p>0.3851606747</text:p>
          </table:table-cell>
          <table:table-cell office:value-type="float" office:value="-0.00947787414804" calcext:value-type="float">
            <text:p>-0.0094778741</text:p>
          </table:table-cell>
        </table:table-row>
        <table:table-row table:style-name="ro1">
          <table:table-cell/>
          <table:table-cell office:value-type="float" office:value="1.792" calcext:value-type="float">
            <text:p>1.792</text:p>
          </table:table-cell>
          <table:table-cell office:value-type="float" office:value="1.291" calcext:value-type="float">
            <text:p>1.291</text:p>
          </table:table-cell>
          <table:table-cell office:value-type="float" office:value="0.397282200366" calcext:value-type="float">
            <text:p>0.3972822004</text:p>
          </table:table-cell>
          <table:table-cell office:value-type="float" office:value="-0.00338316982415" calcext:value-type="float">
            <text:p>-0.0033831698</text:p>
          </table:table-cell>
        </table:table-row>
        <table:table-row table:style-name="ro1">
          <table:table-cell/>
          <table:table-cell office:value-type="float" office:value="1.802" calcext:value-type="float">
            <text:p>1.802</text:p>
          </table:table-cell>
          <table:table-cell office:value-type="float" office:value="1.294" calcext:value-type="float">
            <text:p>1.294</text:p>
          </table:table-cell>
          <table:table-cell office:value-type="float" office:value="0.412621551503" calcext:value-type="float">
            <text:p>0.4126215515</text:p>
          </table:table-cell>
          <table:table-cell office:value-type="float" office:value="0.00547086992963" calcext:value-type="float">
            <text:p>0.0054708699</text:p>
          </table:table-cell>
        </table:table-row>
        <table:table-row table:style-name="ro1">
          <table:table-cell/>
          <table:table-cell office:value-type="float" office:value="1.809" calcext:value-type="float">
            <text:p>1.809</text:p>
          </table:table-cell>
          <table:table-cell office:value-type="float" office:value="1.297" calcext:value-type="float">
            <text:p>1.297</text:p>
          </table:table-cell>
          <table:table-cell office:value-type="float" office:value="0.426223398203" calcext:value-type="float">
            <text:p>0.4262233982</text:p>
          </table:table-cell>
          <table:table-cell office:value-type="float" office:value="0.0132375920499" calcext:value-type="float">
            <text:p>0.013237592</text:p>
          </table:table-cell>
        </table:table-row>
        <table:table-row table:style-name="ro1">
          <table:table-cell/>
          <table:table-cell office:value-type="float" office:value="1.815" calcext:value-type="float">
            <text:p>1.815</text:p>
          </table:table-cell>
          <table:table-cell office:value-type="float" office:value="1.299" calcext:value-type="float">
            <text:p>1.299</text:p>
          </table:table-cell>
          <table:table-cell office:value-type="float" office:value="0.436543418592" calcext:value-type="float">
            <text:p>0.4365434186</text:p>
          </table:table-cell>
          <table:table-cell office:value-type="float" office:value="0.0155090410874" calcext:value-type="float">
            <text:p>0.0155090411</text:p>
          </table:table-cell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office:value-type="float" office:value="1.3" calcext:value-type="float">
            <text:p>1.3</text:p>
          </table:table-cell>
          <table:table-cell office:value-type="float" office:value="0.446961783269" calcext:value-type="float">
            <text:p>0.4469617833</text:p>
          </table:table-cell>
          <table:table-cell office:value-type="float" office:value="0.0167551348665" calcext:value-type="float">
            <text:p>0.0167551349</text:p>
          </table:table-cell>
        </table:table-row>
        <table:table-row table:style-name="ro1">
          <table:table-cell/>
          <table:table-cell office:value-type="float" office:value="1.823" calcext:value-type="float">
            <text:p>1.823</text:p>
          </table:table-cell>
          <table:table-cell office:value-type="float" office:value="1.301" calcext:value-type="float">
            <text:p>1.301</text:p>
          </table:table-cell>
          <table:table-cell office:value-type="float" office:value="0.458491962206" calcext:value-type="float">
            <text:p>0.4584919622</text:p>
          </table:table-cell>
          <table:table-cell office:value-type="float" office:value="0.017159743778" calcext:value-type="float">
            <text:p>0.0171597438</text:p>
          </table:table-cell>
        </table:table-row>
        <table:table-row table:style-name="ro1">
          <table:table-cell/>
          <table:table-cell office:value-type="float" office:value="1.826" calcext:value-type="float">
            <text:p>1.826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7488375531" calcext:value-type="float">
            <text:p>0.4674883755</text:p>
          </table:table-cell>
          <table:table-cell office:value-type="float" office:value="0.0177066452153" calcext:value-type="float">
            <text:p>0.0177066452</text:p>
          </table:table-cell>
        </table:table-row>
        <table:table-row table:style-name="ro1">
          <table:table-cell/>
          <table:table-cell office:value-type="float" office:value="1.828" calcext:value-type="float">
            <text:p>1.828</text:p>
          </table:table-cell>
          <table:table-cell office:value-type="float" office:value="1.303" calcext:value-type="float">
            <text:p>1.303</text:p>
          </table:table-cell>
          <table:table-cell office:value-type="float" office:value="0.480181044016" calcext:value-type="float">
            <text:p>0.480181044</text:p>
          </table:table-cell>
          <table:table-cell office:value-type="float" office:value="0.0176841649606" calcext:value-type="float">
            <text:p>0.017684165</text:p>
          </table:table-cell>
        </table:table-row>
        <table:table-row table:style-name="ro1">
          <table:table-cell/>
          <table:table-cell office:value-type="float" office:value="1.831" calcext:value-type="float">
            <text:p>1.831</text:p>
          </table:table-cell>
          <table:table-cell office:value-type="float" office:value="1.303" calcext:value-type="float">
            <text:p>1.303</text:p>
          </table:table-cell>
          <table:table-cell office:value-type="float" office:value="0.493975312793" calcext:value-type="float">
            <text:p>0.4939753128</text:p>
          </table:table-cell>
          <table:table-cell office:value-type="float" office:value="0.0175184411029" calcext:value-type="float">
            <text:p>0.0175184411</text:p>
          </table:table-cell>
        </table:table-row>
        <table:table-row table:style-name="ro1">
          <table:table-cell/>
          <table:table-cell office:value-type="float" office:value="1.835" calcext:value-type="float">
            <text:p>1.835</text:p>
          </table:table-cell>
          <table:table-cell office:value-type="float" office:value="1.304" calcext:value-type="float">
            <text:p>1.304</text:p>
          </table:table-cell>
          <table:table-cell office:value-type="float" office:value="0.506649641626" calcext:value-type="float">
            <text:p>0.5066496416</text:p>
          </table:table-cell>
          <table:table-cell office:value-type="float" office:value="0.0161848891238" calcext:value-type="float">
            <text:p>0.0161848891</text:p>
          </table:table-cell>
        </table:table-row>
        <table:table-row table:style-name="ro1">
          <table:table-cell/>
          <table:table-cell office:value-type="float" office:value="1.839" calcext:value-type="float">
            <text:p>1.839</text:p>
          </table:table-cell>
          <table:table-cell office:value-type="float" office:value="1.305" calcext:value-type="float">
            <text:p>1.305</text:p>
          </table:table-cell>
          <table:table-cell office:value-type="float" office:value="0.521084254508" calcext:value-type="float">
            <text:p>0.5210842545</text:p>
          </table:table-cell>
          <table:table-cell office:value-type="float" office:value="0.0143506631308" calcext:value-type="float">
            <text:p>0.0143506631</text:p>
          </table:table-cell>
        </table:table-row>
        <table:table-row table:style-name="ro1">
          <table:table-cell/>
          <table:table-cell office:value-type="float" office:value="1.845" calcext:value-type="float">
            <text:p>1.845</text:p>
          </table:table-cell>
          <table:table-cell office:value-type="float" office:value="1.305" calcext:value-type="float">
            <text:p>1.305</text:p>
          </table:table-cell>
          <table:table-cell office:value-type="float" office:value="0.535509689609" calcext:value-type="float">
            <text:p>0.5355096896</text:p>
          </table:table-cell>
          <table:table-cell office:value-type="float" office:value="0.0120670734367" calcext:value-type="float">
            <text:p>0.0120670734</text:p>
          </table:table-cell>
        </table:table-row>
        <table:table-row table:style-name="ro1">
          <table:table-cell/>
          <table:table-cell office:value-type="float" office:value="1.851" calcext:value-type="float">
            <text:p>1.851</text:p>
          </table:table-cell>
          <table:table-cell office:value-type="float" office:value="1.306" calcext:value-type="float">
            <text:p>1.306</text:p>
          </table:table-cell>
          <table:table-cell office:value-type="float" office:value="0.549128192875" calcext:value-type="float">
            <text:p>0.5491281929</text:p>
          </table:table-cell>
          <table:table-cell office:value-type="float" office:value="0.00861004371664" calcext:value-type="float">
            <text:p>0.0086100437</text:p>
          </table:table-cell>
        </table:table-row>
        <table:table-row table:style-name="ro1">
          <table:table-cell/>
          <table:table-cell office:value-type="float" office:value="1.858" calcext:value-type="float">
            <text:p>1.858</text:p>
          </table:table-cell>
          <table:table-cell office:value-type="float" office:value="1.306" calcext:value-type="float">
            <text:p>1.306</text:p>
          </table:table-cell>
          <table:table-cell office:value-type="float" office:value="0.557993584051" calcext:value-type="float">
            <text:p>0.5579935841</text:p>
          </table:table-cell>
          <table:table-cell office:value-type="float" office:value="0.000223269812286" calcext:value-type="float">
            <text:p>0.0002232698</text:p>
          </table:table-cell>
        </table:table-row>
        <table:table-row table:style-name="ro1">
          <table:table-cell/>
          <table:table-cell office:value-type="float" office:value="1.867" calcext:value-type="float">
            <text:p>1.867</text:p>
          </table:table-cell>
          <table:table-cell office:value-type="float" office:value="1.307" calcext:value-type="float">
            <text:p>1.307</text:p>
          </table:table-cell>
          <table:table-cell office:value-type="float" office:value="0.570806075728" calcext:value-type="float">
            <text:p>0.5708060757</text:p>
          </table:table-cell>
          <table:table-cell office:value-type="float" office:value="-0.00798714758306" calcext:value-type="float">
            <text:p>-0.0079871476</text:p>
          </table:table-cell>
        </table:table-row>
        <table:table-row table:style-name="ro1">
          <table:table-cell/>
          <table:table-cell office:value-type="float" office:value="1.877" calcext:value-type="float">
            <text:p>1.877</text:p>
          </table:table-cell>
          <table:table-cell office:value-type="float" office:value="1.307" calcext:value-type="float">
            <text:p>1.307</text:p>
          </table:table-cell>
          <table:table-cell office:value-type="float" office:value="0.576174906034" calcext:value-type="float">
            <text:p>0.576174906</text:p>
          </table:table-cell>
          <table:table-cell office:value-type="float" office:value="-0.0171887900493" calcext:value-type="float">
            <text:p>-0.01718879</text:p>
          </table:table-cell>
        </table:table-row>
        <table:table-row table:style-name="ro1">
          <table:table-cell/>
          <table:table-cell office:value-type="float" office:value="1.887" calcext:value-type="float">
            <text:p>1.887</text:p>
          </table:table-cell>
          <table:table-cell office:value-type="float" office:value="1.306" calcext:value-type="float">
            <text:p>1.306</text:p>
          </table:table-cell>
          <table:table-cell office:value-type="float" office:value="0.583102423672" calcext:value-type="float">
            <text:p>0.5831024237</text:p>
          </table:table-cell>
          <table:table-cell office:value-type="float" office:value="-0.023936055516" calcext:value-type="float">
            <text:p>-0.0239360555</text:p>
          </table:table-cell>
        </table:table-row>
        <table:table-row table:style-name="ro1">
          <table:table-cell/>
          <table:table-cell office:value-type="float" office:value="1.898" calcext:value-type="float">
            <text:p>1.898</text:p>
          </table:table-cell>
          <table:table-cell office:value-type="float" office:value="1.305" calcext:value-type="float">
            <text:p>1.305</text:p>
          </table:table-cell>
          <table:table-cell office:value-type="float" office:value="0.594811943242" calcext:value-type="float">
            <text:p>0.5948119432</text:p>
          </table:table-cell>
          <table:table-cell office:value-type="float" office:value="-0.0285243676875" calcext:value-type="float">
            <text:p>-0.0285243677</text:p>
          </table:table-cell>
        </table:table-row>
        <table:table-row table:style-name="ro1">
          <table:table-cell/>
          <table:table-cell office:value-type="float" office:value="1.909" calcext:value-type="float">
            <text:p>1.909</text:p>
          </table:table-cell>
          <table:table-cell office:value-type="float" office:value="1.304" calcext:value-type="float">
            <text:p>1.304</text:p>
          </table:table-cell>
          <table:table-cell office:value-type="float" office:value="0.607436515422" calcext:value-type="float">
            <text:p>0.6074365154</text:p>
          </table:table-cell>
          <table:table-cell office:value-type="float" office:value="-0.0329224683866" calcext:value-type="float">
            <text:p>-0.0329224684</text:p>
          </table:table-cell>
        </table:table-row>
        <table:table-row table:style-name="ro1">
          <table:table-cell/>
          <table:table-cell office:value-type="float" office:value="1.923" calcext:value-type="float">
            <text:p>1.923</text:p>
          </table:table-cell>
          <table:table-cell office:value-type="float" office:value="1.302" calcext:value-type="float">
            <text:p>1.302</text:p>
          </table:table-cell>
          <table:table-cell office:value-type="float" office:value="0.624496633324" calcext:value-type="float">
            <text:p>0.6244966333</text:p>
          </table:table-cell>
          <table:table-cell office:value-type="float" office:value="-0.0376657484845" calcext:value-type="float">
            <text:p>-0.0376657485</text:p>
          </table:table-cell>
        </table:table-row>
        <table:table-row table:style-name="ro1">
          <table:table-cell/>
          <table:table-cell office:value-type="float" office:value="1.937" calcext:value-type="float">
            <text:p>1.937</text:p>
          </table:table-cell>
          <table:table-cell office:value-type="float" office:value="1.299" calcext:value-type="float">
            <text:p>1.299</text:p>
          </table:table-cell>
          <table:table-cell office:value-type="float" office:value="0.638901737342" calcext:value-type="float">
            <text:p>0.6389017373</text:p>
          </table:table-cell>
          <table:table-cell office:value-type="float" office:value="-0.0428894680847" calcext:value-type="float">
            <text:p>-0.0428894681</text:p>
          </table:table-cell>
        </table:table-row>
        <table:table-row table:style-name="ro1">
          <table:table-cell/>
          <table:table-cell office:value-type="float" office:value="1.952" calcext:value-type="float">
            <text:p>1.952</text:p>
          </table:table-cell>
          <table:table-cell office:value-type="float" office:value="1.296" calcext:value-type="float">
            <text:p>1.296</text:p>
          </table:table-cell>
          <table:table-cell office:value-type="float" office:value="0.652625939895" calcext:value-type="float">
            <text:p>0.6526259399</text:p>
          </table:table-cell>
          <table:table-cell office:value-type="float" office:value="-0.0484551797508" calcext:value-type="float">
            <text:p>-0.0484551798</text:p>
          </table:table-cell>
        </table:table-row>
        <table:table-row table:style-name="ro1">
          <table:table-cell/>
          <table:table-cell office:value-type="float" office:value="1.968" calcext:value-type="float">
            <text:p>1.968</text:p>
          </table:table-cell>
          <table:table-cell office:value-type="float" office:value="1.292" calcext:value-type="float">
            <text:p>1.292</text:p>
          </table:table-cell>
          <table:table-cell office:value-type="float" office:value="0.666366493352" calcext:value-type="float">
            <text:p>0.6663664934</text:p>
          </table:table-cell>
          <table:table-cell office:value-type="float" office:value="-0.054714426404" calcext:value-type="float">
            <text:p>-0.0547144264</text:p>
          </table:table-cell>
        </table:table-row>
        <table:table-row table:style-name="ro1">
          <table:table-cell/>
          <table:table-cell office:value-type="float" office:value="1.985" calcext:value-type="float">
            <text:p>1.985</text:p>
          </table:table-cell>
          <table:table-cell office:value-type="float" office:value="1.287" calcext:value-type="float">
            <text:p>1.287</text:p>
          </table:table-cell>
          <table:table-cell office:value-type="float" office:value="0.677086178956" calcext:value-type="float">
            <text:p>0.677086179</text:p>
          </table:table-cell>
          <table:table-cell office:value-type="float" office:value="-0.0612787074876" calcext:value-type="float">
            <text:p>-0.0612787075</text:p>
          </table:table-cell>
        </table:table-row>
        <table:table-row table:style-name="ro1">
          <table:table-cell/>
          <table:table-cell office:value-type="float" office:value="2.003" calcext:value-type="float">
            <text:p>2.003</text:p>
          </table:table-cell>
          <table:table-cell office:value-type="float" office:value="1.281" calcext:value-type="float">
            <text:p>1.281</text:p>
          </table:table-cell>
          <table:table-cell office:value-type="float" office:value="0.686283851868" calcext:value-type="float">
            <text:p>0.6862838519</text:p>
          </table:table-cell>
          <table:table-cell office:value-type="float" office:value="-0.0682878694382" calcext:value-type="float">
            <text:p>-0.0682878694</text:p>
          </table:table-cell>
        </table:table-row>
        <table:table-row table:style-name="ro1">
          <table:table-cell/>
          <table:table-cell office:value-type="float" office:value="2.022" calcext:value-type="float">
            <text:p>2.022</text:p>
          </table:table-cell>
          <table:table-cell office:value-type="float" office:value="1.274" calcext:value-type="float">
            <text:p>1.274</text:p>
          </table:table-cell>
          <table:table-cell office:value-type="float" office:value="0.695469161213" calcext:value-type="float">
            <text:p>0.6954691612</text:p>
          </table:table-cell>
          <table:table-cell office:value-type="float" office:value="-0.0763827234211" calcext:value-type="float">
            <text:p>-0.0763827234</text:p>
          </table:table-cell>
        </table:table-row>
        <table:table-row table:style-name="ro1">
          <table:table-cell/>
          <table:table-cell office:value-type="float" office:value="2.043" calcext:value-type="float">
            <text:p>2.043</text:p>
          </table:table-cell>
          <table:table-cell office:value-type="float" office:value="1.266" calcext:value-type="float">
            <text:p>1.266</text:p>
          </table:table-cell>
          <table:table-cell office:value-type="float" office:value="0.703743732783" calcext:value-type="float">
            <text:p>0.7037437328</text:p>
          </table:table-cell>
          <table:table-cell office:value-type="float" office:value="-0.0845436786151" calcext:value-type="float">
            <text:p>-0.0845436786</text:p>
          </table:table-cell>
        </table:table-row>
        <table:table-row table:style-name="ro1">
          <table:table-cell/>
          <table:table-cell office:value-type="float" office:value="2.061" calcext:value-type="float">
            <text:p>2.061</text:p>
          </table:table-cell>
          <table:table-cell office:value-type="float" office:value="1.258" calcext:value-type="float">
            <text:p>1.258</text:p>
          </table:table-cell>
          <table:table-cell office:value-type="float" office:value="0.713068007078" calcext:value-type="float">
            <text:p>0.7130680071</text:p>
          </table:table-cell>
          <table:table-cell office:value-type="float" office:value="-0.0926266249057" calcext:value-type="float">
            <text:p>-0.0926266249</text:p>
          </table:table-cell>
        </table:table-row>
        <table:table-row table:style-name="ro1">
          <table:table-cell/>
          <table:table-cell office:value-type="float" office:value="2.08" calcext:value-type="float">
            <text:p>2.08</text:p>
          </table:table-cell>
          <table:table-cell office:value-type="float" office:value="1.249" calcext:value-type="float">
            <text:p>1.249</text:p>
          </table:table-cell>
          <table:table-cell office:value-type="float" office:value="0.722922240251" calcext:value-type="float">
            <text:p>0.7229222403</text:p>
          </table:table-cell>
          <table:table-cell office:value-type="float" office:value="-0.100926209349" calcext:value-type="float">
            <text:p>-0.1009262093</text:p>
          </table:table-cell>
        </table:table-row>
        <table:table-row table:style-name="ro1">
          <table:table-cell/>
          <table:table-cell office:value-type="float" office:value="2.099" calcext:value-type="float">
            <text:p>2.099</text:p>
          </table:table-cell>
          <table:table-cell office:value-type="float" office:value="1.24" calcext:value-type="float">
            <text:p>1.24</text:p>
          </table:table-cell>
          <table:table-cell office:value-type="float" office:value="0.731496283664" calcext:value-type="float">
            <text:p>0.7314962837</text:p>
          </table:table-cell>
          <table:table-cell office:value-type="float" office:value="-0.108510622386" calcext:value-type="float">
            <text:p>-0.1085106224</text:p>
          </table:table-cell>
        </table:table-row>
        <table:table-row table:style-name="ro1">
          <table:table-cell/>
          <table:table-cell office:value-type="float" office:value="2.117" calcext:value-type="float">
            <text:p>2.117</text:p>
          </table:table-cell>
          <table:table-cell office:value-type="float" office:value="1.231" calcext:value-type="float">
            <text:p>1.231</text:p>
          </table:table-cell>
          <table:table-cell office:value-type="float" office:value="0.741043471212" calcext:value-type="float">
            <text:p>0.7410434712</text:p>
          </table:table-cell>
          <table:table-cell office:value-type="float" office:value="-0.11803334846" calcext:value-type="float">
            <text:p>-0.1180333485</text:p>
          </table:table-cell>
        </table:table-row>
        <table:table-row table:style-name="ro1">
          <table:table-cell/>
          <table:table-cell office:value-type="float" office:value="2.135" calcext:value-type="float">
            <text:p>2.135</text:p>
          </table:table-cell>
          <table:table-cell office:value-type="float" office:value="1.22" calcext:value-type="float">
            <text:p>1.22</text:p>
          </table:table-cell>
          <table:table-cell office:value-type="float" office:value="0.749475911266" calcext:value-type="float">
            <text:p>0.7494759113</text:p>
          </table:table-cell>
          <table:table-cell office:value-type="float" office:value="-0.126559502915" calcext:value-type="float">
            <text:p>-0.1265595029</text:p>
          </table:table-cell>
        </table:table-row>
        <table:table-row table:style-name="ro1">
          <table:table-cell/>
          <table:table-cell office:value-type="float" office:value="2.153" calcext:value-type="float">
            <text:p>2.153</text:p>
          </table:table-cell>
          <table:table-cell office:value-type="float" office:value="1.209" calcext:value-type="float">
            <text:p>1.209</text:p>
          </table:table-cell>
          <table:table-cell office:value-type="float" office:value="0.75358301025" calcext:value-type="float">
            <text:p>0.7535830103</text:p>
          </table:table-cell>
          <table:table-cell office:value-type="float" office:value="-0.135202646239" calcext:value-type="float">
            <text:p>-0.1352026462</text:p>
          </table:table-cell>
        </table:table-row>
        <table:table-row table:style-name="ro1">
          <table:table-cell/>
          <table:table-cell office:value-type="float" office:value="2.171" calcext:value-type="float">
            <text:p>2.171</text:p>
          </table:table-cell>
          <table:table-cell office:value-type="float" office:value="1.197" calcext:value-type="float">
            <text:p>1.197</text:p>
          </table:table-cell>
          <table:table-cell office:value-type="float" office:value="0.757544409036" calcext:value-type="float">
            <text:p>0.757544409</text:p>
          </table:table-cell>
          <table:table-cell office:value-type="float" office:value="-0.14653707643" calcext:value-type="float">
            <text:p>-0.1465370764</text:p>
          </table:table-cell>
        </table:table-row>
        <table:table-row table:style-name="ro1">
          <table:table-cell/>
          <table:table-cell office:value-type="float" office:value="2.188" calcext:value-type="float">
            <text:p>2.188</text:p>
          </table:table-cell>
          <table:table-cell office:value-type="float" office:value="1.185" calcext:value-type="float">
            <text:p>1.185</text:p>
          </table:table-cell>
          <table:table-cell office:value-type="float" office:value="0.759946926788" calcext:value-type="float">
            <text:p>0.7599469268</text:p>
          </table:table-cell>
          <table:table-cell office:value-type="float" office:value="-0.158031493535" calcext:value-type="float">
            <text:p>-0.1580314935</text:p>
          </table:table-cell>
        </table:table-row>
        <table:table-row table:style-name="ro1">
          <table:table-cell/>
          <table:table-cell office:value-type="float" office:value="2.204" calcext:value-type="float">
            <text:p>2.204</text:p>
          </table:table-cell>
          <table:table-cell office:value-type="float" office:value="1.173" calcext:value-type="float">
            <text:p>1.173</text:p>
          </table:table-cell>
          <table:table-cell office:value-type="float" office:value="0.767395500694" calcext:value-type="float">
            <text:p>0.7673955007</text:p>
          </table:table-cell>
          <table:table-cell office:value-type="float" office:value="-0.167771023854" calcext:value-type="float">
            <text:p>-0.1677710239</text:p>
          </table:table-cell>
        </table:table-row>
        <table:table-row table:style-name="ro1">
          <table:table-cell/>
          <table:table-cell office:value-type="float" office:value="2.218" calcext:value-type="float">
            <text:p>2.218</text:p>
          </table:table-cell>
          <table:table-cell office:value-type="float" office:value="1.162" calcext:value-type="float">
            <text:p>1.162</text:p>
          </table:table-cell>
          <table:table-cell office:value-type="float" office:value="0.76202767766" calcext:value-type="float">
            <text:p>0.7620276777</text:p>
          </table:table-cell>
          <table:table-cell office:value-type="float" office:value="-0.175925991442" calcext:value-type="float">
            <text:p>-0.1759259914</text:p>
          </table:table-cell>
        </table:table-row>
        <table:table-row table:style-name="ro1">
          <table:table-cell/>
          <table:table-cell office:value-type="float" office:value="2.228" calcext:value-type="float">
            <text:p>2.228</text:p>
          </table:table-cell>
          <table:table-cell office:value-type="float" office:value="1.154" calcext:value-type="float">
            <text:p>1.154</text:p>
          </table:table-cell>
          <table:table-cell office:value-type="float" office:value="0.757003129284" calcext:value-type="float">
            <text:p>0.7570031293</text:p>
          </table:table-cell>
          <table:table-cell office:value-type="float" office:value="-0.181109318749" calcext:value-type="float">
            <text:p>-0.1811093187</text:p>
          </table:table-cell>
        </table:table-row>
        <table:table-row table:style-name="ro1">
          <table:table-cell/>
          <table:table-cell office:value-type="float" office:value="2.235" calcext:value-type="float">
            <text:p>2.235</text:p>
          </table:table-cell>
          <table:table-cell office:value-type="float" office:value="1.148" calcext:value-type="float">
            <text:p>1.148</text:p>
          </table:table-cell>
          <table:table-cell office:value-type="float" office:value="0.766837580593" calcext:value-type="float">
            <text:p>0.7668375806</text:p>
          </table:table-cell>
          <table:table-cell office:value-type="float" office:value="-0.188982577061" calcext:value-type="float">
            <text:p>-0.1889825771</text:p>
          </table:table-cell>
        </table:table-row>
        <table:table-row table:style-name="ro1">
          <table:table-cell/>
          <table:table-cell office:value-type="float" office:value="2.239" calcext:value-type="float">
            <text:p>2.239</text:p>
          </table:table-cell>
          <table:table-cell office:value-type="float" office:value="1.144" calcext:value-type="float">
            <text:p>1.144</text:p>
          </table:table-cell>
          <table:table-cell office:value-type="float" office:value="0.765962010513" calcext:value-type="float">
            <text:p>0.7659620105</text:p>
          </table:table-cell>
          <table:table-cell office:value-type="float" office:value="-0.195805738855" calcext:value-type="float">
            <text:p>-0.1958057389</text:p>
          </table:table-cell>
        </table:table-row>
        <table:table-row table:style-name="ro1">
          <table:table-cell/>
          <table:table-cell office:value-type="float" office:value="2.242" calcext:value-type="float">
            <text:p>2.242</text:p>
          </table:table-cell>
          <table:table-cell office:value-type="float" office:value="1.141" calcext:value-type="float">
            <text:p>1.141</text:p>
          </table:table-cell>
          <table:table-cell office:value-type="float" office:value="0.763734371847" calcext:value-type="float">
            <text:p>0.7637343718</text:p>
          </table:table-cell>
          <table:table-cell office:value-type="float" office:value="-0.200615662711" calcext:value-type="float">
            <text:p>-0.2006156627</text:p>
          </table:table-cell>
        </table:table-row>
        <table:table-row table:style-name="ro1">
          <table:table-cell/>
          <table:table-cell office:value-type="float" office:value="2.243" calcext:value-type="float">
            <text:p>2.243</text:p>
          </table:table-cell>
          <table:table-cell office:value-type="float" office:value="1.14" calcext:value-type="float">
            <text:p>1.14</text:p>
          </table:table-cell>
          <table:table-cell office:value-type="float" office:value="0.768135593337" calcext:value-type="float">
            <text:p>0.7681355933</text:p>
          </table:table-cell>
          <table:table-cell office:value-type="float" office:value="-0.205263209208" calcext:value-type="float">
            <text:p>-0.2052632092</text:p>
          </table:table-cell>
        </table:table-row>
        <table:table-row table:style-name="ro1">
          <table:table-cell/>
          <table:table-cell office:value-type="float" office:value="2.244" calcext:value-type="float">
            <text:p>2.244</text:p>
          </table:table-cell>
          <table:table-cell office:value-type="float" office:value="1.139" calcext:value-type="float">
            <text:p>1.139</text:p>
          </table:table-cell>
          <table:table-cell office:value-type="float" office:value="0.764410482148" calcext:value-type="float">
            <text:p>0.7644104821</text:p>
          </table:table-cell>
          <table:table-cell office:value-type="float" office:value="-0.212253355168" calcext:value-type="float">
            <text:p>-0.2122533552</text:p>
          </table:table-cell>
        </table:table-row>
        <table:table-row table:style-name="ro1">
          <table:table-cell/>
          <table:table-cell office:value-type="float" office:value="2.246" calcext:value-type="float">
            <text:p>2.246</text:p>
          </table:table-cell>
          <table:table-cell office:value-type="float" office:value="1.137" calcext:value-type="float">
            <text:p>1.137</text:p>
          </table:table-cell>
          <table:table-cell office:value-type="float" office:value="0.762275238331" calcext:value-type="float">
            <text:p>0.7622752383</text:p>
          </table:table-cell>
          <table:table-cell office:value-type="float" office:value="-0.221410543611" calcext:value-type="float">
            <text:p>-0.2214105436</text:p>
          </table:table-cell>
        </table:table-row>
        <table:table-row table:style-name="ro1">
          <table:table-cell/>
          <table:table-cell office:value-type="float" office:value="2.248" calcext:value-type="float">
            <text:p>2.248</text:p>
          </table:table-cell>
          <table:table-cell office:value-type="float" office:value="1.135" calcext:value-type="float">
            <text:p>1.135</text:p>
          </table:table-cell>
          <table:table-cell office:value-type="float" office:value="0.764664910997" calcext:value-type="float">
            <text:p>0.764664911</text:p>
          </table:table-cell>
          <table:table-cell office:value-type="float" office:value="-0.230227044095" calcext:value-type="float">
            <text:p>-0.2302270441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1.133" calcext:value-type="float">
            <text:p>1.133</text:p>
          </table:table-cell>
          <table:table-cell office:value-type="float" office:value="0.763756598881" calcext:value-type="float">
            <text:p>0.7637565989</text:p>
          </table:table-cell>
          <table:table-cell office:value-type="float" office:value="-0.239595916651" calcext:value-type="float">
            <text:p>-0.2395959167</text:p>
          </table:table-cell>
        </table:table-row>
        <table:table-row table:style-name="ro1">
          <table:table-cell/>
          <table:table-cell office:value-type="float" office:value="2.252" calcext:value-type="float">
            <text:p>2.252</text:p>
          </table:table-cell>
          <table:table-cell office:value-type="float" office:value="1.13" calcext:value-type="float">
            <text:p>1.13</text:p>
          </table:table-cell>
          <table:table-cell office:value-type="float" office:value="0.763370337529" calcext:value-type="float">
            <text:p>0.7633703375</text:p>
          </table:table-cell>
          <table:table-cell office:value-type="float" office:value="-0.247251394684" calcext:value-type="float">
            <text:p>-0.2472513947</text:p>
          </table:table-cell>
        </table:table-row>
        <table:table-row table:style-name="ro1">
          <table:table-cell/>
          <table:table-cell office:value-type="float" office:value="2.255" calcext:value-type="float">
            <text:p>2.255</text:p>
          </table:table-cell>
          <table:table-cell office:value-type="float" office:value="1.128" calcext:value-type="float">
            <text:p>1.128</text:p>
          </table:table-cell>
          <table:table-cell office:value-type="float" office:value="0.762513993542" calcext:value-type="float">
            <text:p>0.7625139935</text:p>
          </table:table-cell>
          <table:table-cell office:value-type="float" office:value="-0.250441144073" calcext:value-type="float">
            <text:p>-0.2504411441</text:p>
          </table:table-cell>
        </table:table-row>
        <table:table-row table:style-name="ro1">
          <table:table-cell/>
          <table:table-cell office:value-type="float" office:value="2.257" calcext:value-type="float">
            <text:p>2.257</text:p>
          </table:table-cell>
          <table:table-cell office:value-type="float" office:value="1.125" calcext:value-type="float">
            <text:p>1.125</text:p>
          </table:table-cell>
          <table:table-cell office:value-type="float" office:value="0.759660698499" calcext:value-type="float">
            <text:p>0.7596606985</text:p>
          </table:table-cell>
          <table:table-cell office:value-type="float" office:value="-0.248883721604" calcext:value-type="float">
            <text:p>-0.2488837216</text:p>
          </table:table-cell>
        </table:table-row>
        <table:table-row table:style-name="ro1">
          <table:table-cell/>
          <table:table-cell office:value-type="float" office:value="2.26" calcext:value-type="float">
            <text:p>2.26</text:p>
          </table:table-cell>
          <table:table-cell office:value-type="float" office:value="1.122" calcext:value-type="float">
            <text:p>1.122</text:p>
          </table:table-cell>
          <table:table-cell office:value-type="float" office:value="0.755365128" calcext:value-type="float">
            <text:p>0.755365128</text:p>
          </table:table-cell>
          <table:table-cell office:value-type="float" office:value="-0.243900273137" calcext:value-type="float">
            <text:p>-0.2439002731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51788228843" calcext:value-type="float">
            <text:p>0.7517882288</text:p>
          </table:table-cell>
          <table:table-cell office:value-type="float" office:value="-0.242125801429" calcext:value-type="float">
            <text:p>-0.2421258014</text:p>
          </table:table-cell>
        </table:table-row>
        <table:table-row table:style-name="ro1">
          <table:table-cell/>
          <table:table-cell office:value-type="float" office:value="2.262" calcext:value-type="float">
            <text:p>2.262</text:p>
          </table:table-cell>
          <table:table-cell office:value-type="float" office:value="1.119" calcext:value-type="float">
            <text:p>1.119</text:p>
          </table:table-cell>
          <table:table-cell office:value-type="float" office:value="0.752742892936" calcext:value-type="float">
            <text:p>0.7527428929</text:p>
          </table:table-cell>
          <table:table-cell office:value-type="float" office:value="-0.245135708718" calcext:value-type="float">
            <text:p>-0.2451357087</text:p>
          </table:table-cell>
        </table:table-row>
        <table:table-row table:style-name="ro1">
          <table:table-cell/>
          <table:table-cell office:value-type="float" office:value="2.262" calcext:value-type="float">
            <text:p>2.262</text:p>
          </table:table-cell>
          <table:table-cell office:value-type="float" office:value="1.119" calcext:value-type="float">
            <text:p>1.119</text:p>
          </table:table-cell>
          <table:table-cell office:value-type="float" office:value="0.754408479735" calcext:value-type="float">
            <text:p>0.7544084797</text:p>
          </table:table-cell>
          <table:table-cell office:value-type="float" office:value="-0.244878746516" calcext:value-type="float">
            <text:p>-0.2448787465</text:p>
          </table:table-cell>
        </table:table-row>
        <table:table-row table:style-name="ro1">
          <table:table-cell/>
          <table:table-cell office:value-type="float" office:value="2.262" calcext:value-type="float">
            <text:p>2.262</text:p>
          </table:table-cell>
          <table:table-cell office:value-type="float" office:value="1.12" calcext:value-type="float">
            <text:p>1.12</text:p>
          </table:table-cell>
          <table:table-cell office:value-type="float" office:value="0.754543385639" calcext:value-type="float">
            <text:p>0.7545433856</text:p>
          </table:table-cell>
          <table:table-cell office:value-type="float" office:value="-0.245912375708" calcext:value-type="float">
            <text:p>-0.2459123757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54388837827" calcext:value-type="float">
            <text:p>0.7543888378</text:p>
          </table:table-cell>
          <table:table-cell office:value-type="float" office:value="-0.246678647735" calcext:value-type="float">
            <text:p>-0.2466786477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54864868171" calcext:value-type="float">
            <text:p>0.7548648682</text:p>
          </table:table-cell>
          <table:table-cell office:value-type="float" office:value="-0.24663408294" calcext:value-type="float">
            <text:p>-0.2466340829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56550521961" calcext:value-type="float">
            <text:p>0.756550522</text:p>
          </table:table-cell>
          <table:table-cell office:value-type="float" office:value="-0.246900446841" calcext:value-type="float">
            <text:p>-0.2469004468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58558724651" calcext:value-type="float">
            <text:p>0.7585587247</text:p>
          </table:table-cell>
          <table:table-cell office:value-type="float" office:value="-0.247586255697" calcext:value-type="float">
            <text:p>-0.2475862557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59313928212" calcext:value-type="float">
            <text:p>0.7593139282</text:p>
          </table:table-cell>
          <table:table-cell office:value-type="float" office:value="-0.247593875717" calcext:value-type="float">
            <text:p>-0.2475938757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59252633865" calcext:value-type="float">
            <text:p>0.7592526339</text:p>
          </table:table-cell>
          <table:table-cell office:value-type="float" office:value="-0.249114923439" calcext:value-type="float">
            <text:p>-0.2491149234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0427456703" calcext:value-type="float">
            <text:p>0.7604274567</text:p>
          </table:table-cell>
          <table:table-cell office:value-type="float" office:value="-0.2504948859" calcext:value-type="float">
            <text:p>-0.2504948859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204169542" calcext:value-type="float">
            <text:p>0.7620416954</text:p>
          </table:table-cell>
          <table:table-cell office:value-type="float" office:value="-0.250636254503" calcext:value-type="float">
            <text:p>-0.2506362545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2703195113" calcext:value-type="float">
            <text:p>0.7627031951</text:p>
          </table:table-cell>
          <table:table-cell office:value-type="float" office:value="-0.251056086436" calcext:value-type="float">
            <text:p>-0.2510560864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3610406626" calcext:value-type="float">
            <text:p>0.7636104066</text:p>
          </table:table-cell>
          <table:table-cell office:value-type="float" office:value="-0.251236879058" calcext:value-type="float">
            <text:p>-0.2512368791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4525453543" calcext:value-type="float">
            <text:p>0.7645254535</text:p>
          </table:table-cell>
          <table:table-cell office:value-type="float" office:value="-0.251022366725" calcext:value-type="float">
            <text:p>-0.2510223667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5424601158" calcext:value-type="float">
            <text:p>0.7654246012</text:p>
          </table:table-cell>
          <table:table-cell office:value-type="float" office:value="-0.252587473611" calcext:value-type="float">
            <text:p>-0.2525874736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607891983" calcext:value-type="float">
            <text:p>0.7660789198</text:p>
          </table:table-cell>
          <table:table-cell office:value-type="float" office:value="-0.253598626198" calcext:value-type="float">
            <text:p>-0.2535986262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711463214" calcext:value-type="float">
            <text:p>0.7671146321</text:p>
          </table:table-cell>
          <table:table-cell office:value-type="float" office:value="-0.253239717478" calcext:value-type="float">
            <text:p>-0.2532397175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7011613273" calcext:value-type="float">
            <text:p>0.7670116133</text:p>
          </table:table-cell>
          <table:table-cell office:value-type="float" office:value="-0.252419354268" calcext:value-type="float">
            <text:p>-0.2524193543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610528711" calcext:value-type="float">
            <text:p>0.7661052871</text:p>
          </table:table-cell>
          <table:table-cell office:value-type="float" office:value="-0.251270196914" calcext:value-type="float">
            <text:p>-0.2512701969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" calcext:value-type="float">
            <text:p>1.12</text:p>
          </table:table-cell>
          <table:table-cell office:value-type="float" office:value="0.764098379286" calcext:value-type="float">
            <text:p>0.7640983793</text:p>
          </table:table-cell>
          <table:table-cell office:value-type="float" office:value="-0.250187079263" calcext:value-type="float">
            <text:p>-0.2501870793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.121" calcext:value-type="float">
            <text:p>1.121</text:p>
          </table:table-cell>
          <table:table-cell office:value-type="float" office:value="0.76059289583" calcext:value-type="float">
            <text:p>0.7605928958</text:p>
          </table:table-cell>
          <table:table-cell office:value-type="float" office:value="-0.250302725069" calcext:value-type="float">
            <text:p>-0.2503027251</text:p>
          </table:table-cell>
        </table:table-row>
        <table:table-row table:style-name="ro1">
          <table:table-cell/>
          <table:table-cell office:value-type="float" office:value="2.259" calcext:value-type="float">
            <text:p>2.259</text:p>
          </table:table-cell>
          <table:table-cell office:value-type="float" office:value="1.122" calcext:value-type="float">
            <text:p>1.122</text:p>
          </table:table-cell>
          <table:table-cell office:value-type="float" office:value="0.755563998863" calcext:value-type="float">
            <text:p>0.7555639989</text:p>
          </table:table-cell>
          <table:table-cell office:value-type="float" office:value="-0.249121773283" calcext:value-type="float">
            <text:p>-0.2491217733</text:p>
          </table:table-cell>
        </table:table-row>
        <table:table-row table:style-name="ro1">
          <table:table-cell/>
          <table:table-cell office:value-type="float" office:value="2.258" calcext:value-type="float">
            <text:p>2.258</text:p>
          </table:table-cell>
          <table:table-cell office:value-type="float" office:value="1.124" calcext:value-type="float">
            <text:p>1.124</text:p>
          </table:table-cell>
          <table:table-cell office:value-type="float" office:value="0.750497659268" calcext:value-type="float">
            <text:p>0.7504976593</text:p>
          </table:table-cell>
          <table:table-cell office:value-type="float" office:value="-0.247833996004" calcext:value-type="float">
            <text:p>-0.247833996</text:p>
          </table:table-cell>
        </table:table-row>
        <table:table-row table:style-name="ro1">
          <table:table-cell/>
          <table:table-cell office:value-type="float" office:value="2.255" calcext:value-type="float">
            <text:p>2.255</text:p>
          </table:table-cell>
          <table:table-cell office:value-type="float" office:value="1.128" calcext:value-type="float">
            <text:p>1.128</text:p>
          </table:table-cell>
          <table:table-cell office:value-type="float" office:value="0.743881457827" calcext:value-type="float">
            <text:p>0.7438814578</text:p>
          </table:table-cell>
          <table:table-cell office:value-type="float" office:value="-0.246175931462" calcext:value-type="float">
            <text:p>-0.2461759315</text:p>
          </table:table-cell>
        </table:table-row>
        <table:table-row table:style-name="ro1">
          <table:table-cell/>
          <table:table-cell office:value-type="float" office:value="2.252" calcext:value-type="float">
            <text:p>2.252</text:p>
          </table:table-cell>
          <table:table-cell office:value-type="float" office:value="1.132" calcext:value-type="float">
            <text:p>1.132</text:p>
          </table:table-cell>
          <table:table-cell office:value-type="float" office:value="0.737783710681" calcext:value-type="float">
            <text:p>0.7377837107</text:p>
          </table:table-cell>
          <table:table-cell office:value-type="float" office:value="-0.24430674591" calcext:value-type="float">
            <text:p>-0.2443067459</text:p>
          </table:table-cell>
        </table:table-row>
        <table:table-row table:style-name="ro1">
          <table:table-cell/>
          <table:table-cell office:value-type="float" office:value="2.248" calcext:value-type="float">
            <text:p>2.248</text:p>
          </table:table-cell>
          <table:table-cell office:value-type="float" office:value="1.137" calcext:value-type="float">
            <text:p>1.137</text:p>
          </table:table-cell>
          <table:table-cell office:value-type="float" office:value="0.730438927547" calcext:value-type="float">
            <text:p>0.7304389275</text:p>
          </table:table-cell>
          <table:table-cell office:value-type="float" office:value="-0.242421197032" calcext:value-type="float">
            <text:p>-0.242421197</text:p>
          </table:table-cell>
        </table:table-row>
        <table:table-row table:style-name="ro1">
          <table:table-cell/>
          <table:table-cell office:value-type="float" office:value="2.243" calcext:value-type="float">
            <text:p>2.243</text:p>
          </table:table-cell>
          <table:table-cell office:value-type="float" office:value="1.143" calcext:value-type="float">
            <text:p>1.143</text:p>
          </table:table-cell>
          <table:table-cell office:value-type="float" office:value="0.723068672937" calcext:value-type="float">
            <text:p>0.7230686729</text:p>
          </table:table-cell>
          <table:table-cell office:value-type="float" office:value="-0.24181856191" calcext:value-type="float">
            <text:p>-0.2418185619</text:p>
          </table:table-cell>
        </table:table-row>
        <table:table-row table:style-name="ro1">
          <table:table-cell/>
          <table:table-cell office:value-type="float" office:value="2.237" calcext:value-type="float">
            <text:p>2.237</text:p>
          </table:table-cell>
          <table:table-cell office:value-type="float" office:value="1.15" calcext:value-type="float">
            <text:p>1.15</text:p>
          </table:table-cell>
          <table:table-cell office:value-type="float" office:value="0.717081971492" calcext:value-type="float">
            <text:p>0.7170819715</text:p>
          </table:table-cell>
          <table:table-cell office:value-type="float" office:value="-0.243317811216" calcext:value-type="float">
            <text:p>-0.2433178112</text:p>
          </table:table-cell>
        </table:table-row>
        <table:table-row table:style-name="ro1">
          <table:table-cell/>
          <table:table-cell office:value-type="float" office:value="2.231" calcext:value-type="float">
            <text:p>2.231</text:p>
          </table:table-cell>
          <table:table-cell office:value-type="float" office:value="1.158" calcext:value-type="float">
            <text:p>1.158</text:p>
          </table:table-cell>
          <table:table-cell office:value-type="float" office:value="0.712785767921" calcext:value-type="float">
            <text:p>0.7127857679</text:p>
          </table:table-cell>
          <table:table-cell office:value-type="float" office:value="-0.247868078636" calcext:value-type="float">
            <text:p>-0.2478680786</text:p>
          </table:table-cell>
        </table:table-row>
        <table:table-row table:style-name="ro1">
          <table:table-cell/>
          <table:table-cell office:value-type="float" office:value="2.224" calcext:value-type="float">
            <text:p>2.224</text:p>
          </table:table-cell>
          <table:table-cell office:value-type="float" office:value="1.166" calcext:value-type="float">
            <text:p>1.166</text:p>
          </table:table-cell>
          <table:table-cell office:value-type="float" office:value="0.707878188955" calcext:value-type="float">
            <text:p>0.707878189</text:p>
          </table:table-cell>
          <table:table-cell office:value-type="float" office:value="-0.253339927119" calcext:value-type="float">
            <text:p>-0.2533399271</text:p>
          </table:table-cell>
        </table:table-row>
        <table:table-row table:style-name="ro1">
          <table:table-cell/>
          <table:table-cell office:value-type="float" office:value="2.218" calcext:value-type="float">
            <text:p>2.218</text:p>
          </table:table-cell>
          <table:table-cell office:value-type="float" office:value="1.173" calcext:value-type="float">
            <text:p>1.173</text:p>
          </table:table-cell>
          <table:table-cell office:value-type="float" office:value="0.701160593707" calcext:value-type="float">
            <text:p>0.7011605937</text:p>
          </table:table-cell>
          <table:table-cell office:value-type="float" office:value="-0.256760970275" calcext:value-type="float">
            <text:p>-0.2567609703</text:p>
          </table:table-cell>
        </table:table-row>
        <table:table-row table:style-name="ro1">
          <table:table-cell/>
          <table:table-cell office:value-type="float" office:value="2.213" calcext:value-type="float">
            <text:p>2.213</text:p>
          </table:table-cell>
          <table:table-cell office:value-type="float" office:value="1.179" calcext:value-type="float">
            <text:p>1.179</text:p>
          </table:table-cell>
          <table:table-cell office:value-type="float" office:value="0.693039452005" calcext:value-type="float">
            <text:p>0.693039452</text:p>
          </table:table-cell>
          <table:table-cell office:value-type="float" office:value="-0.262700825045" calcext:value-type="float">
            <text:p>-0.262700825</text:p>
          </table:table-cell>
        </table:table-row>
        <table:table-row table:style-name="ro1">
          <table:table-cell/>
          <table:table-cell office:value-type="float" office:value="2.208" calcext:value-type="float">
            <text:p>2.208</text:p>
          </table:table-cell>
          <table:table-cell office:value-type="float" office:value="1.185" calcext:value-type="float">
            <text:p>1.185</text:p>
          </table:table-cell>
          <table:table-cell office:value-type="float" office:value="0.686210086075" calcext:value-type="float">
            <text:p>0.6862100861</text:p>
          </table:table-cell>
          <table:table-cell office:value-type="float" office:value="-0.26667624687" calcext:value-type="float">
            <text:p>-0.2666762469</text:p>
          </table:table-cell>
        </table:table-row>
        <table:table-row table:style-name="ro1">
          <table:table-cell/>
          <table:table-cell office:value-type="float" office:value="2.202" calcext:value-type="float">
            <text:p>2.202</text:p>
          </table:table-cell>
          <table:table-cell office:value-type="float" office:value="1.192" calcext:value-type="float">
            <text:p>1.192</text:p>
          </table:table-cell>
          <table:table-cell office:value-type="float" office:value="0.679107304711" calcext:value-type="float">
            <text:p>0.6791073047</text:p>
          </table:table-cell>
          <table:table-cell office:value-type="float" office:value="-0.2688899296" calcext:value-type="float">
            <text:p>-0.2688899296</text:p>
          </table:table-cell>
        </table:table-row>
        <table:table-row table:style-name="ro1">
          <table:table-cell/>
          <table:table-cell office:value-type="float" office:value="2.197" calcext:value-type="float">
            <text:p>2.197</text:p>
          </table:table-cell>
          <table:table-cell office:value-type="float" office:value="1.199" calcext:value-type="float">
            <text:p>1.199</text:p>
          </table:table-cell>
          <table:table-cell office:value-type="float" office:value="0.672143958454" calcext:value-type="float">
            <text:p>0.6721439585</text:p>
          </table:table-cell>
          <table:table-cell office:value-type="float" office:value="-0.270217465972" calcext:value-type="float">
            <text:p>-0.270217466</text:p>
          </table:table-cell>
        </table:table-row>
        <table:table-row table:style-name="ro1">
          <table:table-cell/>
          <table:table-cell office:value-type="float" office:value="2.191" calcext:value-type="float">
            <text:p>2.191</text:p>
          </table:table-cell>
          <table:table-cell office:value-type="float" office:value="1.206" calcext:value-type="float">
            <text:p>1.206</text:p>
          </table:table-cell>
          <table:table-cell office:value-type="float" office:value="0.665692071835" calcext:value-type="float">
            <text:p>0.6656920718</text:p>
          </table:table-cell>
          <table:table-cell office:value-type="float" office:value="-0.271246158006" calcext:value-type="float">
            <text:p>-0.271246158</text:p>
          </table:table-cell>
        </table:table-row>
        <table:table-row table:style-name="ro1">
          <table:table-cell/>
          <table:table-cell office:value-type="float" office:value="2.185" calcext:value-type="float">
            <text:p>2.185</text:p>
          </table:table-cell>
          <table:table-cell office:value-type="float" office:value="1.214" calcext:value-type="float">
            <text:p>1.214</text:p>
          </table:table-cell>
          <table:table-cell office:value-type="float" office:value="0.659094692307" calcext:value-type="float">
            <text:p>0.6590946923</text:p>
          </table:table-cell>
          <table:table-cell office:value-type="float" office:value="-0.271703574889" calcext:value-type="float">
            <text:p>-0.2717035749</text:p>
          </table:table-cell>
        </table:table-row>
        <table:table-row table:style-name="ro1">
          <table:table-cell/>
          <table:table-cell office:value-type="float" office:value="2.179" calcext:value-type="float">
            <text:p>2.179</text:p>
          </table:table-cell>
          <table:table-cell office:value-type="float" office:value="1.222" calcext:value-type="float">
            <text:p>1.222</text:p>
          </table:table-cell>
          <table:table-cell office:value-type="float" office:value="0.650691367746" calcext:value-type="float">
            <text:p>0.6506913677</text:p>
          </table:table-cell>
          <table:table-cell office:value-type="float" office:value="-0.273496445091" calcext:value-type="float">
            <text:p>-0.2734964451</text:p>
          </table:table-cell>
        </table:table-row>
        <table:table-row table:style-name="ro1">
          <table:table-cell/>
          <table:table-cell office:value-type="float" office:value="2.173" calcext:value-type="float">
            <text:p>2.173</text:p>
          </table:table-cell>
          <table:table-cell office:value-type="float" office:value="1.23" calcext:value-type="float">
            <text:p>1.23</text:p>
          </table:table-cell>
          <table:table-cell office:value-type="float" office:value="0.642815291683" calcext:value-type="float">
            <text:p>0.6428152917</text:p>
          </table:table-cell>
          <table:table-cell office:value-type="float" office:value="-0.274989085029" calcext:value-type="float">
            <text:p>-0.274989085</text:p>
          </table:table-cell>
        </table:table-row>
        <table:table-row table:style-name="ro1">
          <table:table-cell/>
          <table:table-cell office:value-type="float" office:value="2.166" calcext:value-type="float">
            <text:p>2.166</text:p>
          </table:table-cell>
          <table:table-cell office:value-type="float" office:value="1.239" calcext:value-type="float">
            <text:p>1.239</text:p>
          </table:table-cell>
          <table:table-cell office:value-type="float" office:value="0.63406888858" calcext:value-type="float">
            <text:p>0.6340688886</text:p>
          </table:table-cell>
          <table:table-cell office:value-type="float" office:value="-0.276326776396" calcext:value-type="float">
            <text:p>-0.2763267764</text:p>
          </table:table-cell>
        </table:table-row>
        <table:table-row table:style-name="ro1">
          <table:table-cell/>
          <table:table-cell office:value-type="float" office:value="2.16" calcext:value-type="float">
            <text:p>2.16</text:p>
          </table:table-cell>
          <table:table-cell office:value-type="float" office:value="1.248" calcext:value-type="float">
            <text:p>1.248</text:p>
          </table:table-cell>
          <table:table-cell office:value-type="float" office:value="0.627308440481" calcext:value-type="float">
            <text:p>0.6273084405</text:p>
          </table:table-cell>
          <table:table-cell office:value-type="float" office:value="-0.277143915426" calcext:value-type="float">
            <text:p>-0.2771439154</text:p>
          </table:table-cell>
        </table:table-row>
        <table:table-row table:style-name="ro1">
          <table:table-cell/>
          <table:table-cell office:value-type="float" office:value="2.153" calcext:value-type="float">
            <text:p>2.153</text:p>
          </table:table-cell>
          <table:table-cell office:value-type="float" office:value="1.257" calcext:value-type="float">
            <text:p>1.257</text:p>
          </table:table-cell>
          <table:table-cell office:value-type="float" office:value="0.621031919074" calcext:value-type="float">
            <text:p>0.6210319191</text:p>
          </table:table-cell>
          <table:table-cell office:value-type="float" office:value="-0.277814995297" calcext:value-type="float">
            <text:p>-0.2778149953</text:p>
          </table:table-cell>
        </table:table-row>
        <table:table-row table:style-name="ro1">
          <table:table-cell/>
          <table:table-cell office:value-type="float" office:value="2.146" calcext:value-type="float">
            <text:p>2.146</text:p>
          </table:table-cell>
          <table:table-cell office:value-type="float" office:value="1.266" calcext:value-type="float">
            <text:p>1.266</text:p>
          </table:table-cell>
          <table:table-cell office:value-type="float" office:value="0.614193788645" calcext:value-type="float">
            <text:p>0.6141937886</text:p>
          </table:table-cell>
          <table:table-cell office:value-type="float" office:value="-0.277501071388" calcext:value-type="float">
            <text:p>-0.2775010714</text:p>
          </table:table-cell>
        </table:table-row>
        <table:table-row table:style-name="ro1">
          <table:table-cell/>
          <table:table-cell office:value-type="float" office:value="2.14" calcext:value-type="float">
            <text:p>2.14</text:p>
          </table:table-cell>
          <table:table-cell office:value-type="float" office:value="1.276" calcext:value-type="float">
            <text:p>1.276</text:p>
          </table:table-cell>
          <table:table-cell office:value-type="float" office:value="0.60710454444" calcext:value-type="float">
            <text:p>0.6071045444</text:p>
          </table:table-cell>
          <table:table-cell office:value-type="float" office:value="-0.276698697403" calcext:value-type="float">
            <text:p>-0.2766986974</text:p>
          </table:table-cell>
        </table:table-row>
        <table:table-row table:style-name="ro1">
          <table:table-cell/>
          <table:table-cell office:value-type="float" office:value="2.133" calcext:value-type="float">
            <text:p>2.1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00344927276" calcext:value-type="float">
            <text:p>0.6003449273</text:p>
          </table:table-cell>
          <table:table-cell office:value-type="float" office:value="-0.275440028404" calcext:value-type="float">
            <text:p>-0.2754400284</text:p>
          </table:table-cell>
        </table:table-row>
        <table:table-row table:style-name="ro1">
          <table:table-cell/>
          <table:table-cell office:value-type="float" office:value="2.127" calcext:value-type="float">
            <text:p>2.127</text:p>
          </table:table-cell>
          <table:table-cell office:value-type="float" office:value="1.294" calcext:value-type="float">
            <text:p>1.294</text:p>
          </table:table-cell>
          <table:table-cell office:value-type="float" office:value="0.593369357441" calcext:value-type="float">
            <text:p>0.5933693574</text:p>
          </table:table-cell>
          <table:table-cell office:value-type="float" office:value="-0.274274591329" calcext:value-type="float">
            <text:p>-0.2742745913</text:p>
          </table:table-cell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office:value-type="float" office:value="1.303" calcext:value-type="float">
            <text:p>1.303</text:p>
          </table:table-cell>
          <table:table-cell office:value-type="float" office:value="0.586283502795" calcext:value-type="float">
            <text:p>0.5862835028</text:p>
          </table:table-cell>
          <table:table-cell office:value-type="float" office:value="-0.273250706885" calcext:value-type="float">
            <text:p>-0.2732507069</text:p>
          </table:table-cell>
        </table:table-row>
        <table:table-row table:style-name="ro1">
          <table:table-cell/>
          <table:table-cell office:value-type="float" office:value="2.114" calcext:value-type="float">
            <text:p>2.114</text:p>
          </table:table-cell>
          <table:table-cell office:value-type="float" office:value="1.312" calcext:value-type="float">
            <text:p>1.312</text:p>
          </table:table-cell>
          <table:table-cell office:value-type="float" office:value="0.579101889404" calcext:value-type="float">
            <text:p>0.5791018894</text:p>
          </table:table-cell>
          <table:table-cell office:value-type="float" office:value="-0.272761918284" calcext:value-type="float">
            <text:p>-0.2727619183</text:p>
          </table:table-cell>
        </table:table-row>
        <table:table-row table:style-name="ro1">
          <table:table-cell/>
          <table:table-cell office:value-type="float" office:value="2.108" calcext:value-type="float">
            <text:p>2.108</text:p>
          </table:table-cell>
          <table:table-cell office:value-type="float" office:value="1.321" calcext:value-type="float">
            <text:p>1.321</text:p>
          </table:table-cell>
          <table:table-cell office:value-type="float" office:value="0.570511160122" calcext:value-type="float">
            <text:p>0.5705111601</text:p>
          </table:table-cell>
          <table:table-cell office:value-type="float" office:value="-0.273110734918" calcext:value-type="float">
            <text:p>-0.2731107349</text:p>
          </table:table-cell>
        </table:table-row>
        <table:table-row table:style-name="ro1">
          <table:table-cell/>
          <table:table-cell office:value-type="float" office:value="2.102" calcext:value-type="float">
            <text:p>2.102</text:p>
          </table:table-cell>
          <table:table-cell office:value-type="float" office:value="1.329" calcext:value-type="float">
            <text:p>1.329</text:p>
          </table:table-cell>
          <table:table-cell office:value-type="float" office:value="0.562724005828" calcext:value-type="float">
            <text:p>0.5627240058</text:p>
          </table:table-cell>
          <table:table-cell office:value-type="float" office:value="-0.272727703671" calcext:value-type="float">
            <text:p>-0.2727277037</text:p>
          </table:table-cell>
        </table:table-row>
        <table:table-row table:style-name="ro1">
          <table:table-cell/>
          <table:table-cell office:value-type="float" office:value="2.096" calcext:value-type="float">
            <text:p>2.096</text:p>
          </table:table-cell>
          <table:table-cell office:value-type="float" office:value="1.338" calcext:value-type="float">
            <text:p>1.338</text:p>
          </table:table-cell>
          <table:table-cell office:value-type="float" office:value="0.555783521477" calcext:value-type="float">
            <text:p>0.5557835215</text:p>
          </table:table-cell>
          <table:table-cell office:value-type="float" office:value="-0.271759831505" calcext:value-type="float">
            <text:p>-0.2717598315</text:p>
          </table:table-cell>
        </table:table-row>
        <table:table-row table:style-name="ro1">
          <table:table-cell/>
          <table:table-cell office:value-type="float" office:value="2.089" calcext:value-type="float">
            <text:p>2.089</text:p>
          </table:table-cell>
          <table:table-cell office:value-type="float" office:value="1.348" calcext:value-type="float">
            <text:p>1.348</text:p>
          </table:table-cell>
          <table:table-cell office:value-type="float" office:value="0.548631857924" calcext:value-type="float">
            <text:p>0.5486318579</text:p>
          </table:table-cell>
          <table:table-cell office:value-type="float" office:value="-0.270210246053" calcext:value-type="float">
            <text:p>-0.2702102461</text:p>
          </table:table-cell>
        </table:table-row>
        <table:table-row table:style-name="ro1">
          <table:table-cell/>
          <table:table-cell office:value-type="float" office:value="2.083" calcext:value-type="float">
            <text:p>2.08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42047055644" calcext:value-type="float">
            <text:p>0.5420470556</text:p>
          </table:table-cell>
          <table:table-cell office:value-type="float" office:value="-0.268404490319" calcext:value-type="float">
            <text:p>-0.2684044903</text:p>
          </table:table-cell>
        </table:table-row>
        <table:table-row table:style-name="ro1">
          <table:table-cell/>
          <table:table-cell office:value-type="float" office:value="2.077" calcext:value-type="float">
            <text:p>2.077</text:p>
          </table:table-cell>
          <table:table-cell office:value-type="float" office:value="1.366" calcext:value-type="float">
            <text:p>1.366</text:p>
          </table:table-cell>
          <table:table-cell office:value-type="float" office:value="0.535650055813" calcext:value-type="float">
            <text:p>0.5356500558</text:p>
          </table:table-cell>
          <table:table-cell office:value-type="float" office:value="-0.266492550415" calcext:value-type="float">
            <text:p>-0.2664925504</text:p>
          </table:table-cell>
        </table:table-row>
        <table:table-row table:style-name="ro1">
          <table:table-cell/>
          <table:table-cell office:value-type="float" office:value="2.071" calcext:value-type="float">
            <text:p>2.071</text:p>
          </table:table-cell>
          <table:table-cell office:value-type="float" office:value="1.375" calcext:value-type="float">
            <text:p>1.375</text:p>
          </table:table-cell>
          <table:table-cell office:value-type="float" office:value="0.5277163781" calcext:value-type="float">
            <text:p>0.5277163781</text:p>
          </table:table-cell>
          <table:table-cell office:value-type="float" office:value="-0.266347035494" calcext:value-type="float">
            <text:p>-0.2663470355</text:p>
          </table:table-cell>
        </table:table-row>
        <table:table-row table:style-name="ro1">
          <table:table-cell/>
          <table:table-cell office:value-type="float" office:value="2.064" calcext:value-type="float">
            <text:p>2.064</text:p>
          </table:table-cell>
          <table:table-cell office:value-type="float" office:value="1.384" calcext:value-type="float">
            <text:p>1.384</text:p>
          </table:table-cell>
          <table:table-cell office:value-type="float" office:value="0.520709921972" calcext:value-type="float">
            <text:p>0.520709922</text:p>
          </table:table-cell>
          <table:table-cell office:value-type="float" office:value="-0.264846215668" calcext:value-type="float">
            <text:p>-0.2648462157</text:p>
          </table:table-cell>
        </table:table-row>
        <table:table-row table:style-name="ro1">
          <table:table-cell/>
          <table:table-cell office:value-type="float" office:value="2.058" calcext:value-type="float">
            <text:p>2.058</text:p>
          </table:table-cell>
          <table:table-cell office:value-type="float" office:value="1.393" calcext:value-type="float">
            <text:p>1.393</text:p>
          </table:table-cell>
          <table:table-cell office:value-type="float" office:value="0.513848840032" calcext:value-type="float">
            <text:p>0.51384884</text:p>
          </table:table-cell>
          <table:table-cell office:value-type="float" office:value="-0.263405478119" calcext:value-type="float">
            <text:p>-0.2634054781</text:p>
          </table:table-cell>
        </table:table-row>
        <table:table-row table:style-name="ro1">
          <table:table-cell/>
          <table:table-cell office:value-type="float" office:value="2.052" calcext:value-type="float">
            <text:p>2.052</text:p>
          </table:table-cell>
          <table:table-cell office:value-type="float" office:value="1.401" calcext:value-type="float">
            <text:p>1.401</text:p>
          </table:table-cell>
          <table:table-cell office:value-type="float" office:value="0.506348403874" calcext:value-type="float">
            <text:p>0.5063484039</text:p>
          </table:table-cell>
          <table:table-cell office:value-type="float" office:value="-0.262162848222" calcext:value-type="float">
            <text:p>-0.2621628482</text:p>
          </table:table-cell>
        </table:table-row>
        <table:table-row table:style-name="ro1">
          <table:table-cell/>
          <table:table-cell office:value-type="float" office:value="2.046" calcext:value-type="float">
            <text:p>2.046</text:p>
          </table:table-cell>
          <table:table-cell office:value-type="float" office:value="1.41" calcext:value-type="float">
            <text:p>1.41</text:p>
          </table:table-cell>
          <table:table-cell office:value-type="float" office:value="0.499534569554" calcext:value-type="float">
            <text:p>0.4995345696</text:p>
          </table:table-cell>
          <table:table-cell office:value-type="float" office:value="-0.260950359345" calcext:value-type="float">
            <text:p>-0.2609503593</text:p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office:value-type="float" office:value="1.418" calcext:value-type="float">
            <text:p>1.418</text:p>
          </table:table-cell>
          <table:table-cell office:value-type="float" office:value="0.493176981759" calcext:value-type="float">
            <text:p>0.4931769818</text:p>
          </table:table-cell>
          <table:table-cell office:value-type="float" office:value="-0.259665385942" calcext:value-type="float">
            <text:p>-0.2596653859</text:p>
          </table:table-cell>
        </table:table-row>
        <table:table-row table:style-name="ro1">
          <table:table-cell/>
          <table:table-cell office:value-type="float" office:value="2.034" calcext:value-type="float">
            <text:p>2.034</text:p>
          </table:table-cell>
          <table:table-cell office:value-type="float" office:value="1.427" calcext:value-type="float">
            <text:p>1.427</text:p>
          </table:table-cell>
          <table:table-cell office:value-type="float" office:value="0.485852939577" calcext:value-type="float">
            <text:p>0.4858529396</text:p>
          </table:table-cell>
          <table:table-cell office:value-type="float" office:value="-0.259817766723" calcext:value-type="float">
            <text:p>-0.2598177667</text:p>
          </table:table-cell>
        </table:table-row>
        <table:table-row table:style-name="ro1">
          <table:table-cell/>
          <table:table-cell office:value-type="float" office:value="2.028" calcext:value-type="float">
            <text:p>2.028</text:p>
          </table:table-cell>
          <table:table-cell office:value-type="float" office:value="1.436" calcext:value-type="float">
            <text:p>1.436</text:p>
          </table:table-cell>
          <table:table-cell office:value-type="float" office:value="0.479045293656" calcext:value-type="float">
            <text:p>0.4790452937</text:p>
          </table:table-cell>
          <table:table-cell office:value-type="float" office:value="-0.259233733425" calcext:value-type="float">
            <text:p>-0.2592337334</text:p>
          </table:table-cell>
        </table:table-row>
        <table:table-row table:style-name="ro1">
          <table:table-cell/>
          <table:table-cell office:value-type="float" office:value="2.022" calcext:value-type="float">
            <text:p>2.022</text:p>
          </table:table-cell>
          <table:table-cell office:value-type="float" office:value="1.445" calcext:value-type="float">
            <text:p>1.445</text:p>
          </table:table-cell>
          <table:table-cell office:value-type="float" office:value="0.474205867602" calcext:value-type="float">
            <text:p>0.4742058676</text:p>
          </table:table-cell>
          <table:table-cell office:value-type="float" office:value="-0.258359128764" calcext:value-type="float">
            <text:p>-0.2583591288</text:p>
          </table:table-cell>
        </table:table-row>
        <table:table-row table:style-name="ro1">
          <table:table-cell/>
          <table:table-cell office:value-type="float" office:value="2.015" calcext:value-type="float">
            <text:p>2.015</text:p>
          </table:table-cell>
          <table:table-cell office:value-type="float" office:value="1.453" calcext:value-type="float">
            <text:p>1.453</text:p>
          </table:table-cell>
          <table:table-cell office:value-type="float" office:value="0.471551135648" calcext:value-type="float">
            <text:p>0.4715511356</text:p>
          </table:table-cell>
          <table:table-cell office:value-type="float" office:value="-0.257618859286" calcext:value-type="float">
            <text:p>-0.2576188593</text:p>
          </table:table-cell>
        </table:table-row>
        <table:table-row table:style-name="ro1">
          <table:table-cell/>
          <table:table-cell office:value-type="float" office:value="2.009" calcext:value-type="float">
            <text:p>2.009</text:p>
          </table:table-cell>
          <table:table-cell office:value-type="float" office:value="1.462" calcext:value-type="float">
            <text:p>1.462</text:p>
          </table:table-cell>
          <table:table-cell office:value-type="float" office:value="0.471742684984" calcext:value-type="float">
            <text:p>0.471742685</text:p>
          </table:table-cell>
          <table:table-cell office:value-type="float" office:value="-0.257659972834" calcext:value-type="float">
            <text:p>-0.2576599728</text:p>
          </table:table-cell>
        </table:table-row>
        <table:table-row table:style-name="ro1">
          <table:table-cell/>
          <table:table-cell office:value-type="float" office:value="2.004" calcext:value-type="float">
            <text:p>2.004</text:p>
          </table:table-cell>
          <table:table-cell office:value-type="float" office:value="1.469" calcext:value-type="float">
            <text:p>1.469</text:p>
          </table:table-cell>
          <table:table-cell office:value-type="float" office:value="0.472029470303" calcext:value-type="float">
            <text:p>0.4720294703</text:p>
          </table:table-cell>
          <table:table-cell office:value-type="float" office:value="-0.258312013065" calcext:value-type="float">
            <text:p>-0.2583120131</text:p>
          </table:table-cell>
        </table:table-row>
        <table:table-row table:style-name="ro1">
          <table:table-cell/>
          <table:table-cell office:value-type="float" office:value="1.999" calcext:value-type="float">
            <text:p>1.999</text:p>
          </table:table-cell>
          <table:table-cell office:value-type="float" office:value="1.475" calcext:value-type="float">
            <text:p>1.475</text:p>
          </table:table-cell>
          <table:table-cell office:value-type="float" office:value="0.470760970504" calcext:value-type="float">
            <text:p>0.4707609705</text:p>
          </table:table-cell>
          <table:table-cell office:value-type="float" office:value="-0.259321264887" calcext:value-type="float">
            <text:p>-0.2593212649</text:p>
          </table:table-cell>
        </table:table-row>
        <table:table-row table:style-name="ro1">
          <table:table-cell/>
          <table:table-cell office:value-type="float" office:value="1.997" calcext:value-type="float">
            <text:p>1.997</text:p>
          </table:table-cell>
          <table:table-cell office:value-type="float" office:value="1.479" calcext:value-type="float">
            <text:p>1.479</text:p>
          </table:table-cell>
          <table:table-cell office:value-type="float" office:value="0.46814199255" calcext:value-type="float">
            <text:p>0.4681419926</text:p>
          </table:table-cell>
          <table:table-cell office:value-type="float" office:value="-0.261019256441" calcext:value-type="float">
            <text:p>-0.2610192564</text:p>
          </table:table-cell>
        </table:table-row>
        <table:table-row table:style-name="ro1">
          <table:table-cell/>
          <table:table-cell office:value-type="float" office:value="1.997" calcext:value-type="float">
            <text:p>1.997</text:p>
          </table:table-cell>
          <table:table-cell office:value-type="float" office:value="1.479" calcext:value-type="float">
            <text:p>1.479</text:p>
          </table:table-cell>
          <table:table-cell office:value-type="float" office:value="0.466473957485" calcext:value-type="float">
            <text:p>0.4664739575</text:p>
          </table:table-cell>
          <table:table-cell office:value-type="float" office:value="-0.26057890619" calcext:value-type="float">
            <text:p>-0.2605789062</text:p>
          </table:table-cell>
        </table:table-row>
        <table:table-row table:style-name="ro1">
          <table:table-cell/>
          <table:table-cell office:value-type="float" office:value="1.997" calcext:value-type="float">
            <text:p>1.997</text:p>
          </table:table-cell>
          <table:table-cell office:value-type="float" office:value="1.479" calcext:value-type="float">
            <text:p>1.479</text:p>
          </table:table-cell>
          <table:table-cell office:value-type="float" office:value="0.464345432398" calcext:value-type="float">
            <text:p>0.4643454324</text:p>
          </table:table-cell>
          <table:table-cell office:value-type="float" office:value="-0.260204887001" calcext:value-type="float">
            <text:p>-0.260204887</text:p>
          </table:table-cell>
        </table:table-row>
        <table:table-row table:style-name="ro1">
          <table:table-cell/>
          <table:table-cell office:value-type="float" office:value="1.997" calcext:value-type="float">
            <text:p>1.997</text:p>
          </table:table-cell>
          <table:table-cell office:value-type="float" office:value="1.478" calcext:value-type="float">
            <text:p>1.478</text:p>
          </table:table-cell>
          <table:table-cell office:value-type="float" office:value="0.463131548462" calcext:value-type="float">
            <text:p>0.4631315485</text:p>
          </table:table-cell>
          <table:table-cell office:value-type="float" office:value="-0.260227653337" calcext:value-type="float">
            <text:p>-0.2602276533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62845671454" calcext:value-type="float">
            <text:p>0.4628456715</text:p>
          </table:table-cell>
          <table:table-cell office:value-type="float" office:value="-0.260397280557" calcext:value-type="float">
            <text:p>-0.2603972806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61149032457" calcext:value-type="float">
            <text:p>0.4611490325</text:p>
          </table:table-cell>
          <table:table-cell office:value-type="float" office:value="-0.262082781577" calcext:value-type="float">
            <text:p>-0.2620827816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59301445086" calcext:value-type="float">
            <text:p>0.4593014451</text:p>
          </table:table-cell>
          <table:table-cell office:value-type="float" office:value="-0.262869581729" calcext:value-type="float">
            <text:p>-0.2628695817</text:p>
          </table:table-cell>
        </table:table-row>
        <table:table-row table:style-name="ro1">
          <table:table-cell/>
          <table:table-cell office:value-type="float" office:value="1.997" calcext:value-type="float">
            <text:p>1.997</text:p>
          </table:table-cell>
          <table:table-cell office:value-type="float" office:value="1.478" calcext:value-type="float">
            <text:p>1.478</text:p>
          </table:table-cell>
          <table:table-cell office:value-type="float" office:value="0.457654105207" calcext:value-type="float">
            <text:p>0.4576541052</text:p>
          </table:table-cell>
          <table:table-cell office:value-type="float" office:value="-0.263809459615" calcext:value-type="float">
            <text:p>-0.2638094596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56388656374" calcext:value-type="float">
            <text:p>0.4563886564</text:p>
          </table:table-cell>
          <table:table-cell office:value-type="float" office:value="-0.26390338895" calcext:value-type="float">
            <text:p>-0.263903389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54809478116" calcext:value-type="float">
            <text:p>0.4548094781</text:p>
          </table:table-cell>
          <table:table-cell office:value-type="float" office:value="-0.264311372887" calcext:value-type="float">
            <text:p>-0.2643113729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53341122401" calcext:value-type="float">
            <text:p>0.4533411224</text:p>
          </table:table-cell>
          <table:table-cell office:value-type="float" office:value="-0.264531230115" calcext:value-type="float">
            <text:p>-0.2645312301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5132306833" calcext:value-type="float">
            <text:p>0.4513230683</text:p>
          </table:table-cell>
          <table:table-cell office:value-type="float" office:value="-0.266718316752" calcext:value-type="float">
            <text:p>-0.2667183168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49375451166" calcext:value-type="float">
            <text:p>0.4493754512</text:p>
          </table:table-cell>
          <table:table-cell office:value-type="float" office:value="-0.267594514516" calcext:value-type="float">
            <text:p>-0.267594514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4713641306" calcext:value-type="float">
            <text:p>0.4471364131</text:p>
          </table:table-cell>
          <table:table-cell office:value-type="float" office:value="-0.26841443179" calcext:value-type="float">
            <text:p>-0.2684144318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45069281655" calcext:value-type="float">
            <text:p>0.4450692817</text:p>
          </table:table-cell>
          <table:table-cell office:value-type="float" office:value="-0.269403398151" calcext:value-type="float">
            <text:p>-0.2694033982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43115508155" calcext:value-type="float">
            <text:p>0.4431155082</text:p>
          </table:table-cell>
          <table:table-cell office:value-type="float" office:value="-0.27005315821" calcext:value-type="float">
            <text:p>-0.2700531582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40151658997" calcext:value-type="float">
            <text:p>0.440151659</text:p>
          </table:table-cell>
          <table:table-cell office:value-type="float" office:value="-0.272036791366" calcext:value-type="float">
            <text:p>-0.2720367914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3790010131" calcext:value-type="float">
            <text:p>0.4379001013</text:p>
          </table:table-cell>
          <table:table-cell office:value-type="float" office:value="-0.273684106548" calcext:value-type="float">
            <text:p>-0.273684106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36024127139" calcext:value-type="float">
            <text:p>0.4360241271</text:p>
          </table:table-cell>
          <table:table-cell office:value-type="float" office:value="-0.274969919209" calcext:value-type="float">
            <text:p>-0.2749699192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33823939139" calcext:value-type="float">
            <text:p>0.4338239391</text:p>
          </table:table-cell>
          <table:table-cell office:value-type="float" office:value="-0.275703163123" calcext:value-type="float">
            <text:p>-0.2757031631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32149011728" calcext:value-type="float">
            <text:p>0.4321490117</text:p>
          </table:table-cell>
          <table:table-cell office:value-type="float" office:value="-0.276480435222" calcext:value-type="float">
            <text:p>-0.2764804352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30780405381" calcext:value-type="float">
            <text:p>0.4307804054</text:p>
          </table:table-cell>
          <table:table-cell office:value-type="float" office:value="-0.276743678307" calcext:value-type="float">
            <text:p>-0.2767436783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28198675819" calcext:value-type="float">
            <text:p>0.4281986758</text:p>
          </table:table-cell>
          <table:table-cell office:value-type="float" office:value="-0.278669229559" calcext:value-type="float">
            <text:p>-0.2786692296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26255901988" calcext:value-type="float">
            <text:p>0.426255902</text:p>
          </table:table-cell>
          <table:table-cell office:value-type="float" office:value="-0.280273368896" calcext:value-type="float">
            <text:p>-0.2802733689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24689368395" calcext:value-type="float">
            <text:p>0.4246893684</text:p>
          </table:table-cell>
          <table:table-cell office:value-type="float" office:value="-0.281093257753" calcext:value-type="float">
            <text:p>-0.2810932578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22851974865" calcext:value-type="float">
            <text:p>0.4228519749</text:p>
          </table:table-cell>
          <table:table-cell office:value-type="float" office:value="-0.281931878474" calcext:value-type="float">
            <text:p>-0.281931878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2150310684" calcext:value-type="float">
            <text:p>0.4215031068</text:p>
          </table:table-cell>
          <table:table-cell office:value-type="float" office:value="-0.282768982483" calcext:value-type="float">
            <text:p>-0.282768982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2047579328" calcext:value-type="float">
            <text:p>0.4204757933</text:p>
          </table:table-cell>
          <table:table-cell office:value-type="float" office:value="-0.283317762529" calcext:value-type="float">
            <text:p>-0.283317762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18041148183" calcext:value-type="float">
            <text:p>0.4180411482</text:p>
          </table:table-cell>
          <table:table-cell office:value-type="float" office:value="-0.285474341155" calcext:value-type="float">
            <text:p>-0.2854743412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16316369609" calcext:value-type="float">
            <text:p>0.4163163696</text:p>
          </table:table-cell>
          <table:table-cell office:value-type="float" office:value="-0.286680186613" calcext:value-type="float">
            <text:p>-0.2866801866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15148532127" calcext:value-type="float">
            <text:p>0.4151485321</text:p>
          </table:table-cell>
          <table:table-cell office:value-type="float" office:value="-0.287739374975" calcext:value-type="float">
            <text:p>-0.28773937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13471346122" calcext:value-type="float">
            <text:p>0.4134713461</text:p>
          </table:table-cell>
          <table:table-cell office:value-type="float" office:value="-0.288727348148" calcext:value-type="float">
            <text:p>-0.2887273481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12360063504" calcext:value-type="float">
            <text:p>0.4123600635</text:p>
          </table:table-cell>
          <table:table-cell office:value-type="float" office:value="-0.28909799783" calcext:value-type="float">
            <text:p>-0.2890979978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11427738757" calcext:value-type="float">
            <text:p>0.4114277388</text:p>
          </table:table-cell>
          <table:table-cell office:value-type="float" office:value="-0.289662093322" calcext:value-type="float">
            <text:p>-0.2896620933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9232596173" calcext:value-type="float">
            <text:p>0.4092325962</text:p>
          </table:table-cell>
          <table:table-cell office:value-type="float" office:value="-0.291660010137" calcext:value-type="float">
            <text:p>-0.2916600101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7881336412" calcext:value-type="float">
            <text:p>0.4078813364</text:p>
          </table:table-cell>
          <table:table-cell office:value-type="float" office:value="-0.293078605346" calcext:value-type="float">
            <text:p>-0.2930786053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7041888425" calcext:value-type="float">
            <text:p>0.4070418884</text:p>
          </table:table-cell>
          <table:table-cell office:value-type="float" office:value="-0.29407109607" calcext:value-type="float">
            <text:p>-0.2940710961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5451576088" calcext:value-type="float">
            <text:p>0.4054515761</text:p>
          </table:table-cell>
          <table:table-cell office:value-type="float" office:value="-0.294881171865" calcext:value-type="float">
            <text:p>-0.2948811719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4488937278" calcext:value-type="float">
            <text:p>0.4044889373</text:p>
          </table:table-cell>
          <table:table-cell office:value-type="float" office:value="-0.295523315351" calcext:value-type="float">
            <text:p>-0.2955233154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3960408321" calcext:value-type="float">
            <text:p>0.4039604083</text:p>
          </table:table-cell>
          <table:table-cell office:value-type="float" office:value="-0.295780855998" calcext:value-type="float">
            <text:p>-0.295780856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178844473" calcext:value-type="float">
            <text:p>0.4017884447</text:p>
          </table:table-cell>
          <table:table-cell office:value-type="float" office:value="-0.297626700998" calcext:value-type="float">
            <text:p>-0.297626701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400380389928" calcext:value-type="float">
            <text:p>0.4003803899</text:p>
          </table:table-cell>
          <table:table-cell office:value-type="float" office:value="-0.298892146179" calcext:value-type="float">
            <text:p>-0.2988921462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9461730213" calcext:value-type="float">
            <text:p>0.3994617302</text:p>
          </table:table-cell>
          <table:table-cell office:value-type="float" office:value="-0.299702025722" calcext:value-type="float">
            <text:p>-0.2997020257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8302253839" calcext:value-type="float">
            <text:p>0.3983022538</text:p>
          </table:table-cell>
          <table:table-cell office:value-type="float" office:value="-0.300365204481" calcext:value-type="float">
            <text:p>-0.300365204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7321711183" calcext:value-type="float">
            <text:p>0.3973217112</text:p>
          </table:table-cell>
          <table:table-cell office:value-type="float" office:value="-0.300915031904" calcext:value-type="float">
            <text:p>-0.3009150319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6467851133" calcext:value-type="float">
            <text:p>0.3964678511</text:p>
          </table:table-cell>
          <table:table-cell office:value-type="float" office:value="-0.30131847249" calcext:value-type="float">
            <text:p>-0.301318472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4045740418" calcext:value-type="float">
            <text:p>0.3940457404</text:p>
          </table:table-cell>
          <table:table-cell office:value-type="float" office:value="-0.303412965636" calcext:value-type="float">
            <text:p>-0.3034129656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2425010536" calcext:value-type="float">
            <text:p>0.3924250105</text:p>
          </table:table-cell>
          <table:table-cell office:value-type="float" office:value="-0.3047810832" calcext:value-type="float">
            <text:p>-0.3047810832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1350214645" calcext:value-type="float">
            <text:p>0.3913502146</text:p>
          </table:table-cell>
          <table:table-cell office:value-type="float" office:value="-0.305775420543" calcext:value-type="float">
            <text:p>-0.3057754205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0102355378" calcext:value-type="float">
            <text:p>0.3901023554</text:p>
          </table:table-cell>
          <table:table-cell office:value-type="float" office:value="-0.306368371465" calcext:value-type="float">
            <text:p>-0.3063683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7:46:43.985682082</meta:creation-date>
    <dc:date>2018-09-05T17:51:16.342179631</dc:date>
    <meta:editing-duration>PT4M32S</meta:editing-duration>
    <meta:editing-cycles>1</meta:editing-cycles>
    <meta:document-statistic meta:table-count="1" meta:cell-count="5402" meta:object-count="0"/>
    <meta:generator>LibreOffice/5.1.6.2$Linux_X86_64 LibreOffice_project/10m0$Build-2</meta:generator>
  </office:meta>
</office:document-meta>
</file>